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75.8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" style:family="table-cell" style:parent-style-name="Default" style:data-style-name="N41">
      <style:text-properties style:text-position=""/>
    </style:style>
    <style:style style:name="ce1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2"/>
    <style:style style:name="ce16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2"/>
    <style:style style:name="ce19" style:family="table-cell" style:parent-style-name="Default" style:data-style-name="N43"/>
    <style:style style:name="ce20" style:family="table-cell" style:parent-style-name="Default" style:data-style-name="N123"/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41"/>
    <style:style style:name="ce25" style:family="table-cell" style:parent-style-name="Default" style:data-style-name="N0"/>
    <style:style style:name="ce2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arthStation40dB" table:style-name="ta1">
        <table:table-column table:style-name="co1" table:number-columns-repeated="2" table:default-cell-style-name="ce11"/>
        <table:table-column table:style-name="co2" table:default-cell-style-name="ce12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7"/>
        <table:table-column table:style-name="co8" table:default-cell-style-name="ce18"/>
        <table:table-column table:style-name="co9" table:default-cell-style-name="ce18"/>
        <table:table-column table:style-name="co10" table:number-columns-repeated="1014" table:default-cell-style-name="Default"/>
        <table:table-row table:style-name="ro1">
          <table:table-cell table:style-name="ce9" office:value-type="string" calcext:value-type="string">
            <text:p>Latitude</text:p>
          </table:table-cell>
          <table:table-cell table:style-name="ce9" office:value-type="string" calcext:value-type="string">
            <text:p>Longitude</text:p>
          </table:table-cell>
          <table:table-cell table:style-name="ce9" office:value-type="string" calcext:value-type="string">
            <text:p>Altitude [m]</text:p>
          </table:table-cell>
          <table:table-cell table:style-name="ce9" office:value-type="string" calcext:value-type="string">
            <text:p>Distance [m]</text:p>
          </table:table-cell>
          <table:table-cell table:style-name="ce9" office:value-type="string" calcext:value-type="string">
            <text:p>Course [deg]</text:p>
          </table:table-cell>
          <table:table-cell table:style-name="ce9" office:value-type="string" calcext:value-type="string">
            <text:p>Speed [m/s]</text:p>
          </table:table-cell>
          <table:table-cell table:style-name="ce9" office:value-type="string" calcext:value-type="string">
            <text:p>Time [HH:MM:SS]</text:p>
          </table:table-cell>
          <table:table-cell table:style-name="ce9" office:value-type="string" calcext:value-type="string">
            <text:p>Satellites</text:p>
          </table:table-cell>
          <table:table-cell table:style-name="ce9" office:value-type="string" calcext:value-type="string">
            <text:p>Azimuth [deg]</text:p>
          </table:table-cell>
          <table:table-cell table:style-name="ce9" office:value-type="string" calcext:value-type="string">
            <text:p>Elevation [deg]</text:p>
          </table:table-cell>
          <table:table-cell table:style-name="ce9" table:number-columns-repeated="1014"/>
        </table:table-row>
        <table:table-row table:style-name="ro1">
          <table:table-cell office:value-type="float" office:value="-33.457243" calcext:value-type="float">
            <text:p>-33.457243</text:p>
          </table:table-cell>
          <table:table-cell office:value-type="float" office:value="-70.661731" calcext:value-type="float">
            <text:p>-70.661731</text:p>
          </table:table-cell>
          <table:table-cell office:value-type="float" office:value="547.1" calcext:value-type="float">
            <text:p>547.1</text:p>
          </table:table-cell>
          <table:table-cell office:value-type="float" office:value="104.3" calcext:value-type="float">
            <text:p>104.30</text:p>
          </table:table-cell>
          <table:table-cell office:value-type="float" office:value="242.32" calcext:value-type="float">
            <text:p>242.32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2M00S" calcext:value-type="time">
            <text:p>12:22:00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-5.4" calcext:value-type="float">
            <text:p>-5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43" calcext:value-type="float">
            <text:p>-33.457243</text:p>
          </table:table-cell>
          <table:table-cell office:value-type="float" office:value="-70.661731" calcext:value-type="float">
            <text:p>-70.661731</text:p>
          </table:table-cell>
          <table:table-cell office:value-type="float" office:value="547.1" calcext:value-type="float">
            <text:p>547.1</text:p>
          </table:table-cell>
          <table:table-cell office:value-type="float" office:value="104.3" calcext:value-type="float">
            <text:p>104.30</text:p>
          </table:table-cell>
          <table:table-cell office:value-type="float" office:value="242.32" calcext:value-type="float">
            <text:p>242.32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2M00S" calcext:value-type="time">
            <text:p>12:22:00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-5.4" calcext:value-type="float">
            <text:p>-5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61" calcext:value-type="float">
            <text:p>-33.457261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7.1" calcext:value-type="float">
            <text:p>547.1</text:p>
          </table:table-cell>
          <table:table-cell office:value-type="float" office:value="101.89" calcext:value-type="float">
            <text:p>101.89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2S" calcext:value-type="time">
            <text:p>12:22:02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float" office:value="-5.6" calcext:value-type="float">
            <text:p>-5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61" calcext:value-type="float">
            <text:p>-33.457261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7.1" calcext:value-type="float">
            <text:p>547.1</text:p>
          </table:table-cell>
          <table:table-cell office:value-type="float" office:value="101.89" calcext:value-type="float">
            <text:p>101.89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2S" calcext:value-type="time">
            <text:p>12:22:02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float" office:value="-5.6" calcext:value-type="float">
            <text:p>-5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61" calcext:value-type="float">
            <text:p>-33.457261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6.3" calcext:value-type="float">
            <text:p>546.3</text:p>
          </table:table-cell>
          <table:table-cell office:value-type="float" office:value="101.97" calcext:value-type="float">
            <text:p>101.97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2S" calcext:value-type="time">
            <text:p>12:22:02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float" office:value="-6" calcext:value-type="float">
            <text:p>-6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03" calcext:value-type="float">
            <text:p>-33.457303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6.3" calcext:value-type="float">
            <text:p>546.3</text:p>
          </table:table-cell>
          <table:table-cell office:value-type="float" office:value="97.42" calcext:value-type="float">
            <text:p>97.42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4S" calcext:value-type="time">
            <text:p>12:22:04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.2</text:p>
          </table:table-cell>
          <table:table-cell office:value-type="float" office:value="-6.3" calcext:value-type="float">
            <text:p>-6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03" calcext:value-type="float">
            <text:p>-33.457303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6.3" calcext:value-type="float">
            <text:p>546.3</text:p>
          </table:table-cell>
          <table:table-cell office:value-type="float" office:value="97.42" calcext:value-type="float">
            <text:p>97.42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4S" calcext:value-type="time">
            <text:p>12:22:04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.2</text:p>
          </table:table-cell>
          <table:table-cell office:value-type="float" office:value="-6.3" calcext:value-type="float">
            <text:p>-6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15" calcext:value-type="float">
            <text:p>-33.457315</text:p>
          </table:table-cell>
          <table:table-cell office:value-type="float" office:value="-70.661778" calcext:value-type="float">
            <text:p>-70.661778</text:p>
          </table:table-cell>
          <table:table-cell office:value-type="float" office:value="546.3" calcext:value-type="float">
            <text:p>546.3</text:p>
          </table:table-cell>
          <table:table-cell office:value-type="float" office:value="95.7" calcext:value-type="float">
            <text:p>95.70</text:p>
          </table:table-cell>
          <table:table-cell office:value-type="float" office:value="298.15" calcext:value-type="float">
            <text:p>298.15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2M06S" calcext:value-type="time">
            <text:p>12:22:06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-6.4" calcext:value-type="float">
            <text:p>-6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15" calcext:value-type="float">
            <text:p>-33.457315</text:p>
          </table:table-cell>
          <table:table-cell office:value-type="float" office:value="-70.661778" calcext:value-type="float">
            <text:p>-70.661778</text:p>
          </table:table-cell>
          <table:table-cell office:value-type="float" office:value="546.3" calcext:value-type="float">
            <text:p>546.3</text:p>
          </table:table-cell>
          <table:table-cell office:value-type="float" office:value="95.7" calcext:value-type="float">
            <text:p>95.70</text:p>
          </table:table-cell>
          <table:table-cell office:value-type="float" office:value="298.15" calcext:value-type="float">
            <text:p>298.15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2M06S" calcext:value-type="time">
            <text:p>12:22:06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-6.4" calcext:value-type="float">
            <text:p>-6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15" calcext:value-type="float">
            <text:p>-33.457315</text:p>
          </table:table-cell>
          <table:table-cell office:value-type="float" office:value="-70.661778" calcext:value-type="float">
            <text:p>-70.661778</text:p>
          </table:table-cell>
          <table:table-cell office:value-type="float" office:value="547.3" calcext:value-type="float">
            <text:p>547.3</text:p>
          </table:table-cell>
          <table:table-cell office:value-type="float" office:value="95.6" calcext:value-type="float">
            <text:p>95.60</text:p>
          </table:table-cell>
          <table:table-cell office:value-type="float" office:value="298.15" calcext:value-type="float">
            <text:p>298.15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2M06S" calcext:value-type="time">
            <text:p>12:22:06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-5.8" calcext:value-type="float">
            <text:p>-5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85" calcext:value-type="float">
            <text:p>-33.457285</text:p>
          </table:table-cell>
          <table:table-cell office:value-type="float" office:value="-70.661798" calcext:value-type="float">
            <text:p>-70.661798</text:p>
          </table:table-cell>
          <table:table-cell office:value-type="float" office:value="547.3" calcext:value-type="float">
            <text:p>547.3</text:p>
          </table:table-cell>
          <table:table-cell office:value-type="float" office:value="98.54" calcext:value-type="float">
            <text:p>98.54</text:p>
          </table:table-cell>
          <table:table-cell office:value-type="float" office:value="15.99" calcext:value-type="float">
            <text:p>15.99</text:p>
          </table:table-cell>
          <table:table-cell office:value-type="float" office:value="1.25" calcext:value-type="float">
            <text:p>1.25</text:p>
          </table:table-cell>
          <table:table-cell office:value-type="time" office:time-value="PT12H22M09S" calcext:value-type="time">
            <text:p>12:22:09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-5.6" calcext:value-type="float">
            <text:p>-5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85" calcext:value-type="float">
            <text:p>-33.457285</text:p>
          </table:table-cell>
          <table:table-cell office:value-type="float" office:value="-70.661798" calcext:value-type="float">
            <text:p>-70.661798</text:p>
          </table:table-cell>
          <table:table-cell office:value-type="float" office:value="547.3" calcext:value-type="float">
            <text:p>547.3</text:p>
          </table:table-cell>
          <table:table-cell office:value-type="float" office:value="98.54" calcext:value-type="float">
            <text:p>98.54</text:p>
          </table:table-cell>
          <table:table-cell office:value-type="float" office:value="15.99" calcext:value-type="float">
            <text:p>15.99</text:p>
          </table:table-cell>
          <table:table-cell office:value-type="float" office:value="1.25" calcext:value-type="float">
            <text:p>1.25</text:p>
          </table:table-cell>
          <table:table-cell office:value-type="time" office:time-value="PT12H22M09S" calcext:value-type="time">
            <text:p>12:22:09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-5.6" calcext:value-type="float">
            <text:p>-5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47.3" calcext:value-type="float">
            <text:p>547.3</text:p>
          </table:table-cell>
          <table:table-cell office:value-type="float" office:value="106.5" calcext:value-type="float">
            <text:p>106.50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18.4" calcext:value-type="float">
            <text:p>18.4</text:p>
          </table:table-cell>
          <table:table-cell office:value-type="float" office:value="-5.2" calcext:value-type="float">
            <text:p>-5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47.3" calcext:value-type="float">
            <text:p>547.3</text:p>
          </table:table-cell>
          <table:table-cell office:value-type="float" office:value="106.5" calcext:value-type="float">
            <text:p>106.50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18.4" calcext:value-type="float">
            <text:p>18.4</text:p>
          </table:table-cell>
          <table:table-cell office:value-type="float" office:value="-5.2" calcext:value-type="float">
            <text:p>-5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06.26" calcext:value-type="float">
            <text:p>106.26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18.4" calcext:value-type="float">
            <text:p>18.4</text:p>
          </table:table-cell>
          <table:table-cell office:value-type="float" office:value="-3.6" calcext:value-type="float">
            <text:p>-3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06.26" calcext:value-type="float">
            <text:p>106.26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18.4" calcext:value-type="float">
            <text:p>18.4</text:p>
          </table:table-cell>
          <table:table-cell office:value-type="float" office:value="-3.6" calcext:value-type="float">
            <text:p>-3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44" calcext:value-type="float">
            <text:p>-33.457144</text:p>
          </table:table-cell>
          <table:table-cell office:value-type="float" office:value="-70.661603" calcext:value-type="float">
            <text:p>-70.661603</text:p>
          </table:table-cell>
          <table:table-cell office:value-type="float" office:value="550.4" calcext:value-type="float">
            <text:p>550.4</text:p>
          </table:table-cell>
          <table:table-cell office:value-type="float" office:value="117.67" calcext:value-type="float">
            <text:p>117.67</text:p>
          </table:table-cell>
          <table:table-cell office:value-type="float" office:value="351.27" calcext:value-type="float">
            <text:p>351.2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2M17S" calcext:value-type="time">
            <text:p>12:22: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.0</text:p>
          </table:table-cell>
          <table:table-cell office:value-type="float" office:value="-3.2" calcext:value-type="float">
            <text:p>-3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44" calcext:value-type="float">
            <text:p>-33.457144</text:p>
          </table:table-cell>
          <table:table-cell office:value-type="float" office:value="-70.661603" calcext:value-type="float">
            <text:p>-70.661603</text:p>
          </table:table-cell>
          <table:table-cell office:value-type="float" office:value="550.4" calcext:value-type="float">
            <text:p>550.4</text:p>
          </table:table-cell>
          <table:table-cell office:value-type="float" office:value="117.67" calcext:value-type="float">
            <text:p>117.67</text:p>
          </table:table-cell>
          <table:table-cell office:value-type="float" office:value="351.27" calcext:value-type="float">
            <text:p>351.2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2M17S" calcext:value-type="time">
            <text:p>12:22: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.0</text:p>
          </table:table-cell>
          <table:table-cell office:value-type="float" office:value="-3.2" calcext:value-type="float">
            <text:p>-3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26" calcext:value-type="float">
            <text:p>-33.457126</text:p>
          </table:table-cell>
          <table:table-cell office:value-type="float" office:value="-70.661621" calcext:value-type="float">
            <text:p>-70.661621</text:p>
          </table:table-cell>
          <table:table-cell office:value-type="float" office:value="550.4" calcext:value-type="float">
            <text:p>550.4</text:p>
          </table:table-cell>
          <table:table-cell office:value-type="float" office:value="119.12" calcext:value-type="float">
            <text:p>119.12</text:p>
          </table:table-cell>
          <table:table-cell office:value-type="float" office:value="332.91" calcext:value-type="float">
            <text:p>332.91</text:p>
          </table:table-cell>
          <table:table-cell office:value-type="float" office:value="2.79" calcext:value-type="float">
            <text:p>2.79</text:p>
          </table:table-cell>
          <table:table-cell office:value-type="time" office:time-value="PT12H22M18S" calcext:value-type="time">
            <text:p>12:22:18</text:p>
          </table:table-cell>
          <table:table-cell office:value-type="float" office:value="10" calcext:value-type="float">
            <text:p>10</text:p>
          </table:table-cell>
          <table:table-cell office:value-type="float" office:value="18.8" calcext:value-type="float">
            <text:p>18.8</text:p>
          </table:table-cell>
          <table:table-cell office:value-type="float" office:value="-3.2" calcext:value-type="float">
            <text:p>-3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26" calcext:value-type="float">
            <text:p>-33.457126</text:p>
          </table:table-cell>
          <table:table-cell office:value-type="float" office:value="-70.661621" calcext:value-type="float">
            <text:p>-70.661621</text:p>
          </table:table-cell>
          <table:table-cell office:value-type="float" office:value="550.4" calcext:value-type="float">
            <text:p>550.4</text:p>
          </table:table-cell>
          <table:table-cell office:value-type="float" office:value="119.12" calcext:value-type="float">
            <text:p>119.12</text:p>
          </table:table-cell>
          <table:table-cell office:value-type="float" office:value="332.91" calcext:value-type="float">
            <text:p>332.91</text:p>
          </table:table-cell>
          <table:table-cell office:value-type="float" office:value="2.79" calcext:value-type="float">
            <text:p>2.79</text:p>
          </table:table-cell>
          <table:table-cell office:value-type="time" office:time-value="PT12H22M18S" calcext:value-type="time">
            <text:p>12:22:18</text:p>
          </table:table-cell>
          <table:table-cell office:value-type="float" office:value="10" calcext:value-type="float">
            <text:p>10</text:p>
          </table:table-cell>
          <table:table-cell office:value-type="float" office:value="18.8" calcext:value-type="float">
            <text:p>18.8</text:p>
          </table:table-cell>
          <table:table-cell office:value-type="float" office:value="-3.2" calcext:value-type="float">
            <text:p>-3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86" calcext:value-type="float">
            <text:p>-33.45708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22.39" calcext:value-type="float">
            <text:p>122.39</text:p>
          </table:table-cell>
          <table:table-cell office:value-type="float" office:value="304.09" calcext:value-type="float">
            <text:p>304.09</text:p>
          </table:table-cell>
          <table:table-cell office:value-type="float" office:value="1.99" calcext:value-type="float">
            <text:p>1.99</text:p>
          </table:table-cell>
          <table:table-cell office:value-type="time" office:time-value="PT12H22M20S" calcext:value-type="time">
            <text:p>12:22: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.0</text:p>
          </table:table-cell>
          <table:table-cell office:value-type="float" office:value="-3.1" calcext:value-type="float">
            <text:p>-3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86" calcext:value-type="float">
            <text:p>-33.45708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22.39" calcext:value-type="float">
            <text:p>122.39</text:p>
          </table:table-cell>
          <table:table-cell office:value-type="float" office:value="304.09" calcext:value-type="float">
            <text:p>304.09</text:p>
          </table:table-cell>
          <table:table-cell office:value-type="float" office:value="1.99" calcext:value-type="float">
            <text:p>1.99</text:p>
          </table:table-cell>
          <table:table-cell office:value-type="time" office:time-value="PT12H22M20S" calcext:value-type="time">
            <text:p>12:22: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.0</text:p>
          </table:table-cell>
          <table:table-cell office:value-type="float" office:value="-3.1" calcext:value-type="float">
            <text:p>-3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50.4" calcext:value-type="float">
            <text:p>550.4</text:p>
          </table:table-cell>
          <table:table-cell office:value-type="float" office:value="118.17" calcext:value-type="float">
            <text:p>118.17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-3.2" calcext:value-type="float">
            <text:p>-3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50.4" calcext:value-type="float">
            <text:p>550.4</text:p>
          </table:table-cell>
          <table:table-cell office:value-type="float" office:value="118.17" calcext:value-type="float">
            <text:p>118.17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-3.2" calcext:value-type="float">
            <text:p>-3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8.32" calcext:value-type="float">
            <text:p>118.32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8.32" calcext:value-type="float">
            <text:p>118.32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8.32" calcext:value-type="float">
            <text:p>118.32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8.32" calcext:value-type="float">
            <text:p>118.32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5.05" calcext:value-type="float">
            <text:p>125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5.05" calcext:value-type="float">
            <text:p>125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5.05" calcext:value-type="float">
            <text:p>125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5.05" calcext:value-type="float">
            <text:p>125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05" calcext:value-type="float">
            <text:p>-33.457005</text:p>
          </table:table-cell>
          <table:table-cell office:value-type="float" office:value="-70.661653" calcext:value-type="float">
            <text:p>-70.661653</text:p>
          </table:table-cell>
          <table:table-cell office:value-type="float" office:value="565.9" calcext:value-type="float">
            <text:p>565.9</text:p>
          </table:table-cell>
          <table:table-cell office:value-type="float" office:value="131.53" calcext:value-type="float">
            <text:p>131.53</text:p>
          </table:table-cell>
          <table:table-cell office:value-type="float" office:value="81.51" calcext:value-type="float">
            <text:p>81.51</text:p>
          </table:table-cell>
          <table:table-cell office:value-type="float" office:value="2.97" calcext:value-type="float">
            <text:p>2.97</text:p>
          </table:table-cell>
          <table:table-cell office:value-type="time" office:time-value="PT12H22M33S" calcext:value-type="time">
            <text:p>12:22:33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05" calcext:value-type="float">
            <text:p>-33.457005</text:p>
          </table:table-cell>
          <table:table-cell office:value-type="float" office:value="-70.661653" calcext:value-type="float">
            <text:p>-70.661653</text:p>
          </table:table-cell>
          <table:table-cell office:value-type="float" office:value="565.9" calcext:value-type="float">
            <text:p>565.9</text:p>
          </table:table-cell>
          <table:table-cell office:value-type="float" office:value="131.53" calcext:value-type="float">
            <text:p>131.53</text:p>
          </table:table-cell>
          <table:table-cell office:value-type="float" office:value="81.51" calcext:value-type="float">
            <text:p>81.51</text:p>
          </table:table-cell>
          <table:table-cell office:value-type="float" office:value="2.97" calcext:value-type="float">
            <text:p>2.97</text:p>
          </table:table-cell>
          <table:table-cell office:value-type="time" office:time-value="PT12H22M33S" calcext:value-type="time">
            <text:p>12:22:33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11" calcext:value-type="float">
            <text:p>-33.457011</text:p>
          </table:table-cell>
          <table:table-cell office:value-type="float" office:value="-70.661631" calcext:value-type="float">
            <text:p>-70.661631</text:p>
          </table:table-cell>
          <table:table-cell office:value-type="float" office:value="565.9" calcext:value-type="float">
            <text:p>565.9</text:p>
          </table:table-cell>
          <table:table-cell office:value-type="float" office:value="131.36" calcext:value-type="float">
            <text:p>131.36</text:p>
          </table:table-cell>
          <table:table-cell office:value-type="float" office:value="85.41" calcext:value-type="float">
            <text:p>85.41</text:p>
          </table:table-cell>
          <table:table-cell office:value-type="float" office:value="0.81" calcext:value-type="float">
            <text:p>0.81</text:p>
          </table:table-cell>
          <table:table-cell office:value-type="time" office:time-value="PT12H22M34S" calcext:value-type="time">
            <text:p>12:22:34</text:p>
          </table:table-cell>
          <table:table-cell office:value-type="float" office:value="10" calcext:value-type="float">
            <text:p>10</text:p>
          </table:table-cell>
          <table:table-cell office:value-type="float" office:value="16.6" calcext:value-type="float">
            <text:p>16.6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34" calcext:value-type="float">
            <text:p>-33.457034</text:p>
          </table:table-cell>
          <table:table-cell office:value-type="float" office:value="-70.661641" calcext:value-type="float">
            <text:p>-70.661641</text:p>
          </table:table-cell>
          <table:table-cell office:value-type="float" office:value="565.9" calcext:value-type="float">
            <text:p>565.9</text:p>
          </table:table-cell>
          <table:table-cell office:value-type="float" office:value="128.66" calcext:value-type="float">
            <text:p>128.66</text:p>
          </table:table-cell>
          <table:table-cell office:value-type="float" office:value="239.75" calcext:value-type="float">
            <text:p>239.75</text:p>
          </table:table-cell>
          <table:table-cell office:value-type="float" office:value="1.09" calcext:value-type="float">
            <text:p>1.09</text:p>
          </table:table-cell>
          <table:table-cell office:value-type="time" office:time-value="PT12H22M36S" calcext:value-type="time">
            <text:p>12:22:36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34" calcext:value-type="float">
            <text:p>-33.457034</text:p>
          </table:table-cell>
          <table:table-cell office:value-type="float" office:value="-70.661641" calcext:value-type="float">
            <text:p>-70.661641</text:p>
          </table:table-cell>
          <table:table-cell office:value-type="float" office:value="565.9" calcext:value-type="float">
            <text:p>565.9</text:p>
          </table:table-cell>
          <table:table-cell office:value-type="float" office:value="128.66" calcext:value-type="float">
            <text:p>128.66</text:p>
          </table:table-cell>
          <table:table-cell office:value-type="float" office:value="239.75" calcext:value-type="float">
            <text:p>239.75</text:p>
          </table:table-cell>
          <table:table-cell office:value-type="float" office:value="1.09" calcext:value-type="float">
            <text:p>1.09</text:p>
          </table:table-cell>
          <table:table-cell office:value-type="time" office:time-value="PT12H22M36S" calcext:value-type="time">
            <text:p>12:22:36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38" calcext:value-type="float">
            <text:p>-33.457138</text:p>
          </table:table-cell>
          <table:table-cell office:value-type="float" office:value="-70.661711" calcext:value-type="float">
            <text:p>-70.661711</text:p>
          </table:table-cell>
          <table:table-cell office:value-type="float" office:value="565.9" calcext:value-type="float">
            <text:p>565.9</text:p>
          </table:table-cell>
          <table:table-cell office:value-type="float" office:value="115.97" calcext:value-type="float">
            <text:p>115.97</text:p>
          </table:table-cell>
          <table:table-cell office:value-type="float" office:value="192.73" calcext:value-type="float">
            <text:p>192.73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22M40S" calcext:value-type="time">
            <text:p>12:22:40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16" calcext:value-type="float">
            <text:p>-33.457216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07.98" calcext:value-type="float">
            <text:p>107.98</text:p>
          </table:table-cell>
          <table:table-cell office:value-type="float" office:value="155.1" calcext:value-type="float">
            <text:p>155.10</text:p>
          </table:table-cell>
          <table:table-cell office:value-type="float" office:value="2.62" calcext:value-type="float">
            <text:p>2.62</text:p>
          </table:table-cell>
          <table:table-cell office:value-type="time" office:time-value="PT12H22M43S" calcext:value-type="time">
            <text:p>12:22:43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.7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16" calcext:value-type="float">
            <text:p>-33.457216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07.98" calcext:value-type="float">
            <text:p>107.98</text:p>
          </table:table-cell>
          <table:table-cell office:value-type="float" office:value="155.1" calcext:value-type="float">
            <text:p>155.10</text:p>
          </table:table-cell>
          <table:table-cell office:value-type="float" office:value="2.62" calcext:value-type="float">
            <text:p>2.62</text:p>
          </table:table-cell>
          <table:table-cell office:value-type="time" office:time-value="PT12H22M43S" calcext:value-type="time">
            <text:p>12:22:43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.7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9.11" calcext:value-type="float">
            <text:p>109.11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.5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9.11" calcext:value-type="float">
            <text:p>109.11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.5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9.11" calcext:value-type="float">
            <text:p>109.11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.5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9.11" calcext:value-type="float">
            <text:p>109.11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.5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6158" calcext:value-type="float">
            <text:p>-70.661580</text:p>
          </table:table-cell>
          <table:table-cell office:value-type="float" office:value="565.9" calcext:value-type="float">
            <text:p>565.9</text:p>
          </table:table-cell>
          <table:table-cell office:value-type="float" office:value="109.95" calcext:value-type="float">
            <text:p>109.95</text:p>
          </table:table-cell>
          <table:table-cell office:value-type="float" office:value="239.85" calcext:value-type="float">
            <text:p>239.85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22M56S" calcext:value-type="time">
            <text:p>12:22:56</text:p>
          </table:table-cell>
          <table:table-cell office:value-type="float" office:value="10" calcext:value-type="float">
            <text:p>10</text:p>
          </table:table-cell>
          <table:table-cell office:value-type="float" office:value="22.8" calcext:value-type="float">
            <text:p>22.8</text:p>
          </table:table-cell>
          <table:table-cell office:value-type="float" office:value="4.6" calcext:value-type="float">
            <text:p>4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6158" calcext:value-type="float">
            <text:p>-70.661580</text:p>
          </table:table-cell>
          <table:table-cell office:value-type="float" office:value="565.9" calcext:value-type="float">
            <text:p>565.9</text:p>
          </table:table-cell>
          <table:table-cell office:value-type="float" office:value="109.95" calcext:value-type="float">
            <text:p>109.95</text:p>
          </table:table-cell>
          <table:table-cell office:value-type="float" office:value="239.85" calcext:value-type="float">
            <text:p>239.85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22M56S" calcext:value-type="time">
            <text:p>12:22:56</text:p>
          </table:table-cell>
          <table:table-cell office:value-type="float" office:value="10" calcext:value-type="float">
            <text:p>10</text:p>
          </table:table-cell>
          <table:table-cell office:value-type="float" office:value="22.8" calcext:value-type="float">
            <text:p>22.8</text:p>
          </table:table-cell>
          <table:table-cell office:value-type="float" office:value="4.6" calcext:value-type="float">
            <text:p>4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6158" calcext:value-type="float">
            <text:p>-70.661580</text:p>
          </table:table-cell>
          <table:table-cell office:value-type="float" office:value="682.7" calcext:value-type="float">
            <text:p>682.7</text:p>
          </table:table-cell>
          <table:table-cell office:value-type="float" office:value="166.76" calcext:value-type="float">
            <text:p>166.76</text:p>
          </table:table-cell>
          <table:table-cell office:value-type="float" office:value="239.85" calcext:value-type="float">
            <text:p>239.85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22M56S" calcext:value-type="time">
            <text:p>12:22:56</text:p>
          </table:table-cell>
          <table:table-cell office:value-type="float" office:value="10" calcext:value-type="float">
            <text:p>10</text:p>
          </table:table-cell>
          <table:table-cell office:value-type="float" office:value="22.8" calcext:value-type="float">
            <text:p>22.8</text:p>
          </table:table-cell>
          <table:table-cell office:value-type="float" office:value="48.9" calcext:value-type="float">
            <text:p>48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48" calcext:value-type="float">
            <text:p>-33.457248</text:p>
          </table:table-cell>
          <table:table-cell office:value-type="float" office:value="-70.661623" calcext:value-type="float">
            <text:p>-70.661623</text:p>
          </table:table-cell>
          <table:table-cell office:value-type="float" office:value="682.7" calcext:value-type="float">
            <text:p>682.7</text:p>
          </table:table-cell>
          <table:table-cell office:value-type="float" office:value="164.36" calcext:value-type="float">
            <text:p>164.36</text:p>
          </table:table-cell>
          <table:table-cell office:value-type="float" office:value="256.87" calcext:value-type="float">
            <text:p>256.8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3M00S" calcext:value-type="time">
            <text:p>12:23: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.0</text:p>
          </table:table-cell>
          <table:table-cell office:value-type="float" office:value="49.9" calcext:value-type="float">
            <text:p>49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48" calcext:value-type="float">
            <text:p>-33.457248</text:p>
          </table:table-cell>
          <table:table-cell office:value-type="float" office:value="-70.661623" calcext:value-type="float">
            <text:p>-70.661623</text:p>
          </table:table-cell>
          <table:table-cell office:value-type="float" office:value="682.7" calcext:value-type="float">
            <text:p>682.7</text:p>
          </table:table-cell>
          <table:table-cell office:value-type="float" office:value="164.36" calcext:value-type="float">
            <text:p>164.36</text:p>
          </table:table-cell>
          <table:table-cell office:value-type="float" office:value="256.87" calcext:value-type="float">
            <text:p>256.8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3M00S" calcext:value-type="time">
            <text:p>12:23: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.0</text:p>
          </table:table-cell>
          <table:table-cell office:value-type="float" office:value="49.9" calcext:value-type="float">
            <text:p>49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48" calcext:value-type="float">
            <text:p>-33.457248</text:p>
          </table:table-cell>
          <table:table-cell office:value-type="float" office:value="-70.661623" calcext:value-type="float">
            <text:p>-70.661623</text:p>
          </table:table-cell>
          <table:table-cell office:value-type="float" office:value="682.7" calcext:value-type="float">
            <text:p>682.7</text:p>
          </table:table-cell>
          <table:table-cell office:value-type="float" office:value="164.36" calcext:value-type="float">
            <text:p>164.36</text:p>
          </table:table-cell>
          <table:table-cell office:value-type="float" office:value="256.87" calcext:value-type="float">
            <text:p>256.8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3M00S" calcext:value-type="time">
            <text:p>12:23: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.0</text:p>
          </table:table-cell>
          <table:table-cell office:value-type="float" office:value="49.9" calcext:value-type="float">
            <text:p>49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48" calcext:value-type="float">
            <text:p>-33.457248</text:p>
          </table:table-cell>
          <table:table-cell office:value-type="float" office:value="-70.661623" calcext:value-type="float">
            <text:p>-70.661623</text:p>
          </table:table-cell>
          <table:table-cell office:value-type="float" office:value="682.7" calcext:value-type="float">
            <text:p>682.7</text:p>
          </table:table-cell>
          <table:table-cell office:value-type="float" office:value="164.36" calcext:value-type="float">
            <text:p>164.36</text:p>
          </table:table-cell>
          <table:table-cell office:value-type="float" office:value="256.87" calcext:value-type="float">
            <text:p>256.8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3M00S" calcext:value-type="time">
            <text:p>12:23: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.0</text:p>
          </table:table-cell>
          <table:table-cell office:value-type="float" office:value="49.9" calcext:value-type="float">
            <text:p>49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483" calcext:value-type="float">
            <text:p>-70.661483</text:p>
          </table:table-cell>
          <table:table-cell office:value-type="float" office:value="682.7" calcext:value-type="float">
            <text:p>682.7</text:p>
          </table:table-cell>
          <table:table-cell office:value-type="float" office:value="169.77" calcext:value-type="float">
            <text:p>169.77</text:p>
          </table:table-cell>
          <table:table-cell office:value-type="float" office:value="314.76" calcext:value-type="float">
            <text:p>314.76</text:p>
          </table:table-cell>
          <table:table-cell office:value-type="float" office:value="1.3" calcext:value-type="float">
            <text:p>1.30</text:p>
          </table:table-cell>
          <table:table-cell office:value-type="time" office:time-value="PT12H23M10S" calcext:value-type="time">
            <text:p>12:23:10</text:p>
          </table:table-cell>
          <table:table-cell office:value-type="float" office:value="10" calcext:value-type="float">
            <text:p>10</text:p>
          </table:table-cell>
          <table:table-cell office:value-type="float" office:value="27.4" calcext:value-type="float">
            <text:p>27.4</text:p>
          </table:table-cell>
          <table:table-cell office:value-type="float" office:value="47.8" calcext:value-type="float">
            <text:p>47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71" calcext:value-type="float">
            <text:p>-33.457171</text:p>
          </table:table-cell>
          <table:table-cell office:value-type="float" office:value="-70.661531" calcext:value-type="float">
            <text:p>-70.661531</text:p>
          </table:table-cell>
          <table:table-cell office:value-type="float" office:value="682.7" calcext:value-type="float">
            <text:p>682.7</text:p>
          </table:table-cell>
          <table:table-cell office:value-type="float" office:value="171.58" calcext:value-type="float">
            <text:p>171.58</text:p>
          </table:table-cell>
          <table:table-cell office:value-type="float" office:value="333.42" calcext:value-type="float">
            <text:p>333.42</text:p>
          </table:table-cell>
          <table:table-cell office:value-type="float" office:value="2.16" calcext:value-type="float">
            <text:p>2.16</text:p>
          </table:table-cell>
          <table:table-cell office:value-type="time" office:time-value="PT12H23M15S" calcext:value-type="time">
            <text:p>12:23:15</text:p>
          </table:table-cell>
          <table:table-cell office:value-type="float" office:value="10" calcext:value-type="float">
            <text:p>10</text:p>
          </table:table-cell>
          <table:table-cell office:value-type="float" office:value="24.1" calcext:value-type="float">
            <text:p>24.1</text:p>
          </table:table-cell>
          <table:table-cell office:value-type="float" office:value="47.1" calcext:value-type="float">
            <text:p>47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85" calcext:value-type="float">
            <text:p>-33.457185</text:p>
          </table:table-cell>
          <table:table-cell office:value-type="float" office:value="-70.661536" calcext:value-type="float">
            <text:p>-70.661536</text:p>
          </table:table-cell>
          <table:table-cell office:value-type="float" office:value="682.7" calcext:value-type="float">
            <text:p>682.7</text:p>
          </table:table-cell>
          <table:table-cell office:value-type="float" office:value="170.48" calcext:value-type="float">
            <text:p>170.48</text:p>
          </table:table-cell>
          <table:table-cell office:value-type="float" office:value="116.81" calcext:value-type="float">
            <text:p>116.81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3M17S" calcext:value-type="time">
            <text:p>12:23:17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47.5" calcext:value-type="float">
            <text:p>47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85" calcext:value-type="float">
            <text:p>-33.457185</text:p>
          </table:table-cell>
          <table:table-cell office:value-type="float" office:value="-70.661536" calcext:value-type="float">
            <text:p>-70.661536</text:p>
          </table:table-cell>
          <table:table-cell office:value-type="float" office:value="682.7" calcext:value-type="float">
            <text:p>682.7</text:p>
          </table:table-cell>
          <table:table-cell office:value-type="float" office:value="170.48" calcext:value-type="float">
            <text:p>170.48</text:p>
          </table:table-cell>
          <table:table-cell office:value-type="float" office:value="116.81" calcext:value-type="float">
            <text:p>116.81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3M17S" calcext:value-type="time">
            <text:p>12:23:17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47.5" calcext:value-type="float">
            <text:p>47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95" calcext:value-type="float">
            <text:p>-33.457195</text:p>
          </table:table-cell>
          <table:table-cell office:value-type="float" office:value="-70.66146" calcext:value-type="float">
            <text:p>-70.661460</text:p>
          </table:table-cell>
          <table:table-cell office:value-type="float" office:value="682.7" calcext:value-type="float">
            <text:p>682.7</text:p>
          </table:table-cell>
          <table:table-cell office:value-type="float" office:value="171.59" calcext:value-type="float">
            <text:p>171.59</text:p>
          </table:table-cell>
          <table:table-cell office:value-type="float" office:value="62.37" calcext:value-type="float">
            <text:p>62.37</text:p>
          </table:table-cell>
          <table:table-cell office:value-type="float" office:value="0.6" calcext:value-type="float">
            <text:p>0.60</text:p>
          </table:table-cell>
          <table:table-cell office:value-type="time" office:time-value="PT12H23M21S" calcext:value-type="time">
            <text:p>12:23:2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.0</text:p>
          </table:table-cell>
          <table:table-cell office:value-type="float" office:value="47.1" calcext:value-type="float">
            <text:p>47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81" calcext:value-type="float">
            <text:p>-33.457081</text:p>
          </table:table-cell>
          <table:table-cell office:value-type="float" office:value="-70.661515" calcext:value-type="float">
            <text:p>-70.661515</text:p>
          </table:table-cell>
          <table:table-cell office:value-type="float" office:value="682.7" calcext:value-type="float">
            <text:p>682.7</text:p>
          </table:table-cell>
          <table:table-cell office:value-type="float" office:value="178.47" calcext:value-type="float">
            <text:p>178.47</text:p>
          </table:table-cell>
          <table:table-cell office:value-type="float" office:value="258.85" calcext:value-type="float">
            <text:p>258.85</text:p>
          </table:table-cell>
          <table:table-cell office:value-type="float" office:value="2.36" calcext:value-type="float">
            <text:p>2.36</text:p>
          </table:table-cell>
          <table:table-cell office:value-type="time" office:time-value="PT12H23M30S" calcext:value-type="time">
            <text:p>12:23:3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.0</text:p>
          </table:table-cell>
          <table:table-cell office:value-type="float" office:value="44.8" calcext:value-type="float">
            <text:p>44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81" calcext:value-type="float">
            <text:p>-33.457081</text:p>
          </table:table-cell>
          <table:table-cell office:value-type="float" office:value="-70.661515" calcext:value-type="float">
            <text:p>-70.661515</text:p>
          </table:table-cell>
          <table:table-cell office:value-type="float" office:value="682.7" calcext:value-type="float">
            <text:p>682.7</text:p>
          </table:table-cell>
          <table:table-cell office:value-type="float" office:value="178.47" calcext:value-type="float">
            <text:p>178.47</text:p>
          </table:table-cell>
          <table:table-cell office:value-type="float" office:value="258.85" calcext:value-type="float">
            <text:p>258.85</text:p>
          </table:table-cell>
          <table:table-cell office:value-type="float" office:value="2.36" calcext:value-type="float">
            <text:p>2.36</text:p>
          </table:table-cell>
          <table:table-cell office:value-type="time" office:time-value="PT12H23M30S" calcext:value-type="time">
            <text:p>12:23:3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.0</text:p>
          </table:table-cell>
          <table:table-cell office:value-type="float" office:value="44.8" calcext:value-type="float">
            <text:p>44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81" calcext:value-type="float">
            <text:p>-33.457081</text:p>
          </table:table-cell>
          <table:table-cell office:value-type="float" office:value="-70.661515" calcext:value-type="float">
            <text:p>-70.661515</text:p>
          </table:table-cell>
          <table:table-cell office:value-type="float" office:value="788.2" calcext:value-type="float">
            <text:p>788.2</text:p>
          </table:table-cell>
          <table:table-cell office:value-type="float" office:value="263.64" calcext:value-type="float">
            <text:p>263.64</text:p>
          </table:table-cell>
          <table:table-cell office:value-type="float" office:value="258.85" calcext:value-type="float">
            <text:p>258.85</text:p>
          </table:table-cell>
          <table:table-cell office:value-type="float" office:value="2.36" calcext:value-type="float">
            <text:p>2.36</text:p>
          </table:table-cell>
          <table:table-cell office:value-type="time" office:time-value="PT12H23M30S" calcext:value-type="time">
            <text:p>12:23:3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.0</text:p>
          </table:table-cell>
          <table:table-cell office:value-type="float" office:value="61.3" calcext:value-type="float">
            <text:p>61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081" calcext:value-type="float">
            <text:p>-33.457081</text:p>
          </table:table-cell>
          <table:table-cell office:value-type="float" office:value="-70.661515" calcext:value-type="float">
            <text:p>-70.661515</text:p>
          </table:table-cell>
          <table:table-cell office:value-type="float" office:value="788.2" calcext:value-type="float">
            <text:p>788.2</text:p>
          </table:table-cell>
          <table:table-cell office:value-type="float" office:value="263.64" calcext:value-type="float">
            <text:p>263.64</text:p>
          </table:table-cell>
          <table:table-cell office:value-type="float" office:value="258.85" calcext:value-type="float">
            <text:p>258.85</text:p>
          </table:table-cell>
          <table:table-cell office:value-type="float" office:value="2.36" calcext:value-type="float">
            <text:p>2.36</text:p>
          </table:table-cell>
          <table:table-cell office:value-type="time" office:time-value="PT12H23M30S" calcext:value-type="time">
            <text:p>12:23:3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.0</text:p>
          </table:table-cell>
          <table:table-cell office:value-type="float" office:value="61.3" calcext:value-type="float">
            <text:p>61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14" calcext:value-type="float">
            <text:p>-33.457214</text:p>
          </table:table-cell>
          <table:table-cell office:value-type="float" office:value="-70.661421" calcext:value-type="float">
            <text:p>-70.661421</text:p>
          </table:table-cell>
          <table:table-cell office:value-type="float" office:value="788.2" calcext:value-type="float">
            <text:p>788.2</text:p>
          </table:table-cell>
          <table:table-cell office:value-type="float" office:value="258.85" calcext:value-type="float">
            <text:p>258.85</text:p>
          </table:table-cell>
          <table:table-cell office:value-type="float" office:value="210.48" calcext:value-type="float">
            <text:p>210.48</text:p>
          </table:table-cell>
          <table:table-cell office:value-type="float" office:value="1.06" calcext:value-type="float">
            <text:p>1.06</text:p>
          </table:table-cell>
          <table:table-cell office:value-type="time" office:time-value="PT12H23M39S" calcext:value-type="time">
            <text:p>12:23:39</text:p>
          </table:table-cell>
          <table:table-cell office:value-type="float" office:value="10" calcext:value-type="float">
            <text:p>10</text:p>
          </table:table-cell>
          <table:table-cell office:value-type="float" office:value="30.3" calcext:value-type="float">
            <text:p>30.3</text:p>
          </table:table-cell>
          <table:table-cell office:value-type="float" office:value="63.3" calcext:value-type="float">
            <text:p>63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14" calcext:value-type="float">
            <text:p>-33.457214</text:p>
          </table:table-cell>
          <table:table-cell office:value-type="float" office:value="-70.661421" calcext:value-type="float">
            <text:p>-70.661421</text:p>
          </table:table-cell>
          <table:table-cell office:value-type="float" office:value="788.2" calcext:value-type="float">
            <text:p>788.2</text:p>
          </table:table-cell>
          <table:table-cell office:value-type="float" office:value="258.85" calcext:value-type="float">
            <text:p>258.85</text:p>
          </table:table-cell>
          <table:table-cell office:value-type="float" office:value="210.48" calcext:value-type="float">
            <text:p>210.48</text:p>
          </table:table-cell>
          <table:table-cell office:value-type="float" office:value="1.06" calcext:value-type="float">
            <text:p>1.06</text:p>
          </table:table-cell>
          <table:table-cell office:value-type="time" office:time-value="PT12H23M39S" calcext:value-type="time">
            <text:p>12:23:39</text:p>
          </table:table-cell>
          <table:table-cell office:value-type="float" office:value="10" calcext:value-type="float">
            <text:p>10</text:p>
          </table:table-cell>
          <table:table-cell office:value-type="float" office:value="30.3" calcext:value-type="float">
            <text:p>30.3</text:p>
          </table:table-cell>
          <table:table-cell office:value-type="float" office:value="63.3" calcext:value-type="float">
            <text:p>63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7" calcext:value-type="float">
            <text:p>-33.457270</text:p>
          </table:table-cell>
          <table:table-cell office:value-type="float" office:value="-70.66139" calcext:value-type="float">
            <text:p>-70.661390</text:p>
          </table:table-cell>
          <table:table-cell office:value-type="float" office:value="788.2" calcext:value-type="float">
            <text:p>788.2</text:p>
          </table:table-cell>
          <table:table-cell office:value-type="float" office:value="256.99" calcext:value-type="float">
            <text:p>256.99</text:p>
          </table:table-cell>
          <table:table-cell office:value-type="float" office:value="175.17" calcext:value-type="float">
            <text:p>175.17</text:p>
          </table:table-cell>
          <table:table-cell office:value-type="float" office:value="0.6" calcext:value-type="float">
            <text:p>0.60</text:p>
          </table:table-cell>
          <table:table-cell office:value-type="time" office:time-value="PT12H23M45S" calcext:value-type="time">
            <text:p>12:23:45</text:p>
          </table:table-cell>
          <table:table-cell office:value-type="float" office:value="10" calcext:value-type="float">
            <text:p>10</text:p>
          </table:table-cell>
          <table:table-cell office:value-type="float" office:value="33.3" calcext:value-type="float">
            <text:p>33.3</text:p>
          </table:table-cell>
          <table:table-cell office:value-type="float" office:value="64.1" calcext:value-type="float">
            <text:p>64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7" calcext:value-type="float">
            <text:p>-33.457270</text:p>
          </table:table-cell>
          <table:table-cell office:value-type="float" office:value="-70.66139" calcext:value-type="float">
            <text:p>-70.661390</text:p>
          </table:table-cell>
          <table:table-cell office:value-type="float" office:value="788.2" calcext:value-type="float">
            <text:p>788.2</text:p>
          </table:table-cell>
          <table:table-cell office:value-type="float" office:value="256.99" calcext:value-type="float">
            <text:p>256.99</text:p>
          </table:table-cell>
          <table:table-cell office:value-type="float" office:value="175.17" calcext:value-type="float">
            <text:p>175.17</text:p>
          </table:table-cell>
          <table:table-cell office:value-type="float" office:value="0.6" calcext:value-type="float">
            <text:p>0.60</text:p>
          </table:table-cell>
          <table:table-cell office:value-type="time" office:time-value="PT12H23M45S" calcext:value-type="time">
            <text:p>12:23:45</text:p>
          </table:table-cell>
          <table:table-cell office:value-type="float" office:value="10" calcext:value-type="float">
            <text:p>10</text:p>
          </table:table-cell>
          <table:table-cell office:value-type="float" office:value="33.3" calcext:value-type="float">
            <text:p>33.3</text:p>
          </table:table-cell>
          <table:table-cell office:value-type="float" office:value="64.1" calcext:value-type="float">
            <text:p>64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7" calcext:value-type="float">
            <text:p>-33.457270</text:p>
          </table:table-cell>
          <table:table-cell office:value-type="float" office:value="-70.66139" calcext:value-type="float">
            <text:p>-70.661390</text:p>
          </table:table-cell>
          <table:table-cell office:value-type="float" office:value="829.3" calcext:value-type="float">
            <text:p>829.3</text:p>
          </table:table-cell>
          <table:table-cell office:value-type="float" office:value="294.51" calcext:value-type="float">
            <text:p>294.51</text:p>
          </table:table-cell>
          <table:table-cell office:value-type="float" office:value="175.17" calcext:value-type="float">
            <text:p>175.17</text:p>
          </table:table-cell>
          <table:table-cell office:value-type="float" office:value="0.6" calcext:value-type="float">
            <text:p>0.60</text:p>
          </table:table-cell>
          <table:table-cell office:value-type="time" office:time-value="PT12H23M45S" calcext:value-type="time">
            <text:p>12:23:45</text:p>
          </table:table-cell>
          <table:table-cell office:value-type="float" office:value="9" calcext:value-type="float">
            <text:p>9</text:p>
          </table:table-cell>
          <table:table-cell office:value-type="float" office:value="33.3" calcext:value-type="float">
            <text:p>33.3</text:p>
          </table:table-cell>
          <table:table-cell office:value-type="float" office:value="67.6" calcext:value-type="float">
            <text:p>67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76" calcext:value-type="float">
            <text:p>-33.457276</text:p>
          </table:table-cell>
          <table:table-cell office:value-type="float" office:value="-70.661385" calcext:value-type="float">
            <text:p>-70.661385</text:p>
          </table:table-cell>
          <table:table-cell office:value-type="float" office:value="829.3" calcext:value-type="float">
            <text:p>829.3</text:p>
          </table:table-cell>
          <table:table-cell office:value-type="float" office:value="294.37" calcext:value-type="float">
            <text:p>294.37</text:p>
          </table:table-cell>
          <table:table-cell office:value-type="float" office:value="137.11" calcext:value-type="float">
            <text:p>137.11</text:p>
          </table:table-cell>
          <table:table-cell office:value-type="float" office:value="1.15" calcext:value-type="float">
            <text:p>1.15</text:p>
          </table:table-cell>
          <table:table-cell office:value-type="time" office:time-value="PT12H23M52S" calcext:value-type="time">
            <text:p>12:23:52</text:p>
          </table:table-cell>
          <table:table-cell office:value-type="float" office:value="9" calcext:value-type="float">
            <text:p>9</text:p>
          </table:table-cell>
          <table:table-cell office:value-type="float" office:value="33.7" calcext:value-type="float">
            <text:p>33.7</text:p>
          </table:table-cell>
          <table:table-cell office:value-type="float" office:value="67.7" calcext:value-type="float">
            <text:p>67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33" calcext:value-type="float">
            <text:p>-33.457333</text:p>
          </table:table-cell>
          <table:table-cell office:value-type="float" office:value="-70.661368" calcext:value-type="float">
            <text:p>-70.661368</text:p>
          </table:table-cell>
          <table:table-cell office:value-type="float" office:value="829.3" calcext:value-type="float">
            <text:p>829.3</text:p>
          </table:table-cell>
          <table:table-cell office:value-type="float" office:value="292.63" calcext:value-type="float">
            <text:p>292.63</text:p>
          </table:table-cell>
          <table:table-cell office:value-type="float" office:value="147.1" calcext:value-type="float">
            <text:p>147.10</text:p>
          </table:table-cell>
          <table:table-cell office:value-type="float" office:value="0.4" calcext:value-type="float">
            <text:p>0.40</text:p>
          </table:table-cell>
          <table:table-cell office:value-type="time" office:time-value="PT12H23M56S" calcext:value-type="time">
            <text:p>12:23:56</text:p>
          </table:table-cell>
          <table:table-cell office:value-type="float" office:value="9" calcext:value-type="float">
            <text:p>9</text:p>
          </table:table-cell>
          <table:table-cell office:value-type="float" office:value="36.3" calcext:value-type="float">
            <text:p>36.3</text:p>
          </table:table-cell>
          <table:table-cell office:value-type="float" office:value="68.5" calcext:value-type="float">
            <text:p>68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33" calcext:value-type="float">
            <text:p>-33.457333</text:p>
          </table:table-cell>
          <table:table-cell office:value-type="float" office:value="-70.661368" calcext:value-type="float">
            <text:p>-70.661368</text:p>
          </table:table-cell>
          <table:table-cell office:value-type="float" office:value="829.3" calcext:value-type="float">
            <text:p>829.3</text:p>
          </table:table-cell>
          <table:table-cell office:value-type="float" office:value="292.63" calcext:value-type="float">
            <text:p>292.63</text:p>
          </table:table-cell>
          <table:table-cell office:value-type="float" office:value="147.1" calcext:value-type="float">
            <text:p>147.10</text:p>
          </table:table-cell>
          <table:table-cell office:value-type="float" office:value="0.4" calcext:value-type="float">
            <text:p>0.40</text:p>
          </table:table-cell>
          <table:table-cell office:value-type="time" office:time-value="PT12H23M56S" calcext:value-type="time">
            <text:p>12:23:56</text:p>
          </table:table-cell>
          <table:table-cell office:value-type="float" office:value="9" calcext:value-type="float">
            <text:p>9</text:p>
          </table:table-cell>
          <table:table-cell office:value-type="float" office:value="36.3" calcext:value-type="float">
            <text:p>36.3</text:p>
          </table:table-cell>
          <table:table-cell office:value-type="float" office:value="68.5" calcext:value-type="float">
            <text:p>68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33" calcext:value-type="float">
            <text:p>-33.457333</text:p>
          </table:table-cell>
          <table:table-cell office:value-type="float" office:value="-70.661368" calcext:value-type="float">
            <text:p>-70.661368</text:p>
          </table:table-cell>
          <table:table-cell office:value-type="float" office:value="829.3" calcext:value-type="float">
            <text:p>829.3</text:p>
          </table:table-cell>
          <table:table-cell office:value-type="float" office:value="292.63" calcext:value-type="float">
            <text:p>292.63</text:p>
          </table:table-cell>
          <table:table-cell office:value-type="float" office:value="147.1" calcext:value-type="float">
            <text:p>147.10</text:p>
          </table:table-cell>
          <table:table-cell office:value-type="float" office:value="0.4" calcext:value-type="float">
            <text:p>0.40</text:p>
          </table:table-cell>
          <table:table-cell office:value-type="time" office:time-value="PT12H23M56S" calcext:value-type="time">
            <text:p>12:23:56</text:p>
          </table:table-cell>
          <table:table-cell office:value-type="float" office:value="9" calcext:value-type="float">
            <text:p>9</text:p>
          </table:table-cell>
          <table:table-cell office:value-type="float" office:value="36.3" calcext:value-type="float">
            <text:p>36.3</text:p>
          </table:table-cell>
          <table:table-cell office:value-type="float" office:value="68.5" calcext:value-type="float">
            <text:p>68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506" calcext:value-type="float">
            <text:p>-33.457506</text:p>
          </table:table-cell>
          <table:table-cell office:value-type="float" office:value="-70.661218" calcext:value-type="float">
            <text:p>-70.661218</text:p>
          </table:table-cell>
          <table:table-cell office:value-type="float" office:value="829.3" calcext:value-type="float">
            <text:p>829.3</text:p>
          </table:table-cell>
          <table:table-cell office:value-type="float" office:value="290.23" calcext:value-type="float">
            <text:p>290.23</text:p>
          </table:table-cell>
          <table:table-cell office:value-type="float" office:value="143.23" calcext:value-type="float">
            <text:p>143.23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4M12S" calcext:value-type="time">
            <text:p>12:24:12</text:p>
          </table:table-cell>
          <table:table-cell office:value-type="float" office:value="9" calcext:value-type="float">
            <text:p>9</text:p>
          </table:table-cell>
          <table:table-cell office:value-type="float" office:value="49.2" calcext:value-type="float">
            <text:p>49.2</text:p>
          </table:table-cell>
          <table:table-cell office:value-type="float" office:value="69.8" calcext:value-type="float">
            <text:p>69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506" calcext:value-type="float">
            <text:p>-33.457506</text:p>
          </table:table-cell>
          <table:table-cell office:value-type="float" office:value="-70.661218" calcext:value-type="float">
            <text:p>-70.661218</text:p>
          </table:table-cell>
          <table:table-cell office:value-type="float" office:value="829.3" calcext:value-type="float">
            <text:p>829.3</text:p>
          </table:table-cell>
          <table:table-cell office:value-type="float" office:value="290.23" calcext:value-type="float">
            <text:p>290.23</text:p>
          </table:table-cell>
          <table:table-cell office:value-type="float" office:value="143.23" calcext:value-type="float">
            <text:p>143.23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4M12S" calcext:value-type="time">
            <text:p>12:24:12</text:p>
          </table:table-cell>
          <table:table-cell office:value-type="float" office:value="9" calcext:value-type="float">
            <text:p>9</text:p>
          </table:table-cell>
          <table:table-cell office:value-type="float" office:value="49.2" calcext:value-type="float">
            <text:p>49.2</text:p>
          </table:table-cell>
          <table:table-cell office:value-type="float" office:value="69.8" calcext:value-type="float">
            <text:p>69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506" calcext:value-type="float">
            <text:p>-33.457506</text:p>
          </table:table-cell>
          <table:table-cell office:value-type="float" office:value="-70.661218" calcext:value-type="float">
            <text:p>-70.661218</text:p>
          </table:table-cell>
          <table:table-cell office:value-type="float" office:value="896.9" calcext:value-type="float">
            <text:p>896.9</text:p>
          </table:table-cell>
          <table:table-cell office:value-type="float" office:value="354.43" calcext:value-type="float">
            <text:p>354.43</text:p>
          </table:table-cell>
          <table:table-cell office:value-type="float" office:value="143.23" calcext:value-type="float">
            <text:p>143.23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4M12S" calcext:value-type="time">
            <text:p>12:24:12</text:p>
          </table:table-cell>
          <table:table-cell office:value-type="float" office:value="10" calcext:value-type="float">
            <text:p>10</text:p>
          </table:table-cell>
          <table:table-cell office:value-type="float" office:value="49.2" calcext:value-type="float">
            <text:p>49.2</text:p>
          </table:table-cell>
          <table:table-cell office:value-type="float" office:value="73.5" calcext:value-type="float">
            <text:p>73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506" calcext:value-type="float">
            <text:p>-33.457506</text:p>
          </table:table-cell>
          <table:table-cell office:value-type="float" office:value="-70.661218" calcext:value-type="float">
            <text:p>-70.661218</text:p>
          </table:table-cell>
          <table:table-cell office:value-type="float" office:value="896.9" calcext:value-type="float">
            <text:p>896.9</text:p>
          </table:table-cell>
          <table:table-cell office:value-type="float" office:value="354.43" calcext:value-type="float">
            <text:p>354.43</text:p>
          </table:table-cell>
          <table:table-cell office:value-type="float" office:value="143.23" calcext:value-type="float">
            <text:p>143.23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4M12S" calcext:value-type="time">
            <text:p>12:24:12</text:p>
          </table:table-cell>
          <table:table-cell office:value-type="float" office:value="10" calcext:value-type="float">
            <text:p>10</text:p>
          </table:table-cell>
          <table:table-cell office:value-type="float" office:value="49.2" calcext:value-type="float">
            <text:p>49.2</text:p>
          </table:table-cell>
          <table:table-cell office:value-type="float" office:value="73.5" calcext:value-type="float">
            <text:p>73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578" calcext:value-type="float">
            <text:p>-33.457578</text:p>
          </table:table-cell>
          <table:table-cell office:value-type="float" office:value="-70.661093" calcext:value-type="float">
            <text:p>-70.661093</text:p>
          </table:table-cell>
          <table:table-cell office:value-type="float" office:value="896.9" calcext:value-type="float">
            <text:p>896.9</text:p>
          </table:table-cell>
          <table:table-cell office:value-type="float" office:value="355.36" calcext:value-type="float">
            <text:p>355.36</text:p>
          </table:table-cell>
          <table:table-cell office:value-type="float" office:value="161.76" calcext:value-type="float">
            <text:p>161.76</text:p>
          </table:table-cell>
          <table:table-cell office:value-type="float" office:value="1.16" calcext:value-type="float">
            <text:p>1.16</text:p>
          </table:table-cell>
          <table:table-cell office:value-type="time" office:time-value="PT12H24M20S" calcext:value-type="time">
            <text:p>12:24:20</text:p>
          </table:table-cell>
          <table:table-cell office:value-type="float" office:value="10" calcext:value-type="float">
            <text:p>10</text:p>
          </table:table-cell>
          <table:table-cell office:value-type="float" office:value="56.7" calcext:value-type="float">
            <text:p>56.7</text:p>
          </table:table-cell>
          <table:table-cell office:value-type="float" office:value="73" calcext:value-type="float">
            <text:p>73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578" calcext:value-type="float">
            <text:p>-33.457578</text:p>
          </table:table-cell>
          <table:table-cell office:value-type="float" office:value="-70.661093" calcext:value-type="float">
            <text:p>-70.661093</text:p>
          </table:table-cell>
          <table:table-cell office:value-type="float" office:value="896.9" calcext:value-type="float">
            <text:p>896.9</text:p>
          </table:table-cell>
          <table:table-cell office:value-type="float" office:value="355.36" calcext:value-type="float">
            <text:p>355.36</text:p>
          </table:table-cell>
          <table:table-cell office:value-type="float" office:value="161.76" calcext:value-type="float">
            <text:p>161.76</text:p>
          </table:table-cell>
          <table:table-cell office:value-type="float" office:value="1.16" calcext:value-type="float">
            <text:p>1.16</text:p>
          </table:table-cell>
          <table:table-cell office:value-type="time" office:time-value="PT12H24M20S" calcext:value-type="time">
            <text:p>12:24:20</text:p>
          </table:table-cell>
          <table:table-cell office:value-type="float" office:value="10" calcext:value-type="float">
            <text:p>10</text:p>
          </table:table-cell>
          <table:table-cell office:value-type="float" office:value="56.7" calcext:value-type="float">
            <text:p>56.7</text:p>
          </table:table-cell>
          <table:table-cell office:value-type="float" office:value="73" calcext:value-type="float">
            <text:p>73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704" calcext:value-type="float">
            <text:p>-33.457704</text:p>
          </table:table-cell>
          <table:table-cell office:value-type="float" office:value="-70.660931" calcext:value-type="float">
            <text:p>-70.660931</text:p>
          </table:table-cell>
          <table:table-cell office:value-type="float" office:value="896.9" calcext:value-type="float">
            <text:p>896.9</text:p>
          </table:table-cell>
          <table:table-cell office:value-type="float" office:value="356.87" calcext:value-type="float">
            <text:p>356.87</text:p>
          </table:table-cell>
          <table:table-cell office:value-type="float" office:value="120.15" calcext:value-type="float">
            <text:p>120.15</text:p>
          </table:table-cell>
          <table:table-cell office:value-type="float" office:value="1.59" calcext:value-type="float">
            <text:p>1.59</text:p>
          </table:table-cell>
          <table:table-cell office:value-type="time" office:time-value="PT12H24M30S" calcext:value-type="time">
            <text:p>12:24:30</text:p>
          </table:table-cell>
          <table:table-cell office:value-type="float" office:value="10" calcext:value-type="float">
            <text:p>10</text:p>
          </table:table-cell>
          <table:table-cell office:value-type="float" office:value="66.6" calcext:value-type="float">
            <text:p>66.6</text:p>
          </table:table-cell>
          <table:table-cell office:value-type="float" office:value="72.3" calcext:value-type="float">
            <text:p>72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704" calcext:value-type="float">
            <text:p>-33.457704</text:p>
          </table:table-cell>
          <table:table-cell office:value-type="float" office:value="-70.660931" calcext:value-type="float">
            <text:p>-70.660931</text:p>
          </table:table-cell>
          <table:table-cell office:value-type="float" office:value="896.9" calcext:value-type="float">
            <text:p>896.9</text:p>
          </table:table-cell>
          <table:table-cell office:value-type="float" office:value="356.87" calcext:value-type="float">
            <text:p>356.87</text:p>
          </table:table-cell>
          <table:table-cell office:value-type="float" office:value="120.15" calcext:value-type="float">
            <text:p>120.15</text:p>
          </table:table-cell>
          <table:table-cell office:value-type="float" office:value="1.59" calcext:value-type="float">
            <text:p>1.59</text:p>
          </table:table-cell>
          <table:table-cell office:value-type="time" office:time-value="PT12H24M30S" calcext:value-type="time">
            <text:p>12:24:30</text:p>
          </table:table-cell>
          <table:table-cell office:value-type="float" office:value="10" calcext:value-type="float">
            <text:p>10</text:p>
          </table:table-cell>
          <table:table-cell office:value-type="float" office:value="66.6" calcext:value-type="float">
            <text:p>66.6</text:p>
          </table:table-cell>
          <table:table-cell office:value-type="float" office:value="72.3" calcext:value-type="float">
            <text:p>72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704" calcext:value-type="float">
            <text:p>-33.457704</text:p>
          </table:table-cell>
          <table:table-cell office:value-type="float" office:value="-70.660931" calcext:value-type="float">
            <text:p>-70.660931</text:p>
          </table:table-cell>
          <table:table-cell office:value-type="float" office:value="953.2" calcext:value-type="float">
            <text:p>953.2</text:p>
          </table:table-cell>
          <table:table-cell office:value-type="float" office:value="410.85" calcext:value-type="float">
            <text:p>410.85</text:p>
          </table:table-cell>
          <table:table-cell office:value-type="float" office:value="120.15" calcext:value-type="float">
            <text:p>120.15</text:p>
          </table:table-cell>
          <table:table-cell office:value-type="float" office:value="1.59" calcext:value-type="float">
            <text:p>1.59</text:p>
          </table:table-cell>
          <table:table-cell office:value-type="time" office:time-value="PT12H24M30S" calcext:value-type="time">
            <text:p>12:24:30</text:p>
          </table:table-cell>
          <table:table-cell office:value-type="float" office:value="10" calcext:value-type="float">
            <text:p>10</text:p>
          </table:table-cell>
          <table:table-cell office:value-type="float" office:value="66.6" calcext:value-type="float">
            <text:p>66.6</text:p>
          </table:table-cell>
          <table:table-cell office:value-type="float" office:value="74.7" calcext:value-type="float">
            <text:p>74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704" calcext:value-type="float">
            <text:p>-33.457704</text:p>
          </table:table-cell>
          <table:table-cell office:value-type="float" office:value="-70.660931" calcext:value-type="float">
            <text:p>-70.660931</text:p>
          </table:table-cell>
          <table:table-cell office:value-type="float" office:value="953.2" calcext:value-type="float">
            <text:p>953.2</text:p>
          </table:table-cell>
          <table:table-cell office:value-type="float" office:value="410.85" calcext:value-type="float">
            <text:p>410.85</text:p>
          </table:table-cell>
          <table:table-cell office:value-type="float" office:value="120.15" calcext:value-type="float">
            <text:p>120.15</text:p>
          </table:table-cell>
          <table:table-cell office:value-type="float" office:value="1.59" calcext:value-type="float">
            <text:p>1.59</text:p>
          </table:table-cell>
          <table:table-cell office:value-type="time" office:time-value="PT12H24M30S" calcext:value-type="time">
            <text:p>12:24:30</text:p>
          </table:table-cell>
          <table:table-cell office:value-type="float" office:value="10" calcext:value-type="float">
            <text:p>10</text:p>
          </table:table-cell>
          <table:table-cell office:value-type="float" office:value="66.6" calcext:value-type="float">
            <text:p>66.6</text:p>
          </table:table-cell>
          <table:table-cell office:value-type="float" office:value="74.7" calcext:value-type="float">
            <text:p>74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704" calcext:value-type="float">
            <text:p>-33.457704</text:p>
          </table:table-cell>
          <table:table-cell office:value-type="float" office:value="-70.660931" calcext:value-type="float">
            <text:p>-70.660931</text:p>
          </table:table-cell>
          <table:table-cell office:value-type="float" office:value="953.2" calcext:value-type="float">
            <text:p>953.2</text:p>
          </table:table-cell>
          <table:table-cell office:value-type="float" office:value="410.85" calcext:value-type="float">
            <text:p>410.85</text:p>
          </table:table-cell>
          <table:table-cell office:value-type="float" office:value="120.15" calcext:value-type="float">
            <text:p>120.15</text:p>
          </table:table-cell>
          <table:table-cell office:value-type="float" office:value="1.59" calcext:value-type="float">
            <text:p>1.59</text:p>
          </table:table-cell>
          <table:table-cell office:value-type="time" office:time-value="PT12H24M30S" calcext:value-type="time">
            <text:p>12:24:30</text:p>
          </table:table-cell>
          <table:table-cell office:value-type="float" office:value="10" calcext:value-type="float">
            <text:p>10</text:p>
          </table:table-cell>
          <table:table-cell office:value-type="float" office:value="66.6" calcext:value-type="float">
            <text:p>66.6</text:p>
          </table:table-cell>
          <table:table-cell office:value-type="float" office:value="74.7" calcext:value-type="float">
            <text:p>74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765" calcext:value-type="float">
            <text:p>-33.457765</text:p>
          </table:table-cell>
          <table:table-cell office:value-type="float" office:value="-70.660661" calcext:value-type="float">
            <text:p>-70.660661</text:p>
          </table:table-cell>
          <table:table-cell office:value-type="float" office:value="953.2" calcext:value-type="float">
            <text:p>953.2</text:p>
          </table:table-cell>
          <table:table-cell office:value-type="float" office:value="416.68" calcext:value-type="float">
            <text:p>416.68</text:p>
          </table:table-cell>
          <table:table-cell office:value-type="float" office:value="104.96" calcext:value-type="float">
            <text:p>104.96</text:p>
          </table:table-cell>
          <table:table-cell office:value-type="float" office:value="2.65" calcext:value-type="float">
            <text:p>2.65</text:p>
          </table:table-cell>
          <table:table-cell office:value-type="time" office:time-value="PT12H24M44S" calcext:value-type="time">
            <text:p>12:24:44</text:p>
          </table:table-cell>
          <table:table-cell office:value-type="float" office:value="10" calcext:value-type="float">
            <text:p>10</text:p>
          </table:table-cell>
          <table:table-cell office:value-type="float" office:value="73.4" calcext:value-type="float">
            <text:p>73.4</text:p>
          </table:table-cell>
          <table:table-cell office:value-type="float" office:value="72" calcext:value-type="float">
            <text:p>72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798" calcext:value-type="float">
            <text:p>-33.457798</text:p>
          </table:table-cell>
          <table:table-cell office:value-type="float" office:value="-70.660551" calcext:value-type="float">
            <text:p>-70.660551</text:p>
          </table:table-cell>
          <table:table-cell office:value-type="float" office:value="953.2" calcext:value-type="float">
            <text:p>953.2</text:p>
          </table:table-cell>
          <table:table-cell office:value-type="float" office:value="419.41" calcext:value-type="float">
            <text:p>419.41</text:p>
          </table:table-cell>
          <table:table-cell office:value-type="float" office:value="112.04" calcext:value-type="float">
            <text:p>112.04</text:p>
          </table:table-cell>
          <table:table-cell office:value-type="float" office:value="3.01" calcext:value-type="float">
            <text:p>3.01</text:p>
          </table:table-cell>
          <table:table-cell office:value-type="time" office:time-value="PT12H24M48S" calcext:value-type="time">
            <text:p>12:24:48</text:p>
          </table:table-cell>
          <table:table-cell office:value-type="float" office:value="10" calcext:value-type="float">
            <text:p>10</text:p>
          </table:table-cell>
          <table:table-cell office:value-type="float" office:value="75.9" calcext:value-type="float">
            <text:p>75.9</text:p>
          </table:table-cell>
          <table:table-cell office:value-type="float" office:value="70.9" calcext:value-type="float">
            <text:p>70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83" calcext:value-type="float">
            <text:p>-33.457830</text:p>
          </table:table-cell>
          <table:table-cell office:value-type="float" office:value="-70.660491" calcext:value-type="float">
            <text:p>-70.660491</text:p>
          </table:table-cell>
          <table:table-cell office:value-type="float" office:value="953.2" calcext:value-type="float">
            <text:p>953.2</text:p>
          </table:table-cell>
          <table:table-cell office:value-type="float" office:value="420.87" calcext:value-type="float">
            <text:p>420.87</text:p>
          </table:table-cell>
          <table:table-cell office:value-type="float" office:value="152.76" calcext:value-type="float">
            <text:p>152.76</text:p>
          </table:table-cell>
          <table:table-cell office:value-type="float" office:value="1.76" calcext:value-type="float">
            <text:p>1.76</text:p>
          </table:table-cell>
          <table:table-cell office:value-type="time" office:time-value="PT12H24M51S" calcext:value-type="time">
            <text:p>12:24:51</text:p>
          </table:table-cell>
          <table:table-cell office:value-type="float" office:value="10" calcext:value-type="float">
            <text:p>10</text:p>
          </table:table-cell>
          <table:table-cell office:value-type="float" office:value="77.6" calcext:value-type="float">
            <text:p>77.6</text:p>
          </table:table-cell>
          <table:table-cell office:value-type="float" office:value="70.3" calcext:value-type="float">
            <text:p>70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83" calcext:value-type="float">
            <text:p>-33.457830</text:p>
          </table:table-cell>
          <table:table-cell office:value-type="float" office:value="-70.660491" calcext:value-type="float">
            <text:p>-70.660491</text:p>
          </table:table-cell>
          <table:table-cell office:value-type="float" office:value="953.2" calcext:value-type="float">
            <text:p>953.2</text:p>
          </table:table-cell>
          <table:table-cell office:value-type="float" office:value="420.87" calcext:value-type="float">
            <text:p>420.87</text:p>
          </table:table-cell>
          <table:table-cell office:value-type="float" office:value="152.76" calcext:value-type="float">
            <text:p>152.76</text:p>
          </table:table-cell>
          <table:table-cell office:value-type="float" office:value="1.76" calcext:value-type="float">
            <text:p>1.76</text:p>
          </table:table-cell>
          <table:table-cell office:value-type="time" office:time-value="PT12H24M51S" calcext:value-type="time">
            <text:p>12:24:51</text:p>
          </table:table-cell>
          <table:table-cell office:value-type="float" office:value="10" calcext:value-type="float">
            <text:p>10</text:p>
          </table:table-cell>
          <table:table-cell office:value-type="float" office:value="77.6" calcext:value-type="float">
            <text:p>77.6</text:p>
          </table:table-cell>
          <table:table-cell office:value-type="float" office:value="70.3" calcext:value-type="float">
            <text:p>70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913" calcext:value-type="float">
            <text:p>-33.457913</text:p>
          </table:table-cell>
          <table:table-cell office:value-type="float" office:value="-70.660441" calcext:value-type="float">
            <text:p>-70.660441</text:p>
          </table:table-cell>
          <table:table-cell office:value-type="float" office:value="953.2" calcext:value-type="float">
            <text:p>953.2</text:p>
          </table:table-cell>
          <table:table-cell office:value-type="float" office:value="421.72" calcext:value-type="float">
            <text:p>421.72</text:p>
          </table:table-cell>
          <table:table-cell office:value-type="float" office:value="143.06" calcext:value-type="float">
            <text:p>143.06</text:p>
          </table:table-cell>
          <table:table-cell office:value-type="float" office:value="1.21" calcext:value-type="float">
            <text:p>1.21</text:p>
          </table:table-cell>
          <table:table-cell office:value-type="time" office:time-value="PT12H24M55S" calcext:value-type="time">
            <text:p>12:24:5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.0</text:p>
          </table:table-cell>
          <table:table-cell office:value-type="float" office:value="70" calcext:value-type="float">
            <text:p>70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913" calcext:value-type="float">
            <text:p>-33.457913</text:p>
          </table:table-cell>
          <table:table-cell office:value-type="float" office:value="-70.660441" calcext:value-type="float">
            <text:p>-70.660441</text:p>
          </table:table-cell>
          <table:table-cell office:value-type="float" office:value="953.2" calcext:value-type="float">
            <text:p>953.2</text:p>
          </table:table-cell>
          <table:table-cell office:value-type="float" office:value="421.72" calcext:value-type="float">
            <text:p>421.72</text:p>
          </table:table-cell>
          <table:table-cell office:value-type="float" office:value="143.06" calcext:value-type="float">
            <text:p>143.06</text:p>
          </table:table-cell>
          <table:table-cell office:value-type="float" office:value="1.21" calcext:value-type="float">
            <text:p>1.21</text:p>
          </table:table-cell>
          <table:table-cell office:value-type="time" office:time-value="PT12H24M55S" calcext:value-type="time">
            <text:p>12:24:5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.0</text:p>
          </table:table-cell>
          <table:table-cell office:value-type="float" office:value="70" calcext:value-type="float">
            <text:p>70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913" calcext:value-type="float">
            <text:p>-33.457913</text:p>
          </table:table-cell>
          <table:table-cell office:value-type="float" office:value="-70.660441" calcext:value-type="float">
            <text:p>-70.660441</text:p>
          </table:table-cell>
          <table:table-cell office:value-type="float" office:value="953.2" calcext:value-type="float">
            <text:p>953.2</text:p>
          </table:table-cell>
          <table:table-cell office:value-type="float" office:value="421.72" calcext:value-type="float">
            <text:p>421.72</text:p>
          </table:table-cell>
          <table:table-cell office:value-type="float" office:value="143.06" calcext:value-type="float">
            <text:p>143.06</text:p>
          </table:table-cell>
          <table:table-cell office:value-type="float" office:value="1.21" calcext:value-type="float">
            <text:p>1.21</text:p>
          </table:table-cell>
          <table:table-cell office:value-type="time" office:time-value="PT12H24M55S" calcext:value-type="time">
            <text:p>12:24:5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.0</text:p>
          </table:table-cell>
          <table:table-cell office:value-type="float" office:value="70" calcext:value-type="float">
            <text:p>70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036" calcext:value-type="float">
            <text:p>-33.458036</text:p>
          </table:table-cell>
          <table:table-cell office:value-type="float" office:value="-70.660133" calcext:value-type="float">
            <text:p>-70.660133</text:p>
          </table:table-cell>
          <table:table-cell office:value-type="float" office:value="953.2" calcext:value-type="float">
            <text:p>953.2</text:p>
          </table:table-cell>
          <table:table-cell office:value-type="float" office:value="431.54" calcext:value-type="float">
            <text:p>431.54</text:p>
          </table:table-cell>
          <table:table-cell office:value-type="float" office:value="90.04" calcext:value-type="float">
            <text:p>90.04</text:p>
          </table:table-cell>
          <table:table-cell office:value-type="float" office:value="1.01" calcext:value-type="float">
            <text:p>1.01</text:p>
          </table:table-cell>
          <table:table-cell office:value-type="time" office:time-value="PT12H25M13S" calcext:value-type="time">
            <text:p>12:25:13</text:p>
          </table:table-cell>
          <table:table-cell office:value-type="float" office:value="10" calcext:value-type="float">
            <text:p>10</text:p>
          </table:table-cell>
          <table:table-cell office:value-type="float" office:value="86.3" calcext:value-type="float">
            <text:p>86.3</text:p>
          </table:table-cell>
          <table:table-cell office:value-type="float" office:value="66.7" calcext:value-type="float">
            <text:p>66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036" calcext:value-type="float">
            <text:p>-33.458036</text:p>
          </table:table-cell>
          <table:table-cell office:value-type="float" office:value="-70.660133" calcext:value-type="float">
            <text:p>-70.660133</text:p>
          </table:table-cell>
          <table:table-cell office:value-type="float" office:value="953.2" calcext:value-type="float">
            <text:p>953.2</text:p>
          </table:table-cell>
          <table:table-cell office:value-type="float" office:value="431.54" calcext:value-type="float">
            <text:p>431.54</text:p>
          </table:table-cell>
          <table:table-cell office:value-type="float" office:value="90.04" calcext:value-type="float">
            <text:p>90.04</text:p>
          </table:table-cell>
          <table:table-cell office:value-type="float" office:value="1.01" calcext:value-type="float">
            <text:p>1.01</text:p>
          </table:table-cell>
          <table:table-cell office:value-type="time" office:time-value="PT12H25M13S" calcext:value-type="time">
            <text:p>12:25:13</text:p>
          </table:table-cell>
          <table:table-cell office:value-type="float" office:value="10" calcext:value-type="float">
            <text:p>10</text:p>
          </table:table-cell>
          <table:table-cell office:value-type="float" office:value="86.3" calcext:value-type="float">
            <text:p>86.3</text:p>
          </table:table-cell>
          <table:table-cell office:value-type="float" office:value="66.7" calcext:value-type="float">
            <text:p>66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005" calcext:value-type="float">
            <text:p>-33.458005</text:p>
          </table:table-cell>
          <table:table-cell office:value-type="float" office:value="-70.659988" calcext:value-type="float">
            <text:p>-70.659988</text:p>
          </table:table-cell>
          <table:table-cell office:value-type="float" office:value="953.2" calcext:value-type="float">
            <text:p>953.2</text:p>
          </table:table-cell>
          <table:table-cell office:value-type="float" office:value="437.14" calcext:value-type="float">
            <text:p>437.14</text:p>
          </table:table-cell>
          <table:table-cell office:value-type="float" office:value="250.34" calcext:value-type="float">
            <text:p>250.34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5M23S" calcext:value-type="time">
            <text:p>12:25:23</text:p>
          </table:table-cell>
          <table:table-cell office:value-type="float" office:value="10" calcext:value-type="float">
            <text:p>10</text:p>
          </table:table-cell>
          <table:table-cell office:value-type="float" office:value="85.7" calcext:value-type="float">
            <text:p>85.7</text:p>
          </table:table-cell>
          <table:table-cell office:value-type="float" office:value="65" calcext:value-type="float">
            <text:p>65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005" calcext:value-type="float">
            <text:p>-33.458005</text:p>
          </table:table-cell>
          <table:table-cell office:value-type="float" office:value="-70.659988" calcext:value-type="float">
            <text:p>-70.659988</text:p>
          </table:table-cell>
          <table:table-cell office:value-type="float" office:value="953.2" calcext:value-type="float">
            <text:p>953.2</text:p>
          </table:table-cell>
          <table:table-cell office:value-type="float" office:value="437.14" calcext:value-type="float">
            <text:p>437.14</text:p>
          </table:table-cell>
          <table:table-cell office:value-type="float" office:value="250.34" calcext:value-type="float">
            <text:p>250.34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5M23S" calcext:value-type="time">
            <text:p>12:25:23</text:p>
          </table:table-cell>
          <table:table-cell office:value-type="float" office:value="10" calcext:value-type="float">
            <text:p>10</text:p>
          </table:table-cell>
          <table:table-cell office:value-type="float" office:value="85.7" calcext:value-type="float">
            <text:p>85.7</text:p>
          </table:table-cell>
          <table:table-cell office:value-type="float" office:value="65" calcext:value-type="float">
            <text:p>65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005" calcext:value-type="float">
            <text:p>-33.458005</text:p>
          </table:table-cell>
          <table:table-cell office:value-type="float" office:value="-70.659988" calcext:value-type="float">
            <text:p>-70.659988</text:p>
          </table:table-cell>
          <table:table-cell office:value-type="float" office:value="953.2" calcext:value-type="float">
            <text:p>953.2</text:p>
          </table:table-cell>
          <table:table-cell office:value-type="float" office:value="437.14" calcext:value-type="float">
            <text:p>437.14</text:p>
          </table:table-cell>
          <table:table-cell office:value-type="float" office:value="250.34" calcext:value-type="float">
            <text:p>250.34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5M23S" calcext:value-type="time">
            <text:p>12:25:23</text:p>
          </table:table-cell>
          <table:table-cell office:value-type="float" office:value="10" calcext:value-type="float">
            <text:p>10</text:p>
          </table:table-cell>
          <table:table-cell office:value-type="float" office:value="85.7" calcext:value-type="float">
            <text:p>85.7</text:p>
          </table:table-cell>
          <table:table-cell office:value-type="float" office:value="65" calcext:value-type="float">
            <text:p>65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005" calcext:value-type="float">
            <text:p>-33.458005</text:p>
          </table:table-cell>
          <table:table-cell office:value-type="float" office:value="-70.659988" calcext:value-type="float">
            <text:p>-70.659988</text:p>
          </table:table-cell>
          <table:table-cell office:value-type="float" office:value="953.2" calcext:value-type="float">
            <text:p>953.2</text:p>
          </table:table-cell>
          <table:table-cell office:value-type="float" office:value="437.14" calcext:value-type="float">
            <text:p>437.14</text:p>
          </table:table-cell>
          <table:table-cell office:value-type="float" office:value="250.34" calcext:value-type="float">
            <text:p>250.34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5M23S" calcext:value-type="time">
            <text:p>12:25:23</text:p>
          </table:table-cell>
          <table:table-cell office:value-type="float" office:value="10" calcext:value-type="float">
            <text:p>10</text:p>
          </table:table-cell>
          <table:table-cell office:value-type="float" office:value="85.7" calcext:value-type="float">
            <text:p>85.7</text:p>
          </table:table-cell>
          <table:table-cell office:value-type="float" office:value="65" calcext:value-type="float">
            <text:p>65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901" calcext:value-type="float">
            <text:p>-33.457901</text:p>
          </table:table-cell>
          <table:table-cell office:value-type="float" office:value="-70.659648" calcext:value-type="float">
            <text:p>-70.659648</text:p>
          </table:table-cell>
          <table:table-cell office:value-type="float" office:value="953.2" calcext:value-type="float">
            <text:p>953.2</text:p>
          </table:table-cell>
          <table:table-cell office:value-type="float" office:value="451.9" calcext:value-type="float">
            <text:p>451.90</text:p>
          </table:table-cell>
          <table:table-cell office:value-type="float" office:value="44.19" calcext:value-type="float">
            <text:p>44.19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5M47S" calcext:value-type="time">
            <text:p>12:25:47</text:p>
          </table:table-cell>
          <table:table-cell office:value-type="float" office:value="10" calcext:value-type="float">
            <text:p>10</text:p>
          </table:table-cell>
          <table:table-cell office:value-type="float" office:value="83.8" calcext:value-type="float">
            <text:p>83.8</text:p>
          </table:table-cell>
          <table:table-cell office:value-type="float" office:value="61.3" calcext:value-type="float">
            <text:p>61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901" calcext:value-type="float">
            <text:p>-33.457901</text:p>
          </table:table-cell>
          <table:table-cell office:value-type="float" office:value="-70.659648" calcext:value-type="float">
            <text:p>-70.659648</text:p>
          </table:table-cell>
          <table:table-cell office:value-type="float" office:value="1144.3" calcext:value-type="float">
            <text:p>1144.3</text:p>
          </table:table-cell>
          <table:table-cell office:value-type="float" office:value="626.23" calcext:value-type="float">
            <text:p>626.23</text:p>
          </table:table-cell>
          <table:table-cell office:value-type="float" office:value="44.19" calcext:value-type="float">
            <text:p>44.19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5M47S" calcext:value-type="time">
            <text:p>12:25:47</text:p>
          </table:table-cell>
          <table:table-cell office:value-type="float" office:value="10" calcext:value-type="float">
            <text:p>10</text:p>
          </table:table-cell>
          <table:table-cell office:value-type="float" office:value="83.8" calcext:value-type="float">
            <text:p>83.8</text:p>
          </table:table-cell>
          <table:table-cell office:value-type="float" office:value="69.7" calcext:value-type="float">
            <text:p>69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901" calcext:value-type="float">
            <text:p>-33.457901</text:p>
          </table:table-cell>
          <table:table-cell office:value-type="float" office:value="-70.659648" calcext:value-type="float">
            <text:p>-70.659648</text:p>
          </table:table-cell>
          <table:table-cell office:value-type="float" office:value="1144.3" calcext:value-type="float">
            <text:p>1144.3</text:p>
          </table:table-cell>
          <table:table-cell office:value-type="float" office:value="626.23" calcext:value-type="float">
            <text:p>626.23</text:p>
          </table:table-cell>
          <table:table-cell office:value-type="float" office:value="44.19" calcext:value-type="float">
            <text:p>44.19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5M47S" calcext:value-type="time">
            <text:p>12:25:47</text:p>
          </table:table-cell>
          <table:table-cell office:value-type="float" office:value="10" calcext:value-type="float">
            <text:p>10</text:p>
          </table:table-cell>
          <table:table-cell office:value-type="float" office:value="83.8" calcext:value-type="float">
            <text:p>83.8</text:p>
          </table:table-cell>
          <table:table-cell office:value-type="float" office:value="69.7" calcext:value-type="float">
            <text:p>69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803" calcext:value-type="float">
            <text:p>-33.457803</text:p>
          </table:table-cell>
          <table:table-cell office:value-type="float" office:value="-70.659293" calcext:value-type="float">
            <text:p>-70.659293</text:p>
          </table:table-cell>
          <table:table-cell office:value-type="float" office:value="1194.1" calcext:value-type="float">
            <text:p>1194.1</text:p>
          </table:table-cell>
          <table:table-cell office:value-type="float" office:value="684.94" calcext:value-type="float">
            <text:p>684.94</text:p>
          </table:table-cell>
          <table:table-cell office:value-type="float" office:value="44.19" calcext:value-type="float">
            <text:p>44.19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6M02S" calcext:value-type="time">
            <text:p>12:26:02</text:p>
          </table:table-cell>
          <table:table-cell office:value-type="float" office:value="10" calcext:value-type="float">
            <text:p>10</text:p>
          </table:table-cell>
          <table:table-cell office:value-type="float" office:value="82.5" calcext:value-type="float">
            <text:p>82.5</text:p>
          </table:table-cell>
          <table:table-cell office:value-type="float" office:value="68.5" calcext:value-type="float">
            <text:p>68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803" calcext:value-type="float">
            <text:p>-33.457803</text:p>
          </table:table-cell>
          <table:table-cell office:value-type="float" office:value="-70.659293" calcext:value-type="float">
            <text:p>-70.659293</text:p>
          </table:table-cell>
          <table:table-cell office:value-type="float" office:value="1194.1" calcext:value-type="float">
            <text:p>1194.1</text:p>
          </table:table-cell>
          <table:table-cell office:value-type="float" office:value="684.94" calcext:value-type="float">
            <text:p>684.94</text:p>
          </table:table-cell>
          <table:table-cell office:value-type="float" office:value="44.19" calcext:value-type="float">
            <text:p>44.19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6M02S" calcext:value-type="time">
            <text:p>12:26:02</text:p>
          </table:table-cell>
          <table:table-cell office:value-type="float" office:value="10" calcext:value-type="float">
            <text:p>10</text:p>
          </table:table-cell>
          <table:table-cell office:value-type="float" office:value="82.5" calcext:value-type="float">
            <text:p>82.5</text:p>
          </table:table-cell>
          <table:table-cell office:value-type="float" office:value="68.5" calcext:value-type="float">
            <text:p>68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803" calcext:value-type="float">
            <text:p>-33.457803</text:p>
          </table:table-cell>
          <table:table-cell office:value-type="float" office:value="-70.659293" calcext:value-type="float">
            <text:p>-70.659293</text:p>
          </table:table-cell>
          <table:table-cell office:value-type="float" office:value="1194.1" calcext:value-type="float">
            <text:p>1194.1</text:p>
          </table:table-cell>
          <table:table-cell office:value-type="float" office:value="684.94" calcext:value-type="float">
            <text:p>684.94</text:p>
          </table:table-cell>
          <table:table-cell office:value-type="float" office:value="44.19" calcext:value-type="float">
            <text:p>44.19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6M02S" calcext:value-type="time">
            <text:p>12:26:02</text:p>
          </table:table-cell>
          <table:table-cell office:value-type="float" office:value="10" calcext:value-type="float">
            <text:p>10</text:p>
          </table:table-cell>
          <table:table-cell office:value-type="float" office:value="82.5" calcext:value-type="float">
            <text:p>82.5</text:p>
          </table:table-cell>
          <table:table-cell office:value-type="float" office:value="68.5" calcext:value-type="float">
            <text:p>68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803" calcext:value-type="float">
            <text:p>-33.457803</text:p>
          </table:table-cell>
          <table:table-cell office:value-type="float" office:value="-70.659293" calcext:value-type="float">
            <text:p>-70.659293</text:p>
          </table:table-cell>
          <table:table-cell office:value-type="float" office:value="1194.1" calcext:value-type="float">
            <text:p>1194.1</text:p>
          </table:table-cell>
          <table:table-cell office:value-type="float" office:value="684.94" calcext:value-type="float">
            <text:p>684.94</text:p>
          </table:table-cell>
          <table:table-cell office:value-type="float" office:value="44.19" calcext:value-type="float">
            <text:p>44.19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6M02S" calcext:value-type="time">
            <text:p>12:26:02</text:p>
          </table:table-cell>
          <table:table-cell office:value-type="float" office:value="10" calcext:value-type="float">
            <text:p>10</text:p>
          </table:table-cell>
          <table:table-cell office:value-type="float" office:value="82.5" calcext:value-type="float">
            <text:p>82.5</text:p>
          </table:table-cell>
          <table:table-cell office:value-type="float" office:value="68.5" calcext:value-type="float">
            <text:p>68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803" calcext:value-type="float">
            <text:p>-33.457803</text:p>
          </table:table-cell>
          <table:table-cell office:value-type="float" office:value="-70.659293" calcext:value-type="float">
            <text:p>-70.659293</text:p>
          </table:table-cell>
          <table:table-cell office:value-type="float" office:value="1194.1" calcext:value-type="float">
            <text:p>1194.1</text:p>
          </table:table-cell>
          <table:table-cell office:value-type="float" office:value="684.94" calcext:value-type="float">
            <text:p>684.94</text:p>
          </table:table-cell>
          <table:table-cell office:value-type="float" office:value="44.19" calcext:value-type="float">
            <text:p>44.19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6M02S" calcext:value-type="time">
            <text:p>12:26:02</text:p>
          </table:table-cell>
          <table:table-cell office:value-type="float" office:value="10" calcext:value-type="float">
            <text:p>10</text:p>
          </table:table-cell>
          <table:table-cell office:value-type="float" office:value="82.5" calcext:value-type="float">
            <text:p>82.5</text:p>
          </table:table-cell>
          <table:table-cell office:value-type="float" office:value="68.5" calcext:value-type="float">
            <text:p>68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608" calcext:value-type="float">
            <text:p>-33.457608</text:p>
          </table:table-cell>
          <table:table-cell office:value-type="float" office:value="-70.658973" calcext:value-type="float">
            <text:p>-70.658973</text:p>
          </table:table-cell>
          <table:table-cell office:value-type="float" office:value="1194.1" calcext:value-type="float">
            <text:p>1194.1</text:p>
          </table:table-cell>
          <table:table-cell office:value-type="float" office:value="697.82" calcext:value-type="float">
            <text:p>697.82</text:p>
          </table:table-cell>
          <table:table-cell office:value-type="float" office:value="39.72" calcext:value-type="float">
            <text:p>39.72</text:p>
          </table:table-cell>
          <table:table-cell office:value-type="float" office:value="2.23" calcext:value-type="float">
            <text:p>2.23</text:p>
          </table:table-cell>
          <table:table-cell office:value-type="time" office:time-value="PT12H26M17S" calcext:value-type="time">
            <text:p>12:26:17</text:p>
          </table:table-cell>
          <table:table-cell office:value-type="float" office:value="10" calcext:value-type="float">
            <text:p>10</text:p>
          </table:table-cell>
          <table:table-cell office:value-type="float" office:value="79.7" calcext:value-type="float">
            <text:p>79.7</text:p>
          </table:table-cell>
          <table:table-cell office:value-type="float" office:value="65.9" calcext:value-type="float">
            <text:p>65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608" calcext:value-type="float">
            <text:p>-33.457608</text:p>
          </table:table-cell>
          <table:table-cell office:value-type="float" office:value="-70.658973" calcext:value-type="float">
            <text:p>-70.658973</text:p>
          </table:table-cell>
          <table:table-cell office:value-type="float" office:value="1194.1" calcext:value-type="float">
            <text:p>1194.1</text:p>
          </table:table-cell>
          <table:table-cell office:value-type="float" office:value="697.82" calcext:value-type="float">
            <text:p>697.82</text:p>
          </table:table-cell>
          <table:table-cell office:value-type="float" office:value="39.72" calcext:value-type="float">
            <text:p>39.72</text:p>
          </table:table-cell>
          <table:table-cell office:value-type="float" office:value="2.23" calcext:value-type="float">
            <text:p>2.23</text:p>
          </table:table-cell>
          <table:table-cell office:value-type="time" office:time-value="PT12H26M17S" calcext:value-type="time">
            <text:p>12:26:17</text:p>
          </table:table-cell>
          <table:table-cell office:value-type="float" office:value="10" calcext:value-type="float">
            <text:p>10</text:p>
          </table:table-cell>
          <table:table-cell office:value-type="float" office:value="79.7" calcext:value-type="float">
            <text:p>79.7</text:p>
          </table:table-cell>
          <table:table-cell office:value-type="float" office:value="65.9" calcext:value-type="float">
            <text:p>65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26" calcext:value-type="float">
            <text:p>-33.457326</text:p>
          </table:table-cell>
          <table:table-cell office:value-type="float" office:value="-70.658631" calcext:value-type="float">
            <text:p>-70.658631</text:p>
          </table:table-cell>
          <table:table-cell office:value-type="float" office:value="1284.1" calcext:value-type="float">
            <text:p>1284.1</text:p>
          </table:table-cell>
          <table:table-cell office:value-type="float" office:value="795.72" calcext:value-type="float">
            <text:p>795.72</text:p>
          </table:table-cell>
          <table:table-cell office:value-type="float" office:value="39.72" calcext:value-type="float">
            <text:p>39.72</text:p>
          </table:table-cell>
          <table:table-cell office:value-type="float" office:value="2.23" calcext:value-type="float">
            <text:p>2.23</text:p>
          </table:table-cell>
          <table:table-cell office:value-type="time" office:time-value="PT12H26M31S" calcext:value-type="time">
            <text:p>12:26:31</text:p>
          </table:table-cell>
          <table:table-cell office:value-type="float" office:value="10" calcext:value-type="float">
            <text:p>10</text:p>
          </table:table-cell>
          <table:table-cell office:value-type="float" office:value="76.1" calcext:value-type="float">
            <text:p>76.1</text:p>
          </table:table-cell>
          <table:table-cell office:value-type="float" office:value="66" calcext:value-type="float">
            <text:p>66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58513" calcext:value-type="float">
            <text:p>-70.658513</text:p>
          </table:table-cell>
          <table:table-cell office:value-type="float" office:value="1284.1" calcext:value-type="float">
            <text:p>1284.1</text:p>
          </table:table-cell>
          <table:table-cell office:value-type="float" office:value="801.42" calcext:value-type="float">
            <text:p>801.42</text:p>
          </table:table-cell>
          <table:table-cell office:value-type="float" office:value="27.22" calcext:value-type="float">
            <text:p>27.22</text:p>
          </table:table-cell>
          <table:table-cell office:value-type="float" office:value="4.17" calcext:value-type="float">
            <text:p>4.17</text:p>
          </table:table-cell>
          <table:table-cell office:value-type="time" office:time-value="PT12H26M36S" calcext:value-type="time">
            <text:p>12:26:36</text:p>
          </table:table-cell>
          <table:table-cell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58513" calcext:value-type="float">
            <text:p>-70.658513</text:p>
          </table:table-cell>
          <table:table-cell office:value-type="float" office:value="1284.1" calcext:value-type="float">
            <text:p>1284.1</text:p>
          </table:table-cell>
          <table:table-cell office:value-type="float" office:value="801.42" calcext:value-type="float">
            <text:p>801.42</text:p>
          </table:table-cell>
          <table:table-cell office:value-type="float" office:value="27.22" calcext:value-type="float">
            <text:p>27.22</text:p>
          </table:table-cell>
          <table:table-cell office:value-type="float" office:value="4.17" calcext:value-type="float">
            <text:p>4.17</text:p>
          </table:table-cell>
          <table:table-cell office:value-type="time" office:time-value="PT12H26M36S" calcext:value-type="time">
            <text:p>12:26:36</text:p>
          </table:table-cell>
          <table:table-cell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58513" calcext:value-type="float">
            <text:p>-70.658513</text:p>
          </table:table-cell>
          <table:table-cell office:value-type="float" office:value="1284.1" calcext:value-type="float">
            <text:p>1284.1</text:p>
          </table:table-cell>
          <table:table-cell office:value-type="float" office:value="801.42" calcext:value-type="float">
            <text:p>801.42</text:p>
          </table:table-cell>
          <table:table-cell office:value-type="float" office:value="27.22" calcext:value-type="float">
            <text:p>27.22</text:p>
          </table:table-cell>
          <table:table-cell office:value-type="float" office:value="4.17" calcext:value-type="float">
            <text:p>4.17</text:p>
          </table:table-cell>
          <table:table-cell office:value-type="time" office:time-value="PT12H26M36S" calcext:value-type="time">
            <text:p>12:26:36</text:p>
          </table:table-cell>
          <table:table-cell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58513" calcext:value-type="float">
            <text:p>-70.658513</text:p>
          </table:table-cell>
          <table:table-cell office:value-type="float" office:value="1284.1" calcext:value-type="float">
            <text:p>1284.1</text:p>
          </table:table-cell>
          <table:table-cell office:value-type="float" office:value="801.42" calcext:value-type="float">
            <text:p>801.42</text:p>
          </table:table-cell>
          <table:table-cell office:value-type="float" office:value="27.22" calcext:value-type="float">
            <text:p>27.22</text:p>
          </table:table-cell>
          <table:table-cell office:value-type="float" office:value="4.17" calcext:value-type="float">
            <text:p>4.17</text:p>
          </table:table-cell>
          <table:table-cell office:value-type="time" office:time-value="PT12H26M36S" calcext:value-type="time">
            <text:p>12:26:36</text:p>
          </table:table-cell>
          <table:table-cell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58513" calcext:value-type="float">
            <text:p>-70.658513</text:p>
          </table:table-cell>
          <table:table-cell office:value-type="float" office:value="1284.1" calcext:value-type="float">
            <text:p>1284.1</text:p>
          </table:table-cell>
          <table:table-cell office:value-type="float" office:value="801.42" calcext:value-type="float">
            <text:p>801.42</text:p>
          </table:table-cell>
          <table:table-cell office:value-type="float" office:value="27.22" calcext:value-type="float">
            <text:p>27.22</text:p>
          </table:table-cell>
          <table:table-cell office:value-type="float" office:value="4.17" calcext:value-type="float">
            <text:p>4.17</text:p>
          </table:table-cell>
          <table:table-cell office:value-type="time" office:time-value="PT12H26M36S" calcext:value-type="time">
            <text:p>12:26:36</text:p>
          </table:table-cell>
          <table:table-cell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58513" calcext:value-type="float">
            <text:p>-70.658513</text:p>
          </table:table-cell>
          <table:table-cell office:value-type="float" office:value="1284.1" calcext:value-type="float">
            <text:p>1284.1</text:p>
          </table:table-cell>
          <table:table-cell office:value-type="float" office:value="801.42" calcext:value-type="float">
            <text:p>801.42</text:p>
          </table:table-cell>
          <table:table-cell office:value-type="float" office:value="27.22" calcext:value-type="float">
            <text:p>27.22</text:p>
          </table:table-cell>
          <table:table-cell office:value-type="float" office:value="4.17" calcext:value-type="float">
            <text:p>4.17</text:p>
          </table:table-cell>
          <table:table-cell office:value-type="time" office:time-value="PT12H26M36S" calcext:value-type="time">
            <text:p>12:26:36</text:p>
          </table:table-cell>
          <table:table-cell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58513" calcext:value-type="float">
            <text:p>-70.658513</text:p>
          </table:table-cell>
          <table:table-cell office:value-type="float" office:value="1284.1" calcext:value-type="float">
            <text:p>1284.1</text:p>
          </table:table-cell>
          <table:table-cell office:value-type="float" office:value="801.42" calcext:value-type="float">
            <text:p>801.42</text:p>
          </table:table-cell>
          <table:table-cell office:value-type="float" office:value="27.22" calcext:value-type="float">
            <text:p>27.22</text:p>
          </table:table-cell>
          <table:table-cell office:value-type="float" office:value="4.17" calcext:value-type="float">
            <text:p>4.17</text:p>
          </table:table-cell>
          <table:table-cell office:value-type="time" office:time-value="PT12H26M36S" calcext:value-type="time">
            <text:p>12:26:36</text:p>
          </table:table-cell>
          <table:table-cell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58513" calcext:value-type="float">
            <text:p>-70.658513</text:p>
          </table:table-cell>
          <table:table-cell office:value-type="float" office:value="1284.1" calcext:value-type="float">
            <text:p>1284.1</text:p>
          </table:table-cell>
          <table:table-cell office:value-type="float" office:value="801.42" calcext:value-type="float">
            <text:p>801.42</text:p>
          </table:table-cell>
          <table:table-cell office:value-type="float" office:value="27.22" calcext:value-type="float">
            <text:p>27.22</text:p>
          </table:table-cell>
          <table:table-cell office:value-type="float" office:value="4.17" calcext:value-type="float">
            <text:p>4.17</text:p>
          </table:table-cell>
          <table:table-cell office:value-type="time" office:time-value="PT12H26M36S" calcext:value-type="time">
            <text:p>12:26:36</text:p>
          </table:table-cell>
          <table:table-cell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58513" calcext:value-type="float">
            <text:p>-70.658513</text:p>
          </table:table-cell>
          <table:table-cell office:value-type="float" office:value="1284.1" calcext:value-type="float">
            <text:p>1284.1</text:p>
          </table:table-cell>
          <table:table-cell office:value-type="float" office:value="801.42" calcext:value-type="float">
            <text:p>801.42</text:p>
          </table:table-cell>
          <table:table-cell office:value-type="float" office:value="27.22" calcext:value-type="float">
            <text:p>27.22</text:p>
          </table:table-cell>
          <table:table-cell office:value-type="float" office:value="4.17" calcext:value-type="float">
            <text:p>4.17</text:p>
          </table:table-cell>
          <table:table-cell office:value-type="time" office:time-value="PT12H26M36S" calcext:value-type="time">
            <text:p>12:26:36</text:p>
          </table:table-cell>
          <table:table-cell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696" calcext:value-type="float">
            <text:p>-33.455696</text:p>
          </table:table-cell>
          <table:table-cell office:value-type="float" office:value="-70.658178" calcext:value-type="float">
            <text:p>-70.658178</text:p>
          </table:table-cell>
          <table:table-cell office:value-type="float" office:value="1284.1" calcext:value-type="float">
            <text:p>1284.1</text:p>
          </table:table-cell>
          <table:table-cell office:value-type="float" office:value="852.79" calcext:value-type="float">
            <text:p>852.79</text:p>
          </table:table-cell>
          <table:table-cell office:value-type="float" office:value="349.83" calcext:value-type="float">
            <text:p>349.83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7M19S" calcext:value-type="time">
            <text:p>12:27:1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.0</text:p>
          </table:table-cell>
          <table:table-cell office:value-type="float" office:value="58.5" calcext:value-type="float">
            <text:p>58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696" calcext:value-type="float">
            <text:p>-33.455696</text:p>
          </table:table-cell>
          <table:table-cell office:value-type="float" office:value="-70.658178" calcext:value-type="float">
            <text:p>-70.658178</text:p>
          </table:table-cell>
          <table:table-cell office:value-type="float" office:value="1284.1" calcext:value-type="float">
            <text:p>1284.1</text:p>
          </table:table-cell>
          <table:table-cell office:value-type="float" office:value="852.79" calcext:value-type="float">
            <text:p>852.79</text:p>
          </table:table-cell>
          <table:table-cell office:value-type="float" office:value="349.83" calcext:value-type="float">
            <text:p>349.83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7M19S" calcext:value-type="time">
            <text:p>12:27:1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.0</text:p>
          </table:table-cell>
          <table:table-cell office:value-type="float" office:value="58.5" calcext:value-type="float">
            <text:p>58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696" calcext:value-type="float">
            <text:p>-33.455696</text:p>
          </table:table-cell>
          <table:table-cell office:value-type="float" office:value="-70.658178" calcext:value-type="float">
            <text:p>-70.658178</text:p>
          </table:table-cell>
          <table:table-cell office:value-type="float" office:value="1558" calcext:value-type="float">
            <text:p>1558.0</text:p>
          </table:table-cell>
          <table:table-cell office:value-type="float" office:value="1095.71" calcext:value-type="float">
            <text:p>1095.71</text:p>
          </table:table-cell>
          <table:table-cell office:value-type="float" office:value="349.83" calcext:value-type="float">
            <text:p>349.83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7M19S" calcext:value-type="time">
            <text:p>12:27:1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.0</text:p>
          </table:table-cell>
          <table:table-cell office:value-type="float" office:value="66" calcext:value-type="float">
            <text:p>66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325" calcext:value-type="float">
            <text:p>-33.455325</text:p>
          </table:table-cell>
          <table:table-cell office:value-type="float" office:value="-70.658021" calcext:value-type="float">
            <text:p>-70.658021</text:p>
          </table:table-cell>
          <table:table-cell office:value-type="float" office:value="1558" calcext:value-type="float">
            <text:p>1558.0</text:p>
          </table:table-cell>
          <table:table-cell office:value-type="float" office:value="1111.44" calcext:value-type="float">
            <text:p>1111.44</text:p>
          </table:table-cell>
          <table:table-cell office:value-type="float" office:value="16.54" calcext:value-type="float">
            <text:p>16.54</text:p>
          </table:table-cell>
          <table:table-cell office:value-type="float" office:value="1.64" calcext:value-type="float">
            <text:p>1.64</text:p>
          </table:table-cell>
          <table:table-cell office:value-type="time" office:time-value="PT12H27M30S" calcext:value-type="time">
            <text:p>12:27:30</text:p>
          </table:table-cell>
          <table:table-cell office:value-type="float" office:value="10" calcext:value-type="float">
            <text:p>10</text:p>
          </table:table-cell>
          <table:table-cell office:value-type="float" office:value="54.4" calcext:value-type="float">
            <text:p>54.4</text:p>
          </table:table-cell>
          <table:table-cell office:value-type="float" office:value="64.2" calcext:value-type="float">
            <text:p>64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255" calcext:value-type="float">
            <text:p>-33.455255</text:p>
          </table:table-cell>
          <table:table-cell office:value-type="float" office:value="-70.657986" calcext:value-type="float">
            <text:p>-70.657986</text:p>
          </table:table-cell>
          <table:table-cell office:value-type="float" office:value="1558" calcext:value-type="float">
            <text:p>1558.0</text:p>
          </table:table-cell>
          <table:table-cell office:value-type="float" office:value="1114.74" calcext:value-type="float">
            <text:p>1114.74</text:p>
          </table:table-cell>
          <table:table-cell office:value-type="float" office:value="27.54" calcext:value-type="float">
            <text:p>27.54</text:p>
          </table:table-cell>
          <table:table-cell office:value-type="float" office:value="1.84" calcext:value-type="float">
            <text:p>1.84</text:p>
          </table:table-cell>
          <table:table-cell office:value-type="time" office:time-value="PT12H27M34S" calcext:value-type="time">
            <text:p>12:27:3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.0</text:p>
          </table:table-cell>
          <table:table-cell office:value-type="float" office:value="63.9" calcext:value-type="float">
            <text:p>63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255" calcext:value-type="float">
            <text:p>-33.455255</text:p>
          </table:table-cell>
          <table:table-cell office:value-type="float" office:value="-70.657986" calcext:value-type="float">
            <text:p>-70.657986</text:p>
          </table:table-cell>
          <table:table-cell office:value-type="float" office:value="1558" calcext:value-type="float">
            <text:p>1558.0</text:p>
          </table:table-cell>
          <table:table-cell office:value-type="float" office:value="1114.74" calcext:value-type="float">
            <text:p>1114.74</text:p>
          </table:table-cell>
          <table:table-cell office:value-type="float" office:value="27.54" calcext:value-type="float">
            <text:p>27.54</text:p>
          </table:table-cell>
          <table:table-cell office:value-type="float" office:value="1.84" calcext:value-type="float">
            <text:p>1.84</text:p>
          </table:table-cell>
          <table:table-cell office:value-type="time" office:time-value="PT12H27M34S" calcext:value-type="time">
            <text:p>12:27:3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.0</text:p>
          </table:table-cell>
          <table:table-cell office:value-type="float" office:value="63.9" calcext:value-type="float">
            <text:p>63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255" calcext:value-type="float">
            <text:p>-33.455255</text:p>
          </table:table-cell>
          <table:table-cell office:value-type="float" office:value="-70.657986" calcext:value-type="float">
            <text:p>-70.657986</text:p>
          </table:table-cell>
          <table:table-cell office:value-type="float" office:value="1558" calcext:value-type="float">
            <text:p>1558.0</text:p>
          </table:table-cell>
          <table:table-cell office:value-type="float" office:value="1114.74" calcext:value-type="float">
            <text:p>1114.74</text:p>
          </table:table-cell>
          <table:table-cell office:value-type="float" office:value="27.54" calcext:value-type="float">
            <text:p>27.54</text:p>
          </table:table-cell>
          <table:table-cell office:value-type="float" office:value="1.84" calcext:value-type="float">
            <text:p>1.84</text:p>
          </table:table-cell>
          <table:table-cell office:value-type="time" office:time-value="PT12H27M34S" calcext:value-type="time">
            <text:p>12:27:3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.0</text:p>
          </table:table-cell>
          <table:table-cell office:value-type="float" office:value="63.9" calcext:value-type="float">
            <text:p>63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109" calcext:value-type="float">
            <text:p>-33.455109</text:p>
          </table:table-cell>
          <table:table-cell office:value-type="float" office:value="-70.657958" calcext:value-type="float">
            <text:p>-70.657958</text:p>
          </table:table-cell>
          <table:table-cell office:value-type="float" office:value="1659.3" calcext:value-type="float">
            <text:p>1659.3</text:p>
          </table:table-cell>
          <table:table-cell office:value-type="float" office:value="1211.77" calcext:value-type="float">
            <text:p>1211.77</text:p>
          </table:table-cell>
          <table:table-cell office:value-type="float" office:value="27.54" calcext:value-type="float">
            <text:p>27.54</text:p>
          </table:table-cell>
          <table:table-cell office:value-type="float" office:value="1.84" calcext:value-type="float">
            <text:p>1.84</text:p>
          </table:table-cell>
          <table:table-cell office:value-type="time" office:time-value="PT12H27M46S" calcext:value-type="time">
            <text:p>12:27:46</text:p>
          </table:table-cell>
          <table:table-cell office:value-type="float" office:value="10" calcext:value-type="float">
            <text:p>10</text:p>
          </table:table-cell>
          <table:table-cell office:value-type="float" office:value="52.8" calcext:value-type="float">
            <text:p>52.8</text:p>
          </table:table-cell>
          <table:table-cell office:value-type="float" office:value="65.5" calcext:value-type="float">
            <text:p>65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071" calcext:value-type="float">
            <text:p>-33.455071</text:p>
          </table:table-cell>
          <table:table-cell office:value-type="float" office:value="-70.657963" calcext:value-type="float">
            <text:p>-70.657963</text:p>
          </table:table-cell>
          <table:table-cell office:value-type="float" office:value="1659.3" calcext:value-type="float">
            <text:p>1659.3</text:p>
          </table:table-cell>
          <table:table-cell office:value-type="float" office:value="1212.81" calcext:value-type="float">
            <text:p>1212.81</text:p>
          </table:table-cell>
          <table:table-cell office:value-type="float" office:value="55.69" calcext:value-type="float">
            <text:p>55.69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7M56S" calcext:value-type="time">
            <text:p>12:27:56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65.4" calcext:value-type="float">
            <text:p>65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071" calcext:value-type="float">
            <text:p>-33.455071</text:p>
          </table:table-cell>
          <table:table-cell office:value-type="float" office:value="-70.657963" calcext:value-type="float">
            <text:p>-70.657963</text:p>
          </table:table-cell>
          <table:table-cell office:value-type="float" office:value="1659.3" calcext:value-type="float">
            <text:p>1659.3</text:p>
          </table:table-cell>
          <table:table-cell office:value-type="float" office:value="1212.81" calcext:value-type="float">
            <text:p>1212.81</text:p>
          </table:table-cell>
          <table:table-cell office:value-type="float" office:value="55.69" calcext:value-type="float">
            <text:p>55.69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7M56S" calcext:value-type="time">
            <text:p>12:27:56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65.4" calcext:value-type="float">
            <text:p>65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071" calcext:value-type="float">
            <text:p>-33.455071</text:p>
          </table:table-cell>
          <table:table-cell office:value-type="float" office:value="-70.657963" calcext:value-type="float">
            <text:p>-70.657963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35.21" calcext:value-type="float">
            <text:p>1235.21</text:p>
          </table:table-cell>
          <table:table-cell office:value-type="float" office:value="55.69" calcext:value-type="float">
            <text:p>55.69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7M56S" calcext:value-type="time">
            <text:p>12:27:56</text:p>
          </table:table-cell>
          <table:table-cell office:value-type="float" office:value="11" calcext:value-type="float">
            <text:p>11</text:p>
          </table:table-cell>
          <table:table-cell office:value-type="float" office:value="52.4" calcext:value-type="float">
            <text:p>52.4</text:p>
          </table:table-cell>
          <table:table-cell office:value-type="float" office:value="65.8" calcext:value-type="float">
            <text:p>65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078" calcext:value-type="float">
            <text:p>-33.455078</text:p>
          </table:table-cell>
          <table:table-cell office:value-type="float" office:value="-70.657951" calcext:value-type="float">
            <text:p>-70.657951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35.33" calcext:value-type="float">
            <text:p>1235.33</text:p>
          </table:table-cell>
          <table:table-cell office:value-type="float" office:value="192.23" calcext:value-type="float">
            <text:p>192.23</text:p>
          </table:table-cell>
          <table:table-cell office:value-type="float" office:value="0.47" calcext:value-type="float">
            <text:p>0.47</text:p>
          </table:table-cell>
          <table:table-cell office:value-type="time" office:time-value="PT12H28M05S" calcext:value-type="time">
            <text:p>12:28:05</text:p>
          </table:table-cell>
          <table:table-cell office:value-type="float" office:value="11" calcext:value-type="float">
            <text:p>11</text:p>
          </table:table-cell>
          <table:table-cell office:value-type="float" office:value="52.6" calcext:value-type="float">
            <text:p>52.6</text:p>
          </table:table-cell>
          <table:table-cell office:value-type="float" office:value="65.8" calcext:value-type="float">
            <text:p>65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078" calcext:value-type="float">
            <text:p>-33.455078</text:p>
          </table:table-cell>
          <table:table-cell office:value-type="float" office:value="-70.657951" calcext:value-type="float">
            <text:p>-70.657951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35.33" calcext:value-type="float">
            <text:p>1235.33</text:p>
          </table:table-cell>
          <table:table-cell office:value-type="float" office:value="192.23" calcext:value-type="float">
            <text:p>192.23</text:p>
          </table:table-cell>
          <table:table-cell office:value-type="float" office:value="0.47" calcext:value-type="float">
            <text:p>0.47</text:p>
          </table:table-cell>
          <table:table-cell office:value-type="time" office:time-value="PT12H28M05S" calcext:value-type="time">
            <text:p>12:28:05</text:p>
          </table:table-cell>
          <table:table-cell office:value-type="float" office:value="11" calcext:value-type="float">
            <text:p>11</text:p>
          </table:table-cell>
          <table:table-cell office:value-type="float" office:value="52.6" calcext:value-type="float">
            <text:p>52.6</text:p>
          </table:table-cell>
          <table:table-cell office:value-type="float" office:value="65.8" calcext:value-type="float">
            <text:p>65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12" calcext:value-type="float">
            <text:p>-33.455120</text:p>
          </table:table-cell>
          <table:table-cell office:value-type="float" office:value="-70.657931" calcext:value-type="float">
            <text:p>-70.657931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34.61" calcext:value-type="float">
            <text:p>1234.61</text:p>
          </table:table-cell>
          <table:table-cell office:value-type="float" office:value="163.05" calcext:value-type="float">
            <text:p>163.05</text:p>
          </table:table-cell>
          <table:table-cell office:value-type="float" office:value="1.48" calcext:value-type="float">
            <text:p>1.48</text:p>
          </table:table-cell>
          <table:table-cell office:value-type="time" office:time-value="PT12H28M15S" calcext:value-type="time">
            <text:p>12:28:15</text:p>
          </table:table-cell>
          <table:table-cell office:value-type="float" office:value="11" calcext:value-type="float">
            <text:p>11</text:p>
          </table:table-cell>
          <table:table-cell office:value-type="float" office:value="53.1" calcext:value-type="float">
            <text:p>53.1</text:p>
          </table:table-cell>
          <table:table-cell office:value-type="float" office:value="65.9" calcext:value-type="float">
            <text:p>65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143" calcext:value-type="float">
            <text:p>-33.455143</text:p>
          </table:table-cell>
          <table:table-cell office:value-type="float" office:value="-70.657921" calcext:value-type="float">
            <text:p>-70.657921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34.2" calcext:value-type="float">
            <text:p>1234.20</text:p>
          </table:table-cell>
          <table:table-cell office:value-type="float" office:value="195.51" calcext:value-type="float">
            <text:p>195.51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8M19S" calcext:value-type="time">
            <text:p>12:28:19</text:p>
          </table:table-cell>
          <table:table-cell office:value-type="float" office:value="11" calcext:value-type="float">
            <text:p>11</text:p>
          </table:table-cell>
          <table:table-cell office:value-type="float" office:value="53.4" calcext:value-type="float">
            <text:p>53.4</text:p>
          </table:table-cell>
          <table:table-cell office:value-type="float" office:value="65.9" calcext:value-type="float">
            <text:p>65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143" calcext:value-type="float">
            <text:p>-33.455143</text:p>
          </table:table-cell>
          <table:table-cell office:value-type="float" office:value="-70.657921" calcext:value-type="float">
            <text:p>-70.657921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34.2" calcext:value-type="float">
            <text:p>1234.20</text:p>
          </table:table-cell>
          <table:table-cell office:value-type="float" office:value="195.51" calcext:value-type="float">
            <text:p>195.51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8M19S" calcext:value-type="time">
            <text:p>12:28:19</text:p>
          </table:table-cell>
          <table:table-cell office:value-type="float" office:value="11" calcext:value-type="float">
            <text:p>11</text:p>
          </table:table-cell>
          <table:table-cell office:value-type="float" office:value="53.4" calcext:value-type="float">
            <text:p>53.4</text:p>
          </table:table-cell>
          <table:table-cell office:value-type="float" office:value="65.9" calcext:value-type="float">
            <text:p>65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143" calcext:value-type="float">
            <text:p>-33.455143</text:p>
          </table:table-cell>
          <table:table-cell office:value-type="float" office:value="-70.657921" calcext:value-type="float">
            <text:p>-70.657921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34.2" calcext:value-type="float">
            <text:p>1234.20</text:p>
          </table:table-cell>
          <table:table-cell office:value-type="float" office:value="195.51" calcext:value-type="float">
            <text:p>195.51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8M19S" calcext:value-type="time">
            <text:p>12:28:19</text:p>
          </table:table-cell>
          <table:table-cell office:value-type="float" office:value="11" calcext:value-type="float">
            <text:p>11</text:p>
          </table:table-cell>
          <table:table-cell office:value-type="float" office:value="53.4" calcext:value-type="float">
            <text:p>53.4</text:p>
          </table:table-cell>
          <table:table-cell office:value-type="float" office:value="65.9" calcext:value-type="float">
            <text:p>65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143" calcext:value-type="float">
            <text:p>-33.455143</text:p>
          </table:table-cell>
          <table:table-cell office:value-type="float" office:value="-70.657921" calcext:value-type="float">
            <text:p>-70.657921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34.2" calcext:value-type="float">
            <text:p>1234.20</text:p>
          </table:table-cell>
          <table:table-cell office:value-type="float" office:value="195.51" calcext:value-type="float">
            <text:p>195.51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8M19S" calcext:value-type="time">
            <text:p>12:28:19</text:p>
          </table:table-cell>
          <table:table-cell office:value-type="float" office:value="11" calcext:value-type="float">
            <text:p>11</text:p>
          </table:table-cell>
          <table:table-cell office:value-type="float" office:value="53.4" calcext:value-type="float">
            <text:p>53.4</text:p>
          </table:table-cell>
          <table:table-cell office:value-type="float" office:value="65.9" calcext:value-type="float">
            <text:p>65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143" calcext:value-type="float">
            <text:p>-33.455143</text:p>
          </table:table-cell>
          <table:table-cell office:value-type="float" office:value="-70.657921" calcext:value-type="float">
            <text:p>-70.657921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34.2" calcext:value-type="float">
            <text:p>1234.20</text:p>
          </table:table-cell>
          <table:table-cell office:value-type="float" office:value="195.51" calcext:value-type="float">
            <text:p>195.51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8M19S" calcext:value-type="time">
            <text:p>12:28:19</text:p>
          </table:table-cell>
          <table:table-cell office:value-type="float" office:value="11" calcext:value-type="float">
            <text:p>11</text:p>
          </table:table-cell>
          <table:table-cell office:value-type="float" office:value="53.4" calcext:value-type="float">
            <text:p>53.4</text:p>
          </table:table-cell>
          <table:table-cell office:value-type="float" office:value="65.9" calcext:value-type="float">
            <text:p>65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373" calcext:value-type="float">
            <text:p>-33.455373</text:p>
          </table:table-cell>
          <table:table-cell office:value-type="float" office:value="-70.6579" calcext:value-type="float">
            <text:p>-70.657900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28.1" calcext:value-type="float">
            <text:p>1228.10</text:p>
          </table:table-cell>
          <table:table-cell office:value-type="float" office:value="75.51" calcext:value-type="float">
            <text:p>75.51</text:p>
          </table:table-cell>
          <table:table-cell office:value-type="float" office:value="1.49" calcext:value-type="float">
            <text:p>1.49</text:p>
          </table:table-cell>
          <table:table-cell office:value-type="time" office:time-value="PT12H28M49S" calcext:value-type="time">
            <text:p>12:28:49</text:p>
          </table:table-cell>
          <table:table-cell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66.6" calcext:value-type="float">
            <text:p>66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373" calcext:value-type="float">
            <text:p>-33.455373</text:p>
          </table:table-cell>
          <table:table-cell office:value-type="float" office:value="-70.6579" calcext:value-type="float">
            <text:p>-70.657900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28.1" calcext:value-type="float">
            <text:p>1228.10</text:p>
          </table:table-cell>
          <table:table-cell office:value-type="float" office:value="75.51" calcext:value-type="float">
            <text:p>75.51</text:p>
          </table:table-cell>
          <table:table-cell office:value-type="float" office:value="1.49" calcext:value-type="float">
            <text:p>1.49</text:p>
          </table:table-cell>
          <table:table-cell office:value-type="time" office:time-value="PT12H28M49S" calcext:value-type="time">
            <text:p>12:28:49</text:p>
          </table:table-cell>
          <table:table-cell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66.6" calcext:value-type="float">
            <text:p>66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455" calcext:value-type="float">
            <text:p>-33.455455</text:p>
          </table:table-cell>
          <table:table-cell office:value-type="float" office:value="-70.657861" calcext:value-type="float">
            <text:p>-70.65786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8.68" calcext:value-type="float">
            <text:p>168.68</text:p>
          </table:table-cell>
          <table:table-cell office:value-type="float" office:value="1.18" calcext:value-type="float">
            <text:p>1.18</text:p>
          </table:table-cell>
          <table:table-cell office:value-type="time" office:time-value="PT12H28M57S" calcext:value-type="time">
            <text:p>12:28:57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455" calcext:value-type="float">
            <text:p>-33.455455</text:p>
          </table:table-cell>
          <table:table-cell office:value-type="float" office:value="-70.657861" calcext:value-type="float">
            <text:p>-70.65786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8.68" calcext:value-type="float">
            <text:p>168.68</text:p>
          </table:table-cell>
          <table:table-cell office:value-type="float" office:value="1.18" calcext:value-type="float">
            <text:p>1.18</text:p>
          </table:table-cell>
          <table:table-cell office:value-type="time" office:time-value="PT12H28M57S" calcext:value-type="time">
            <text:p>12:28:57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455" calcext:value-type="float">
            <text:p>-33.455455</text:p>
          </table:table-cell>
          <table:table-cell office:value-type="float" office:value="-70.657861" calcext:value-type="float">
            <text:p>-70.65786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8.68" calcext:value-type="float">
            <text:p>168.68</text:p>
          </table:table-cell>
          <table:table-cell office:value-type="float" office:value="1.18" calcext:value-type="float">
            <text:p>1.18</text:p>
          </table:table-cell>
          <table:table-cell office:value-type="time" office:time-value="PT12H28M57S" calcext:value-type="time">
            <text:p>12:28:57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455" calcext:value-type="float">
            <text:p>-33.455455</text:p>
          </table:table-cell>
          <table:table-cell office:value-type="float" office:value="-70.657861" calcext:value-type="float">
            <text:p>-70.65786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8.68" calcext:value-type="float">
            <text:p>168.68</text:p>
          </table:table-cell>
          <table:table-cell office:value-type="float" office:value="1.18" calcext:value-type="float">
            <text:p>1.18</text:p>
          </table:table-cell>
          <table:table-cell office:value-type="time" office:time-value="PT12H28M57S" calcext:value-type="time">
            <text:p>12:28:57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455" calcext:value-type="float">
            <text:p>-33.455455</text:p>
          </table:table-cell>
          <table:table-cell office:value-type="float" office:value="-70.657861" calcext:value-type="float">
            <text:p>-70.65786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8.68" calcext:value-type="float">
            <text:p>168.68</text:p>
          </table:table-cell>
          <table:table-cell office:value-type="float" office:value="1.18" calcext:value-type="float">
            <text:p>1.18</text:p>
          </table:table-cell>
          <table:table-cell office:value-type="time" office:time-value="PT12H28M57S" calcext:value-type="time">
            <text:p>12:28:57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455" calcext:value-type="float">
            <text:p>-33.455455</text:p>
          </table:table-cell>
          <table:table-cell office:value-type="float" office:value="-70.657861" calcext:value-type="float">
            <text:p>-70.65786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8.68" calcext:value-type="float">
            <text:p>168.68</text:p>
          </table:table-cell>
          <table:table-cell office:value-type="float" office:value="1.18" calcext:value-type="float">
            <text:p>1.18</text:p>
          </table:table-cell>
          <table:table-cell office:value-type="time" office:time-value="PT12H28M57S" calcext:value-type="time">
            <text:p>12:28:57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455" calcext:value-type="float">
            <text:p>-33.455455</text:p>
          </table:table-cell>
          <table:table-cell office:value-type="float" office:value="-70.657861" calcext:value-type="float">
            <text:p>-70.65786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8.68" calcext:value-type="float">
            <text:p>168.68</text:p>
          </table:table-cell>
          <table:table-cell office:value-type="float" office:value="1.18" calcext:value-type="float">
            <text:p>1.18</text:p>
          </table:table-cell>
          <table:table-cell office:value-type="time" office:time-value="PT12H28M57S" calcext:value-type="time">
            <text:p>12:28:57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455" calcext:value-type="float">
            <text:p>-33.455455</text:p>
          </table:table-cell>
          <table:table-cell office:value-type="float" office:value="-70.657861" calcext:value-type="float">
            <text:p>-70.65786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8.68" calcext:value-type="float">
            <text:p>168.68</text:p>
          </table:table-cell>
          <table:table-cell office:value-type="float" office:value="1.18" calcext:value-type="float">
            <text:p>1.18</text:p>
          </table:table-cell>
          <table:table-cell office:value-type="time" office:time-value="PT12H28M57S" calcext:value-type="time">
            <text:p>12:28:57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455" calcext:value-type="float">
            <text:p>-33.455455</text:p>
          </table:table-cell>
          <table:table-cell office:value-type="float" office:value="-70.657861" calcext:value-type="float">
            <text:p>-70.65786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8.68" calcext:value-type="float">
            <text:p>168.68</text:p>
          </table:table-cell>
          <table:table-cell office:value-type="float" office:value="1.18" calcext:value-type="float">
            <text:p>1.18</text:p>
          </table:table-cell>
          <table:table-cell office:value-type="time" office:time-value="PT12H28M57S" calcext:value-type="time">
            <text:p>12:28:57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5455" calcext:value-type="float">
            <text:p>-33.455455</text:p>
          </table:table-cell>
          <table:table-cell office:value-type="float" office:value="-70.657861" calcext:value-type="float">
            <text:p>-70.65786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8.68" calcext:value-type="float">
            <text:p>168.68</text:p>
          </table:table-cell>
          <table:table-cell office:value-type="float" office:value="1.18" calcext:value-type="float">
            <text:p>1.18</text:p>
          </table:table-cell>
          <table:table-cell office:value-type="time" office:time-value="PT12H28M57S" calcext:value-type="time">
            <text:p>12:28:57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68.6" calcext:value-type="float">
            <text:p>68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6276" calcext:value-type="float">
            <text:p>-33.456276</text:p>
          </table:table-cell>
          <table:table-cell office:value-type="float" office:value="-70.657978" calcext:value-type="float">
            <text:p>-70.657978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11" calcext:value-type="float">
            <text:p>1311.00</text:p>
          </table:table-cell>
          <table:table-cell office:value-type="float" office:value="165.38" calcext:value-type="float">
            <text:p>165.38</text:p>
          </table:table-cell>
          <table:table-cell office:value-type="float" office:value="2.27" calcext:value-type="float">
            <text:p>2.27</text:p>
          </table:table-cell>
          <table:table-cell office:value-type="time" office:time-value="PT12H29M47S" calcext:value-type="time">
            <text:p>12:29:47</text:p>
          </table:table-cell>
          <table:table-cell office:value-type="float" office:value="11" calcext:value-type="float">
            <text:p>11</text:p>
          </table:table-cell>
          <table:table-cell office:value-type="float" office:value="64.8" calcext:value-type="float">
            <text:p>64.8</text:p>
          </table:table-cell>
          <table:table-cell office:value-type="float" office:value="71.1" calcext:value-type="float">
            <text:p>71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6276" calcext:value-type="float">
            <text:p>-33.456276</text:p>
          </table:table-cell>
          <table:table-cell office:value-type="float" office:value="-70.657978" calcext:value-type="float">
            <text:p>-70.657978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11" calcext:value-type="float">
            <text:p>1311.00</text:p>
          </table:table-cell>
          <table:table-cell office:value-type="float" office:value="165.38" calcext:value-type="float">
            <text:p>165.38</text:p>
          </table:table-cell>
          <table:table-cell office:value-type="float" office:value="2.27" calcext:value-type="float">
            <text:p>2.27</text:p>
          </table:table-cell>
          <table:table-cell office:value-type="time" office:time-value="PT12H29M47S" calcext:value-type="time">
            <text:p>12:29:47</text:p>
          </table:table-cell>
          <table:table-cell office:value-type="float" office:value="11" calcext:value-type="float">
            <text:p>11</text:p>
          </table:table-cell>
          <table:table-cell office:value-type="float" office:value="64.8" calcext:value-type="float">
            <text:p>64.8</text:p>
          </table:table-cell>
          <table:table-cell office:value-type="float" office:value="71.1" calcext:value-type="float">
            <text:p>71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6446" calcext:value-type="float">
            <text:p>-33.456446</text:p>
          </table:table-cell>
          <table:table-cell office:value-type="float" office:value="-70.658001" calcext:value-type="float">
            <text:p>-70.65800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07.52" calcext:value-type="float">
            <text:p>1307.52</text:p>
          </table:table-cell>
          <table:table-cell office:value-type="float" office:value="207.13" calcext:value-type="float">
            <text:p>207.13</text:p>
          </table:table-cell>
          <table:table-cell office:value-type="float" office:value="2.52" calcext:value-type="float">
            <text:p>2.52</text:p>
          </table:table-cell>
          <table:table-cell office:value-type="time" office:time-value="PT12H29M57S" calcext:value-type="time">
            <text:p>12:29:57</text:p>
          </table:table-cell>
          <table:table-cell office:value-type="float" office:value="11" calcext:value-type="float">
            <text:p>11</text:p>
          </table:table-cell>
          <table:table-cell office:value-type="float" office:value="66.7" calcext:value-type="float">
            <text:p>66.7</text:p>
          </table:table-cell>
          <table:table-cell office:value-type="float" office:value="71.5" calcext:value-type="float">
            <text:p>71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6446" calcext:value-type="float">
            <text:p>-33.456446</text:p>
          </table:table-cell>
          <table:table-cell office:value-type="float" office:value="-70.658001" calcext:value-type="float">
            <text:p>-70.65800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07.52" calcext:value-type="float">
            <text:p>1307.52</text:p>
          </table:table-cell>
          <table:table-cell office:value-type="float" office:value="207.13" calcext:value-type="float">
            <text:p>207.13</text:p>
          </table:table-cell>
          <table:table-cell office:value-type="float" office:value="2.52" calcext:value-type="float">
            <text:p>2.52</text:p>
          </table:table-cell>
          <table:table-cell office:value-type="time" office:time-value="PT12H29M57S" calcext:value-type="time">
            <text:p>12:29:57</text:p>
          </table:table-cell>
          <table:table-cell office:value-type="float" office:value="11" calcext:value-type="float">
            <text:p>11</text:p>
          </table:table-cell>
          <table:table-cell office:value-type="float" office:value="66.7" calcext:value-type="float">
            <text:p>66.7</text:p>
          </table:table-cell>
          <table:table-cell office:value-type="float" office:value="71.5" calcext:value-type="float">
            <text:p>71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6446" calcext:value-type="float">
            <text:p>-33.456446</text:p>
          </table:table-cell>
          <table:table-cell office:value-type="float" office:value="-70.658001" calcext:value-type="float">
            <text:p>-70.658001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07.52" calcext:value-type="float">
            <text:p>1307.52</text:p>
          </table:table-cell>
          <table:table-cell office:value-type="float" office:value="207.13" calcext:value-type="float">
            <text:p>207.13</text:p>
          </table:table-cell>
          <table:table-cell office:value-type="float" office:value="2.52" calcext:value-type="float">
            <text:p>2.52</text:p>
          </table:table-cell>
          <table:table-cell office:value-type="time" office:time-value="PT12H29M57S" calcext:value-type="time">
            <text:p>12:29:57</text:p>
          </table:table-cell>
          <table:table-cell office:value-type="float" office:value="11" calcext:value-type="float">
            <text:p>11</text:p>
          </table:table-cell>
          <table:table-cell office:value-type="float" office:value="66.7" calcext:value-type="float">
            <text:p>66.7</text:p>
          </table:table-cell>
          <table:table-cell office:value-type="float" office:value="71.5" calcext:value-type="float">
            <text:p>71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6823" calcext:value-type="float">
            <text:p>-33.456823</text:p>
          </table:table-cell>
          <table:table-cell office:value-type="float" office:value="-70.658038" calcext:value-type="float">
            <text:p>-70.658038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01.12" calcext:value-type="float">
            <text:p>1301.12</text:p>
          </table:table-cell>
          <table:table-cell office:value-type="float" office:value="166.68" calcext:value-type="float">
            <text:p>166.68</text:p>
          </table:table-cell>
          <table:table-cell office:value-type="float" office:value="2.48" calcext:value-type="float">
            <text:p>2.48</text:p>
          </table:table-cell>
          <table:table-cell office:value-type="time" office:time-value="PT12H30M16S" calcext:value-type="time">
            <text:p>12:30:16</text:p>
          </table:table-cell>
          <table:table-cell office:value-type="float" office:value="11" calcext:value-type="float">
            <text:p>11</text:p>
          </table:table-cell>
          <table:table-cell office:value-type="float" office:value="71.3" calcext:value-type="float">
            <text:p>71.3</text:p>
          </table:table-cell>
          <table:table-cell office:value-type="float" office:value="72.4" calcext:value-type="float">
            <text:p>72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6823" calcext:value-type="float">
            <text:p>-33.456823</text:p>
          </table:table-cell>
          <table:table-cell office:value-type="float" office:value="-70.658038" calcext:value-type="float">
            <text:p>-70.658038</text:p>
          </table:table-cell>
          <table:table-cell office:value-type="float" office:value="1797.1" calcext:value-type="float">
            <text:p>1797.1</text:p>
          </table:table-cell>
          <table:table-cell office:value-type="float" office:value="1301.12" calcext:value-type="float">
            <text:p>1301.12</text:p>
          </table:table-cell>
          <table:table-cell office:value-type="float" office:value="166.68" calcext:value-type="float">
            <text:p>166.68</text:p>
          </table:table-cell>
          <table:table-cell office:value-type="float" office:value="2.48" calcext:value-type="float">
            <text:p>2.48</text:p>
          </table:table-cell>
          <table:table-cell office:value-type="time" office:time-value="PT12H30M16S" calcext:value-type="time">
            <text:p>12:30:16</text:p>
          </table:table-cell>
          <table:table-cell office:value-type="float" office:value="11" calcext:value-type="float">
            <text:p>11</text:p>
          </table:table-cell>
          <table:table-cell office:value-type="float" office:value="71.3" calcext:value-type="float">
            <text:p>71.3</text:p>
          </table:table-cell>
          <table:table-cell office:value-type="float" office:value="72.4" calcext:value-type="float">
            <text:p>72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6823" calcext:value-type="float">
            <text:p>-33.456823</text:p>
          </table:table-cell>
          <table:table-cell office:value-type="float" office:value="-70.658038" calcext:value-type="float">
            <text:p>-70.658038</text:p>
          </table:table-cell>
          <table:table-cell office:value-type="float" office:value="1903.9" calcext:value-type="float">
            <text:p>1903.9</text:p>
          </table:table-cell>
          <table:table-cell office:value-type="float" office:value="1403.28" calcext:value-type="float">
            <text:p>1403.28</text:p>
          </table:table-cell>
          <table:table-cell office:value-type="float" office:value="166.68" calcext:value-type="float">
            <text:p>166.68</text:p>
          </table:table-cell>
          <table:table-cell office:value-type="float" office:value="2.48" calcext:value-type="float">
            <text:p>2.48</text:p>
          </table:table-cell>
          <table:table-cell office:value-type="time" office:time-value="PT12H30M16S" calcext:value-type="time">
            <text:p>12:30:16</text:p>
          </table:table-cell>
          <table:table-cell office:value-type="float" office:value="11" calcext:value-type="float">
            <text:p>11</text:p>
          </table:table-cell>
          <table:table-cell office:value-type="float" office:value="71.3" calcext:value-type="float">
            <text:p>71.3</text:p>
          </table:table-cell>
          <table:table-cell office:value-type="float" office:value="73.7" calcext:value-type="float">
            <text:p>73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55" calcext:value-type="float">
            <text:p>-33.457155</text:p>
          </table:table-cell>
          <table:table-cell office:value-type="float" office:value="-70.658088" calcext:value-type="float">
            <text:p>-70.658088</text:p>
          </table:table-cell>
          <table:table-cell office:value-type="float" office:value="1903.9" calcext:value-type="float">
            <text:p>1903.9</text:p>
          </table:table-cell>
          <table:table-cell office:value-type="float" office:value="1398.67" calcext:value-type="float">
            <text:p>1398.67</text:p>
          </table:table-cell>
          <table:table-cell office:value-type="float" office:value="176" calcext:value-type="float">
            <text:p>176.00</text:p>
          </table:table-cell>
          <table:table-cell office:value-type="float" office:value="1.25" calcext:value-type="float">
            <text:p>1.25</text:p>
          </table:table-cell>
          <table:table-cell office:value-type="time" office:time-value="PT12H30M33S" calcext:value-type="time">
            <text:p>12:30:33</text:p>
          </table:table-cell>
          <table:table-cell office:value-type="float" office:value="11" calcext:value-type="float">
            <text:p>11</text:p>
          </table:table-cell>
          <table:table-cell office:value-type="float" office:value="75.6" calcext:value-type="float">
            <text:p>75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55" calcext:value-type="float">
            <text:p>-33.457155</text:p>
          </table:table-cell>
          <table:table-cell office:value-type="float" office:value="-70.658088" calcext:value-type="float">
            <text:p>-70.658088</text:p>
          </table:table-cell>
          <table:table-cell office:value-type="float" office:value="1903.9" calcext:value-type="float">
            <text:p>1903.9</text:p>
          </table:table-cell>
          <table:table-cell office:value-type="float" office:value="1398.67" calcext:value-type="float">
            <text:p>1398.67</text:p>
          </table:table-cell>
          <table:table-cell office:value-type="float" office:value="176" calcext:value-type="float">
            <text:p>176.00</text:p>
          </table:table-cell>
          <table:table-cell office:value-type="float" office:value="1.25" calcext:value-type="float">
            <text:p>1.25</text:p>
          </table:table-cell>
          <table:table-cell office:value-type="time" office:time-value="PT12H30M33S" calcext:value-type="time">
            <text:p>12:30:33</text:p>
          </table:table-cell>
          <table:table-cell office:value-type="float" office:value="11" calcext:value-type="float">
            <text:p>11</text:p>
          </table:table-cell>
          <table:table-cell office:value-type="float" office:value="75.6" calcext:value-type="float">
            <text:p>75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155" calcext:value-type="float">
            <text:p>-33.457155</text:p>
          </table:table-cell>
          <table:table-cell office:value-type="float" office:value="-70.658088" calcext:value-type="float">
            <text:p>-70.658088</text:p>
          </table:table-cell>
          <table:table-cell office:value-type="float" office:value="1942.3" calcext:value-type="float">
            <text:p>1942.3</text:p>
          </table:table-cell>
          <table:table-cell office:value-type="float" office:value="1435.68" calcext:value-type="float">
            <text:p>1435.68</text:p>
          </table:table-cell>
          <table:table-cell office:value-type="float" office:value="176" calcext:value-type="float">
            <text:p>176.00</text:p>
          </table:table-cell>
          <table:table-cell office:value-type="float" office:value="1.25" calcext:value-type="float">
            <text:p>1.25</text:p>
          </table:table-cell>
          <table:table-cell office:value-type="time" office:time-value="PT12H30M33S" calcext:value-type="time">
            <text:p>12:30:33</text:p>
          </table:table-cell>
          <table:table-cell office:value-type="float" office:value="11" calcext:value-type="float">
            <text:p>11</text:p>
          </table:table-cell>
          <table:table-cell office:value-type="float" office:value="75.6" calcext:value-type="float">
            <text:p>75.6</text:p>
          </table:table-cell>
          <table:table-cell office:value-type="float" office:value="74.8" calcext:value-type="float">
            <text:p>74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35" calcext:value-type="float">
            <text:p>-33.457335</text:p>
          </table:table-cell>
          <table:table-cell office:value-type="float" office:value="-70.658053" calcext:value-type="float">
            <text:p>-70.658053</text:p>
          </table:table-cell>
          <table:table-cell office:value-type="float" office:value="1942.3" calcext:value-type="float">
            <text:p>1942.3</text:p>
          </table:table-cell>
          <table:table-cell office:value-type="float" office:value="1435.09" calcext:value-type="float">
            <text:p>1435.09</text:p>
          </table:table-cell>
          <table:table-cell office:value-type="float" office:value="178.04" calcext:value-type="float">
            <text:p>178.04</text:p>
          </table:table-cell>
          <table:table-cell office:value-type="float" office:value="2.29" calcext:value-type="float">
            <text:p>2.29</text:p>
          </table:table-cell>
          <table:table-cell office:value-type="time" office:time-value="PT12H30M43S" calcext:value-type="time">
            <text:p>12:30:43</text:p>
          </table:table-cell>
          <table:table-cell office:value-type="float" office:value="11" calcext:value-type="float">
            <text:p>11</text:p>
          </table:table-cell>
          <table:table-cell office:value-type="float" office:value="78.2" calcext:value-type="float">
            <text:p>78.2</text:p>
          </table:table-cell>
          <table:table-cell office:value-type="float" office:value="74.9" calcext:value-type="float">
            <text:p>74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35" calcext:value-type="float">
            <text:p>-33.457335</text:p>
          </table:table-cell>
          <table:table-cell office:value-type="float" office:value="-70.658053" calcext:value-type="float">
            <text:p>-70.658053</text:p>
          </table:table-cell>
          <table:table-cell office:value-type="float" office:value="1942.3" calcext:value-type="float">
            <text:p>1942.3</text:p>
          </table:table-cell>
          <table:table-cell office:value-type="float" office:value="1435.09" calcext:value-type="float">
            <text:p>1435.09</text:p>
          </table:table-cell>
          <table:table-cell office:value-type="float" office:value="178.04" calcext:value-type="float">
            <text:p>178.04</text:p>
          </table:table-cell>
          <table:table-cell office:value-type="float" office:value="2.29" calcext:value-type="float">
            <text:p>2.29</text:p>
          </table:table-cell>
          <table:table-cell office:value-type="time" office:time-value="PT12H30M43S" calcext:value-type="time">
            <text:p>12:30:43</text:p>
          </table:table-cell>
          <table:table-cell office:value-type="float" office:value="11" calcext:value-type="float">
            <text:p>11</text:p>
          </table:table-cell>
          <table:table-cell office:value-type="float" office:value="78.2" calcext:value-type="float">
            <text:p>78.2</text:p>
          </table:table-cell>
          <table:table-cell office:value-type="float" office:value="74.9" calcext:value-type="float">
            <text:p>74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335" calcext:value-type="float">
            <text:p>-33.457335</text:p>
          </table:table-cell>
          <table:table-cell office:value-type="float" office:value="-70.658053" calcext:value-type="float">
            <text:p>-70.658053</text:p>
          </table:table-cell>
          <table:table-cell office:value-type="float" office:value="1942.3" calcext:value-type="float">
            <text:p>1942.3</text:p>
          </table:table-cell>
          <table:table-cell office:value-type="float" office:value="1435.09" calcext:value-type="float">
            <text:p>1435.09</text:p>
          </table:table-cell>
          <table:table-cell office:value-type="float" office:value="178.04" calcext:value-type="float">
            <text:p>178.04</text:p>
          </table:table-cell>
          <table:table-cell office:value-type="float" office:value="2.29" calcext:value-type="float">
            <text:p>2.29</text:p>
          </table:table-cell>
          <table:table-cell office:value-type="time" office:time-value="PT12H30M43S" calcext:value-type="time">
            <text:p>12:30:43</text:p>
          </table:table-cell>
          <table:table-cell office:value-type="float" office:value="11" calcext:value-type="float">
            <text:p>11</text:p>
          </table:table-cell>
          <table:table-cell office:value-type="float" office:value="78.2" calcext:value-type="float">
            <text:p>78.2</text:p>
          </table:table-cell>
          <table:table-cell office:value-type="float" office:value="74.9" calcext:value-type="float">
            <text:p>74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806" calcext:value-type="float">
            <text:p>-33.457806</text:p>
          </table:table-cell>
          <table:table-cell office:value-type="float" office:value="-70.657818" calcext:value-type="float">
            <text:p>-70.657818</text:p>
          </table:table-cell>
          <table:table-cell office:value-type="float" office:value="1942.3" calcext:value-type="float">
            <text:p>1942.3</text:p>
          </table:table-cell>
          <table:table-cell office:value-type="float" office:value="1438.4" calcext:value-type="float">
            <text:p>1438.40</text:p>
          </table:table-cell>
          <table:table-cell office:value-type="float" office:value="180.92" calcext:value-type="float">
            <text:p>180.92</text:p>
          </table:table-cell>
          <table:table-cell office:value-type="float" office:value="0.57" calcext:value-type="float">
            <text:p>0.57</text:p>
          </table:table-cell>
          <table:table-cell office:value-type="time" office:time-value="PT12H31M00S" calcext:value-type="time">
            <text:p>12:31:00</text:p>
          </table:table-cell>
          <table:table-cell office:value-type="float" office:value="11" calcext:value-type="float">
            <text:p>11</text:p>
          </table:table-cell>
          <table:table-cell office:value-type="float" office:value="85.2" calcext:value-type="float">
            <text:p>85.2</text:p>
          </table:table-cell>
          <table:table-cell office:value-type="float" office:value="74.4" calcext:value-type="float">
            <text:p>74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806" calcext:value-type="float">
            <text:p>-33.457806</text:p>
          </table:table-cell>
          <table:table-cell office:value-type="float" office:value="-70.657818" calcext:value-type="float">
            <text:p>-70.657818</text:p>
          </table:table-cell>
          <table:table-cell office:value-type="float" office:value="1942.3" calcext:value-type="float">
            <text:p>1942.3</text:p>
          </table:table-cell>
          <table:table-cell office:value-type="float" office:value="1438.4" calcext:value-type="float">
            <text:p>1438.40</text:p>
          </table:table-cell>
          <table:table-cell office:value-type="float" office:value="180.92" calcext:value-type="float">
            <text:p>180.92</text:p>
          </table:table-cell>
          <table:table-cell office:value-type="float" office:value="0.57" calcext:value-type="float">
            <text:p>0.57</text:p>
          </table:table-cell>
          <table:table-cell office:value-type="time" office:time-value="PT12H31M00S" calcext:value-type="time">
            <text:p>12:31:00</text:p>
          </table:table-cell>
          <table:table-cell office:value-type="float" office:value="11" calcext:value-type="float">
            <text:p>11</text:p>
          </table:table-cell>
          <table:table-cell office:value-type="float" office:value="85.2" calcext:value-type="float">
            <text:p>85.2</text:p>
          </table:table-cell>
          <table:table-cell office:value-type="float" office:value="74.4" calcext:value-type="float">
            <text:p>74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785" calcext:value-type="float">
            <text:p>-33.457850</text:p>
          </table:table-cell>
          <table:table-cell office:value-type="float" office:value="-70.657895" calcext:value-type="float">
            <text:p>-70.657895</text:p>
          </table:table-cell>
          <table:table-cell office:value-type="float" office:value="2118.9" calcext:value-type="float">
            <text:p>2118.9</text:p>
          </table:table-cell>
          <table:table-cell office:value-type="float" office:value="1607.38" calcext:value-type="float">
            <text:p>1607.38</text:p>
          </table:table-cell>
          <table:table-cell office:value-type="float" office:value="180.92" calcext:value-type="float">
            <text:p>180.92</text:p>
          </table:table-cell>
          <table:table-cell office:value-type="float" office:value="0.57" calcext:value-type="float">
            <text:p>0.57</text:p>
          </table:table-cell>
          <table:table-cell office:value-type="time" office:time-value="PT12H31M04S" calcext:value-type="time">
            <text:p>12:31:04</text:p>
          </table:table-cell>
          <table:table-cell office:value-type="float" office:value="11" calcext:value-type="float">
            <text:p>11</text:p>
          </table:table-cell>
          <table:table-cell office:value-type="float" office:value="85.7" calcext:value-type="float">
            <text:p>85.7</text:p>
          </table:table-cell>
          <table:table-cell office:value-type="float" office:value="76.3" calcext:value-type="float">
            <text:p>76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021" calcext:value-type="float">
            <text:p>-33.458021</text:p>
          </table:table-cell>
          <table:table-cell office:value-type="float" office:value="-70.657863" calcext:value-type="float">
            <text:p>-70.657863</text:p>
          </table:table-cell>
          <table:table-cell office:value-type="float" office:value="2118.9" calcext:value-type="float">
            <text:p>2118.9</text:p>
          </table:table-cell>
          <table:table-cell office:value-type="float" office:value="1607.79" calcext:value-type="float">
            <text:p>1607.79</text:p>
          </table:table-cell>
          <table:table-cell office:value-type="float" office:value="149.61" calcext:value-type="float">
            <text:p>149.61</text:p>
          </table:table-cell>
          <table:table-cell office:value-type="float" office:value="2.7" calcext:value-type="float">
            <text:p>2.70</text:p>
          </table:table-cell>
          <table:table-cell office:value-type="time" office:time-value="PT12H31M16S" calcext:value-type="time">
            <text:p>12:31:16</text:p>
          </table:table-cell>
          <table:table-cell office:value-type="float" office:value="11" calcext:value-type="float">
            <text:p>11</text:p>
          </table:table-cell>
          <table:table-cell office:value-type="float" office:value="88.1" calcext:value-type="float">
            <text:p>88.1</text:p>
          </table:table-cell>
          <table:table-cell office:value-type="float" office:value="76.3" calcext:value-type="float">
            <text:p>76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088" calcext:value-type="float">
            <text:p>-33.458088</text:p>
          </table:table-cell>
          <table:table-cell office:value-type="float" office:value="-70.657813" calcext:value-type="float">
            <text:p>-70.657813</text:p>
          </table:table-cell>
          <table:table-cell office:value-type="float" office:value="2118.9" calcext:value-type="float">
            <text:p>2118.9</text:p>
          </table:table-cell>
          <table:table-cell office:value-type="float" office:value="1608.84" calcext:value-type="float">
            <text:p>1608.84</text:p>
          </table:table-cell>
          <table:table-cell office:value-type="float" office:value="142.49" calcext:value-type="float">
            <text:p>142.49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31M21S" calcext:value-type="time">
            <text:p>12:31:21</text:p>
          </table:table-cell>
          <table:table-cell office:value-type="float" office:value="11" calcext:value-type="float">
            <text:p>11</text:p>
          </table:table-cell>
          <table:table-cell office:value-type="float" office:value="89.1" calcext:value-type="float">
            <text:p>89.1</text:p>
          </table:table-cell>
          <table:table-cell office:value-type="float" office:value="76.1" calcext:value-type="float">
            <text:p>76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088" calcext:value-type="float">
            <text:p>-33.458088</text:p>
          </table:table-cell>
          <table:table-cell office:value-type="float" office:value="-70.657813" calcext:value-type="float">
            <text:p>-70.657813</text:p>
          </table:table-cell>
          <table:table-cell office:value-type="float" office:value="2118.9" calcext:value-type="float">
            <text:p>2118.9</text:p>
          </table:table-cell>
          <table:table-cell office:value-type="float" office:value="1608.84" calcext:value-type="float">
            <text:p>1608.84</text:p>
          </table:table-cell>
          <table:table-cell office:value-type="float" office:value="142.49" calcext:value-type="float">
            <text:p>142.49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31M21S" calcext:value-type="time">
            <text:p>12:31:21</text:p>
          </table:table-cell>
          <table:table-cell office:value-type="float" office:value="11" calcext:value-type="float">
            <text:p>11</text:p>
          </table:table-cell>
          <table:table-cell office:value-type="float" office:value="89.1" calcext:value-type="float">
            <text:p>89.1</text:p>
          </table:table-cell>
          <table:table-cell office:value-type="float" office:value="76.1" calcext:value-type="float">
            <text:p>76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088" calcext:value-type="float">
            <text:p>-33.458088</text:p>
          </table:table-cell>
          <table:table-cell office:value-type="float" office:value="-70.657813" calcext:value-type="float">
            <text:p>-70.657813</text:p>
          </table:table-cell>
          <table:table-cell office:value-type="float" office:value="2118.9" calcext:value-type="float">
            <text:p>2118.9</text:p>
          </table:table-cell>
          <table:table-cell office:value-type="float" office:value="1608.84" calcext:value-type="float">
            <text:p>1608.84</text:p>
          </table:table-cell>
          <table:table-cell office:value-type="float" office:value="142.49" calcext:value-type="float">
            <text:p>142.49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31M21S" calcext:value-type="time">
            <text:p>12:31:21</text:p>
          </table:table-cell>
          <table:table-cell office:value-type="float" office:value="11" calcext:value-type="float">
            <text:p>11</text:p>
          </table:table-cell>
          <table:table-cell office:value-type="float" office:value="89.1" calcext:value-type="float">
            <text:p>89.1</text:p>
          </table:table-cell>
          <table:table-cell office:value-type="float" office:value="76.1" calcext:value-type="float">
            <text:p>76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398" calcext:value-type="float">
            <text:p>-33.458398</text:p>
          </table:table-cell>
          <table:table-cell office:value-type="float" office:value="-70.657491" calcext:value-type="float">
            <text:p>-70.657491</text:p>
          </table:table-cell>
          <table:table-cell office:value-type="float" office:value="2118.9" calcext:value-type="float">
            <text:p>2118.9</text:p>
          </table:table-cell>
          <table:table-cell office:value-type="float" office:value="1616.47" calcext:value-type="float">
            <text:p>1616.47</text:p>
          </table:table-cell>
          <table:table-cell office:value-type="float" office:value="134.66" calcext:value-type="float">
            <text:p>134.66</text:p>
          </table:table-cell>
          <table:table-cell office:value-type="float" office:value="2.69" calcext:value-type="float">
            <text:p>2.69</text:p>
          </table:table-cell>
          <table:table-cell office:value-type="time" office:time-value="PT12H31M42S" calcext:value-type="time">
            <text:p>12:31:42</text:p>
          </table:table-cell>
          <table:table-cell office:value-type="float" office:value="11" calcext:value-type="float">
            <text:p>11</text:p>
          </table:table-cell>
          <table:table-cell office:value-type="float" office:value="93.1" calcext:value-type="float">
            <text:p>93.1</text:p>
          </table:table-cell>
          <table:table-cell office:value-type="float" office:value="75.1" calcext:value-type="float">
            <text:p>7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398" calcext:value-type="float">
            <text:p>-33.458398</text:p>
          </table:table-cell>
          <table:table-cell office:value-type="float" office:value="-70.657491" calcext:value-type="float">
            <text:p>-70.657491</text:p>
          </table:table-cell>
          <table:table-cell office:value-type="float" office:value="2118.9" calcext:value-type="float">
            <text:p>2118.9</text:p>
          </table:table-cell>
          <table:table-cell office:value-type="float" office:value="1616.47" calcext:value-type="float">
            <text:p>1616.47</text:p>
          </table:table-cell>
          <table:table-cell office:value-type="float" office:value="134.66" calcext:value-type="float">
            <text:p>134.66</text:p>
          </table:table-cell>
          <table:table-cell office:value-type="float" office:value="2.69" calcext:value-type="float">
            <text:p>2.69</text:p>
          </table:table-cell>
          <table:table-cell office:value-type="time" office:time-value="PT12H31M42S" calcext:value-type="time">
            <text:p>12:31:42</text:p>
          </table:table-cell>
          <table:table-cell office:value-type="float" office:value="11" calcext:value-type="float">
            <text:p>11</text:p>
          </table:table-cell>
          <table:table-cell office:value-type="float" office:value="93.1" calcext:value-type="float">
            <text:p>93.1</text:p>
          </table:table-cell>
          <table:table-cell office:value-type="float" office:value="75.1" calcext:value-type="float">
            <text:p>75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398" calcext:value-type="float">
            <text:p>-33.458398</text:p>
          </table:table-cell>
          <table:table-cell office:value-type="float" office:value="-70.657491" calcext:value-type="float">
            <text:p>-70.657491</text:p>
          </table:table-cell>
          <table:table-cell office:value-type="float" office:value="2297.2" calcext:value-type="float">
            <text:p>2297.2</text:p>
          </table:table-cell>
          <table:table-cell office:value-type="float" office:value="1789.34" calcext:value-type="float">
            <text:p>1789.34</text:p>
          </table:table-cell>
          <table:table-cell office:value-type="float" office:value="134.66" calcext:value-type="float">
            <text:p>134.66</text:p>
          </table:table-cell>
          <table:table-cell office:value-type="float" office:value="2.69" calcext:value-type="float">
            <text:p>2.69</text:p>
          </table:table-cell>
          <table:table-cell office:value-type="time" office:time-value="PT12H31M42S" calcext:value-type="time">
            <text:p>12:31:42</text:p>
          </table:table-cell>
          <table:table-cell office:value-type="float" office:value="11" calcext:value-type="float">
            <text:p>11</text:p>
          </table:table-cell>
          <table:table-cell office:value-type="float" office:value="93.1" calcext:value-type="float">
            <text:p>93.1</text:p>
          </table:table-cell>
          <table:table-cell office:value-type="float" office:value="76.5" calcext:value-type="float">
            <text:p>76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668" calcext:value-type="float">
            <text:p>-33.458668</text:p>
          </table:table-cell>
          <table:table-cell office:value-type="float" office:value="-70.657273" calcext:value-type="float">
            <text:p>-70.657273</text:p>
          </table:table-cell>
          <table:table-cell office:value-type="float" office:value="2297.2" calcext:value-type="float">
            <text:p>2297.2</text:p>
          </table:table-cell>
          <table:table-cell office:value-type="float" office:value="1794.85" calcext:value-type="float">
            <text:p>1794.85</text:p>
          </table:table-cell>
          <table:table-cell office:value-type="float" office:value="159.27" calcext:value-type="float">
            <text:p>159.27</text:p>
          </table:table-cell>
          <table:table-cell office:value-type="float" office:value="3.6" calcext:value-type="float">
            <text:p>3.60</text:p>
          </table:table-cell>
          <table:table-cell office:value-type="time" office:time-value="PT12H31M58S" calcext:value-type="time">
            <text:p>12:31:58</text:p>
          </table:table-cell>
          <table:table-cell office:value-type="float" office:value="11" calcext:value-type="float">
            <text:p>11</text:p>
          </table:table-cell>
          <table:table-cell office:value-type="float" office:value="96.2" calcext:value-type="float">
            <text:p>96.2</text:p>
          </table:table-cell>
          <table:table-cell office:value-type="float" office:value="75.8" calcext:value-type="float">
            <text:p>75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668" calcext:value-type="float">
            <text:p>-33.458668</text:p>
          </table:table-cell>
          <table:table-cell office:value-type="float" office:value="-70.657273" calcext:value-type="float">
            <text:p>-70.657273</text:p>
          </table:table-cell>
          <table:table-cell office:value-type="float" office:value="2377.4" calcext:value-type="float">
            <text:p>2377.4</text:p>
          </table:table-cell>
          <table:table-cell office:value-type="float" office:value="1872.71" calcext:value-type="float">
            <text:p>1872.71</text:p>
          </table:table-cell>
          <table:table-cell office:value-type="float" office:value="159.27" calcext:value-type="float">
            <text:p>159.27</text:p>
          </table:table-cell>
          <table:table-cell office:value-type="float" office:value="3.6" calcext:value-type="float">
            <text:p>3.60</text:p>
          </table:table-cell>
          <table:table-cell office:value-type="time" office:time-value="PT12H31M58S" calcext:value-type="time">
            <text:p>12:31:58</text:p>
          </table:table-cell>
          <table:table-cell office:value-type="float" office:value="11" calcext:value-type="float">
            <text:p>11</text:p>
          </table:table-cell>
          <table:table-cell office:value-type="float" office:value="96.2" calcext:value-type="float">
            <text:p>96.2</text:p>
          </table:table-cell>
          <table:table-cell office:value-type="float" office:value="76.4" calcext:value-type="float">
            <text:p>76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114" calcext:value-type="float">
            <text:p>-33.459114</text:p>
          </table:table-cell>
          <table:table-cell office:value-type="float" office:value="-70.656946" calcext:value-type="float">
            <text:p>-70.656946</text:p>
          </table:table-cell>
          <table:table-cell office:value-type="float" office:value="2377.4" calcext:value-type="float">
            <text:p>2377.4</text:p>
          </table:table-cell>
          <table:table-cell office:value-type="float" office:value="1882.16" calcext:value-type="float">
            <text:p>1882.16</text:p>
          </table:table-cell>
          <table:table-cell office:value-type="float" office:value="145.53" calcext:value-type="float">
            <text:p>145.53</text:p>
          </table:table-cell>
          <table:table-cell office:value-type="float" office:value="3.6" calcext:value-type="float">
            <text:p>3.60</text:p>
          </table:table-cell>
          <table:table-cell office:value-type="time" office:time-value="PT12H32M20S" calcext:value-type="time">
            <text:p>12:32:20</text:p>
          </table:table-cell>
          <table:table-cell office:value-type="float" office:value="11" calcext:value-type="float">
            <text:p>11</text:p>
          </table:table-cell>
          <table:table-cell office:value-type="float" office:value="100.8" calcext:value-type="float">
            <text:p>100.8</text:p>
          </table:table-cell>
          <table:table-cell office:value-type="float" office:value="75.3" calcext:value-type="float">
            <text:p>75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248" calcext:value-type="float">
            <text:p>-33.459248</text:p>
          </table:table-cell>
          <table:table-cell office:value-type="float" office:value="-70.656863" calcext:value-type="float">
            <text:p>-70.656863</text:p>
          </table:table-cell>
          <table:table-cell office:value-type="float" office:value="2377.4" calcext:value-type="float">
            <text:p>2377.4</text:p>
          </table:table-cell>
          <table:table-cell office:value-type="float" office:value="1884.99" calcext:value-type="float">
            <text:p>1884.99</text:p>
          </table:table-cell>
          <table:table-cell office:value-type="float" office:value="157.86" calcext:value-type="float">
            <text:p>157.86</text:p>
          </table:table-cell>
          <table:table-cell office:value-type="float" office:value="3.54" calcext:value-type="float">
            <text:p>3.54</text:p>
          </table:table-cell>
          <table:table-cell office:value-type="time" office:time-value="PT12H32M26S" calcext:value-type="time">
            <text:p>12:32:26</text:p>
          </table:table-cell>
          <table:table-cell office:value-type="float" office:value="11" calcext:value-type="float">
            <text:p>11</text:p>
          </table:table-cell>
          <table:table-cell office:value-type="float" office:value="102.1" calcext:value-type="float">
            <text:p>102.1</text:p>
          </table:table-cell>
          <table:table-cell office:value-type="float" office:value="75" calcext:value-type="float">
            <text:p>75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248" calcext:value-type="float">
            <text:p>-33.459248</text:p>
          </table:table-cell>
          <table:table-cell office:value-type="float" office:value="-70.656863" calcext:value-type="float">
            <text:p>-70.656863</text:p>
          </table:table-cell>
          <table:table-cell office:value-type="float" office:value="2377.4" calcext:value-type="float">
            <text:p>2377.4</text:p>
          </table:table-cell>
          <table:table-cell office:value-type="float" office:value="1884.99" calcext:value-type="float">
            <text:p>1884.99</text:p>
          </table:table-cell>
          <table:table-cell office:value-type="float" office:value="157.86" calcext:value-type="float">
            <text:p>157.86</text:p>
          </table:table-cell>
          <table:table-cell office:value-type="float" office:value="3.54" calcext:value-type="float">
            <text:p>3.54</text:p>
          </table:table-cell>
          <table:table-cell office:value-type="time" office:time-value="PT12H32M26S" calcext:value-type="time">
            <text:p>12:32:26</text:p>
          </table:table-cell>
          <table:table-cell office:value-type="float" office:value="11" calcext:value-type="float">
            <text:p>11</text:p>
          </table:table-cell>
          <table:table-cell office:value-type="float" office:value="102.1" calcext:value-type="float">
            <text:p>102.1</text:p>
          </table:table-cell>
          <table:table-cell office:value-type="float" office:value="75" calcext:value-type="float">
            <text:p>75.0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511" calcext:value-type="float">
            <text:p>-33.459511</text:p>
          </table:table-cell>
          <table:table-cell office:value-type="float" office:value="-70.656666" calcext:value-type="float">
            <text:p>-70.656666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79.51" calcext:value-type="float">
            <text:p>2079.51</text:p>
          </table:table-cell>
          <table:table-cell office:value-type="float" office:value="157.86" calcext:value-type="float">
            <text:p>157.86</text:p>
          </table:table-cell>
          <table:table-cell office:value-type="float" office:value="3.54" calcext:value-type="float">
            <text:p>3.54</text:p>
          </table:table-cell>
          <table:table-cell office:value-type="time" office:time-value="PT12H32M39S" calcext:value-type="time">
            <text:p>12:32:39</text:p>
          </table:table-cell>
          <table:table-cell office:value-type="float" office:value="11" calcext:value-type="float">
            <text:p>11</text:p>
          </table:table-cell>
          <table:table-cell office:value-type="float" office:value="104.3" calcext:value-type="float">
            <text:p>104.3</text:p>
          </table:table-cell>
          <table:table-cell office:value-type="float" office:value="75.7" calcext:value-type="float">
            <text:p>75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511" calcext:value-type="float">
            <text:p>-33.459511</text:p>
          </table:table-cell>
          <table:table-cell office:value-type="float" office:value="-70.656666" calcext:value-type="float">
            <text:p>-70.656666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79.51" calcext:value-type="float">
            <text:p>2079.51</text:p>
          </table:table-cell>
          <table:table-cell office:value-type="float" office:value="157.86" calcext:value-type="float">
            <text:p>157.86</text:p>
          </table:table-cell>
          <table:table-cell office:value-type="float" office:value="3.54" calcext:value-type="float">
            <text:p>3.54</text:p>
          </table:table-cell>
          <table:table-cell office:value-type="time" office:time-value="PT12H32M39S" calcext:value-type="time">
            <text:p>12:32:39</text:p>
          </table:table-cell>
          <table:table-cell office:value-type="float" office:value="11" calcext:value-type="float">
            <text:p>11</text:p>
          </table:table-cell>
          <table:table-cell office:value-type="float" office:value="104.3" calcext:value-type="float">
            <text:p>104.3</text:p>
          </table:table-cell>
          <table:table-cell office:value-type="float" office:value="75.7" calcext:value-type="float">
            <text:p>75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693" calcext:value-type="float">
            <text:p>-33.459693</text:p>
          </table:table-cell>
          <table:table-cell office:value-type="float" office:value="-70.656523" calcext:value-type="float">
            <text:p>-70.656523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84.25" calcext:value-type="float">
            <text:p>2084.25</text:p>
          </table:table-cell>
          <table:table-cell office:value-type="float" office:value="156.49" calcext:value-type="float">
            <text:p>156.49</text:p>
          </table:table-cell>
          <table:table-cell office:value-type="float" office:value="3.13" calcext:value-type="float">
            <text:p>3.13</text:p>
          </table:table-cell>
          <table:table-cell office:value-type="time" office:time-value="PT12H32M47S" calcext:value-type="time">
            <text:p>12:32:47</text:p>
          </table:table-cell>
          <table:table-cell office:value-type="float" office:value="11" calcext:value-type="float">
            <text:p>11</text:p>
          </table:table-cell>
          <table:table-cell office:value-type="float" office:value="105.8" calcext:value-type="float">
            <text:p>105.8</text:p>
          </table:table-cell>
          <table:table-cell office:value-type="float" office:value="75.2" calcext:value-type="float">
            <text:p>75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693" calcext:value-type="float">
            <text:p>-33.459693</text:p>
          </table:table-cell>
          <table:table-cell office:value-type="float" office:value="-70.656523" calcext:value-type="float">
            <text:p>-70.656523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84.25" calcext:value-type="float">
            <text:p>2084.25</text:p>
          </table:table-cell>
          <table:table-cell office:value-type="float" office:value="156.49" calcext:value-type="float">
            <text:p>156.49</text:p>
          </table:table-cell>
          <table:table-cell office:value-type="float" office:value="3.13" calcext:value-type="float">
            <text:p>3.13</text:p>
          </table:table-cell>
          <table:table-cell office:value-type="time" office:time-value="PT12H32M47S" calcext:value-type="time">
            <text:p>12:32:47</text:p>
          </table:table-cell>
          <table:table-cell office:value-type="float" office:value="11" calcext:value-type="float">
            <text:p>11</text:p>
          </table:table-cell>
          <table:table-cell office:value-type="float" office:value="105.8" calcext:value-type="float">
            <text:p>105.8</text:p>
          </table:table-cell>
          <table:table-cell office:value-type="float" office:value="75.2" calcext:value-type="float">
            <text:p>75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693" calcext:value-type="float">
            <text:p>-33.459693</text:p>
          </table:table-cell>
          <table:table-cell office:value-type="float" office:value="-70.656523" calcext:value-type="float">
            <text:p>-70.656523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84.25" calcext:value-type="float">
            <text:p>2084.25</text:p>
          </table:table-cell>
          <table:table-cell office:value-type="float" office:value="156.49" calcext:value-type="float">
            <text:p>156.49</text:p>
          </table:table-cell>
          <table:table-cell office:value-type="float" office:value="3.13" calcext:value-type="float">
            <text:p>3.13</text:p>
          </table:table-cell>
          <table:table-cell office:value-type="time" office:time-value="PT12H32M47S" calcext:value-type="time">
            <text:p>12:32:47</text:p>
          </table:table-cell>
          <table:table-cell office:value-type="float" office:value="11" calcext:value-type="float">
            <text:p>11</text:p>
          </table:table-cell>
          <table:table-cell office:value-type="float" office:value="105.8" calcext:value-type="float">
            <text:p>105.8</text:p>
          </table:table-cell>
          <table:table-cell office:value-type="float" office:value="75.2" calcext:value-type="float">
            <text:p>75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991" calcext:value-type="float">
            <text:p>-33.459991</text:p>
          </table:table-cell>
          <table:table-cell office:value-type="float" office:value="-70.655955" calcext:value-type="float">
            <text:p>-70.655955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00.61" calcext:value-type="float">
            <text:p>2100.61</text:p>
          </table:table-cell>
          <table:table-cell office:value-type="float" office:value="143.53" calcext:value-type="float">
            <text:p>143.53</text:p>
          </table:table-cell>
          <table:table-cell office:value-type="float" office:value="2.04" calcext:value-type="float">
            <text:p>2.04</text:p>
          </table:table-cell>
          <table:table-cell office:value-type="time" office:time-value="PT12H33M06S" calcext:value-type="time">
            <text:p>12:33:06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.0</text:p>
          </table:table-cell>
          <table:table-cell office:value-type="float" office:value="73.6" calcext:value-type="float">
            <text:p>73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0053" calcext:value-type="float">
            <text:p>-33.460053</text:p>
          </table:table-cell>
          <table:table-cell office:value-type="float" office:value="-70.655838" calcext:value-type="float">
            <text:p>-70.655838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04.2" calcext:value-type="float">
            <text:p>2104.20</text:p>
          </table:table-cell>
          <table:table-cell office:value-type="float" office:value="116.32" calcext:value-type="float">
            <text:p>116.32</text:p>
          </table:table-cell>
          <table:table-cell office:value-type="float" office:value="3.89" calcext:value-type="float">
            <text:p>3.89</text:p>
          </table:table-cell>
          <table:table-cell office:value-type="time" office:time-value="PT12H33M10S" calcext:value-type="time">
            <text:p>12:33:10</text:p>
          </table:table-cell>
          <table:table-cell office:value-type="float" office:value="11" calcext:value-type="float">
            <text:p>11</text:p>
          </table:table-cell>
          <table:table-cell office:value-type="float" office:value="107.2" calcext:value-type="float">
            <text:p>107.2</text:p>
          </table:table-cell>
          <table:table-cell office:value-type="float" office:value="73.2" calcext:value-type="float">
            <text:p>73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968" calcext:value-type="float">
            <text:p>-33.459968</text:p>
          </table:table-cell>
          <table:table-cell office:value-type="float" office:value="-70.655358" calcext:value-type="float">
            <text:p>-70.655358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15.75" calcext:value-type="float">
            <text:p>2115.75</text:p>
          </table:table-cell>
          <table:table-cell office:value-type="float" office:value="129.92" calcext:value-type="float">
            <text:p>129.92</text:p>
          </table:table-cell>
          <table:table-cell office:value-type="float" office:value="2.6" calcext:value-type="float">
            <text:p>2.60</text:p>
          </table:table-cell>
          <table:table-cell office:value-type="time" office:time-value="PT12H33M20S" calcext:value-type="time">
            <text:p>12:33:20</text:p>
          </table:table-cell>
          <table:table-cell office:value-type="float" office:value="11" calcext:value-type="float">
            <text:p>11</text:p>
          </table:table-cell>
          <table:table-cell office:value-type="float" office:value="105.3" calcext:value-type="float">
            <text:p>105.3</text:p>
          </table:table-cell>
          <table:table-cell office:value-type="float" office:value="72.2" calcext:value-type="float">
            <text:p>72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0266" calcext:value-type="float">
            <text:p>-33.460266</text:p>
          </table:table-cell>
          <table:table-cell office:value-type="float" office:value="-70.65507" calcext:value-type="float">
            <text:p>-70.655070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27.05" calcext:value-type="float">
            <text:p>2127.05</text:p>
          </table:table-cell>
          <table:table-cell office:value-type="float" office:value="167.96" calcext:value-type="float">
            <text:p>167.96</text:p>
          </table:table-cell>
          <table:table-cell office:value-type="float" office:value="1.78" calcext:value-type="float">
            <text:p>1.78</text:p>
          </table:table-cell>
          <table:table-cell office:value-type="time" office:time-value="PT12H33M41S" calcext:value-type="time">
            <text:p>12:33:41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.0</text:p>
          </table:table-cell>
          <table:table-cell office:value-type="float" office:value="71.3" calcext:value-type="float">
            <text:p>71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0266" calcext:value-type="float">
            <text:p>-33.460266</text:p>
          </table:table-cell>
          <table:table-cell office:value-type="float" office:value="-70.65507" calcext:value-type="float">
            <text:p>-70.655070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27.05" calcext:value-type="float">
            <text:p>2127.05</text:p>
          </table:table-cell>
          <table:table-cell office:value-type="float" office:value="167.96" calcext:value-type="float">
            <text:p>167.96</text:p>
          </table:table-cell>
          <table:table-cell office:value-type="float" office:value="1.78" calcext:value-type="float">
            <text:p>1.78</text:p>
          </table:table-cell>
          <table:table-cell office:value-type="time" office:time-value="PT12H33M41S" calcext:value-type="time">
            <text:p>12:33:41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.0</text:p>
          </table:table-cell>
          <table:table-cell office:value-type="float" office:value="71.3" calcext:value-type="float">
            <text:p>71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0266" calcext:value-type="float">
            <text:p>-33.460266</text:p>
          </table:table-cell>
          <table:table-cell office:value-type="float" office:value="-70.65507" calcext:value-type="float">
            <text:p>-70.655070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27.05" calcext:value-type="float">
            <text:p>2127.05</text:p>
          </table:table-cell>
          <table:table-cell office:value-type="float" office:value="167.96" calcext:value-type="float">
            <text:p>167.96</text:p>
          </table:table-cell>
          <table:table-cell office:value-type="float" office:value="1.78" calcext:value-type="float">
            <text:p>1.78</text:p>
          </table:table-cell>
          <table:table-cell office:value-type="time" office:time-value="PT12H33M41S" calcext:value-type="time">
            <text:p>12:33:41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.0</text:p>
          </table:table-cell>
          <table:table-cell office:value-type="float" office:value="71.3" calcext:value-type="float">
            <text:p>71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0266" calcext:value-type="float">
            <text:p>-33.460266</text:p>
          </table:table-cell>
          <table:table-cell office:value-type="float" office:value="-70.65507" calcext:value-type="float">
            <text:p>-70.655070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27.05" calcext:value-type="float">
            <text:p>2127.05</text:p>
          </table:table-cell>
          <table:table-cell office:value-type="float" office:value="167.96" calcext:value-type="float">
            <text:p>167.96</text:p>
          </table:table-cell>
          <table:table-cell office:value-type="float" office:value="1.78" calcext:value-type="float">
            <text:p>1.78</text:p>
          </table:table-cell>
          <table:table-cell office:value-type="time" office:time-value="PT12H33M41S" calcext:value-type="time">
            <text:p>12:33:41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.0</text:p>
          </table:table-cell>
          <table:table-cell office:value-type="float" office:value="71.3" calcext:value-type="float">
            <text:p>71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0573" calcext:value-type="float">
            <text:p>-33.460573</text:p>
          </table:table-cell>
          <table:table-cell office:value-type="float" office:value="-70.654875" calcext:value-type="float">
            <text:p>-70.654875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36.6" calcext:value-type="float">
            <text:p>2136.60</text:p>
          </table:table-cell>
          <table:table-cell office:value-type="float" office:value="107.26" calcext:value-type="float">
            <text:p>107.26</text:p>
          </table:table-cell>
          <table:table-cell office:value-type="float" office:value="0.07" calcext:value-type="float">
            <text:p>0.07</text:p>
          </table:table-cell>
          <table:table-cell office:value-type="time" office:time-value="PT12H34M09S" calcext:value-type="time">
            <text:p>12:34:09</text:p>
          </table:table-cell>
          <table:table-cell office:value-type="float" office:value="11" calcext:value-type="float">
            <text:p>11</text:p>
          </table:table-cell>
          <table:table-cell office:value-type="float" office:value="108.8" calcext:value-type="float">
            <text:p>108.8</text:p>
          </table:table-cell>
          <table:table-cell office:value-type="float" office:value="70.6" calcext:value-type="float">
            <text:p>70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0573" calcext:value-type="float">
            <text:p>-33.460573</text:p>
          </table:table-cell>
          <table:table-cell office:value-type="float" office:value="-70.654875" calcext:value-type="float">
            <text:p>-70.654875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55.52" calcext:value-type="float">
            <text:p>2555.52</text:p>
          </table:table-cell>
          <table:table-cell office:value-type="float" office:value="107.26" calcext:value-type="float">
            <text:p>107.26</text:p>
          </table:table-cell>
          <table:table-cell office:value-type="float" office:value="0.07" calcext:value-type="float">
            <text:p>0.07</text:p>
          </table:table-cell>
          <table:table-cell office:value-type="time" office:time-value="PT12H34M09S" calcext:value-type="time">
            <text:p>12:34:09</text:p>
          </table:table-cell>
          <table:table-cell office:value-type="float" office:value="11" calcext:value-type="float">
            <text:p>11</text:p>
          </table:table-cell>
          <table:table-cell office:value-type="float" office:value="108.8" calcext:value-type="float">
            <text:p>108.8</text:p>
          </table:table-cell>
          <table:table-cell office:value-type="float" office:value="73.8" calcext:value-type="float">
            <text:p>73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0741" calcext:value-type="float">
            <text:p>-33.460741</text:p>
          </table:table-cell>
          <table:table-cell office:value-type="float" office:value="-70.654781" calcext:value-type="float">
            <text:p>-70.65478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59.81" calcext:value-type="float">
            <text:p>2559.81</text:p>
          </table:table-cell>
          <table:table-cell office:value-type="float" office:value="149.34" calcext:value-type="float">
            <text:p>149.34</text:p>
          </table:table-cell>
          <table:table-cell office:value-type="float" office:value="1.75" calcext:value-type="float">
            <text:p>1.75</text:p>
          </table:table-cell>
          <table:table-cell office:value-type="time" office:time-value="PT12H34M19S" calcext:value-type="time">
            <text:p>12:34:19</text:p>
          </table:table-cell>
          <table:table-cell office:value-type="float" office:value="11" calcext:value-type="float">
            <text:p>11</text:p>
          </table:table-cell>
          <table:table-cell office:value-type="float" office:value="109.8" calcext:value-type="float">
            <text:p>109.8</text:p>
          </table:table-cell>
          <table:table-cell office:value-type="float" office:value="73.5" calcext:value-type="float">
            <text:p>73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023" calcext:value-type="float">
            <text:p>-33.461023</text:p>
          </table:table-cell>
          <table:table-cell office:value-type="float" office:value="-70.65453" calcext:value-type="float">
            <text:p>-70.654530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69.68" calcext:value-type="float">
            <text:p>2569.68</text:p>
          </table:table-cell>
          <table:table-cell office:value-type="float" office:value="128.55" calcext:value-type="float">
            <text:p>128.55</text:p>
          </table:table-cell>
          <table:table-cell office:value-type="float" office:value="2.33" calcext:value-type="float">
            <text:p>2.33</text:p>
          </table:table-cell>
          <table:table-cell office:value-type="time" office:time-value="PT12H34M40S" calcext:value-type="time">
            <text:p>12:34:40</text:p>
          </table:table-cell>
          <table:table-cell office:value-type="float" office:value="11" calcext:value-type="float">
            <text:p>11</text:p>
          </table:table-cell>
          <table:table-cell office:value-type="float" office:value="111.1" calcext:value-type="float">
            <text:p>111.1</text:p>
          </table:table-cell>
          <table:table-cell office:value-type="float" office:value="72.8" calcext:value-type="float">
            <text:p>72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08" calcext:value-type="float">
            <text:p>-33.461080</text:p>
          </table:table-cell>
          <table:table-cell office:value-type="float" office:value="-70.654443" calcext:value-type="float">
            <text:p>-70.654443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2.65" calcext:value-type="float">
            <text:p>2572.65</text:p>
          </table:table-cell>
          <table:table-cell office:value-type="float" office:value="125.53" calcext:value-type="float">
            <text:p>125.53</text:p>
          </table:table-cell>
          <table:table-cell office:value-type="float" office:value="3.19" calcext:value-type="float">
            <text:p>3.19</text:p>
          </table:table-cell>
          <table:table-cell office:value-type="time" office:time-value="PT12H34M44S" calcext:value-type="time">
            <text:p>12:34:44</text:p>
          </table:table-cell>
          <table:table-cell office:value-type="float" office:value="11" calcext:value-type="float">
            <text:p>11</text:p>
          </table:table-cell>
          <table:table-cell office:value-type="float" office:value="111.2" calcext:value-type="float">
            <text:p>111.2</text:p>
          </table:table-cell>
          <table:table-cell office:value-type="float" office:value="72.6" calcext:value-type="float">
            <text:p>72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08" calcext:value-type="float">
            <text:p>-33.461080</text:p>
          </table:table-cell>
          <table:table-cell office:value-type="float" office:value="-70.654443" calcext:value-type="float">
            <text:p>-70.654443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2.65" calcext:value-type="float">
            <text:p>2572.65</text:p>
          </table:table-cell>
          <table:table-cell office:value-type="float" office:value="125.53" calcext:value-type="float">
            <text:p>125.53</text:p>
          </table:table-cell>
          <table:table-cell office:value-type="float" office:value="3.19" calcext:value-type="float">
            <text:p>3.19</text:p>
          </table:table-cell>
          <table:table-cell office:value-type="time" office:time-value="PT12H34M44S" calcext:value-type="time">
            <text:p>12:34:44</text:p>
          </table:table-cell>
          <table:table-cell office:value-type="float" office:value="11" calcext:value-type="float">
            <text:p>11</text:p>
          </table:table-cell>
          <table:table-cell office:value-type="float" office:value="111.2" calcext:value-type="float">
            <text:p>111.2</text:p>
          </table:table-cell>
          <table:table-cell office:value-type="float" office:value="72.6" calcext:value-type="float">
            <text:p>72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138" calcext:value-type="float">
            <text:p>-33.461138</text:p>
          </table:table-cell>
          <table:table-cell office:value-type="float" office:value="-70.654331" calcext:value-type="float">
            <text:p>-70.65433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6.31" calcext:value-type="float">
            <text:p>2576.31</text:p>
          </table:table-cell>
          <table:table-cell office:value-type="float" office:value="113.67" calcext:value-type="float">
            <text:p>113.67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34M48S" calcext:value-type="time">
            <text:p>12:34:48</text:p>
          </table:table-cell>
          <table:table-cell office:value-type="float" office:value="11" calcext:value-type="float">
            <text:p>11</text:p>
          </table:table-cell>
          <table:table-cell office:value-type="float" office:value="111.3" calcext:value-type="float">
            <text:p>111.3</text:p>
          </table:table-cell>
          <table:table-cell office:value-type="float" office:value="72.3" calcext:value-type="float">
            <text:p>72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138" calcext:value-type="float">
            <text:p>-33.461138</text:p>
          </table:table-cell>
          <table:table-cell office:value-type="float" office:value="-70.654331" calcext:value-type="float">
            <text:p>-70.65433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6.31" calcext:value-type="float">
            <text:p>2576.31</text:p>
          </table:table-cell>
          <table:table-cell office:value-type="float" office:value="113.67" calcext:value-type="float">
            <text:p>113.67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34M48S" calcext:value-type="time">
            <text:p>12:34:48</text:p>
          </table:table-cell>
          <table:table-cell office:value-type="float" office:value="11" calcext:value-type="float">
            <text:p>11</text:p>
          </table:table-cell>
          <table:table-cell office:value-type="float" office:value="111.3" calcext:value-type="float">
            <text:p>111.3</text:p>
          </table:table-cell>
          <table:table-cell office:value-type="float" office:value="72.3" calcext:value-type="float">
            <text:p>72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138" calcext:value-type="float">
            <text:p>-33.461138</text:p>
          </table:table-cell>
          <table:table-cell office:value-type="float" office:value="-70.654331" calcext:value-type="float">
            <text:p>-70.65433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6.31" calcext:value-type="float">
            <text:p>2576.31</text:p>
          </table:table-cell>
          <table:table-cell office:value-type="float" office:value="113.67" calcext:value-type="float">
            <text:p>113.67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34M48S" calcext:value-type="time">
            <text:p>12:34:48</text:p>
          </table:table-cell>
          <table:table-cell office:value-type="float" office:value="11" calcext:value-type="float">
            <text:p>11</text:p>
          </table:table-cell>
          <table:table-cell office:value-type="float" office:value="111.3" calcext:value-type="float">
            <text:p>111.3</text:p>
          </table:table-cell>
          <table:table-cell office:value-type="float" office:value="72.3" calcext:value-type="float">
            <text:p>72.3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488" calcext:value-type="float">
            <text:p>-33.461488</text:p>
          </table:table-cell>
          <table:table-cell office:value-type="float" office:value="-70.653646" calcext:value-type="float">
            <text:p>-70.653646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99.78" calcext:value-type="float">
            <text:p>2599.78</text:p>
          </table:table-cell>
          <table:table-cell office:value-type="float" office:value="115.85" calcext:value-type="float">
            <text:p>115.85</text:p>
          </table:table-cell>
          <table:table-cell office:value-type="float" office:value="3" calcext:value-type="float">
            <text:p>3.00</text:p>
          </table:table-cell>
          <table:table-cell office:value-type="time" office:time-value="PT12H35M10S" calcext:value-type="time">
            <text:p>12:35:10</text:p>
          </table:table-cell>
          <table:table-cell office:value-type="float" office:value="11" calcext:value-type="float">
            <text:p>11</text:p>
          </table:table-cell>
          <table:table-cell office:value-type="float" office:value="111.8" calcext:value-type="float">
            <text:p>111.8</text:p>
          </table:table-cell>
          <table:table-cell office:value-type="float" office:value="70.8" calcext:value-type="float">
            <text:p>70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599" calcext:value-type="float">
            <text:p>-33.461599</text:p>
          </table:table-cell>
          <table:table-cell office:value-type="float" office:value="-70.653391" calcext:value-type="float">
            <text:p>-70.65339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608.68" calcext:value-type="float">
            <text:p>2608.68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19S" calcext:value-type="time">
            <text:p>12:35:19</text:p>
          </table:table-cell>
          <table:table-cell office:value-type="float" office:value="11" calcext:value-type="float">
            <text:p>11</text:p>
          </table:table-cell>
          <table:table-cell office:value-type="float" office:value="111.9" calcext:value-type="float">
            <text:p>111.9</text:p>
          </table:table-cell>
          <table:table-cell office:value-type="float" office:value="70.2" calcext:value-type="float">
            <text:p>70.2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77" calcext:value-type="float">
            <text:p>-33.461770</text:p>
          </table:table-cell>
          <table:table-cell office:value-type="float" office:value="-70.653121" calcext:value-type="float">
            <text:p>-70.653121</text:p>
          </table:table-cell>
          <table:table-cell office:value-type="float" office:value="3347" calcext:value-type="float">
            <text:p>3347.0</text:p>
          </table:table-cell>
          <table:table-cell office:value-type="float" office:value="2935.93" calcext:value-type="float">
            <text:p>2935.93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33S" calcext:value-type="time">
            <text:p>12:35:33</text:p>
          </table:table-cell>
          <table:table-cell office:value-type="float" office:value="11" calcext:value-type="float">
            <text:p>11</text:p>
          </table:table-cell>
          <table:table-cell office:value-type="float" office:value="112.2" calcext:value-type="float">
            <text:p>112.2</text:p>
          </table:table-cell>
          <table:table-cell office:value-type="float" office:value="71.9" calcext:value-type="float">
            <text:p>71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77" calcext:value-type="float">
            <text:p>-33.461770</text:p>
          </table:table-cell>
          <table:table-cell office:value-type="float" office:value="-70.653121" calcext:value-type="float">
            <text:p>-70.653121</text:p>
          </table:table-cell>
          <table:table-cell office:value-type="float" office:value="3347" calcext:value-type="float">
            <text:p>3347.0</text:p>
          </table:table-cell>
          <table:table-cell office:value-type="float" office:value="2935.93" calcext:value-type="float">
            <text:p>2935.93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33S" calcext:value-type="time">
            <text:p>12:35:33</text:p>
          </table:table-cell>
          <table:table-cell office:value-type="float" office:value="11" calcext:value-type="float">
            <text:p>11</text:p>
          </table:table-cell>
          <table:table-cell office:value-type="float" office:value="112.2" calcext:value-type="float">
            <text:p>112.2</text:p>
          </table:table-cell>
          <table:table-cell office:value-type="float" office:value="71.9" calcext:value-type="float">
            <text:p>71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878" calcext:value-type="float">
            <text:p>-33.461878</text:p>
          </table:table-cell>
          <table:table-cell office:value-type="float" office:value="-70.653045" calcext:value-type="float">
            <text:p>-70.653045</text:p>
          </table:table-cell>
          <table:table-cell office:value-type="float" office:value="3366.8" calcext:value-type="float">
            <text:p>3366.8</text:p>
          </table:table-cell>
          <table:table-cell office:value-type="float" office:value="2958.38" calcext:value-type="float">
            <text:p>2958.38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42S" calcext:value-type="time">
            <text:p>12:35:42</text:p>
          </table:table-cell>
          <table:table-cell office:value-type="float" office:value="11" calcext:value-type="float">
            <text:p>11</text:p>
          </table:table-cell>
          <table:table-cell office:value-type="float" office:value="112.6" calcext:value-type="float">
            <text:p>112.6</text:p>
          </table:table-cell>
          <table:table-cell office:value-type="float" office:value="71.8" calcext:value-type="float">
            <text:p>71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878" calcext:value-type="float">
            <text:p>-33.461878</text:p>
          </table:table-cell>
          <table:table-cell office:value-type="float" office:value="-70.653045" calcext:value-type="float">
            <text:p>-70.653045</text:p>
          </table:table-cell>
          <table:table-cell office:value-type="float" office:value="3366.8" calcext:value-type="float">
            <text:p>3366.8</text:p>
          </table:table-cell>
          <table:table-cell office:value-type="float" office:value="2958.38" calcext:value-type="float">
            <text:p>2958.38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42S" calcext:value-type="time">
            <text:p>12:35:42</text:p>
          </table:table-cell>
          <table:table-cell office:value-type="float" office:value="11" calcext:value-type="float">
            <text:p>11</text:p>
          </table:table-cell>
          <table:table-cell office:value-type="float" office:value="112.6" calcext:value-type="float">
            <text:p>112.6</text:p>
          </table:table-cell>
          <table:table-cell office:value-type="float" office:value="71.8" calcext:value-type="float">
            <text:p>71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878" calcext:value-type="float">
            <text:p>-33.461878</text:p>
          </table:table-cell>
          <table:table-cell office:value-type="float" office:value="-70.653045" calcext:value-type="float">
            <text:p>-70.653045</text:p>
          </table:table-cell>
          <table:table-cell office:value-type="float" office:value="3366.8" calcext:value-type="float">
            <text:p>3366.8</text:p>
          </table:table-cell>
          <table:table-cell office:value-type="float" office:value="2958.38" calcext:value-type="float">
            <text:p>2958.38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42S" calcext:value-type="time">
            <text:p>12:35:42</text:p>
          </table:table-cell>
          <table:table-cell office:value-type="float" office:value="11" calcext:value-type="float">
            <text:p>11</text:p>
          </table:table-cell>
          <table:table-cell office:value-type="float" office:value="112.6" calcext:value-type="float">
            <text:p>112.6</text:p>
          </table:table-cell>
          <table:table-cell office:value-type="float" office:value="71.8" calcext:value-type="float">
            <text:p>71.8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2078" calcext:value-type="float">
            <text:p>-33.462078</text:p>
          </table:table-cell>
          <table:table-cell office:value-type="float" office:value="-70.652923" calcext:value-type="float">
            <text:p>-70.652923</text:p>
          </table:table-cell>
          <table:table-cell office:value-type="float" office:value="3366.8" calcext:value-type="float">
            <text:p>3366.8</text:p>
          </table:table-cell>
          <table:table-cell office:value-type="float" office:value="2964.76" calcext:value-type="float">
            <text:p>2964.76</text:p>
          </table:table-cell>
          <table:table-cell office:value-type="float" office:value="148.1" calcext:value-type="float">
            <text:p>148.10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36M05S" calcext:value-type="time">
            <text:p>12:36:05</text:p>
          </table:table-cell>
          <table:table-cell office:value-type="float" office:value="11" calcext:value-type="float">
            <text:p>11</text:p>
          </table:table-cell>
          <table:table-cell office:value-type="float" office:value="113.4" calcext:value-type="float">
            <text:p>113.4</text:p>
          </table:table-cell>
          <table:table-cell office:value-type="float" office:value="71.4" calcext:value-type="float">
            <text:p>71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2078" calcext:value-type="float">
            <text:p>-33.462078</text:p>
          </table:table-cell>
          <table:table-cell office:value-type="float" office:value="-70.652923" calcext:value-type="float">
            <text:p>-70.652923</text:p>
          </table:table-cell>
          <table:table-cell office:value-type="float" office:value="3403.6" calcext:value-type="float">
            <text:p>3403.6</text:p>
          </table:table-cell>
          <table:table-cell office:value-type="float" office:value="2999.65" calcext:value-type="float">
            <text:p>2999.65</text:p>
          </table:table-cell>
          <table:table-cell office:value-type="float" office:value="148.1" calcext:value-type="float">
            <text:p>148.10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36M05S" calcext:value-type="time">
            <text:p>12:36:05</text:p>
          </table:table-cell>
          <table:table-cell office:value-type="float" office:value="11" calcext:value-type="float">
            <text:p>11</text:p>
          </table:table-cell>
          <table:table-cell office:value-type="float" office:value="113.4" calcext:value-type="float">
            <text:p>113.4</text:p>
          </table:table-cell>
          <table:table-cell office:value-type="float" office:value="71.6" calcext:value-type="float">
            <text:p>71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2078" calcext:value-type="float">
            <text:p>-33.462078</text:p>
          </table:table-cell>
          <table:table-cell office:value-type="float" office:value="-70.652923" calcext:value-type="float">
            <text:p>-70.652923</text:p>
          </table:table-cell>
          <table:table-cell office:value-type="float" office:value="3403.6" calcext:value-type="float">
            <text:p>3403.6</text:p>
          </table:table-cell>
          <table:table-cell office:value-type="float" office:value="2999.65" calcext:value-type="float">
            <text:p>2999.65</text:p>
          </table:table-cell>
          <table:table-cell office:value-type="float" office:value="148.1" calcext:value-type="float">
            <text:p>148.10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36M05S" calcext:value-type="time">
            <text:p>12:36:05</text:p>
          </table:table-cell>
          <table:table-cell office:value-type="float" office:value="11" calcext:value-type="float">
            <text:p>11</text:p>
          </table:table-cell>
          <table:table-cell office:value-type="float" office:value="113.4" calcext:value-type="float">
            <text:p>113.4</text:p>
          </table:table-cell>
          <table:table-cell office:value-type="float" office:value="71.6" calcext:value-type="float">
            <text:p>71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2453" calcext:value-type="float">
            <text:p>-33.462453</text:p>
          </table:table-cell>
          <table:table-cell office:value-type="float" office:value="-70.652811" calcext:value-type="float">
            <text:p>-70.652811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78.83" calcext:value-type="float">
            <text:p>3078.8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.56" calcext:value-type="float">
            <text:p>1.56</text:p>
          </table:table-cell>
          <table:table-cell office:value-type="time" office:time-value="PT12H36M42S" calcext:value-type="time">
            <text:p>12:36:42</text:p>
          </table:table-cell>
          <table:table-cell office:value-type="float" office:value="11" calcext:value-type="float">
            <text:p>11</text:p>
          </table:table-cell>
          <table:table-cell office:value-type="float" office:value="115.1" calcext:value-type="float">
            <text:p>115.1</text:p>
          </table:table-cell>
          <table:table-cell office:value-type="float" office:value="71.5" calcext:value-type="float">
            <text:p>71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2453" calcext:value-type="float">
            <text:p>-33.462453</text:p>
          </table:table-cell>
          <table:table-cell office:value-type="float" office:value="-70.652811" calcext:value-type="float">
            <text:p>-70.652811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78.83" calcext:value-type="float">
            <text:p>3078.8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.56" calcext:value-type="float">
            <text:p>1.56</text:p>
          </table:table-cell>
          <table:table-cell office:value-type="time" office:time-value="PT12H36M42S" calcext:value-type="time">
            <text:p>12:36:42</text:p>
          </table:table-cell>
          <table:table-cell office:value-type="float" office:value="11" calcext:value-type="float">
            <text:p>11</text:p>
          </table:table-cell>
          <table:table-cell office:value-type="float" office:value="115.1" calcext:value-type="float">
            <text:p>115.1</text:p>
          </table:table-cell>
          <table:table-cell office:value-type="float" office:value="71.5" calcext:value-type="float">
            <text:p>71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2453" calcext:value-type="float">
            <text:p>-33.462453</text:p>
          </table:table-cell>
          <table:table-cell office:value-type="float" office:value="-70.652811" calcext:value-type="float">
            <text:p>-70.652811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78.83" calcext:value-type="float">
            <text:p>3078.8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.56" calcext:value-type="float">
            <text:p>1.56</text:p>
          </table:table-cell>
          <table:table-cell office:value-type="time" office:time-value="PT12H36M42S" calcext:value-type="time">
            <text:p>12:36:42</text:p>
          </table:table-cell>
          <table:table-cell office:value-type="float" office:value="11" calcext:value-type="float">
            <text:p>11</text:p>
          </table:table-cell>
          <table:table-cell office:value-type="float" office:value="115.1" calcext:value-type="float">
            <text:p>115.1</text:p>
          </table:table-cell>
          <table:table-cell office:value-type="float" office:value="71.5" calcext:value-type="float">
            <text:p>71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2308" calcext:value-type="float">
            <text:p>-33.462308</text:p>
          </table:table-cell>
          <table:table-cell office:value-type="float" office:value="-70.653136" calcext:value-type="float">
            <text:p>-70.653136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68.18" calcext:value-type="float">
            <text:p>3068.18</text:p>
          </table:table-cell>
          <table:table-cell office:value-type="float" office:value="314.58" calcext:value-type="float">
            <text:p>314.58</text:p>
          </table:table-cell>
          <table:table-cell office:value-type="float" office:value="1.69" calcext:value-type="float">
            <text:p>1.69</text:p>
          </table:table-cell>
          <table:table-cell office:value-type="time" office:time-value="PT12H37M18S" calcext:value-type="time">
            <text:p>12:37:18</text:p>
          </table:table-cell>
          <table:table-cell office:value-type="float" office:value="11" calcext:value-type="float">
            <text:p>11</text:p>
          </table:table-cell>
          <table:table-cell office:value-type="float" office:value="115.2" calcext:value-type="float">
            <text:p>115.2</text:p>
          </table:table-cell>
          <table:table-cell office:value-type="float" office:value="72.1" calcext:value-type="float">
            <text:p>72.1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2308" calcext:value-type="float">
            <text:p>-33.462308</text:p>
          </table:table-cell>
          <table:table-cell office:value-type="float" office:value="-70.653136" calcext:value-type="float">
            <text:p>-70.653136</text:p>
          </table:table-cell>
          <table:table-cell office:value-type="float" office:value="3578.5" calcext:value-type="float">
            <text:p>3578.5</text:p>
          </table:table-cell>
          <table:table-cell office:value-type="float" office:value="3164.56" calcext:value-type="float">
            <text:p>3164.56</text:p>
          </table:table-cell>
          <table:table-cell office:value-type="float" office:value="314.58" calcext:value-type="float">
            <text:p>314.58</text:p>
          </table:table-cell>
          <table:table-cell office:value-type="float" office:value="1.69" calcext:value-type="float">
            <text:p>1.69</text:p>
          </table:table-cell>
          <table:table-cell office:value-type="time" office:time-value="PT12H37M18S" calcext:value-type="time">
            <text:p>12:37:18</text:p>
          </table:table-cell>
          <table:table-cell office:value-type="float" office:value="11" calcext:value-type="float">
            <text:p>11</text:p>
          </table:table-cell>
          <table:table-cell office:value-type="float" office:value="115.2" calcext:value-type="float">
            <text:p>115.2</text:p>
          </table:table-cell>
          <table:table-cell office:value-type="float" office:value="72.7" calcext:value-type="float">
            <text:p>72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2308" calcext:value-type="float">
            <text:p>-33.462308</text:p>
          </table:table-cell>
          <table:table-cell office:value-type="float" office:value="-70.653136" calcext:value-type="float">
            <text:p>-70.653136</text:p>
          </table:table-cell>
          <table:table-cell office:value-type="float" office:value="3578.5" calcext:value-type="float">
            <text:p>3578.5</text:p>
          </table:table-cell>
          <table:table-cell office:value-type="float" office:value="3164.56" calcext:value-type="float">
            <text:p>3164.56</text:p>
          </table:table-cell>
          <table:table-cell office:value-type="float" office:value="314.58" calcext:value-type="float">
            <text:p>314.58</text:p>
          </table:table-cell>
          <table:table-cell office:value-type="float" office:value="1.69" calcext:value-type="float">
            <text:p>1.69</text:p>
          </table:table-cell>
          <table:table-cell office:value-type="time" office:time-value="PT12H37M18S" calcext:value-type="time">
            <text:p>12:37:18</text:p>
          </table:table-cell>
          <table:table-cell office:value-type="float" office:value="11" calcext:value-type="float">
            <text:p>11</text:p>
          </table:table-cell>
          <table:table-cell office:value-type="float" office:value="115.2" calcext:value-type="float">
            <text:p>115.2</text:p>
          </table:table-cell>
          <table:table-cell office:value-type="float" office:value="72.7" calcext:value-type="float">
            <text:p>72.7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61973" calcext:value-type="float">
            <text:p>-33.461973</text:p>
          </table:table-cell>
          <table:table-cell office:value-type="float" office:value="-70.653411" calcext:value-type="float">
            <text:p>-70.653411</text:p>
          </table:table-cell>
          <table:table-cell office:value-type="float" office:value="3578.5" calcext:value-type="float">
            <text:p>3578.5</text:p>
          </table:table-cell>
          <table:table-cell office:value-type="float" office:value="3152.82" calcext:value-type="float">
            <text:p>3152.82</text:p>
          </table:table-cell>
          <table:table-cell office:value-type="float" office:value="327" calcext:value-type="float">
            <text:p>327.00</text:p>
          </table:table-cell>
          <table:table-cell office:value-type="float" office:value="1.92" calcext:value-type="float">
            <text:p>1.92</text:p>
          </table:table-cell>
          <table:table-cell office:value-type="time" office:time-value="PT12H37M42S" calcext:value-type="time">
            <text:p>12:37:42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.0</text:p>
          </table:table-cell>
          <table:table-cell office:value-type="float" office:value="73.4" calcext:value-type="float">
            <text:p>73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9383" calcext:value-type="float">
            <text:p>-33.459383</text:p>
          </table:table-cell>
          <table:table-cell office:value-type="float" office:value="-70.653563" calcext:value-type="float">
            <text:p>-70.653563</text:p>
          </table:table-cell>
          <table:table-cell office:value-type="float" office:value="3867.5" calcext:value-type="float">
            <text:p>3867.5</text:p>
          </table:table-cell>
          <table:table-cell office:value-type="float" office:value="3403.89" calcext:value-type="float">
            <text:p>3403.89</text:p>
          </table:table-cell>
          <table:table-cell office:value-type="float" office:value="4.61" calcext:value-type="float">
            <text:p>4.61</text:p>
          </table:table-cell>
          <table:table-cell office:value-type="float" office:value="6.11" calcext:value-type="float">
            <text:p>6.11</text:p>
          </table:table-cell>
          <table:table-cell office:value-type="time" office:time-value="PT12H38M47S" calcext:value-type="time">
            <text:p>12:38:47</text:p>
          </table:table-cell>
          <table:table-cell office:value-type="float" office:value="11" calcext:value-type="float">
            <text:p>11</text:p>
          </table:table-cell>
          <table:table-cell office:value-type="float" office:value="98.3" calcext:value-type="float">
            <text:p>98.3</text:p>
          </table:table-cell>
          <table:table-cell office:value-type="float" office:value="76.5" calcext:value-type="float">
            <text:p>76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383" calcext:value-type="float">
            <text:p>-33.458383</text:p>
          </table:table-cell>
          <table:table-cell office:value-type="float" office:value="-70.653436" calcext:value-type="float">
            <text:p>-70.653436</text:p>
          </table:table-cell>
          <table:table-cell office:value-type="float" office:value="3867.5" calcext:value-type="float">
            <text:p>3867.5</text:p>
          </table:table-cell>
          <table:table-cell office:value-type="float" office:value="3403.96" calcext:value-type="float">
            <text:p>3403.96</text:p>
          </table:table-cell>
          <table:table-cell office:value-type="float" office:value="8.23" calcext:value-type="float">
            <text:p>8.23</text:p>
          </table:table-cell>
          <table:table-cell office:value-type="float" office:value="4.98" calcext:value-type="float">
            <text:p>4.98</text:p>
          </table:table-cell>
          <table:table-cell office:value-type="time" office:time-value="PT12H39M09S" calcext:value-type="time">
            <text:p>12:39:09</text:p>
          </table:table-cell>
          <table:table-cell office:value-type="float" office:value="11" calcext:value-type="float">
            <text:p>11</text:p>
          </table:table-cell>
          <table:table-cell office:value-type="float" office:value="91.5" calcext:value-type="float">
            <text:p>91.5</text:p>
          </table:table-cell>
          <table:table-cell office:value-type="float" office:value="76.5" calcext:value-type="float">
            <text:p>76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8383" calcext:value-type="float">
            <text:p>-33.458383</text:p>
          </table:table-cell>
          <table:table-cell office:value-type="float" office:value="-70.653436" calcext:value-type="float">
            <text:p>-70.653436</text:p>
          </table:table-cell>
          <table:table-cell office:value-type="float" office:value="3867.5" calcext:value-type="float">
            <text:p>3867.5</text:p>
          </table:table-cell>
          <table:table-cell office:value-type="float" office:value="3403.96" calcext:value-type="float">
            <text:p>3403.96</text:p>
          </table:table-cell>
          <table:table-cell office:value-type="float" office:value="8.23" calcext:value-type="float">
            <text:p>8.23</text:p>
          </table:table-cell>
          <table:table-cell office:value-type="float" office:value="4.98" calcext:value-type="float">
            <text:p>4.98</text:p>
          </table:table-cell>
          <table:table-cell office:value-type="time" office:time-value="PT12H39M09S" calcext:value-type="time">
            <text:p>12:39:09</text:p>
          </table:table-cell>
          <table:table-cell office:value-type="float" office:value="11" calcext:value-type="float">
            <text:p>11</text:p>
          </table:table-cell>
          <table:table-cell office:value-type="float" office:value="91.5" calcext:value-type="float">
            <text:p>91.5</text:p>
          </table:table-cell>
          <table:table-cell office:value-type="float" office:value="76.5" calcext:value-type="float">
            <text:p>76.5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52333" calcext:value-type="float">
            <text:p>-33.452333</text:p>
          </table:table-cell>
          <table:table-cell office:value-type="float" office:value="-70.652706" calcext:value-type="float">
            <text:p>-70.652706</text:p>
          </table:table-cell>
          <table:table-cell office:value-type="float" office:value="4472.8" calcext:value-type="float">
            <text:p>4472.8</text:p>
          </table:table-cell>
          <table:table-cell office:value-type="float" office:value="4060.96" calcext:value-type="float">
            <text:p>4060.96</text:p>
          </table:table-cell>
          <table:table-cell office:value-type="float" office:value="11.16" calcext:value-type="float">
            <text:p>11.16</text:p>
          </table:table-cell>
          <table:table-cell office:value-type="float" office:value="6.6" calcext:value-type="float">
            <text:p>6.60</text:p>
          </table:table-cell>
          <table:table-cell office:value-type="time" office:time-value="PT12H40M50S" calcext:value-type="time">
            <text:p>12:40:50</text:p>
          </table:table-cell>
          <table:table-cell office:value-type="float" office:value="11" calcext:value-type="float">
            <text:p>11</text:p>
          </table:table-cell>
          <table:table-cell office:value-type="float" office:value="57.9" calcext:value-type="float">
            <text:p>57.9</text:p>
          </table:table-cell>
          <table:table-cell office:value-type="float" office:value="74.6" calcext:value-type="float">
            <text:p>74.6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44233" calcext:value-type="float">
            <text:p>-33.442330</text:p>
          </table:table-cell>
          <table:table-cell office:value-type="float" office:value="-70.651108" calcext:value-type="float">
            <text:p>-70.651108</text:p>
          </table:table-cell>
          <table:table-cell office:value-type="float" office:value="4877.6" calcext:value-type="float">
            <text:p>4877.6</text:p>
          </table:table-cell>
          <table:table-cell office:value-type="float" office:value="4772.81" calcext:value-type="float">
            <text:p>4772.81</text:p>
          </table:table-cell>
          <table:table-cell office:value-type="float" office:value="8.78" calcext:value-type="float">
            <text:p>8.78</text:p>
          </table:table-cell>
          <table:table-cell office:value-type="float" office:value="8.77" calcext:value-type="float">
            <text:p>8.77</text:p>
          </table:table-cell>
          <table:table-cell office:value-type="time" office:time-value="PT12H43M01S" calcext:value-type="time">
            <text:p>12:43:01</text:p>
          </table:table-cell>
          <table:table-cell office:value-type="float" office:value="11" calcext:value-type="float">
            <text:p>11</text:p>
          </table:table-cell>
          <table:table-cell office:value-type="float" office:value="34.5" calcext:value-type="float">
            <text:p>34.5</text:p>
          </table:table-cell>
          <table:table-cell office:value-type="float" office:value="64.9" calcext:value-type="float">
            <text:p>64.9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>
          <table:table-cell office:value-type="float" office:value="-33.366034" calcext:value-type="float">
            <text:p>-33.366034</text:p>
          </table:table-cell>
          <table:table-cell office:value-type="float" office:value="-70.574101" calcext:value-type="float">
            <text:p>-70.574101</text:p>
          </table:table-cell>
          <table:table-cell office:value-type="float" office:value="7065.1" calcext:value-type="float">
            <text:p>7065.1</text:p>
          </table:table-cell>
          <table:table-cell office:value-type="float" office:value="14621.94" calcext:value-type="float">
            <text:p>14621.94</text:p>
          </table:table-cell>
          <table:table-cell office:value-type="float" office:value="50.67" calcext:value-type="float">
            <text:p>50.67</text:p>
          </table:table-cell>
          <table:table-cell office:value-type="float" office:value="17.8" calcext:value-type="float">
            <text:p>17.80</text:p>
          </table:table-cell>
          <table:table-cell office:value-type="time" office:time-value="PT12H57M21S" calcext:value-type="time">
            <text:p>12:57:21</text:p>
          </table:table-cell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.6</text:p>
          </table:table-cell>
          <table:table-cell office:value-type="float" office:value="26.4" calcext:value-type="float">
            <text:p>26.4</text:p>
          </table:table-cell>
          <table:table-cell table:number-columns-repeated="3"/>
          <table:table-cell table:style-name="ce19"/>
          <table:table-cell table:number-columns-repeated="1010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gi30dB" table:style-name="ta1">
        <table:table-column table:style-name="co1" table:default-cell-style-name="ce11"/>
        <table:table-column table:style-name="co1" table:default-cell-style-name="ce20"/>
        <table:table-column table:style-name="co2" table:default-cell-style-name="ce21"/>
        <table:table-column table:style-name="co3" table:default-cell-style-name="ce15"/>
        <table:table-column table:style-name="co4" table:default-cell-style-name="ce15"/>
        <table:table-column table:style-name="co5" table:default-cell-style-name="ce22"/>
        <table:table-column table:style-name="co6" table:default-cell-style-name="ce16"/>
        <table:table-column table:style-name="co7" table:default-cell-style-name="ce17"/>
        <table:table-column table:style-name="co8" table:default-cell-style-name="ce21"/>
        <table:table-column table:style-name="co9" table:default-cell-style-name="ce21"/>
        <table:table-column table:style-name="co10" table:number-columns-repeated="3" table:default-cell-style-name="Default"/>
        <table:table-column table:style-name="co10" table:default-cell-style-name="ce24"/>
        <table:table-column table:style-name="co10" table:number-columns-repeated="1010" table:default-cell-style-name="Default"/>
        <table:table-row table:style-name="ro1">
          <table:table-cell table:style-name="ce9" office:value-type="string" calcext:value-type="string">
            <text:p>Latitude</text:p>
          </table:table-cell>
          <table:table-cell table:style-name="ce9" office:value-type="string" calcext:value-type="string">
            <text:p>Longitude</text:p>
          </table:table-cell>
          <table:table-cell table:style-name="ce9" office:value-type="string" calcext:value-type="string">
            <text:p>Altitude [m]</text:p>
          </table:table-cell>
          <table:table-cell table:style-name="ce9" office:value-type="string" calcext:value-type="string">
            <text:p>Distance [m]</text:p>
          </table:table-cell>
          <table:table-cell table:style-name="ce9" office:value-type="string" calcext:value-type="string">
            <text:p>Course [deg]</text:p>
          </table:table-cell>
          <table:table-cell table:style-name="ce9" office:value-type="string" calcext:value-type="string">
            <text:p>Speed [m/s]</text:p>
          </table:table-cell>
          <table:table-cell table:style-name="ce9" office:value-type="string" calcext:value-type="string">
            <text:p>Time [HH:MM:SS]</text:p>
          </table:table-cell>
          <table:table-cell table:style-name="ce9" office:value-type="string" calcext:value-type="string">
            <text:p>Satellites</text:p>
          </table:table-cell>
          <table:table-cell table:style-name="ce9" office:value-type="string" calcext:value-type="string">
            <text:p>Azimuth [deg]</text:p>
          </table:table-cell>
          <table:table-cell table:style-name="ce9" office:value-type="string" calcext:value-type="string">
            <text:p>Elevation [deg]</text:p>
          </table:table-cell>
          <table:table-cell table:style-name="ce9" table:number-columns-repeated="3"/>
          <table:table-cell table:style-name="ce23"/>
          <table:table-cell table:style-name="ce9" table:number-columns-repeated="1010"/>
        </table:table-row>
        <table:table-row table:style-name="ro1">
          <table:table-cell office:value-type="float" office:value="-33.457243" calcext:value-type="float">
            <text:p>-33.457243</text:p>
          </table:table-cell>
          <table:table-cell office:value-type="float" office:value="-70.661731" calcext:value-type="float">
            <text:p>-70.661731</text:p>
          </table:table-cell>
          <table:table-cell office:value-type="float" office:value="547.1" calcext:value-type="float">
            <text:p>547.1</text:p>
          </table:table-cell>
          <table:table-cell office:value-type="float" office:value="100.04" calcext:value-type="float">
            <text:p>100.04</text:p>
          </table:table-cell>
          <table:table-cell office:value-type="float" office:value="242.32" calcext:value-type="float">
            <text:p>242.32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2M00S" calcext:value-type="time">
            <text:p>12:22:00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-4.5" calcext:value-type="float">
            <text:p>-4.5</text:p>
          </table:table-cell>
          <table:table-cell table:number-columns-repeated="1014"/>
        </table:table-row>
        <table:table-row table:style-name="ro1">
          <table:table-cell office:value-type="float" office:value="-33.457243" calcext:value-type="float">
            <text:p>-33.457243</text:p>
          </table:table-cell>
          <table:table-cell office:value-type="float" office:value="-70.661731" calcext:value-type="float">
            <text:p>-70.661731</text:p>
          </table:table-cell>
          <table:table-cell office:value-type="float" office:value="547.1" calcext:value-type="float">
            <text:p>547.1</text:p>
          </table:table-cell>
          <table:table-cell office:value-type="float" office:value="100.04" calcext:value-type="float">
            <text:p>100.04</text:p>
          </table:table-cell>
          <table:table-cell office:value-type="float" office:value="242.32" calcext:value-type="float">
            <text:p>242.32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2M00S" calcext:value-type="time">
            <text:p>12:22:00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-4.5" calcext:value-type="float">
            <text:p>-4.5</text:p>
          </table:table-cell>
          <table:table-cell table:number-columns-repeated="1014"/>
        </table:table-row>
        <table:table-row table:style-name="ro1">
          <table:table-cell office:value-type="float" office:value="-33.457261" calcext:value-type="float">
            <text:p>-33.457261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7.1" calcext:value-type="float">
            <text:p>547.1</text:p>
          </table:table-cell>
          <table:table-cell office:value-type="float" office:value="97.9" calcext:value-type="float">
            <text:p>97.90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2S" calcext:value-type="time">
            <text:p>12:22: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.0</text:p>
          </table:table-cell>
          <table:table-cell office:value-type="float" office:value="-4.6" calcext:value-type="float">
            <text:p>-4.6</text:p>
          </table:table-cell>
          <table:table-cell table:number-columns-repeated="1014"/>
        </table:table-row>
        <table:table-row table:style-name="ro1">
          <table:table-cell office:value-type="float" office:value="-33.457261" calcext:value-type="float">
            <text:p>-33.457261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7.1" calcext:value-type="float">
            <text:p>547.1</text:p>
          </table:table-cell>
          <table:table-cell office:value-type="float" office:value="97.9" calcext:value-type="float">
            <text:p>97.90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2S" calcext:value-type="time">
            <text:p>12:22: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.0</text:p>
          </table:table-cell>
          <table:table-cell office:value-type="float" office:value="-4.6" calcext:value-type="float">
            <text:p>-4.6</text:p>
          </table:table-cell>
          <table:table-cell table:number-columns-repeated="1014"/>
        </table:table-row>
        <table:table-row table:style-name="ro1">
          <table:table-cell office:value-type="float" office:value="-33.457261" calcext:value-type="float">
            <text:p>-33.457261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6.3" calcext:value-type="float">
            <text:p>546.3</text:p>
          </table:table-cell>
          <table:table-cell office:value-type="float" office:value="97.96" calcext:value-type="float">
            <text:p>97.96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2S" calcext:value-type="time">
            <text:p>12:22: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.0</text:p>
          </table:table-cell>
          <table:table-cell office:value-type="float" office:value="-5.1" calcext:value-type="float">
            <text:p>-5.1</text:p>
          </table:table-cell>
          <table:table-cell table:number-columns-repeated="1014"/>
        </table:table-row>
        <table:table-row table:style-name="ro1">
          <table:table-cell office:value-type="float" office:value="-33.457303" calcext:value-type="float">
            <text:p>-33.457303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6.3" calcext:value-type="float">
            <text:p>546.3</text:p>
          </table:table-cell>
          <table:table-cell office:value-type="float" office:value="93.32" calcext:value-type="float">
            <text:p>93.32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4S" calcext:value-type="time">
            <text:p>12:22:04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  <table:table-cell office:value-type="float" office:value="-5.3" calcext:value-type="float">
            <text:p>-5.3</text:p>
          </table:table-cell>
          <table:table-cell table:number-columns-repeated="1014"/>
        </table:table-row>
        <table:table-row table:style-name="ro1">
          <table:table-cell office:value-type="float" office:value="-33.457303" calcext:value-type="float">
            <text:p>-33.457303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6.3" calcext:value-type="float">
            <text:p>546.3</text:p>
          </table:table-cell>
          <table:table-cell office:value-type="float" office:value="93.32" calcext:value-type="float">
            <text:p>93.32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4S" calcext:value-type="time">
            <text:p>12:22:04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  <table:table-cell office:value-type="float" office:value="-5.3" calcext:value-type="float">
            <text:p>-5.3</text:p>
          </table:table-cell>
          <table:table-cell table:number-columns-repeated="1014"/>
        </table:table-row>
        <table:table-row table:style-name="ro1">
          <table:table-cell office:value-type="float" office:value="-33.457315" calcext:value-type="float">
            <text:p>-33.457315</text:p>
          </table:table-cell>
          <table:table-cell office:value-type="float" office:value="-70.661778" calcext:value-type="float">
            <text:p>-70.661778</text:p>
          </table:table-cell>
          <table:table-cell office:value-type="float" office:value="546.3" calcext:value-type="float">
            <text:p>546.3</text:p>
          </table:table-cell>
          <table:table-cell office:value-type="float" office:value="91.89" calcext:value-type="float">
            <text:p>91.89</text:p>
          </table:table-cell>
          <table:table-cell office:value-type="float" office:value="298.15" calcext:value-type="float">
            <text:p>298.15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2M06S" calcext:value-type="time">
            <text:p>12:22:06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-5.4" calcext:value-type="float">
            <text:p>-5.4</text:p>
          </table:table-cell>
          <table:table-cell table:number-columns-repeated="1014"/>
        </table:table-row>
        <table:table-row table:style-name="ro1">
          <table:table-cell office:value-type="float" office:value="-33.457315" calcext:value-type="float">
            <text:p>-33.457315</text:p>
          </table:table-cell>
          <table:table-cell office:value-type="float" office:value="-70.661778" calcext:value-type="float">
            <text:p>-70.661778</text:p>
          </table:table-cell>
          <table:table-cell office:value-type="float" office:value="546.3" calcext:value-type="float">
            <text:p>546.3</text:p>
          </table:table-cell>
          <table:table-cell office:value-type="float" office:value="91.89" calcext:value-type="float">
            <text:p>91.89</text:p>
          </table:table-cell>
          <table:table-cell office:value-type="float" office:value="298.15" calcext:value-type="float">
            <text:p>298.15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2M06S" calcext:value-type="time">
            <text:p>12:22:06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-5.4" calcext:value-type="float">
            <text:p>-5.4</text:p>
          </table:table-cell>
          <table:table-cell table:number-columns-repeated="1014"/>
        </table:table-row>
        <table:table-row table:style-name="ro1">
          <table:table-cell office:value-type="float" office:value="-33.457315" calcext:value-type="float">
            <text:p>-33.457315</text:p>
          </table:table-cell>
          <table:table-cell office:value-type="float" office:value="-70.661778" calcext:value-type="float">
            <text:p>-70.661778</text:p>
          </table:table-cell>
          <table:table-cell office:value-type="float" office:value="547.3" calcext:value-type="float">
            <text:p>547.3</text:p>
          </table:table-cell>
          <table:table-cell office:value-type="float" office:value="91.8" calcext:value-type="float">
            <text:p>91.80</text:p>
          </table:table-cell>
          <table:table-cell office:value-type="float" office:value="298.15" calcext:value-type="float">
            <text:p>298.15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2M06S" calcext:value-type="time">
            <text:p>12:22:06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-4.8" calcext:value-type="float">
            <text:p>-4.8</text:p>
          </table:table-cell>
          <table:table-cell table:number-columns-repeated="1014"/>
        </table:table-row>
        <table:table-row table:style-name="ro1">
          <table:table-cell office:value-type="float" office:value="-33.457285" calcext:value-type="float">
            <text:p>-33.457285</text:p>
          </table:table-cell>
          <table:table-cell office:value-type="float" office:value="-70.661798" calcext:value-type="float">
            <text:p>-70.661798</text:p>
          </table:table-cell>
          <table:table-cell office:value-type="float" office:value="547.3" calcext:value-type="float">
            <text:p>547.3</text:p>
          </table:table-cell>
          <table:table-cell office:value-type="float" office:value="95.07" calcext:value-type="float">
            <text:p>95.07</text:p>
          </table:table-cell>
          <table:table-cell office:value-type="float" office:value="15.99" calcext:value-type="float">
            <text:p>15.99</text:p>
          </table:table-cell>
          <table:table-cell office:value-type="float" office:value="1.25" calcext:value-type="float">
            <text:p>1.25</text:p>
          </table:table-cell>
          <table:table-cell office:value-type="time" office:time-value="PT12H22M09S" calcext:value-type="time">
            <text:p>12:22:09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-4.6" calcext:value-type="float">
            <text:p>-4.6</text:p>
          </table:table-cell>
          <table:table-cell table:number-columns-repeated="1014"/>
        </table:table-row>
        <table:table-row table:style-name="ro1">
          <table:table-cell office:value-type="float" office:value="-33.457285" calcext:value-type="float">
            <text:p>-33.457285</text:p>
          </table:table-cell>
          <table:table-cell office:value-type="float" office:value="-70.661798" calcext:value-type="float">
            <text:p>-70.661798</text:p>
          </table:table-cell>
          <table:table-cell office:value-type="float" office:value="547.3" calcext:value-type="float">
            <text:p>547.3</text:p>
          </table:table-cell>
          <table:table-cell office:value-type="float" office:value="95.07" calcext:value-type="float">
            <text:p>95.07</text:p>
          </table:table-cell>
          <table:table-cell office:value-type="float" office:value="15.99" calcext:value-type="float">
            <text:p>15.99</text:p>
          </table:table-cell>
          <table:table-cell office:value-type="float" office:value="1.25" calcext:value-type="float">
            <text:p>1.25</text:p>
          </table:table-cell>
          <table:table-cell office:value-type="time" office:time-value="PT12H22M09S" calcext:value-type="time">
            <text:p>12:22:09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-4.6" calcext:value-type="float">
            <text:p>-4.6</text:p>
          </table:table-cell>
          <table:table-cell table:number-columns-repeated="1014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47.3" calcext:value-type="float">
            <text:p>547.3</text:p>
          </table:table-cell>
          <table:table-cell office:value-type="float" office:value="101.47" calcext:value-type="float">
            <text:p>101.47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-4.4" calcext:value-type="float">
            <text:p>-4.4</text:p>
          </table:table-cell>
          <table:table-cell table:number-columns-repeated="1014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47.3" calcext:value-type="float">
            <text:p>547.3</text:p>
          </table:table-cell>
          <table:table-cell office:value-type="float" office:value="101.47" calcext:value-type="float">
            <text:p>101.47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-4.4" calcext:value-type="float">
            <text:p>-4.4</text:p>
          </table:table-cell>
          <table:table-cell table:number-columns-repeated="1014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01.28" calcext:value-type="float">
            <text:p>101.28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-2.6" calcext:value-type="float">
            <text:p>-2.6</text:p>
          </table:table-cell>
          <table:table-cell table:number-columns-repeated="1014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01.28" calcext:value-type="float">
            <text:p>101.28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-2.6" calcext:value-type="float">
            <text:p>-2.6</text:p>
          </table:table-cell>
          <table:table-cell table:number-columns-repeated="1014"/>
        </table:table-row>
        <table:table-row table:style-name="ro1">
          <table:table-cell office:value-type="float" office:value="-33.457144" calcext:value-type="float">
            <text:p>-33.457144</text:p>
          </table:table-cell>
          <table:table-cell office:value-type="float" office:value="-70.661603" calcext:value-type="float">
            <text:p>-70.661603</text:p>
          </table:table-cell>
          <table:table-cell office:value-type="float" office:value="550.4" calcext:value-type="float">
            <text:p>550.4</text:p>
          </table:table-cell>
          <table:table-cell office:value-type="float" office:value="112.28" calcext:value-type="float">
            <text:p>112.28</text:p>
          </table:table-cell>
          <table:table-cell office:value-type="float" office:value="351.27" calcext:value-type="float">
            <text:p>351.2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2M17S" calcext:value-type="time">
            <text:p>12:22:17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144" calcext:value-type="float">
            <text:p>-33.457144</text:p>
          </table:table-cell>
          <table:table-cell office:value-type="float" office:value="-70.661603" calcext:value-type="float">
            <text:p>-70.661603</text:p>
          </table:table-cell>
          <table:table-cell office:value-type="float" office:value="550.4" calcext:value-type="float">
            <text:p>550.4</text:p>
          </table:table-cell>
          <table:table-cell office:value-type="float" office:value="112.28" calcext:value-type="float">
            <text:p>112.28</text:p>
          </table:table-cell>
          <table:table-cell office:value-type="float" office:value="351.27" calcext:value-type="float">
            <text:p>351.2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2M17S" calcext:value-type="time">
            <text:p>12:22:17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126" calcext:value-type="float">
            <text:p>-33.457126</text:p>
          </table:table-cell>
          <table:table-cell office:value-type="float" office:value="-70.661621" calcext:value-type="float">
            <text:p>-70.661621</text:p>
          </table:table-cell>
          <table:table-cell office:value-type="float" office:value="550.4" calcext:value-type="float">
            <text:p>550.4</text:p>
          </table:table-cell>
          <table:table-cell office:value-type="float" office:value="113.97" calcext:value-type="float">
            <text:p>113.97</text:p>
          </table:table-cell>
          <table:table-cell office:value-type="float" office:value="332.91" calcext:value-type="float">
            <text:p>332.91</text:p>
          </table:table-cell>
          <table:table-cell office:value-type="float" office:value="2.79" calcext:value-type="float">
            <text:p>2.79</text:p>
          </table:table-cell>
          <table:table-cell office:value-type="time" office:time-value="PT12H22M18S" calcext:value-type="time">
            <text:p>12:22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.0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126" calcext:value-type="float">
            <text:p>-33.457126</text:p>
          </table:table-cell>
          <table:table-cell office:value-type="float" office:value="-70.661621" calcext:value-type="float">
            <text:p>-70.661621</text:p>
          </table:table-cell>
          <table:table-cell office:value-type="float" office:value="550.4" calcext:value-type="float">
            <text:p>550.4</text:p>
          </table:table-cell>
          <table:table-cell office:value-type="float" office:value="113.97" calcext:value-type="float">
            <text:p>113.97</text:p>
          </table:table-cell>
          <table:table-cell office:value-type="float" office:value="332.91" calcext:value-type="float">
            <text:p>332.91</text:p>
          </table:table-cell>
          <table:table-cell office:value-type="float" office:value="2.79" calcext:value-type="float">
            <text:p>2.79</text:p>
          </table:table-cell>
          <table:table-cell office:value-type="time" office:time-value="PT12H22M18S" calcext:value-type="time">
            <text:p>12:22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.0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086" calcext:value-type="float">
            <text:p>-33.45708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17.8" calcext:value-type="float">
            <text:p>117.80</text:p>
          </table:table-cell>
          <table:table-cell office:value-type="float" office:value="304.09" calcext:value-type="float">
            <text:p>304.09</text:p>
          </table:table-cell>
          <table:table-cell office:value-type="float" office:value="1.99" calcext:value-type="float">
            <text:p>1.99</text:p>
          </table:table-cell>
          <table:table-cell office:value-type="time" office:time-value="PT12H22M20S" calcext:value-type="time">
            <text:p>12:22:20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-2.2" calcext:value-type="float">
            <text:p>-2.2</text:p>
          </table:table-cell>
          <table:table-cell table:number-columns-repeated="1014"/>
        </table:table-row>
        <table:table-row table:style-name="ro1">
          <table:table-cell office:value-type="float" office:value="-33.457086" calcext:value-type="float">
            <text:p>-33.45708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17.8" calcext:value-type="float">
            <text:p>117.80</text:p>
          </table:table-cell>
          <table:table-cell office:value-type="float" office:value="304.09" calcext:value-type="float">
            <text:p>304.09</text:p>
          </table:table-cell>
          <table:table-cell office:value-type="float" office:value="1.99" calcext:value-type="float">
            <text:p>1.99</text:p>
          </table:table-cell>
          <table:table-cell office:value-type="time" office:time-value="PT12H22M20S" calcext:value-type="time">
            <text:p>12:22:20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-2.2" calcext:value-type="float">
            <text:p>-2.2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50.4" calcext:value-type="float">
            <text:p>550.4</text:p>
          </table:table-cell>
          <table:table-cell office:value-type="float" office:value="114.03" calcext:value-type="float">
            <text:p>114.03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50.4" calcext:value-type="float">
            <text:p>550.4</text:p>
          </table:table-cell>
          <table:table-cell office:value-type="float" office:value="114.03" calcext:value-type="float">
            <text:p>114.03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4.46" calcext:value-type="float">
            <text:p>114.46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4.46" calcext:value-type="float">
            <text:p>114.46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4.46" calcext:value-type="float">
            <text:p>114.46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1.05" calcext:value-type="float">
            <text:p>121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1.05" calcext:value-type="float">
            <text:p>121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1.05" calcext:value-type="float">
            <text:p>121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1.05" calcext:value-type="float">
            <text:p>121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float" office:value="-33.457005" calcext:value-type="float">
            <text:p>-33.457005</text:p>
          </table:table-cell>
          <table:table-cell office:value-type="float" office:value="-70.661653" calcext:value-type="float">
            <text:p>-70.661653</text:p>
          </table:table-cell>
          <table:table-cell office:value-type="float" office:value="565.9" calcext:value-type="float">
            <text:p>565.9</text:p>
          </table:table-cell>
          <table:table-cell office:value-type="float" office:value="127.26" calcext:value-type="float">
            <text:p>127.26</text:p>
          </table:table-cell>
          <table:table-cell office:value-type="float" office:value="81.51" calcext:value-type="float">
            <text:p>81.51</text:p>
          </table:table-cell>
          <table:table-cell office:value-type="float" office:value="2.97" calcext:value-type="float">
            <text:p>2.97</text:p>
          </table:table-cell>
          <table:table-cell office:value-type="time" office:time-value="PT12H22M33S" calcext:value-type="time">
            <text:p>12:22:33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table:number-columns-repeated="1014"/>
        </table:table-row>
        <table:table-row table:style-name="ro1">
          <table:table-cell office:value-type="float" office:value="-33.457005" calcext:value-type="float">
            <text:p>-33.457005</text:p>
          </table:table-cell>
          <table:table-cell office:value-type="float" office:value="-70.661653" calcext:value-type="float">
            <text:p>-70.661653</text:p>
          </table:table-cell>
          <table:table-cell office:value-type="float" office:value="565.9" calcext:value-type="float">
            <text:p>565.9</text:p>
          </table:table-cell>
          <table:table-cell office:value-type="float" office:value="127.26" calcext:value-type="float">
            <text:p>127.26</text:p>
          </table:table-cell>
          <table:table-cell office:value-type="float" office:value="81.51" calcext:value-type="float">
            <text:p>81.51</text:p>
          </table:table-cell>
          <table:table-cell office:value-type="float" office:value="2.97" calcext:value-type="float">
            <text:p>2.97</text:p>
          </table:table-cell>
          <table:table-cell office:value-type="time" office:time-value="PT12H22M33S" calcext:value-type="time">
            <text:p>12:22:33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table:number-columns-repeated="1014"/>
        </table:table-row>
        <table:table-row table:style-name="ro1">
          <table:table-cell office:value-type="float" office:value="-33.457011" calcext:value-type="float">
            <text:p>-33.457011</text:p>
          </table:table-cell>
          <table:table-cell office:value-type="float" office:value="-70.661631" calcext:value-type="float">
            <text:p>-70.661631</text:p>
          </table:table-cell>
          <table:table-cell office:value-type="float" office:value="565.9" calcext:value-type="float">
            <text:p>565.9</text:p>
          </table:table-cell>
          <table:table-cell office:value-type="float" office:value="126.86" calcext:value-type="float">
            <text:p>126.86</text:p>
          </table:table-cell>
          <table:table-cell office:value-type="float" office:value="85.41" calcext:value-type="float">
            <text:p>85.41</text:p>
          </table:table-cell>
          <table:table-cell office:value-type="float" office:value="0.81" calcext:value-type="float">
            <text:p>0.81</text:p>
          </table:table-cell>
          <table:table-cell office:value-type="time" office:time-value="PT12H22M34S" calcext:value-type="time">
            <text:p>12:22:34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4.9" calcext:value-type="float">
            <text:p>4.9</text:p>
          </table:table-cell>
          <table:table-cell table:number-columns-repeated="1014"/>
        </table:table-row>
        <table:table-row table:style-name="ro1">
          <table:table-cell office:value-type="float" office:value="-33.457034" calcext:value-type="float">
            <text:p>-33.457034</text:p>
          </table:table-cell>
          <table:table-cell office:value-type="float" office:value="-70.661641" calcext:value-type="float">
            <text:p>-70.661641</text:p>
          </table:table-cell>
          <table:table-cell office:value-type="float" office:value="565.9" calcext:value-type="float">
            <text:p>565.9</text:p>
          </table:table-cell>
          <table:table-cell office:value-type="float" office:value="124.21" calcext:value-type="float">
            <text:p>124.21</text:p>
          </table:table-cell>
          <table:table-cell office:value-type="float" office:value="239.75" calcext:value-type="float">
            <text:p>239.75</text:p>
          </table:table-cell>
          <table:table-cell office:value-type="float" office:value="1.09" calcext:value-type="float">
            <text:p>1.09</text:p>
          </table:table-cell>
          <table:table-cell office:value-type="time" office:time-value="PT12H22M36S" calcext:value-type="time">
            <text:p>12:22:36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number-columns-repeated="1014"/>
        </table:table-row>
        <table:table-row table:style-name="ro1">
          <table:table-cell office:value-type="float" office:value="-33.457034" calcext:value-type="float">
            <text:p>-33.457034</text:p>
          </table:table-cell>
          <table:table-cell office:value-type="float" office:value="-70.661641" calcext:value-type="float">
            <text:p>-70.661641</text:p>
          </table:table-cell>
          <table:table-cell office:value-type="float" office:value="565.9" calcext:value-type="float">
            <text:p>565.9</text:p>
          </table:table-cell>
          <table:table-cell office:value-type="float" office:value="124.21" calcext:value-type="float">
            <text:p>124.21</text:p>
          </table:table-cell>
          <table:table-cell office:value-type="float" office:value="239.75" calcext:value-type="float">
            <text:p>239.75</text:p>
          </table:table-cell>
          <table:table-cell office:value-type="float" office:value="1.09" calcext:value-type="float">
            <text:p>1.09</text:p>
          </table:table-cell>
          <table:table-cell office:value-type="time" office:time-value="PT12H22M36S" calcext:value-type="time">
            <text:p>12:22:36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number-columns-repeated="1014"/>
        </table:table-row>
        <table:table-row table:style-name="ro1">
          <table:table-cell office:value-type="float" office:value="-33.457216" calcext:value-type="float">
            <text:p>-33.457216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03.66" calcext:value-type="float">
            <text:p>103.66</text:p>
          </table:table-cell>
          <table:table-cell office:value-type="float" office:value="155.1" calcext:value-type="float">
            <text:p>155.10</text:p>
          </table:table-cell>
          <table:table-cell office:value-type="float" office:value="2.62" calcext:value-type="float">
            <text:p>2.62</text:p>
          </table:table-cell>
          <table:table-cell office:value-type="time" office:time-value="PT12H22M43S" calcext:value-type="time">
            <text:p>12:22:43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.0</text:p>
          </table:table-cell>
          <table:table-cell table:number-columns-repeated="1014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4.39" calcext:value-type="float">
            <text:p>104.39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.0</text:p>
          </table:table-cell>
          <table:table-cell table:number-columns-repeated="1014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4.39" calcext:value-type="float">
            <text:p>104.39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.0</text:p>
          </table:table-cell>
          <table:table-cell table:number-columns-repeated="1014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4.39" calcext:value-type="float">
            <text:p>104.39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.0</text:p>
          </table:table-cell>
          <table:table-cell table:number-columns-repeated="1014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6158" calcext:value-type="float">
            <text:p>-70.661580</text:p>
          </table:table-cell>
          <table:table-cell office:value-type="float" office:value="565.9" calcext:value-type="float">
            <text:p>565.9</text:p>
          </table:table-cell>
          <table:table-cell office:value-type="float" office:value="104.34" calcext:value-type="float">
            <text:p>104.34</text:p>
          </table:table-cell>
          <table:table-cell office:value-type="float" office:value="239.85" calcext:value-type="float">
            <text:p>239.85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22M56S" calcext:value-type="time">
            <text:p>12:22:56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6" calcext:value-type="float">
            <text:p>6.0</text:p>
          </table:table-cell>
          <table:table-cell table:number-columns-repeated="1014"/>
        </table:table-row>
        <table:table-row table:style-name="ro1">
          <table:table-cell office:value-type="float" office:value="-33.457081" calcext:value-type="float">
            <text:p>-33.457081</text:p>
          </table:table-cell>
          <table:table-cell office:value-type="float" office:value="-70.661515" calcext:value-type="float">
            <text:p>-70.661515</text:p>
          </table:table-cell>
          <table:table-cell office:value-type="float" office:value="788.2" calcext:value-type="float">
            <text:p>788.2</text:p>
          </table:table-cell>
          <table:table-cell office:value-type="float" office:value="262.59" calcext:value-type="float">
            <text:p>262.59</text:p>
          </table:table-cell>
          <table:table-cell office:value-type="float" office:value="258.85" calcext:value-type="float">
            <text:p>258.85</text:p>
          </table:table-cell>
          <table:table-cell office:value-type="float" office:value="2.36" calcext:value-type="float">
            <text:p>2.36</text:p>
          </table:table-cell>
          <table:table-cell office:value-type="time" office:time-value="PT12H23M30S" calcext:value-type="time">
            <text:p>12:23: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.0</text:p>
          </table:table-cell>
          <table:table-cell office:value-type="float" office:value="62.6" calcext:value-type="float">
            <text:p>62.6</text:p>
          </table:table-cell>
          <table:table-cell table:number-columns-repeated="1014"/>
        </table:table-row>
        <table:table-row table:style-name="ro1">
          <table:table-cell office:value-type="float" office:value="-33.457214" calcext:value-type="float">
            <text:p>-33.457214</text:p>
          </table:table-cell>
          <table:table-cell office:value-type="float" office:value="-70.661421" calcext:value-type="float">
            <text:p>-70.661421</text:p>
          </table:table-cell>
          <table:table-cell office:value-type="float" office:value="788.2" calcext:value-type="float">
            <text:p>788.2</text:p>
          </table:table-cell>
          <table:table-cell office:value-type="float" office:value="257.42" calcext:value-type="float">
            <text:p>257.42</text:p>
          </table:table-cell>
          <table:table-cell office:value-type="float" office:value="210.48" calcext:value-type="float">
            <text:p>210.48</text:p>
          </table:table-cell>
          <table:table-cell office:value-type="float" office:value="1.06" calcext:value-type="float">
            <text:p>1.06</text:p>
          </table:table-cell>
          <table:table-cell office:value-type="time" office:time-value="PT12H23M39S" calcext:value-type="time">
            <text:p>12:23:39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office:value-type="float" office:value="64.9" calcext:value-type="float">
            <text:p>64.9</text:p>
          </table:table-cell>
          <table:table-cell table:number-columns-repeated="1014"/>
        </table:table-row>
        <table:table-row table:style-name="ro1">
          <table:table-cell office:value-type="float" office:value="-33.457704" calcext:value-type="float">
            <text:p>-33.457704</text:p>
          </table:table-cell>
          <table:table-cell office:value-type="float" office:value="-70.660931" calcext:value-type="float">
            <text:p>-70.660931</text:p>
          </table:table-cell>
          <table:table-cell office:value-type="float" office:value="953.2" calcext:value-type="float">
            <text:p>953.2</text:p>
          </table:table-cell>
          <table:table-cell office:value-type="float" office:value="409.44" calcext:value-type="float">
            <text:p>409.44</text:p>
          </table:table-cell>
          <table:table-cell office:value-type="float" office:value="120.15" calcext:value-type="float">
            <text:p>120.15</text:p>
          </table:table-cell>
          <table:table-cell office:value-type="float" office:value="1.59" calcext:value-type="float">
            <text:p>1.59</text:p>
          </table:table-cell>
          <table:table-cell office:value-type="time" office:time-value="PT12H24M30S" calcext:value-type="time">
            <text:p>12:24: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.0</text:p>
          </table:table-cell>
          <table:table-cell office:value-type="float" office:value="76.5" calcext:value-type="float">
            <text:p>76.5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gi0dB" table:style-name="ta1">
        <table:table-column table:style-name="co1" table:number-columns-repeated="2" table:default-cell-style-name="ce2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6"/>
        <table:table-column table:style-name="co8" table:default-cell-style-name="ce10"/>
        <table:table-column table:style-name="co9" table:default-cell-style-name="ce10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Altitude [m]</text:p>
          </table:table-cell>
          <table:table-cell table:style-name="ce1" office:value-type="string" calcext:value-type="string">
            <text:p>Distance [m]</text:p>
          </table:table-cell>
          <table:table-cell table:style-name="ce1" office:value-type="string" calcext:value-type="string">
            <text:p>Course [deg]</text:p>
          </table:table-cell>
          <table:table-cell table:style-name="ce1" office:value-type="string" calcext:value-type="string">
            <text:p>Speed [m/s]</text:p>
          </table:table-cell>
          <table:table-cell table:style-name="ce1" office:value-type="string" calcext:value-type="string">
            <text:p>Time [HH:MM:SS]</text:p>
          </table:table-cell>
          <table:table-cell table:style-name="ce1" office:value-type="string" calcext:value-type="string">
            <text:p>Satellites</text:p>
          </table:table-cell>
          <table:table-cell table:style-name="ce1" office:value-type="string" calcext:value-type="string">
            <text:p>Azimuth [deg]</text:p>
          </table:table-cell>
          <table:table-cell table:style-name="ce1" office:value-type="string" calcext:value-type="string">
            <text:p>Elevation [deg]</text:p>
          </table:table-cell>
          <table:table-cell table:style-name="ce1" table:number-columns-repeated="1014"/>
        </table:table-row>
        <table:table-row table:style-name="ro1">
          <table:table-cell office:value-type="float" office:value="-33.459114" calcext:value-type="float">
            <text:p>-33.459114</text:p>
          </table:table-cell>
          <table:table-cell office:value-type="float" office:value="-70.656946" calcext:value-type="float">
            <text:p>-70.656946</text:p>
          </table:table-cell>
          <table:table-cell office:value-type="float" office:value="2377.4" calcext:value-type="float">
            <text:p>2377.4</text:p>
          </table:table-cell>
          <table:table-cell office:value-type="float" office:value="1880.73" calcext:value-type="float">
            <text:p>1880.73</text:p>
          </table:table-cell>
          <table:table-cell office:value-type="float" office:value="145.53" calcext:value-type="float">
            <text:p>145.53</text:p>
          </table:table-cell>
          <table:table-cell office:value-type="float" office:value="3.6" calcext:value-type="float">
            <text:p>3.60</text:p>
          </table:table-cell>
          <table:table-cell office:value-type="time" office:time-value="PT12H32M20S" calcext:value-type="time">
            <text:p>12:32:20</text:p>
          </table:table-cell>
          <table:table-cell office:value-type="float" office:value="11" calcext:value-type="float">
            <text:p>11</text:p>
          </table:table-cell>
          <table:table-cell office:value-type="float" office:value="101.3" calcext:value-type="float">
            <text:p>101.3</text:p>
          </table:table-cell>
          <table:table-cell office:value-type="float" office:value="75.7" calcext:value-type="float">
            <text:p>75.7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9114" calcext:value-type="float">
            <text:p>-33.459114</text:p>
          </table:table-cell>
          <table:table-cell office:value-type="float" office:value="-70.656946" calcext:value-type="float">
            <text:p>-70.656946</text:p>
          </table:table-cell>
          <table:table-cell office:value-type="float" office:value="2377.4" calcext:value-type="float">
            <text:p>2377.4</text:p>
          </table:table-cell>
          <table:table-cell office:value-type="float" office:value="1880.73" calcext:value-type="float">
            <text:p>1880.73</text:p>
          </table:table-cell>
          <table:table-cell office:value-type="float" office:value="145.53" calcext:value-type="float">
            <text:p>145.53</text:p>
          </table:table-cell>
          <table:table-cell office:value-type="float" office:value="3.6" calcext:value-type="float">
            <text:p>3.60</text:p>
          </table:table-cell>
          <table:table-cell office:value-type="time" office:time-value="PT12H32M20S" calcext:value-type="time">
            <text:p>12:32:20</text:p>
          </table:table-cell>
          <table:table-cell office:value-type="float" office:value="11" calcext:value-type="float">
            <text:p>11</text:p>
          </table:table-cell>
          <table:table-cell office:value-type="float" office:value="101.3" calcext:value-type="float">
            <text:p>101.3</text:p>
          </table:table-cell>
          <table:table-cell office:value-type="float" office:value="75.7" calcext:value-type="float">
            <text:p>75.7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9248" calcext:value-type="float">
            <text:p>-33.459248</text:p>
          </table:table-cell>
          <table:table-cell office:value-type="float" office:value="-70.656863" calcext:value-type="float">
            <text:p>-70.656863</text:p>
          </table:table-cell>
          <table:table-cell office:value-type="float" office:value="2377.4" calcext:value-type="float">
            <text:p>2377.4</text:p>
          </table:table-cell>
          <table:table-cell office:value-type="float" office:value="1883.51" calcext:value-type="float">
            <text:p>1883.51</text:p>
          </table:table-cell>
          <table:table-cell office:value-type="float" office:value="157.86" calcext:value-type="float">
            <text:p>157.86</text:p>
          </table:table-cell>
          <table:table-cell office:value-type="float" office:value="3.54" calcext:value-type="float">
            <text:p>3.54</text:p>
          </table:table-cell>
          <table:table-cell office:value-type="time" office:time-value="PT12H32M26S" calcext:value-type="time">
            <text:p>12:32:26</text:p>
          </table:table-cell>
          <table:table-cell office:value-type="float" office:value="11" calcext:value-type="float">
            <text:p>11</text:p>
          </table:table-cell>
          <table:table-cell office:value-type="float" office:value="102.6" calcext:value-type="float">
            <text:p>102.6</text:p>
          </table:table-cell>
          <table:table-cell office:value-type="float" office:value="75.4" calcext:value-type="float">
            <text:p>75.4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9511" calcext:value-type="float">
            <text:p>-33.459511</text:p>
          </table:table-cell>
          <table:table-cell office:value-type="float" office:value="-70.656666" calcext:value-type="float">
            <text:p>-70.656666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78.26" calcext:value-type="float">
            <text:p>2078.26</text:p>
          </table:table-cell>
          <table:table-cell office:value-type="float" office:value="157.86" calcext:value-type="float">
            <text:p>157.86</text:p>
          </table:table-cell>
          <table:table-cell office:value-type="float" office:value="3.54" calcext:value-type="float">
            <text:p>3.54</text:p>
          </table:table-cell>
          <table:table-cell office:value-type="time" office:time-value="PT12H32M39S" calcext:value-type="time">
            <text:p>12:32:39</text:p>
          </table:table-cell>
          <table:table-cell office:value-type="float" office:value="11" calcext:value-type="float">
            <text:p>11</text:p>
          </table:table-cell>
          <table:table-cell office:value-type="float" office:value="104.9" calcext:value-type="float">
            <text:p>104.9</text:p>
          </table:table-cell>
          <table:table-cell office:value-type="float" office:value="76" calcext:value-type="float">
            <text:p>76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9511" calcext:value-type="float">
            <text:p>-33.459511</text:p>
          </table:table-cell>
          <table:table-cell office:value-type="float" office:value="-70.656666" calcext:value-type="float">
            <text:p>-70.656666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78.26" calcext:value-type="float">
            <text:p>2078.26</text:p>
          </table:table-cell>
          <table:table-cell office:value-type="float" office:value="157.86" calcext:value-type="float">
            <text:p>157.86</text:p>
          </table:table-cell>
          <table:table-cell office:value-type="float" office:value="3.54" calcext:value-type="float">
            <text:p>3.54</text:p>
          </table:table-cell>
          <table:table-cell office:value-type="time" office:time-value="PT12H32M39S" calcext:value-type="time">
            <text:p>12:32:39</text:p>
          </table:table-cell>
          <table:table-cell office:value-type="float" office:value="11" calcext:value-type="float">
            <text:p>11</text:p>
          </table:table-cell>
          <table:table-cell office:value-type="float" office:value="104.9" calcext:value-type="float">
            <text:p>104.9</text:p>
          </table:table-cell>
          <table:table-cell office:value-type="float" office:value="76" calcext:value-type="float">
            <text:p>76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9693" calcext:value-type="float">
            <text:p>-33.459693</text:p>
          </table:table-cell>
          <table:table-cell office:value-type="float" office:value="-70.656523" calcext:value-type="float">
            <text:p>-70.656523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82.93" calcext:value-type="float">
            <text:p>2082.93</text:p>
          </table:table-cell>
          <table:table-cell office:value-type="float" office:value="156.49" calcext:value-type="float">
            <text:p>156.49</text:p>
          </table:table-cell>
          <table:table-cell office:value-type="float" office:value="3.13" calcext:value-type="float">
            <text:p>3.13</text:p>
          </table:table-cell>
          <table:table-cell office:value-type="time" office:time-value="PT12H32M47S" calcext:value-type="time">
            <text:p>12:32:47</text:p>
          </table:table-cell>
          <table:table-cell office:value-type="float" office:value="11" calcext:value-type="float">
            <text:p>11</text:p>
          </table:table-cell>
          <table:table-cell office:value-type="float" office:value="106.4" calcext:value-type="float">
            <text:p>106.4</text:p>
          </table:table-cell>
          <table:table-cell office:value-type="float" office:value="75.5" calcext:value-type="float">
            <text:p>75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9693" calcext:value-type="float">
            <text:p>-33.459693</text:p>
          </table:table-cell>
          <table:table-cell office:value-type="float" office:value="-70.656523" calcext:value-type="float">
            <text:p>-70.656523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82.93" calcext:value-type="float">
            <text:p>2082.93</text:p>
          </table:table-cell>
          <table:table-cell office:value-type="float" office:value="156.49" calcext:value-type="float">
            <text:p>156.49</text:p>
          </table:table-cell>
          <table:table-cell office:value-type="float" office:value="3.13" calcext:value-type="float">
            <text:p>3.13</text:p>
          </table:table-cell>
          <table:table-cell office:value-type="time" office:time-value="PT12H32M47S" calcext:value-type="time">
            <text:p>12:32:47</text:p>
          </table:table-cell>
          <table:table-cell office:value-type="float" office:value="11" calcext:value-type="float">
            <text:p>11</text:p>
          </table:table-cell>
          <table:table-cell office:value-type="float" office:value="106.4" calcext:value-type="float">
            <text:p>106.4</text:p>
          </table:table-cell>
          <table:table-cell office:value-type="float" office:value="75.5" calcext:value-type="float">
            <text:p>75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9693" calcext:value-type="float">
            <text:p>-33.459693</text:p>
          </table:table-cell>
          <table:table-cell office:value-type="float" office:value="-70.656523" calcext:value-type="float">
            <text:p>-70.656523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82.93" calcext:value-type="float">
            <text:p>2082.93</text:p>
          </table:table-cell>
          <table:table-cell office:value-type="float" office:value="156.49" calcext:value-type="float">
            <text:p>156.49</text:p>
          </table:table-cell>
          <table:table-cell office:value-type="float" office:value="3.13" calcext:value-type="float">
            <text:p>3.13</text:p>
          </table:table-cell>
          <table:table-cell office:value-type="time" office:time-value="PT12H32M47S" calcext:value-type="time">
            <text:p>12:32:47</text:p>
          </table:table-cell>
          <table:table-cell office:value-type="float" office:value="11" calcext:value-type="float">
            <text:p>11</text:p>
          </table:table-cell>
          <table:table-cell office:value-type="float" office:value="106.4" calcext:value-type="float">
            <text:p>106.4</text:p>
          </table:table-cell>
          <table:table-cell office:value-type="float" office:value="75.5" calcext:value-type="float">
            <text:p>75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9991" calcext:value-type="float">
            <text:p>-33.459991</text:p>
          </table:table-cell>
          <table:table-cell office:value-type="float" office:value="-70.655955" calcext:value-type="float">
            <text:p>-70.655955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98.98" calcext:value-type="float">
            <text:p>2098.98</text:p>
          </table:table-cell>
          <table:table-cell office:value-type="float" office:value="143.53" calcext:value-type="float">
            <text:p>143.53</text:p>
          </table:table-cell>
          <table:table-cell office:value-type="float" office:value="2.04" calcext:value-type="float">
            <text:p>2.04</text:p>
          </table:table-cell>
          <table:table-cell office:value-type="time" office:time-value="PT12H33M06S" calcext:value-type="time">
            <text:p>12:33:06</text:p>
          </table:table-cell>
          <table:table-cell office:value-type="float" office:value="11" calcext:value-type="float">
            <text:p>11</text:p>
          </table:table-cell>
          <table:table-cell office:value-type="float" office:value="107.6" calcext:value-type="float">
            <text:p>107.6</text:p>
          </table:table-cell>
          <table:table-cell office:value-type="float" office:value="73.9" calcext:value-type="float">
            <text:p>73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9991" calcext:value-type="float">
            <text:p>-33.459991</text:p>
          </table:table-cell>
          <table:table-cell office:value-type="float" office:value="-70.655955" calcext:value-type="float">
            <text:p>-70.655955</text:p>
          </table:table-cell>
          <table:table-cell office:value-type="float" office:value="2571.8" calcext:value-type="float">
            <text:p>2571.8</text:p>
          </table:table-cell>
          <table:table-cell office:value-type="float" office:value="2098.98" calcext:value-type="float">
            <text:p>2098.98</text:p>
          </table:table-cell>
          <table:table-cell office:value-type="float" office:value="143.53" calcext:value-type="float">
            <text:p>143.53</text:p>
          </table:table-cell>
          <table:table-cell office:value-type="float" office:value="2.04" calcext:value-type="float">
            <text:p>2.04</text:p>
          </table:table-cell>
          <table:table-cell office:value-type="time" office:time-value="PT12H33M06S" calcext:value-type="time">
            <text:p>12:33:06</text:p>
          </table:table-cell>
          <table:table-cell office:value-type="float" office:value="11" calcext:value-type="float">
            <text:p>11</text:p>
          </table:table-cell>
          <table:table-cell office:value-type="float" office:value="107.6" calcext:value-type="float">
            <text:p>107.6</text:p>
          </table:table-cell>
          <table:table-cell office:value-type="float" office:value="73.9" calcext:value-type="float">
            <text:p>73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9968" calcext:value-type="float">
            <text:p>-33.459968</text:p>
          </table:table-cell>
          <table:table-cell office:value-type="float" office:value="-70.655358" calcext:value-type="float">
            <text:p>-70.655358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13.75" calcext:value-type="float">
            <text:p>2113.75</text:p>
          </table:table-cell>
          <table:table-cell office:value-type="float" office:value="129.92" calcext:value-type="float">
            <text:p>129.92</text:p>
          </table:table-cell>
          <table:table-cell office:value-type="float" office:value="2.6" calcext:value-type="float">
            <text:p>2.60</text:p>
          </table:table-cell>
          <table:table-cell office:value-type="time" office:time-value="PT12H33M20S" calcext:value-type="time">
            <text:p>12:33:20</text:p>
          </table:table-cell>
          <table:table-cell office:value-type="float" office:value="11" calcext:value-type="float">
            <text:p>11</text:p>
          </table:table-cell>
          <table:table-cell office:value-type="float" office:value="105.8" calcext:value-type="float">
            <text:p>105.8</text:p>
          </table:table-cell>
          <table:table-cell office:value-type="float" office:value="72.6" calcext:value-type="float">
            <text:p>72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0169" calcext:value-type="float">
            <text:p>-33.460169</text:p>
          </table:table-cell>
          <table:table-cell office:value-type="float" office:value="-70.655123" calcext:value-type="float">
            <text:p>-70.655123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22.3" calcext:value-type="float">
            <text:p>2122.30</text:p>
          </table:table-cell>
          <table:table-cell office:value-type="float" office:value="141.34" calcext:value-type="float">
            <text:p>141.34</text:p>
          </table:table-cell>
          <table:table-cell office:value-type="float" office:value="2.43" calcext:value-type="float">
            <text:p>2.43</text:p>
          </table:table-cell>
          <table:table-cell office:value-type="time" office:time-value="PT12H33M35S" calcext:value-type="time">
            <text:p>12:33:35</text:p>
          </table:table-cell>
          <table:table-cell office:value-type="float" office:value="11" calcext:value-type="float">
            <text:p>11</text:p>
          </table:table-cell>
          <table:table-cell office:value-type="float" office:value="106.9" calcext:value-type="float">
            <text:p>106.9</text:p>
          </table:table-cell>
          <table:table-cell office:value-type="float" office:value="71.9" calcext:value-type="float">
            <text:p>71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0266" calcext:value-type="float">
            <text:p>-33.460266</text:p>
          </table:table-cell>
          <table:table-cell office:value-type="float" office:value="-70.65507" calcext:value-type="float">
            <text:p>-70.655070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24.92" calcext:value-type="float">
            <text:p>2124.92</text:p>
          </table:table-cell>
          <table:table-cell office:value-type="float" office:value="167.96" calcext:value-type="float">
            <text:p>167.96</text:p>
          </table:table-cell>
          <table:table-cell office:value-type="float" office:value="1.78" calcext:value-type="float">
            <text:p>1.78</text:p>
          </table:table-cell>
          <table:table-cell office:value-type="time" office:time-value="PT12H33M41S" calcext:value-type="time">
            <text:p>12:33:41</text:p>
          </table:table-cell>
          <table:table-cell office:value-type="float" office:value="11" calcext:value-type="float">
            <text:p>11</text:p>
          </table:table-cell>
          <table:table-cell office:value-type="float" office:value="107.5" calcext:value-type="float">
            <text:p>107.5</text:p>
          </table:table-cell>
          <table:table-cell office:value-type="float" office:value="71.6" calcext:value-type="float">
            <text:p>71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0266" calcext:value-type="float">
            <text:p>-33.460266</text:p>
          </table:table-cell>
          <table:table-cell office:value-type="float" office:value="-70.65507" calcext:value-type="float">
            <text:p>-70.655070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24.92" calcext:value-type="float">
            <text:p>2124.92</text:p>
          </table:table-cell>
          <table:table-cell office:value-type="float" office:value="167.96" calcext:value-type="float">
            <text:p>167.96</text:p>
          </table:table-cell>
          <table:table-cell office:value-type="float" office:value="1.78" calcext:value-type="float">
            <text:p>1.78</text:p>
          </table:table-cell>
          <table:table-cell office:value-type="time" office:time-value="PT12H33M41S" calcext:value-type="time">
            <text:p>12:33:41</text:p>
          </table:table-cell>
          <table:table-cell office:value-type="float" office:value="11" calcext:value-type="float">
            <text:p>11</text:p>
          </table:table-cell>
          <table:table-cell office:value-type="float" office:value="107.5" calcext:value-type="float">
            <text:p>107.5</text:p>
          </table:table-cell>
          <table:table-cell office:value-type="float" office:value="71.6" calcext:value-type="float">
            <text:p>71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0266" calcext:value-type="float">
            <text:p>-33.460266</text:p>
          </table:table-cell>
          <table:table-cell office:value-type="float" office:value="-70.65507" calcext:value-type="float">
            <text:p>-70.655070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24.92" calcext:value-type="float">
            <text:p>2124.92</text:p>
          </table:table-cell>
          <table:table-cell office:value-type="float" office:value="167.96" calcext:value-type="float">
            <text:p>167.96</text:p>
          </table:table-cell>
          <table:table-cell office:value-type="float" office:value="1.78" calcext:value-type="float">
            <text:p>1.78</text:p>
          </table:table-cell>
          <table:table-cell office:value-type="time" office:time-value="PT12H33M41S" calcext:value-type="time">
            <text:p>12:33:41</text:p>
          </table:table-cell>
          <table:table-cell office:value-type="float" office:value="11" calcext:value-type="float">
            <text:p>11</text:p>
          </table:table-cell>
          <table:table-cell office:value-type="float" office:value="107.5" calcext:value-type="float">
            <text:p>107.5</text:p>
          </table:table-cell>
          <table:table-cell office:value-type="float" office:value="71.6" calcext:value-type="float">
            <text:p>71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0573" calcext:value-type="float">
            <text:p>-33.460573</text:p>
          </table:table-cell>
          <table:table-cell office:value-type="float" office:value="-70.654875" calcext:value-type="float">
            <text:p>-70.654875</text:p>
          </table:table-cell>
          <table:table-cell office:value-type="float" office:value="2571.8" calcext:value-type="float">
            <text:p>2571.8</text:p>
          </table:table-cell>
          <table:table-cell office:value-type="float" office:value="2134.38" calcext:value-type="float">
            <text:p>2134.38</text:p>
          </table:table-cell>
          <table:table-cell office:value-type="float" office:value="107.26" calcext:value-type="float">
            <text:p>107.26</text:p>
          </table:table-cell>
          <table:table-cell office:value-type="float" office:value="0.07" calcext:value-type="float">
            <text:p>0.07</text:p>
          </table:table-cell>
          <table:table-cell office:value-type="time" office:time-value="PT12H34M09S" calcext:value-type="time">
            <text:p>12:34:09</text:p>
          </table:table-cell>
          <table:table-cell office:value-type="float" office:value="11" calcext:value-type="float">
            <text:p>11</text:p>
          </table:table-cell>
          <table:table-cell office:value-type="float" office:value="109.3" calcext:value-type="float">
            <text:p>109.3</text:p>
          </table:table-cell>
          <table:table-cell office:value-type="float" office:value="70.9" calcext:value-type="float">
            <text:p>70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0741" calcext:value-type="float">
            <text:p>-33.460741</text:p>
          </table:table-cell>
          <table:table-cell office:value-type="float" office:value="-70.654781" calcext:value-type="float">
            <text:p>-70.65478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58.27" calcext:value-type="float">
            <text:p>2558.27</text:p>
          </table:table-cell>
          <table:table-cell office:value-type="float" office:value="149.34" calcext:value-type="float">
            <text:p>149.34</text:p>
          </table:table-cell>
          <table:table-cell office:value-type="float" office:value="1.75" calcext:value-type="float">
            <text:p>1.75</text:p>
          </table:table-cell>
          <table:table-cell office:value-type="time" office:time-value="PT12H34M19S" calcext:value-type="time">
            <text:p>12:34:19</text:p>
          </table:table-cell>
          <table:table-cell office:value-type="float" office:value="11" calcext:value-type="float">
            <text:p>11</text:p>
          </table:table-cell>
          <table:table-cell office:value-type="float" office:value="110.3" calcext:value-type="float">
            <text:p>110.3</text:p>
          </table:table-cell>
          <table:table-cell office:value-type="float" office:value="73.8" calcext:value-type="float">
            <text:p>73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0741" calcext:value-type="float">
            <text:p>-33.460741</text:p>
          </table:table-cell>
          <table:table-cell office:value-type="float" office:value="-70.654781" calcext:value-type="float">
            <text:p>-70.65478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58.27" calcext:value-type="float">
            <text:p>2558.27</text:p>
          </table:table-cell>
          <table:table-cell office:value-type="float" office:value="149.34" calcext:value-type="float">
            <text:p>149.34</text:p>
          </table:table-cell>
          <table:table-cell office:value-type="float" office:value="1.75" calcext:value-type="float">
            <text:p>1.75</text:p>
          </table:table-cell>
          <table:table-cell office:value-type="time" office:time-value="PT12H34M19S" calcext:value-type="time">
            <text:p>12:34:19</text:p>
          </table:table-cell>
          <table:table-cell office:value-type="float" office:value="11" calcext:value-type="float">
            <text:p>11</text:p>
          </table:table-cell>
          <table:table-cell office:value-type="float" office:value="110.3" calcext:value-type="float">
            <text:p>110.3</text:p>
          </table:table-cell>
          <table:table-cell office:value-type="float" office:value="73.8" calcext:value-type="float">
            <text:p>73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0859" calcext:value-type="float">
            <text:p>-33.460859</text:p>
          </table:table-cell>
          <table:table-cell office:value-type="float" office:value="-70.654728" calcext:value-type="float">
            <text:p>-70.654728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61.05" calcext:value-type="float">
            <text:p>2561.05</text:p>
          </table:table-cell>
          <table:table-cell office:value-type="float" office:value="163.07" calcext:value-type="float">
            <text:p>163.07</text:p>
          </table:table-cell>
          <table:table-cell office:value-type="float" office:value="2.38" calcext:value-type="float">
            <text:p>2.38</text:p>
          </table:table-cell>
          <table:table-cell office:value-type="time" office:time-value="PT12H34M29S" calcext:value-type="time">
            <text:p>12:34:29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.0</text:p>
          </table:table-cell>
          <table:table-cell office:value-type="float" office:value="73.6" calcext:value-type="float">
            <text:p>73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023" calcext:value-type="float">
            <text:p>-33.461023</text:p>
          </table:table-cell>
          <table:table-cell office:value-type="float" office:value="-70.65453" calcext:value-type="float">
            <text:p>-70.654530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68.04" calcext:value-type="float">
            <text:p>2568.04</text:p>
          </table:table-cell>
          <table:table-cell office:value-type="float" office:value="128.55" calcext:value-type="float">
            <text:p>128.55</text:p>
          </table:table-cell>
          <table:table-cell office:value-type="float" office:value="2.33" calcext:value-type="float">
            <text:p>2.33</text:p>
          </table:table-cell>
          <table:table-cell office:value-type="time" office:time-value="PT12H34M40S" calcext:value-type="time">
            <text:p>12:34:40</text:p>
          </table:table-cell>
          <table:table-cell office:value-type="float" office:value="11" calcext:value-type="float">
            <text:p>11</text:p>
          </table:table-cell>
          <table:table-cell office:value-type="float" office:value="111.6" calcext:value-type="float">
            <text:p>111.6</text:p>
          </table:table-cell>
          <table:table-cell office:value-type="float" office:value="73.1" calcext:value-type="float">
            <text:p>73.1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08" calcext:value-type="float">
            <text:p>-33.461080</text:p>
          </table:table-cell>
          <table:table-cell office:value-type="float" office:value="-70.654443" calcext:value-type="float">
            <text:p>-70.654443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0.98" calcext:value-type="float">
            <text:p>2570.98</text:p>
          </table:table-cell>
          <table:table-cell office:value-type="float" office:value="125.53" calcext:value-type="float">
            <text:p>125.53</text:p>
          </table:table-cell>
          <table:table-cell office:value-type="float" office:value="3.19" calcext:value-type="float">
            <text:p>3.19</text:p>
          </table:table-cell>
          <table:table-cell office:value-type="time" office:time-value="PT12H34M44S" calcext:value-type="time">
            <text:p>12:34:44</text:p>
          </table:table-cell>
          <table:table-cell office:value-type="float" office:value="11" calcext:value-type="float">
            <text:p>11</text:p>
          </table:table-cell>
          <table:table-cell office:value-type="float" office:value="111.8" calcext:value-type="float">
            <text:p>111.8</text:p>
          </table:table-cell>
          <table:table-cell office:value-type="float" office:value="72.8" calcext:value-type="float">
            <text:p>72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08" calcext:value-type="float">
            <text:p>-33.461080</text:p>
          </table:table-cell>
          <table:table-cell office:value-type="float" office:value="-70.654443" calcext:value-type="float">
            <text:p>-70.654443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0.98" calcext:value-type="float">
            <text:p>2570.98</text:p>
          </table:table-cell>
          <table:table-cell office:value-type="float" office:value="125.53" calcext:value-type="float">
            <text:p>125.53</text:p>
          </table:table-cell>
          <table:table-cell office:value-type="float" office:value="3.19" calcext:value-type="float">
            <text:p>3.19</text:p>
          </table:table-cell>
          <table:table-cell office:value-type="time" office:time-value="PT12H34M44S" calcext:value-type="time">
            <text:p>12:34:44</text:p>
          </table:table-cell>
          <table:table-cell office:value-type="float" office:value="11" calcext:value-type="float">
            <text:p>11</text:p>
          </table:table-cell>
          <table:table-cell office:value-type="float" office:value="111.8" calcext:value-type="float">
            <text:p>111.8</text:p>
          </table:table-cell>
          <table:table-cell office:value-type="float" office:value="72.8" calcext:value-type="float">
            <text:p>72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138" calcext:value-type="float">
            <text:p>-33.461138</text:p>
          </table:table-cell>
          <table:table-cell office:value-type="float" office:value="-70.654331" calcext:value-type="float">
            <text:p>-70.65433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4.59" calcext:value-type="float">
            <text:p>2574.59</text:p>
          </table:table-cell>
          <table:table-cell office:value-type="float" office:value="113.67" calcext:value-type="float">
            <text:p>113.67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34M48S" calcext:value-type="time">
            <text:p>12:34:48</text:p>
          </table:table-cell>
          <table:table-cell office:value-type="float" office:value="11" calcext:value-type="float">
            <text:p>11</text:p>
          </table:table-cell>
          <table:table-cell office:value-type="float" office:value="111.8" calcext:value-type="float">
            <text:p>111.8</text:p>
          </table:table-cell>
          <table:table-cell office:value-type="float" office:value="72.6" calcext:value-type="float">
            <text:p>72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138" calcext:value-type="float">
            <text:p>-33.461138</text:p>
          </table:table-cell>
          <table:table-cell office:value-type="float" office:value="-70.654331" calcext:value-type="float">
            <text:p>-70.65433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4.59" calcext:value-type="float">
            <text:p>2574.59</text:p>
          </table:table-cell>
          <table:table-cell office:value-type="float" office:value="113.67" calcext:value-type="float">
            <text:p>113.67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34M48S" calcext:value-type="time">
            <text:p>12:34:48</text:p>
          </table:table-cell>
          <table:table-cell office:value-type="float" office:value="11" calcext:value-type="float">
            <text:p>11</text:p>
          </table:table-cell>
          <table:table-cell office:value-type="float" office:value="111.8" calcext:value-type="float">
            <text:p>111.8</text:p>
          </table:table-cell>
          <table:table-cell office:value-type="float" office:value="72.6" calcext:value-type="float">
            <text:p>72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138" calcext:value-type="float">
            <text:p>-33.461138</text:p>
          </table:table-cell>
          <table:table-cell office:value-type="float" office:value="-70.654331" calcext:value-type="float">
            <text:p>-70.65433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4.59" calcext:value-type="float">
            <text:p>2574.59</text:p>
          </table:table-cell>
          <table:table-cell office:value-type="float" office:value="113.67" calcext:value-type="float">
            <text:p>113.67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34M48S" calcext:value-type="time">
            <text:p>12:34:48</text:p>
          </table:table-cell>
          <table:table-cell office:value-type="float" office:value="11" calcext:value-type="float">
            <text:p>11</text:p>
          </table:table-cell>
          <table:table-cell office:value-type="float" office:value="111.8" calcext:value-type="float">
            <text:p>111.8</text:p>
          </table:table-cell>
          <table:table-cell office:value-type="float" office:value="72.6" calcext:value-type="float">
            <text:p>72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138" calcext:value-type="float">
            <text:p>-33.461138</text:p>
          </table:table-cell>
          <table:table-cell office:value-type="float" office:value="-70.654331" calcext:value-type="float">
            <text:p>-70.65433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4.59" calcext:value-type="float">
            <text:p>2574.59</text:p>
          </table:table-cell>
          <table:table-cell office:value-type="float" office:value="113.67" calcext:value-type="float">
            <text:p>113.67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34M48S" calcext:value-type="time">
            <text:p>12:34:48</text:p>
          </table:table-cell>
          <table:table-cell office:value-type="float" office:value="11" calcext:value-type="float">
            <text:p>11</text:p>
          </table:table-cell>
          <table:table-cell office:value-type="float" office:value="111.8" calcext:value-type="float">
            <text:p>111.8</text:p>
          </table:table-cell>
          <table:table-cell office:value-type="float" office:value="72.6" calcext:value-type="float">
            <text:p>72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138" calcext:value-type="float">
            <text:p>-33.461138</text:p>
          </table:table-cell>
          <table:table-cell office:value-type="float" office:value="-70.654331" calcext:value-type="float">
            <text:p>-70.65433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74.59" calcext:value-type="float">
            <text:p>2574.59</text:p>
          </table:table-cell>
          <table:table-cell office:value-type="float" office:value="113.67" calcext:value-type="float">
            <text:p>113.67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34M48S" calcext:value-type="time">
            <text:p>12:34:48</text:p>
          </table:table-cell>
          <table:table-cell office:value-type="float" office:value="11" calcext:value-type="float">
            <text:p>11</text:p>
          </table:table-cell>
          <table:table-cell office:value-type="float" office:value="111.8" calcext:value-type="float">
            <text:p>111.8</text:p>
          </table:table-cell>
          <table:table-cell office:value-type="float" office:value="72.6" calcext:value-type="float">
            <text:p>72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488" calcext:value-type="float">
            <text:p>-33.461488</text:p>
          </table:table-cell>
          <table:table-cell office:value-type="float" office:value="-70.653646" calcext:value-type="float">
            <text:p>-70.653646</text:p>
          </table:table-cell>
          <table:table-cell office:value-type="float" office:value="3011.6" calcext:value-type="float">
            <text:p>3011.6</text:p>
          </table:table-cell>
          <table:table-cell office:value-type="float" office:value="2597.75" calcext:value-type="float">
            <text:p>2597.75</text:p>
          </table:table-cell>
          <table:table-cell office:value-type="float" office:value="115.85" calcext:value-type="float">
            <text:p>115.85</text:p>
          </table:table-cell>
          <table:table-cell office:value-type="float" office:value="3" calcext:value-type="float">
            <text:p>3.00</text:p>
          </table:table-cell>
          <table:table-cell office:value-type="time" office:time-value="PT12H35M10S" calcext:value-type="time">
            <text:p>12:35:10</text:p>
          </table:table-cell>
          <table:table-cell office:value-type="float" office:value="11" calcext:value-type="float">
            <text:p>11</text:p>
          </table:table-cell>
          <table:table-cell office:value-type="float" office:value="112.3" calcext:value-type="float">
            <text:p>112.3</text:p>
          </table:table-cell>
          <table:table-cell office:value-type="float" office:value="71" calcext:value-type="float">
            <text:p>71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599" calcext:value-type="float">
            <text:p>-33.461599</text:p>
          </table:table-cell>
          <table:table-cell office:value-type="float" office:value="-70.653391" calcext:value-type="float">
            <text:p>-70.653391</text:p>
          </table:table-cell>
          <table:table-cell office:value-type="float" office:value="3011.6" calcext:value-type="float">
            <text:p>3011.6</text:p>
          </table:table-cell>
          <table:table-cell office:value-type="float" office:value="2606.54" calcext:value-type="float">
            <text:p>2606.54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19S" calcext:value-type="time">
            <text:p>12:35:19</text:p>
          </table:table-cell>
          <table:table-cell office:value-type="float" office:value="11" calcext:value-type="float">
            <text:p>11</text:p>
          </table:table-cell>
          <table:table-cell office:value-type="float" office:value="112.3" calcext:value-type="float">
            <text:p>112.3</text:p>
          </table:table-cell>
          <table:table-cell office:value-type="float" office:value="70.5" calcext:value-type="float">
            <text:p>70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77" calcext:value-type="float">
            <text:p>-33.461770</text:p>
          </table:table-cell>
          <table:table-cell office:value-type="float" office:value="-70.653121" calcext:value-type="float">
            <text:p>-70.653121</text:p>
          </table:table-cell>
          <table:table-cell office:value-type="float" office:value="3347" calcext:value-type="float">
            <text:p>3347.0</text:p>
          </table:table-cell>
          <table:table-cell office:value-type="float" office:value="2934.15" calcext:value-type="float">
            <text:p>2934.15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33S" calcext:value-type="time">
            <text:p>12:35:33</text:p>
          </table:table-cell>
          <table:table-cell office:value-type="float" office:value="11" calcext:value-type="float">
            <text:p>11</text:p>
          </table:table-cell>
          <table:table-cell office:value-type="float" office:value="112.7" calcext:value-type="float">
            <text:p>112.7</text:p>
          </table:table-cell>
          <table:table-cell office:value-type="float" office:value="72.1" calcext:value-type="float">
            <text:p>72.1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77" calcext:value-type="float">
            <text:p>-33.461770</text:p>
          </table:table-cell>
          <table:table-cell office:value-type="float" office:value="-70.653121" calcext:value-type="float">
            <text:p>-70.653121</text:p>
          </table:table-cell>
          <table:table-cell office:value-type="float" office:value="3347" calcext:value-type="float">
            <text:p>3347.0</text:p>
          </table:table-cell>
          <table:table-cell office:value-type="float" office:value="2934.15" calcext:value-type="float">
            <text:p>2934.15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33S" calcext:value-type="time">
            <text:p>12:35:33</text:p>
          </table:table-cell>
          <table:table-cell office:value-type="float" office:value="11" calcext:value-type="float">
            <text:p>11</text:p>
          </table:table-cell>
          <table:table-cell office:value-type="float" office:value="112.7" calcext:value-type="float">
            <text:p>112.7</text:p>
          </table:table-cell>
          <table:table-cell office:value-type="float" office:value="72.1" calcext:value-type="float">
            <text:p>72.1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77" calcext:value-type="float">
            <text:p>-33.461770</text:p>
          </table:table-cell>
          <table:table-cell office:value-type="float" office:value="-70.653121" calcext:value-type="float">
            <text:p>-70.653121</text:p>
          </table:table-cell>
          <table:table-cell office:value-type="float" office:value="3347" calcext:value-type="float">
            <text:p>3347.0</text:p>
          </table:table-cell>
          <table:table-cell office:value-type="float" office:value="2934.15" calcext:value-type="float">
            <text:p>2934.15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33S" calcext:value-type="time">
            <text:p>12:35:33</text:p>
          </table:table-cell>
          <table:table-cell office:value-type="float" office:value="11" calcext:value-type="float">
            <text:p>11</text:p>
          </table:table-cell>
          <table:table-cell office:value-type="float" office:value="112.7" calcext:value-type="float">
            <text:p>112.7</text:p>
          </table:table-cell>
          <table:table-cell office:value-type="float" office:value="72.1" calcext:value-type="float">
            <text:p>72.1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878" calcext:value-type="float">
            <text:p>-33.461878</text:p>
          </table:table-cell>
          <table:table-cell office:value-type="float" office:value="-70.653045" calcext:value-type="float">
            <text:p>-70.653045</text:p>
          </table:table-cell>
          <table:table-cell office:value-type="float" office:value="3366.8" calcext:value-type="float">
            <text:p>3366.8</text:p>
          </table:table-cell>
          <table:table-cell office:value-type="float" office:value="2956.59" calcext:value-type="float">
            <text:p>2956.59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42S" calcext:value-type="time">
            <text:p>12:35:42</text:p>
          </table:table-cell>
          <table:table-cell office:value-type="float" office:value="11" calcext:value-type="float">
            <text:p>11</text:p>
          </table:table-cell>
          <table:table-cell office:value-type="float" office:value="113.1" calcext:value-type="float">
            <text:p>113.1</text:p>
          </table:table-cell>
          <table:table-cell office:value-type="float" office:value="72" calcext:value-type="float">
            <text:p>72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878" calcext:value-type="float">
            <text:p>-33.461878</text:p>
          </table:table-cell>
          <table:table-cell office:value-type="float" office:value="-70.653045" calcext:value-type="float">
            <text:p>-70.653045</text:p>
          </table:table-cell>
          <table:table-cell office:value-type="float" office:value="3366.8" calcext:value-type="float">
            <text:p>3366.8</text:p>
          </table:table-cell>
          <table:table-cell office:value-type="float" office:value="2956.59" calcext:value-type="float">
            <text:p>2956.59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42S" calcext:value-type="time">
            <text:p>12:35:42</text:p>
          </table:table-cell>
          <table:table-cell office:value-type="float" office:value="11" calcext:value-type="float">
            <text:p>11</text:p>
          </table:table-cell>
          <table:table-cell office:value-type="float" office:value="113.1" calcext:value-type="float">
            <text:p>113.1</text:p>
          </table:table-cell>
          <table:table-cell office:value-type="float" office:value="72" calcext:value-type="float">
            <text:p>72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878" calcext:value-type="float">
            <text:p>-33.461878</text:p>
          </table:table-cell>
          <table:table-cell office:value-type="float" office:value="-70.653045" calcext:value-type="float">
            <text:p>-70.653045</text:p>
          </table:table-cell>
          <table:table-cell office:value-type="float" office:value="3366.8" calcext:value-type="float">
            <text:p>3366.8</text:p>
          </table:table-cell>
          <table:table-cell office:value-type="float" office:value="2956.59" calcext:value-type="float">
            <text:p>2956.59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42S" calcext:value-type="time">
            <text:p>12:35:42</text:p>
          </table:table-cell>
          <table:table-cell office:value-type="float" office:value="11" calcext:value-type="float">
            <text:p>11</text:p>
          </table:table-cell>
          <table:table-cell office:value-type="float" office:value="113.1" calcext:value-type="float">
            <text:p>113.1</text:p>
          </table:table-cell>
          <table:table-cell office:value-type="float" office:value="72" calcext:value-type="float">
            <text:p>72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878" calcext:value-type="float">
            <text:p>-33.461878</text:p>
          </table:table-cell>
          <table:table-cell office:value-type="float" office:value="-70.653045" calcext:value-type="float">
            <text:p>-70.653045</text:p>
          </table:table-cell>
          <table:table-cell office:value-type="float" office:value="3366.8" calcext:value-type="float">
            <text:p>3366.8</text:p>
          </table:table-cell>
          <table:table-cell office:value-type="float" office:value="2956.59" calcext:value-type="float">
            <text:p>2956.59</text:p>
          </table:table-cell>
          <table:table-cell office:value-type="float" office:value="114.73" calcext:value-type="float">
            <text:p>114.73</text:p>
          </table:table-cell>
          <table:table-cell office:value-type="float" office:value="2.98" calcext:value-type="float">
            <text:p>2.98</text:p>
          </table:table-cell>
          <table:table-cell office:value-type="time" office:time-value="PT12H35M42S" calcext:value-type="time">
            <text:p>12:35:42</text:p>
          </table:table-cell>
          <table:table-cell office:value-type="float" office:value="11" calcext:value-type="float">
            <text:p>11</text:p>
          </table:table-cell>
          <table:table-cell office:value-type="float" office:value="113.1" calcext:value-type="float">
            <text:p>113.1</text:p>
          </table:table-cell>
          <table:table-cell office:value-type="float" office:value="72" calcext:value-type="float">
            <text:p>72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078" calcext:value-type="float">
            <text:p>-33.462078</text:p>
          </table:table-cell>
          <table:table-cell office:value-type="float" office:value="-70.652923" calcext:value-type="float">
            <text:p>-70.652923</text:p>
          </table:table-cell>
          <table:table-cell office:value-type="float" office:value="3366.8" calcext:value-type="float">
            <text:p>3366.8</text:p>
          </table:table-cell>
          <table:table-cell office:value-type="float" office:value="2962.94" calcext:value-type="float">
            <text:p>2962.94</text:p>
          </table:table-cell>
          <table:table-cell office:value-type="float" office:value="148.1" calcext:value-type="float">
            <text:p>148.10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36M05S" calcext:value-type="time">
            <text:p>12:36:05</text:p>
          </table:table-cell>
          <table:table-cell office:value-type="float" office:value="11" calcext:value-type="float">
            <text:p>11</text:p>
          </table:table-cell>
          <table:table-cell office:value-type="float" office:value="113.9" calcext:value-type="float">
            <text:p>113.9</text:p>
          </table:table-cell>
          <table:table-cell office:value-type="float" office:value="71.6" calcext:value-type="float">
            <text:p>71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078" calcext:value-type="float">
            <text:p>-33.462078</text:p>
          </table:table-cell>
          <table:table-cell office:value-type="float" office:value="-70.652923" calcext:value-type="float">
            <text:p>-70.652923</text:p>
          </table:table-cell>
          <table:table-cell office:value-type="float" office:value="3366.8" calcext:value-type="float">
            <text:p>3366.8</text:p>
          </table:table-cell>
          <table:table-cell office:value-type="float" office:value="2962.94" calcext:value-type="float">
            <text:p>2962.94</text:p>
          </table:table-cell>
          <table:table-cell office:value-type="float" office:value="148.1" calcext:value-type="float">
            <text:p>148.10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36M05S" calcext:value-type="time">
            <text:p>12:36:05</text:p>
          </table:table-cell>
          <table:table-cell office:value-type="float" office:value="11" calcext:value-type="float">
            <text:p>11</text:p>
          </table:table-cell>
          <table:table-cell office:value-type="float" office:value="113.9" calcext:value-type="float">
            <text:p>113.9</text:p>
          </table:table-cell>
          <table:table-cell office:value-type="float" office:value="71.6" calcext:value-type="float">
            <text:p>71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078" calcext:value-type="float">
            <text:p>-33.462078</text:p>
          </table:table-cell>
          <table:table-cell office:value-type="float" office:value="-70.652923" calcext:value-type="float">
            <text:p>-70.652923</text:p>
          </table:table-cell>
          <table:table-cell office:value-type="float" office:value="3403.6" calcext:value-type="float">
            <text:p>3403.6</text:p>
          </table:table-cell>
          <table:table-cell office:value-type="float" office:value="2997.88" calcext:value-type="float">
            <text:p>2997.88</text:p>
          </table:table-cell>
          <table:table-cell office:value-type="float" office:value="148.1" calcext:value-type="float">
            <text:p>148.10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36M05S" calcext:value-type="time">
            <text:p>12:36:05</text:p>
          </table:table-cell>
          <table:table-cell office:value-type="float" office:value="11" calcext:value-type="float">
            <text:p>11</text:p>
          </table:table-cell>
          <table:table-cell office:value-type="float" office:value="113.9" calcext:value-type="float">
            <text:p>113.9</text:p>
          </table:table-cell>
          <table:table-cell office:value-type="float" office:value="71.8" calcext:value-type="float">
            <text:p>71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078" calcext:value-type="float">
            <text:p>-33.462078</text:p>
          </table:table-cell>
          <table:table-cell office:value-type="float" office:value="-70.652923" calcext:value-type="float">
            <text:p>-70.652923</text:p>
          </table:table-cell>
          <table:table-cell office:value-type="float" office:value="3403.6" calcext:value-type="float">
            <text:p>3403.6</text:p>
          </table:table-cell>
          <table:table-cell office:value-type="float" office:value="2997.88" calcext:value-type="float">
            <text:p>2997.88</text:p>
          </table:table-cell>
          <table:table-cell office:value-type="float" office:value="148.1" calcext:value-type="float">
            <text:p>148.10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36M05S" calcext:value-type="time">
            <text:p>12:36:05</text:p>
          </table:table-cell>
          <table:table-cell office:value-type="float" office:value="11" calcext:value-type="float">
            <text:p>11</text:p>
          </table:table-cell>
          <table:table-cell office:value-type="float" office:value="113.9" calcext:value-type="float">
            <text:p>113.9</text:p>
          </table:table-cell>
          <table:table-cell office:value-type="float" office:value="71.8" calcext:value-type="float">
            <text:p>71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078" calcext:value-type="float">
            <text:p>-33.462078</text:p>
          </table:table-cell>
          <table:table-cell office:value-type="float" office:value="-70.652923" calcext:value-type="float">
            <text:p>-70.652923</text:p>
          </table:table-cell>
          <table:table-cell office:value-type="float" office:value="3403.6" calcext:value-type="float">
            <text:p>3403.6</text:p>
          </table:table-cell>
          <table:table-cell office:value-type="float" office:value="2997.88" calcext:value-type="float">
            <text:p>2997.88</text:p>
          </table:table-cell>
          <table:table-cell office:value-type="float" office:value="148.1" calcext:value-type="float">
            <text:p>148.10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36M05S" calcext:value-type="time">
            <text:p>12:36:05</text:p>
          </table:table-cell>
          <table:table-cell office:value-type="float" office:value="11" calcext:value-type="float">
            <text:p>11</text:p>
          </table:table-cell>
          <table:table-cell office:value-type="float" office:value="113.9" calcext:value-type="float">
            <text:p>113.9</text:p>
          </table:table-cell>
          <table:table-cell office:value-type="float" office:value="71.8" calcext:value-type="float">
            <text:p>71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078" calcext:value-type="float">
            <text:p>-33.462078</text:p>
          </table:table-cell>
          <table:table-cell office:value-type="float" office:value="-70.652923" calcext:value-type="float">
            <text:p>-70.652923</text:p>
          </table:table-cell>
          <table:table-cell office:value-type="float" office:value="3403.6" calcext:value-type="float">
            <text:p>3403.6</text:p>
          </table:table-cell>
          <table:table-cell office:value-type="float" office:value="2997.88" calcext:value-type="float">
            <text:p>2997.88</text:p>
          </table:table-cell>
          <table:table-cell office:value-type="float" office:value="148.1" calcext:value-type="float">
            <text:p>148.10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36M05S" calcext:value-type="time">
            <text:p>12:36:05</text:p>
          </table:table-cell>
          <table:table-cell office:value-type="float" office:value="11" calcext:value-type="float">
            <text:p>11</text:p>
          </table:table-cell>
          <table:table-cell office:value-type="float" office:value="113.9" calcext:value-type="float">
            <text:p>113.9</text:p>
          </table:table-cell>
          <table:table-cell office:value-type="float" office:value="71.8" calcext:value-type="float">
            <text:p>71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453" calcext:value-type="float">
            <text:p>-33.462453</text:p>
          </table:table-cell>
          <table:table-cell office:value-type="float" office:value="-70.652811" calcext:value-type="float">
            <text:p>-70.652811</text:p>
          </table:table-cell>
          <table:table-cell office:value-type="float" office:value="3403.6" calcext:value-type="float">
            <text:p>3403.6</text:p>
          </table:table-cell>
          <table:table-cell office:value-type="float" office:value="3007.13" calcext:value-type="float">
            <text:p>3007.1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.56" calcext:value-type="float">
            <text:p>1.56</text:p>
          </table:table-cell>
          <table:table-cell office:value-type="time" office:time-value="PT12H36M42S" calcext:value-type="time">
            <text:p>12:36:42</text:p>
          </table:table-cell>
          <table:table-cell office:value-type="float" office:value="11" calcext:value-type="float">
            <text:p>11</text:p>
          </table:table-cell>
          <table:table-cell office:value-type="float" office:value="115.6" calcext:value-type="float">
            <text:p>115.6</text:p>
          </table:table-cell>
          <table:table-cell office:value-type="float" office:value="71.3" calcext:value-type="float">
            <text:p>71.3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453" calcext:value-type="float">
            <text:p>-33.462453</text:p>
          </table:table-cell>
          <table:table-cell office:value-type="float" office:value="-70.652811" calcext:value-type="float">
            <text:p>-70.652811</text:p>
          </table:table-cell>
          <table:table-cell office:value-type="float" office:value="3403.6" calcext:value-type="float">
            <text:p>3403.6</text:p>
          </table:table-cell>
          <table:table-cell office:value-type="float" office:value="3007.13" calcext:value-type="float">
            <text:p>3007.1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.56" calcext:value-type="float">
            <text:p>1.56</text:p>
          </table:table-cell>
          <table:table-cell office:value-type="time" office:time-value="PT12H36M42S" calcext:value-type="time">
            <text:p>12:36:42</text:p>
          </table:table-cell>
          <table:table-cell office:value-type="float" office:value="11" calcext:value-type="float">
            <text:p>11</text:p>
          </table:table-cell>
          <table:table-cell office:value-type="float" office:value="115.6" calcext:value-type="float">
            <text:p>115.6</text:p>
          </table:table-cell>
          <table:table-cell office:value-type="float" office:value="71.3" calcext:value-type="float">
            <text:p>71.3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453" calcext:value-type="float">
            <text:p>-33.462453</text:p>
          </table:table-cell>
          <table:table-cell office:value-type="float" office:value="-70.652811" calcext:value-type="float">
            <text:p>-70.652811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77.13" calcext:value-type="float">
            <text:p>3077.1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.56" calcext:value-type="float">
            <text:p>1.56</text:p>
          </table:table-cell>
          <table:table-cell office:value-type="time" office:time-value="PT12H36M42S" calcext:value-type="time">
            <text:p>12:36:42</text:p>
          </table:table-cell>
          <table:table-cell office:value-type="float" office:value="11" calcext:value-type="float">
            <text:p>11</text:p>
          </table:table-cell>
          <table:table-cell office:value-type="float" office:value="115.6" calcext:value-type="float">
            <text:p>115.6</text:p>
          </table:table-cell>
          <table:table-cell office:value-type="float" office:value="71.8" calcext:value-type="float">
            <text:p>71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453" calcext:value-type="float">
            <text:p>-33.462453</text:p>
          </table:table-cell>
          <table:table-cell office:value-type="float" office:value="-70.652811" calcext:value-type="float">
            <text:p>-70.652811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77.13" calcext:value-type="float">
            <text:p>3077.1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.56" calcext:value-type="float">
            <text:p>1.56</text:p>
          </table:table-cell>
          <table:table-cell office:value-type="time" office:time-value="PT12H36M42S" calcext:value-type="time">
            <text:p>12:36:42</text:p>
          </table:table-cell>
          <table:table-cell office:value-type="float" office:value="11" calcext:value-type="float">
            <text:p>11</text:p>
          </table:table-cell>
          <table:table-cell office:value-type="float" office:value="115.6" calcext:value-type="float">
            <text:p>115.6</text:p>
          </table:table-cell>
          <table:table-cell office:value-type="float" office:value="71.8" calcext:value-type="float">
            <text:p>71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453" calcext:value-type="float">
            <text:p>-33.462453</text:p>
          </table:table-cell>
          <table:table-cell office:value-type="float" office:value="-70.652811" calcext:value-type="float">
            <text:p>-70.652811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77.13" calcext:value-type="float">
            <text:p>3077.1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.56" calcext:value-type="float">
            <text:p>1.56</text:p>
          </table:table-cell>
          <table:table-cell office:value-type="time" office:time-value="PT12H36M42S" calcext:value-type="time">
            <text:p>12:36:42</text:p>
          </table:table-cell>
          <table:table-cell office:value-type="float" office:value="11" calcext:value-type="float">
            <text:p>11</text:p>
          </table:table-cell>
          <table:table-cell office:value-type="float" office:value="115.6" calcext:value-type="float">
            <text:p>115.6</text:p>
          </table:table-cell>
          <table:table-cell office:value-type="float" office:value="71.8" calcext:value-type="float">
            <text:p>71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453" calcext:value-type="float">
            <text:p>-33.462453</text:p>
          </table:table-cell>
          <table:table-cell office:value-type="float" office:value="-70.652811" calcext:value-type="float">
            <text:p>-70.652811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77.13" calcext:value-type="float">
            <text:p>3077.1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.56" calcext:value-type="float">
            <text:p>1.56</text:p>
          </table:table-cell>
          <table:table-cell office:value-type="time" office:time-value="PT12H36M42S" calcext:value-type="time">
            <text:p>12:36:42</text:p>
          </table:table-cell>
          <table:table-cell office:value-type="float" office:value="11" calcext:value-type="float">
            <text:p>11</text:p>
          </table:table-cell>
          <table:table-cell office:value-type="float" office:value="115.6" calcext:value-type="float">
            <text:p>115.6</text:p>
          </table:table-cell>
          <table:table-cell office:value-type="float" office:value="71.8" calcext:value-type="float">
            <text:p>71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453" calcext:value-type="float">
            <text:p>-33.462453</text:p>
          </table:table-cell>
          <table:table-cell office:value-type="float" office:value="-70.652811" calcext:value-type="float">
            <text:p>-70.652811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77.13" calcext:value-type="float">
            <text:p>3077.1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.56" calcext:value-type="float">
            <text:p>1.56</text:p>
          </table:table-cell>
          <table:table-cell office:value-type="time" office:time-value="PT12H36M42S" calcext:value-type="time">
            <text:p>12:36:42</text:p>
          </table:table-cell>
          <table:table-cell office:value-type="float" office:value="11" calcext:value-type="float">
            <text:p>11</text:p>
          </table:table-cell>
          <table:table-cell office:value-type="float" office:value="115.6" calcext:value-type="float">
            <text:p>115.6</text:p>
          </table:table-cell>
          <table:table-cell office:value-type="float" office:value="71.8" calcext:value-type="float">
            <text:p>71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308" calcext:value-type="float">
            <text:p>-33.462308</text:p>
          </table:table-cell>
          <table:table-cell office:value-type="float" office:value="-70.653136" calcext:value-type="float">
            <text:p>-70.653136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66.6" calcext:value-type="float">
            <text:p>3066.60</text:p>
          </table:table-cell>
          <table:table-cell office:value-type="float" office:value="314.58" calcext:value-type="float">
            <text:p>314.58</text:p>
          </table:table-cell>
          <table:table-cell office:value-type="float" office:value="1.69" calcext:value-type="float">
            <text:p>1.69</text:p>
          </table:table-cell>
          <table:table-cell office:value-type="time" office:time-value="PT12H37M18S" calcext:value-type="time">
            <text:p>12:37:18</text:p>
          </table:table-cell>
          <table:table-cell office:value-type="float" office:value="11" calcext:value-type="float">
            <text:p>11</text:p>
          </table:table-cell>
          <table:table-cell office:value-type="float" office:value="115.7" calcext:value-type="float">
            <text:p>115.7</text:p>
          </table:table-cell>
          <table:table-cell office:value-type="float" office:value="72.4" calcext:value-type="float">
            <text:p>72.4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308" calcext:value-type="float">
            <text:p>-33.462308</text:p>
          </table:table-cell>
          <table:table-cell office:value-type="float" office:value="-70.653136" calcext:value-type="float">
            <text:p>-70.653136</text:p>
          </table:table-cell>
          <table:table-cell office:value-type="float" office:value="3477.4" calcext:value-type="float">
            <text:p>3477.4</text:p>
          </table:table-cell>
          <table:table-cell office:value-type="float" office:value="3066.6" calcext:value-type="float">
            <text:p>3066.60</text:p>
          </table:table-cell>
          <table:table-cell office:value-type="float" office:value="314.58" calcext:value-type="float">
            <text:p>314.58</text:p>
          </table:table-cell>
          <table:table-cell office:value-type="float" office:value="1.69" calcext:value-type="float">
            <text:p>1.69</text:p>
          </table:table-cell>
          <table:table-cell office:value-type="time" office:time-value="PT12H37M18S" calcext:value-type="time">
            <text:p>12:37:18</text:p>
          </table:table-cell>
          <table:table-cell office:value-type="float" office:value="11" calcext:value-type="float">
            <text:p>11</text:p>
          </table:table-cell>
          <table:table-cell office:value-type="float" office:value="115.7" calcext:value-type="float">
            <text:p>115.7</text:p>
          </table:table-cell>
          <table:table-cell office:value-type="float" office:value="72.4" calcext:value-type="float">
            <text:p>72.4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308" calcext:value-type="float">
            <text:p>-33.462308</text:p>
          </table:table-cell>
          <table:table-cell office:value-type="float" office:value="-70.653136" calcext:value-type="float">
            <text:p>-70.653136</text:p>
          </table:table-cell>
          <table:table-cell office:value-type="float" office:value="3578.5" calcext:value-type="float">
            <text:p>3578.5</text:p>
          </table:table-cell>
          <table:table-cell office:value-type="float" office:value="3163.1" calcext:value-type="float">
            <text:p>3163.10</text:p>
          </table:table-cell>
          <table:table-cell office:value-type="float" office:value="314.58" calcext:value-type="float">
            <text:p>314.58</text:p>
          </table:table-cell>
          <table:table-cell office:value-type="float" office:value="1.69" calcext:value-type="float">
            <text:p>1.69</text:p>
          </table:table-cell>
          <table:table-cell office:value-type="time" office:time-value="PT12H37M18S" calcext:value-type="time">
            <text:p>12:37:18</text:p>
          </table:table-cell>
          <table:table-cell office:value-type="float" office:value="11" calcext:value-type="float">
            <text:p>11</text:p>
          </table:table-cell>
          <table:table-cell office:value-type="float" office:value="115.7" calcext:value-type="float">
            <text:p>115.7</text:p>
          </table:table-cell>
          <table:table-cell office:value-type="float" office:value="72.9" calcext:value-type="float">
            <text:p>72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2308" calcext:value-type="float">
            <text:p>-33.462308</text:p>
          </table:table-cell>
          <table:table-cell office:value-type="float" office:value="-70.653136" calcext:value-type="float">
            <text:p>-70.653136</text:p>
          </table:table-cell>
          <table:table-cell office:value-type="float" office:value="3578.5" calcext:value-type="float">
            <text:p>3578.5</text:p>
          </table:table-cell>
          <table:table-cell office:value-type="float" office:value="3163.1" calcext:value-type="float">
            <text:p>3163.10</text:p>
          </table:table-cell>
          <table:table-cell office:value-type="float" office:value="314.58" calcext:value-type="float">
            <text:p>314.58</text:p>
          </table:table-cell>
          <table:table-cell office:value-type="float" office:value="1.69" calcext:value-type="float">
            <text:p>1.69</text:p>
          </table:table-cell>
          <table:table-cell office:value-type="time" office:time-value="PT12H37M18S" calcext:value-type="time">
            <text:p>12:37:18</text:p>
          </table:table-cell>
          <table:table-cell office:value-type="float" office:value="11" calcext:value-type="float">
            <text:p>11</text:p>
          </table:table-cell>
          <table:table-cell office:value-type="float" office:value="115.7" calcext:value-type="float">
            <text:p>115.7</text:p>
          </table:table-cell>
          <table:table-cell office:value-type="float" office:value="72.9" calcext:value-type="float">
            <text:p>72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973" calcext:value-type="float">
            <text:p>-33.461973</text:p>
          </table:table-cell>
          <table:table-cell office:value-type="float" office:value="-70.653411" calcext:value-type="float">
            <text:p>-70.653411</text:p>
          </table:table-cell>
          <table:table-cell office:value-type="float" office:value="3578.5" calcext:value-type="float">
            <text:p>3578.5</text:p>
          </table:table-cell>
          <table:table-cell office:value-type="float" office:value="3151.44" calcext:value-type="float">
            <text:p>3151.44</text:p>
          </table:table-cell>
          <table:table-cell office:value-type="float" office:value="327" calcext:value-type="float">
            <text:p>327.00</text:p>
          </table:table-cell>
          <table:table-cell office:value-type="float" office:value="1.92" calcext:value-type="float">
            <text:p>1.92</text:p>
          </table:table-cell>
          <table:table-cell office:value-type="time" office:time-value="PT12H37M42S" calcext:value-type="time">
            <text:p>12:37:42</text:p>
          </table:table-cell>
          <table:table-cell office:value-type="float" office:value="11" calcext:value-type="float">
            <text:p>11</text:p>
          </table:table-cell>
          <table:table-cell office:value-type="float" office:value="114.5" calcext:value-type="float">
            <text:p>114.5</text:p>
          </table:table-cell>
          <table:table-cell office:value-type="float" office:value="73.6" calcext:value-type="float">
            <text:p>73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973" calcext:value-type="float">
            <text:p>-33.461973</text:p>
          </table:table-cell>
          <table:table-cell office:value-type="float" office:value="-70.653411" calcext:value-type="float">
            <text:p>-70.653411</text:p>
          </table:table-cell>
          <table:table-cell office:value-type="float" office:value="3681.1" calcext:value-type="float">
            <text:p>3681.1</text:p>
          </table:table-cell>
          <table:table-cell office:value-type="float" office:value="3250" calcext:value-type="float">
            <text:p>3250.00</text:p>
          </table:table-cell>
          <table:table-cell office:value-type="float" office:value="327" calcext:value-type="float">
            <text:p>327.00</text:p>
          </table:table-cell>
          <table:table-cell office:value-type="float" office:value="1.92" calcext:value-type="float">
            <text:p>1.92</text:p>
          </table:table-cell>
          <table:table-cell office:value-type="time" office:time-value="PT12H37M42S" calcext:value-type="time">
            <text:p>12:37:42</text:p>
          </table:table-cell>
          <table:table-cell office:value-type="float" office:value="11" calcext:value-type="float">
            <text:p>11</text:p>
          </table:table-cell>
          <table:table-cell office:value-type="float" office:value="114.5" calcext:value-type="float">
            <text:p>114.5</text:p>
          </table:table-cell>
          <table:table-cell office:value-type="float" office:value="74.1" calcext:value-type="float">
            <text:p>74.1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661" calcext:value-type="float">
            <text:p>-33.461661</text:p>
          </table:table-cell>
          <table:table-cell office:value-type="float" office:value="-70.653516" calcext:value-type="float">
            <text:p>-70.653516</text:p>
          </table:table-cell>
          <table:table-cell office:value-type="float" office:value="3681.1" calcext:value-type="float">
            <text:p>3681.1</text:p>
          </table:table-cell>
          <table:table-cell office:value-type="float" office:value="3243.31" calcext:value-type="float">
            <text:p>3243.31</text:p>
          </table:table-cell>
          <table:table-cell office:value-type="float" office:value="324.94" calcext:value-type="float">
            <text:p>324.94</text:p>
          </table:table-cell>
          <table:table-cell office:value-type="float" office:value="4.19" calcext:value-type="float">
            <text:p>4.19</text:p>
          </table:table-cell>
          <table:table-cell office:value-type="time" office:time-value="PT12H37M56S" calcext:value-type="time">
            <text:p>12:37:56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.0</text:p>
          </table:table-cell>
          <table:table-cell office:value-type="float" office:value="74.5" calcext:value-type="float">
            <text:p>74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1661" calcext:value-type="float">
            <text:p>-33.461661</text:p>
          </table:table-cell>
          <table:table-cell office:value-type="float" office:value="-70.653516" calcext:value-type="float">
            <text:p>-70.653516</text:p>
          </table:table-cell>
          <table:table-cell office:value-type="float" office:value="3681.1" calcext:value-type="float">
            <text:p>3681.1</text:p>
          </table:table-cell>
          <table:table-cell office:value-type="float" office:value="3243.31" calcext:value-type="float">
            <text:p>3243.31</text:p>
          </table:table-cell>
          <table:table-cell office:value-type="float" office:value="324.94" calcext:value-type="float">
            <text:p>324.94</text:p>
          </table:table-cell>
          <table:table-cell office:value-type="float" office:value="4.19" calcext:value-type="float">
            <text:p>4.19</text:p>
          </table:table-cell>
          <table:table-cell office:value-type="time" office:time-value="PT12H37M56S" calcext:value-type="time">
            <text:p>12:37:56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.0</text:p>
          </table:table-cell>
          <table:table-cell office:value-type="float" office:value="74.5" calcext:value-type="float">
            <text:p>74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0816" calcext:value-type="float">
            <text:p>-33.460816</text:p>
          </table:table-cell>
          <table:table-cell office:value-type="float" office:value="-70.653531" calcext:value-type="float">
            <text:p>-70.653531</text:p>
          </table:table-cell>
          <table:table-cell office:value-type="float" office:value="3681.1" calcext:value-type="float">
            <text:p>3681.1</text:p>
          </table:table-cell>
          <table:table-cell office:value-type="float" office:value="3232.97" calcext:value-type="float">
            <text:p>3232.97</text:p>
          </table:table-cell>
          <table:table-cell office:value-type="float" office:value="348.34" calcext:value-type="float">
            <text:p>348.34</text:p>
          </table:table-cell>
          <table:table-cell office:value-type="float" office:value="5.19" calcext:value-type="float">
            <text:p>5.19</text:p>
          </table:table-cell>
          <table:table-cell office:value-type="time" office:time-value="PT12H38M16S" calcext:value-type="time">
            <text:p>12:38:16</text:p>
          </table:table-cell>
          <table:table-cell office:value-type="float" office:value="11" calcext:value-type="float">
            <text:p>11</text:p>
          </table:table-cell>
          <table:table-cell office:value-type="float" office:value="107.9" calcext:value-type="float">
            <text:p>107.9</text:p>
          </table:table-cell>
          <table:table-cell office:value-type="float" office:value="75.2" calcext:value-type="float">
            <text:p>75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60816" calcext:value-type="float">
            <text:p>-33.460816</text:p>
          </table:table-cell>
          <table:table-cell office:value-type="float" office:value="-70.653531" calcext:value-type="float">
            <text:p>-70.653531</text:p>
          </table:table-cell>
          <table:table-cell office:value-type="float" office:value="3867.5" calcext:value-type="float">
            <text:p>3867.5</text:p>
          </table:table-cell>
          <table:table-cell office:value-type="float" office:value="3413.54" calcext:value-type="float">
            <text:p>3413.54</text:p>
          </table:table-cell>
          <table:table-cell office:value-type="float" office:value="348.34" calcext:value-type="float">
            <text:p>348.34</text:p>
          </table:table-cell>
          <table:table-cell office:value-type="float" office:value="5.19" calcext:value-type="float">
            <text:p>5.19</text:p>
          </table:table-cell>
          <table:table-cell office:value-type="time" office:time-value="PT12H38M16S" calcext:value-type="time">
            <text:p>12:38:16</text:p>
          </table:table-cell>
          <table:table-cell office:value-type="float" office:value="11" calcext:value-type="float">
            <text:p>11</text:p>
          </table:table-cell>
          <table:table-cell office:value-type="float" office:value="107.9" calcext:value-type="float">
            <text:p>107.9</text:p>
          </table:table-cell>
          <table:table-cell office:value-type="float" office:value="76" calcext:value-type="float">
            <text:p>76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8861" calcext:value-type="float">
            <text:p>-33.458861</text:p>
          </table:table-cell>
          <table:table-cell office:value-type="float" office:value="-70.653526" calcext:value-type="float">
            <text:p>-70.653526</text:p>
          </table:table-cell>
          <table:table-cell office:value-type="float" office:value="3867.5" calcext:value-type="float">
            <text:p>3867.5</text:p>
          </table:table-cell>
          <table:table-cell office:value-type="float" office:value="3401.58" calcext:value-type="float">
            <text:p>3401.58</text:p>
          </table:table-cell>
          <table:table-cell office:value-type="float" office:value="359.45" calcext:value-type="float">
            <text:p>359.45</text:p>
          </table:table-cell>
          <table:table-cell office:value-type="float" office:value="5.04" calcext:value-type="float">
            <text:p>5.04</text:p>
          </table:table-cell>
          <table:table-cell office:value-type="time" office:time-value="PT12H38M58S" calcext:value-type="time">
            <text:p>12:38:58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.0</text:p>
          </table:table-cell>
          <table:table-cell office:value-type="float" office:value="76.9" calcext:value-type="float">
            <text:p>76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8383" calcext:value-type="float">
            <text:p>-33.458383</text:p>
          </table:table-cell>
          <table:table-cell office:value-type="float" office:value="-70.653436" calcext:value-type="float">
            <text:p>-70.653436</text:p>
          </table:table-cell>
          <table:table-cell office:value-type="float" office:value="3867.5" calcext:value-type="float">
            <text:p>3867.5</text:p>
          </table:table-cell>
          <table:table-cell office:value-type="float" office:value="3402.63" calcext:value-type="float">
            <text:p>3402.63</text:p>
          </table:table-cell>
          <table:table-cell office:value-type="float" office:value="8.23" calcext:value-type="float">
            <text:p>8.23</text:p>
          </table:table-cell>
          <table:table-cell office:value-type="float" office:value="4.98" calcext:value-type="float">
            <text:p>4.98</text:p>
          </table:table-cell>
          <table:table-cell office:value-type="time" office:time-value="PT12H39M09S" calcext:value-type="time">
            <text:p>12:39:09</text:p>
          </table:table-cell>
          <table:table-cell office:value-type="float" office:value="11" calcext:value-type="float">
            <text:p>11</text:p>
          </table:table-cell>
          <table:table-cell office:value-type="float" office:value="91.7" calcext:value-type="float">
            <text:p>91.7</text:p>
          </table:table-cell>
          <table:table-cell office:value-type="float" office:value="76.8" calcext:value-type="float">
            <text:p>76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7318" calcext:value-type="float">
            <text:p>-33.457318</text:p>
          </table:table-cell>
          <table:table-cell office:value-type="float" office:value="-70.653293" calcext:value-type="float">
            <text:p>-70.653293</text:p>
          </table:table-cell>
          <table:table-cell office:value-type="float" office:value="3867.5" calcext:value-type="float">
            <text:p>3867.5</text:p>
          </table:table-cell>
          <table:table-cell office:value-type="float" office:value="3406.8" calcext:value-type="float">
            <text:p>3406.80</text:p>
          </table:table-cell>
          <table:table-cell office:value-type="float" office:value="11.13" calcext:value-type="float">
            <text:p>11.13</text:p>
          </table:table-cell>
          <table:table-cell office:value-type="float" office:value="6.9" calcext:value-type="float">
            <text:p>6.90</text:p>
          </table:table-cell>
          <table:table-cell office:value-type="time" office:time-value="PT12H39M30S" calcext:value-type="time">
            <text:p>12:39:30</text:p>
          </table:table-cell>
          <table:table-cell office:value-type="float" office:value="11" calcext:value-type="float">
            <text:p>11</text:p>
          </table:table-cell>
          <table:table-cell office:value-type="float" office:value="84.5" calcext:value-type="float">
            <text:p>84.5</text:p>
          </table:table-cell>
          <table:table-cell office:value-type="float" office:value="76.5" calcext:value-type="float">
            <text:p>76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5363" calcext:value-type="float">
            <text:p>-33.455363</text:p>
          </table:table-cell>
          <table:table-cell office:value-type="float" office:value="-70.653113" calcext:value-type="float">
            <text:p>-70.653113</text:p>
          </table:table-cell>
          <table:table-cell office:value-type="float" office:value="4189.5" calcext:value-type="float">
            <text:p>4189.5</text:p>
          </table:table-cell>
          <table:table-cell office:value-type="float" office:value="3735.87" calcext:value-type="float">
            <text:p>3735.87</text:p>
          </table:table-cell>
          <table:table-cell office:value-type="float" office:value="3.22" calcext:value-type="float">
            <text:p>3.22</text:p>
          </table:table-cell>
          <table:table-cell office:value-type="float" office:value="8.24" calcext:value-type="float">
            <text:p>8.24</text:p>
          </table:table-cell>
          <table:table-cell office:value-type="time" office:time-value="PT12H40M02S" calcext:value-type="time">
            <text:p>12:40:02</text:p>
          </table:table-cell>
          <table:table-cell office:value-type="float" office:value="11" calcext:value-type="float">
            <text:p>11</text:p>
          </table:table-cell>
          <table:table-cell office:value-type="float" office:value="72.3" calcext:value-type="float">
            <text:p>72.3</text:p>
          </table:table-cell>
          <table:table-cell office:value-type="float" office:value="76.6" calcext:value-type="float">
            <text:p>76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5363" calcext:value-type="float">
            <text:p>-33.455363</text:p>
          </table:table-cell>
          <table:table-cell office:value-type="float" office:value="-70.653113" calcext:value-type="float">
            <text:p>-70.653113</text:p>
          </table:table-cell>
          <table:table-cell office:value-type="float" office:value="4189.5" calcext:value-type="float">
            <text:p>4189.5</text:p>
          </table:table-cell>
          <table:table-cell office:value-type="float" office:value="3735.87" calcext:value-type="float">
            <text:p>3735.87</text:p>
          </table:table-cell>
          <table:table-cell office:value-type="float" office:value="3.22" calcext:value-type="float">
            <text:p>3.22</text:p>
          </table:table-cell>
          <table:table-cell office:value-type="float" office:value="8.24" calcext:value-type="float">
            <text:p>8.24</text:p>
          </table:table-cell>
          <table:table-cell office:value-type="time" office:time-value="PT12H40M02S" calcext:value-type="time">
            <text:p>12:40:02</text:p>
          </table:table-cell>
          <table:table-cell office:value-type="float" office:value="11" calcext:value-type="float">
            <text:p>11</text:p>
          </table:table-cell>
          <table:table-cell office:value-type="float" office:value="72.3" calcext:value-type="float">
            <text:p>72.3</text:p>
          </table:table-cell>
          <table:table-cell office:value-type="float" office:value="76.6" calcext:value-type="float">
            <text:p>76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4731" calcext:value-type="float">
            <text:p>-33.454731</text:p>
          </table:table-cell>
          <table:table-cell office:value-type="float" office:value="-70.653078" calcext:value-type="float">
            <text:p>-70.653078</text:p>
          </table:table-cell>
          <table:table-cell office:value-type="float" office:value="4189.5" calcext:value-type="float">
            <text:p>4189.5</text:p>
          </table:table-cell>
          <table:table-cell office:value-type="float" office:value="3743.03" calcext:value-type="float">
            <text:p>3743.03</text:p>
          </table:table-cell>
          <table:table-cell office:value-type="float" office:value="6.03" calcext:value-type="float">
            <text:p>6.03</text:p>
          </table:table-cell>
          <table:table-cell office:value-type="float" office:value="7.2" calcext:value-type="float">
            <text:p>7.20</text:p>
          </table:table-cell>
          <table:table-cell office:value-type="time" office:time-value="PT12H40M12S" calcext:value-type="time">
            <text:p>12:40:12</text:p>
          </table:table-cell>
          <table:table-cell office:value-type="float" office:value="11" calcext:value-type="float">
            <text:p>11</text:p>
          </table:table-cell>
          <table:table-cell office:value-type="float" office:value="68.7" calcext:value-type="float">
            <text:p>68.7</text:p>
          </table:table-cell>
          <table:table-cell office:value-type="float" office:value="76.2" calcext:value-type="float">
            <text:p>76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50346" calcext:value-type="float">
            <text:p>-33.450346</text:p>
          </table:table-cell>
          <table:table-cell office:value-type="float" office:value="-70.652426" calcext:value-type="float">
            <text:p>-70.652426</text:p>
          </table:table-cell>
          <table:table-cell office:value-type="float" office:value="4532.9" calcext:value-type="float">
            <text:p>4532.9</text:p>
          </table:table-cell>
          <table:table-cell office:value-type="float" office:value="4163.32" calcext:value-type="float">
            <text:p>4163.32</text:p>
          </table:table-cell>
          <table:table-cell office:value-type="float" office:value="8.9" calcext:value-type="float">
            <text:p>8.90</text:p>
          </table:table-cell>
          <table:table-cell office:value-type="float" office:value="8.23" calcext:value-type="float">
            <text:p>8.23</text:p>
          </table:table-cell>
          <table:table-cell office:value-type="time" office:time-value="PT12H41M18S" calcext:value-type="time">
            <text:p>12:41:18</text:p>
          </table:table-cell>
          <table:table-cell office:value-type="float" office:value="11" calcext:value-type="float">
            <text:p>11</text:p>
          </table:table-cell>
          <table:table-cell office:value-type="float" office:value="50.3" calcext:value-type="float">
            <text:p>50.3</text:p>
          </table:table-cell>
          <table:table-cell office:value-type="float" office:value="72.8" calcext:value-type="float">
            <text:p>72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46053" calcext:value-type="float">
            <text:p>-33.446053</text:p>
          </table:table-cell>
          <table:table-cell office:value-type="float" office:value="-70.651786" calcext:value-type="float">
            <text:p>-70.651786</text:p>
          </table:table-cell>
          <table:table-cell office:value-type="float" office:value="4732.5" calcext:value-type="float">
            <text:p>4732.5</text:p>
          </table:table-cell>
          <table:table-cell office:value-type="float" office:value="4485.87" calcext:value-type="float">
            <text:p>4485.87</text:p>
          </table:table-cell>
          <table:table-cell office:value-type="float" office:value="4.32" calcext:value-type="float">
            <text:p>4.32</text:p>
          </table:table-cell>
          <table:table-cell office:value-type="float" office:value="8.98" calcext:value-type="float">
            <text:p>8.98</text:p>
          </table:table-cell>
          <table:table-cell office:value-type="time" office:time-value="PT12H42M13S" calcext:value-type="time">
            <text:p>12:42:13</text:p>
          </table:table-cell>
          <table:table-cell office:value-type="float" office:value="11" calcext:value-type="float">
            <text:p>11</text:p>
          </table:table-cell>
          <table:table-cell office:value-type="float" office:value="39.7" calcext:value-type="float">
            <text:p>39.7</text:p>
          </table:table-cell>
          <table:table-cell office:value-type="float" office:value="68.6" calcext:value-type="float">
            <text:p>68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46053" calcext:value-type="float">
            <text:p>-33.446053</text:p>
          </table:table-cell>
          <table:table-cell office:value-type="float" office:value="-70.651786" calcext:value-type="float">
            <text:p>-70.651786</text:p>
          </table:table-cell>
          <table:table-cell office:value-type="float" office:value="4732.5" calcext:value-type="float">
            <text:p>4732.5</text:p>
          </table:table-cell>
          <table:table-cell office:value-type="float" office:value="4485.87" calcext:value-type="float">
            <text:p>4485.87</text:p>
          </table:table-cell>
          <table:table-cell office:value-type="float" office:value="4.32" calcext:value-type="float">
            <text:p>4.32</text:p>
          </table:table-cell>
          <table:table-cell office:value-type="float" office:value="8.98" calcext:value-type="float">
            <text:p>8.98</text:p>
          </table:table-cell>
          <table:table-cell office:value-type="time" office:time-value="PT12H42M13S" calcext:value-type="time">
            <text:p>12:42:13</text:p>
          </table:table-cell>
          <table:table-cell office:value-type="float" office:value="11" calcext:value-type="float">
            <text:p>11</text:p>
          </table:table-cell>
          <table:table-cell office:value-type="float" office:value="39.7" calcext:value-type="float">
            <text:p>39.7</text:p>
          </table:table-cell>
          <table:table-cell office:value-type="float" office:value="68.6" calcext:value-type="float">
            <text:p>68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8791" calcext:value-type="float">
            <text:p>-33.438791</text:p>
          </table:table-cell>
          <table:table-cell office:value-type="float" office:value="-70.650133" calcext:value-type="float">
            <text:p>-70.650133</text:p>
          </table:table-cell>
          <table:table-cell office:value-type="float" office:value="4877.6" calcext:value-type="float">
            <text:p>4877.6</text:p>
          </table:table-cell>
          <table:table-cell office:value-type="float" office:value="4948.49" calcext:value-type="float">
            <text:p>4948.49</text:p>
          </table:table-cell>
          <table:table-cell office:value-type="float" office:value="17.9" calcext:value-type="float">
            <text:p>17.90</text:p>
          </table:table-cell>
          <table:table-cell office:value-type="float" office:value="8.36" calcext:value-type="float">
            <text:p>8.36</text:p>
          </table:table-cell>
          <table:table-cell office:value-type="time" office:time-value="PT12H43M46S" calcext:value-type="time">
            <text:p>12:43:46</text:p>
          </table:table-cell>
          <table:table-cell office:value-type="float" office:value="11" calcext:value-type="float">
            <text:p>11</text:p>
          </table:table-cell>
          <table:table-cell office:value-type="float" office:value="31.1" calcext:value-type="float">
            <text:p>31.1</text:p>
          </table:table-cell>
          <table:table-cell office:value-type="float" office:value="60.9" calcext:value-type="float">
            <text:p>60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8791" calcext:value-type="float">
            <text:p>-33.438791</text:p>
          </table:table-cell>
          <table:table-cell office:value-type="float" office:value="-70.650133" calcext:value-type="float">
            <text:p>-70.650133</text:p>
          </table:table-cell>
          <table:table-cell office:value-type="float" office:value="4877.6" calcext:value-type="float">
            <text:p>4877.6</text:p>
          </table:table-cell>
          <table:table-cell office:value-type="float" office:value="4948.49" calcext:value-type="float">
            <text:p>4948.49</text:p>
          </table:table-cell>
          <table:table-cell office:value-type="float" office:value="17.9" calcext:value-type="float">
            <text:p>17.90</text:p>
          </table:table-cell>
          <table:table-cell office:value-type="float" office:value="8.36" calcext:value-type="float">
            <text:p>8.36</text:p>
          </table:table-cell>
          <table:table-cell office:value-type="time" office:time-value="PT12H43M46S" calcext:value-type="time">
            <text:p>12:43:46</text:p>
          </table:table-cell>
          <table:table-cell office:value-type="float" office:value="11" calcext:value-type="float">
            <text:p>11</text:p>
          </table:table-cell>
          <table:table-cell office:value-type="float" office:value="31.1" calcext:value-type="float">
            <text:p>31.1</text:p>
          </table:table-cell>
          <table:table-cell office:value-type="float" office:value="60.9" calcext:value-type="float">
            <text:p>60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7968" calcext:value-type="float">
            <text:p>-33.437968</text:p>
          </table:table-cell>
          <table:table-cell office:value-type="float" office:value="-70.649916" calcext:value-type="float">
            <text:p>-70.649916</text:p>
          </table:table-cell>
          <table:table-cell office:value-type="float" office:value="4877.6" calcext:value-type="float">
            <text:p>4877.6</text:p>
          </table:table-cell>
          <table:table-cell office:value-type="float" office:value="4993.37" calcext:value-type="float">
            <text:p>4993.37</text:p>
          </table:table-cell>
          <table:table-cell office:value-type="float" office:value="20.21" calcext:value-type="float">
            <text:p>20.21</text:p>
          </table:table-cell>
          <table:table-cell office:value-type="float" office:value="9.46" calcext:value-type="float">
            <text:p>9.46</text:p>
          </table:table-cell>
          <table:table-cell office:value-type="time" office:time-value="PT12H43M56S" calcext:value-type="time">
            <text:p>12:43:56</text:p>
          </table:table-cell>
          <table:table-cell office:value-type="float" office:value="11" calcext:value-type="float">
            <text:p>11</text:p>
          </table:table-cell>
          <table:table-cell office:value-type="float" office:value="30.5" calcext:value-type="float">
            <text:p>30.5</text:p>
          </table:table-cell>
          <table:table-cell office:value-type="float" office:value="60" calcext:value-type="float">
            <text:p>60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7968" calcext:value-type="float">
            <text:p>-33.437968</text:p>
          </table:table-cell>
          <table:table-cell office:value-type="float" office:value="-70.649916" calcext:value-type="float">
            <text:p>-70.649916</text:p>
          </table:table-cell>
          <table:table-cell office:value-type="float" office:value="4877.6" calcext:value-type="float">
            <text:p>4877.6</text:p>
          </table:table-cell>
          <table:table-cell office:value-type="float" office:value="4993.37" calcext:value-type="float">
            <text:p>4993.37</text:p>
          </table:table-cell>
          <table:table-cell office:value-type="float" office:value="20.21" calcext:value-type="float">
            <text:p>20.21</text:p>
          </table:table-cell>
          <table:table-cell office:value-type="float" office:value="9.46" calcext:value-type="float">
            <text:p>9.46</text:p>
          </table:table-cell>
          <table:table-cell office:value-type="time" office:time-value="PT12H43M56S" calcext:value-type="time">
            <text:p>12:43:56</text:p>
          </table:table-cell>
          <table:table-cell office:value-type="float" office:value="11" calcext:value-type="float">
            <text:p>11</text:p>
          </table:table-cell>
          <table:table-cell office:value-type="float" office:value="30.5" calcext:value-type="float">
            <text:p>30.5</text:p>
          </table:table-cell>
          <table:table-cell office:value-type="float" office:value="60" calcext:value-type="float">
            <text:p>60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5303" calcext:value-type="float">
            <text:p>-33.435303</text:p>
          </table:table-cell>
          <table:table-cell office:value-type="float" office:value="-70.649085" calcext:value-type="float">
            <text:p>-70.649085</text:p>
          </table:table-cell>
          <table:table-cell office:value-type="float" office:value="5140.5" calcext:value-type="float">
            <text:p>5140.5</text:p>
          </table:table-cell>
          <table:table-cell office:value-type="float" office:value="5372.98" calcext:value-type="float">
            <text:p>5372.98</text:p>
          </table:table-cell>
          <table:table-cell office:value-type="float" office:value="19.37" calcext:value-type="float">
            <text:p>19.37</text:p>
          </table:table-cell>
          <table:table-cell office:value-type="float" office:value="7.89" calcext:value-type="float">
            <text:p>7.89</text:p>
          </table:table-cell>
          <table:table-cell office:value-type="time" office:time-value="PT12H44M31S" calcext:value-type="time">
            <text:p>12:44:31</text:p>
          </table:table-cell>
          <table:table-cell office:value-type="float" office:value="11" calcext:value-type="float">
            <text:p>11</text:p>
          </table:table-cell>
          <table:table-cell office:value-type="float" office:value="29.1" calcext:value-type="float">
            <text:p>29.1</text:p>
          </table:table-cell>
          <table:table-cell office:value-type="float" office:value="58.6" calcext:value-type="float">
            <text:p>58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3798" calcext:value-type="float">
            <text:p>-33.433798</text:p>
          </table:table-cell>
          <table:table-cell office:value-type="float" office:value="-70.648373" calcext:value-type="float">
            <text:p>-70.648373</text:p>
          </table:table-cell>
          <table:table-cell office:value-type="float" office:value="5140.5" calcext:value-type="float">
            <text:p>5140.5</text:p>
          </table:table-cell>
          <table:table-cell office:value-type="float" office:value="5468.74" calcext:value-type="float">
            <text:p>5468.74</text:p>
          </table:table-cell>
          <table:table-cell office:value-type="float" office:value="17.89" calcext:value-type="float">
            <text:p>17.89</text:p>
          </table:table-cell>
          <table:table-cell office:value-type="float" office:value="8.92" calcext:value-type="float">
            <text:p>8.92</text:p>
          </table:table-cell>
          <table:table-cell office:value-type="time" office:time-value="PT12H44M53S" calcext:value-type="time">
            <text:p>12:44:53</text:p>
          </table:table-cell>
          <table:table-cell office:value-type="float" office:value="11" calcext:value-type="float">
            <text:p>11</text:p>
          </table:table-cell>
          <table:table-cell office:value-type="float" office:value="28.9" calcext:value-type="float">
            <text:p>28.9</text:p>
          </table:table-cell>
          <table:table-cell office:value-type="float" office:value="57" calcext:value-type="float">
            <text:p>57.0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2668" calcext:value-type="float">
            <text:p>-33.432668</text:p>
          </table:table-cell>
          <table:table-cell office:value-type="float" office:value="-70.64782" calcext:value-type="float">
            <text:p>-70.647820</text:p>
          </table:table-cell>
          <table:table-cell office:value-type="float" office:value="5236.5" calcext:value-type="float">
            <text:p>5236.5</text:p>
          </table:table-cell>
          <table:table-cell office:value-type="float" office:value="5623.46" calcext:value-type="float">
            <text:p>5623.46</text:p>
          </table:table-cell>
          <table:table-cell office:value-type="float" office:value="27.95" calcext:value-type="float">
            <text:p>27.95</text:p>
          </table:table-cell>
          <table:table-cell office:value-type="float" office:value="7.98" calcext:value-type="float">
            <text:p>7.98</text:p>
          </table:table-cell>
          <table:table-cell office:value-type="time" office:time-value="PT12H45M08S" calcext:value-type="time">
            <text:p>12:45:08</text:p>
          </table:table-cell>
          <table:table-cell office:value-type="float" office:value="11" calcext:value-type="float">
            <text:p>11</text:p>
          </table:table-cell>
          <table:table-cell office:value-type="float" office:value="28.8" calcext:value-type="float">
            <text:p>28.8</text:p>
          </table:table-cell>
          <table:table-cell office:value-type="float" office:value="56.4" calcext:value-type="float">
            <text:p>56.4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222" calcext:value-type="float">
            <text:p>-33.432220</text:p>
          </table:table-cell>
          <table:table-cell office:value-type="float" office:value="-70.647581" calcext:value-type="float">
            <text:p>-70.647581</text:p>
          </table:table-cell>
          <table:table-cell office:value-type="float" office:value="5236.5" calcext:value-type="float">
            <text:p>5236.5</text:p>
          </table:table-cell>
          <table:table-cell office:value-type="float" office:value="5653.86" calcext:value-type="float">
            <text:p>5653.86</text:p>
          </table:table-cell>
          <table:table-cell office:value-type="float" office:value="21.94" calcext:value-type="float">
            <text:p>21.94</text:p>
          </table:table-cell>
          <table:table-cell office:value-type="float" office:value="8.66" calcext:value-type="float">
            <text:p>8.66</text:p>
          </table:table-cell>
          <table:table-cell office:value-type="time" office:time-value="PT12H45M14S" calcext:value-type="time">
            <text:p>12:45:14</text:p>
          </table:table-cell>
          <table:table-cell office:value-type="float" office:value="11" calcext:value-type="float">
            <text:p>11</text:p>
          </table:table-cell>
          <table:table-cell office:value-type="float" office:value="28.8" calcext:value-type="float">
            <text:p>28.8</text:p>
          </table:table-cell>
          <table:table-cell office:value-type="float" office:value="55.9" calcext:value-type="float">
            <text:p>55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222" calcext:value-type="float">
            <text:p>-33.432220</text:p>
          </table:table-cell>
          <table:table-cell office:value-type="float" office:value="-70.647581" calcext:value-type="float">
            <text:p>-70.647581</text:p>
          </table:table-cell>
          <table:table-cell office:value-type="float" office:value="5236.5" calcext:value-type="float">
            <text:p>5236.5</text:p>
          </table:table-cell>
          <table:table-cell office:value-type="float" office:value="5653.86" calcext:value-type="float">
            <text:p>5653.86</text:p>
          </table:table-cell>
          <table:table-cell office:value-type="float" office:value="21.94" calcext:value-type="float">
            <text:p>21.94</text:p>
          </table:table-cell>
          <table:table-cell office:value-type="float" office:value="8.66" calcext:value-type="float">
            <text:p>8.66</text:p>
          </table:table-cell>
          <table:table-cell office:value-type="time" office:time-value="PT12H45M14S" calcext:value-type="time">
            <text:p>12:45:14</text:p>
          </table:table-cell>
          <table:table-cell office:value-type="float" office:value="11" calcext:value-type="float">
            <text:p>11</text:p>
          </table:table-cell>
          <table:table-cell office:value-type="float" office:value="28.8" calcext:value-type="float">
            <text:p>28.8</text:p>
          </table:table-cell>
          <table:table-cell office:value-type="float" office:value="55.9" calcext:value-type="float">
            <text:p>55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1201" calcext:value-type="float">
            <text:p>-33.431201</text:p>
          </table:table-cell>
          <table:table-cell office:value-type="float" office:value="-70.64704" calcext:value-type="float">
            <text:p>-70.647040</text:p>
          </table:table-cell>
          <table:table-cell office:value-type="float" office:value="5236.5" calcext:value-type="float">
            <text:p>5236.5</text:p>
          </table:table-cell>
          <table:table-cell office:value-type="float" office:value="5724.26" calcext:value-type="float">
            <text:p>5724.26</text:p>
          </table:table-cell>
          <table:table-cell office:value-type="float" office:value="27.44" calcext:value-type="float">
            <text:p>27.44</text:p>
          </table:table-cell>
          <table:table-cell office:value-type="float" office:value="10.02" calcext:value-type="float">
            <text:p>10.02</text:p>
          </table:table-cell>
          <table:table-cell office:value-type="time" office:time-value="PT12H45M27S" calcext:value-type="time">
            <text:p>12:45:27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.7</text:p>
          </table:table-cell>
          <table:table-cell office:value-type="float" office:value="54.9" calcext:value-type="float">
            <text:p>54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1201" calcext:value-type="float">
            <text:p>-33.431201</text:p>
          </table:table-cell>
          <table:table-cell office:value-type="float" office:value="-70.64704" calcext:value-type="float">
            <text:p>-70.647040</text:p>
          </table:table-cell>
          <table:table-cell office:value-type="float" office:value="5236.5" calcext:value-type="float">
            <text:p>5236.5</text:p>
          </table:table-cell>
          <table:table-cell office:value-type="float" office:value="5724.26" calcext:value-type="float">
            <text:p>5724.26</text:p>
          </table:table-cell>
          <table:table-cell office:value-type="float" office:value="27.44" calcext:value-type="float">
            <text:p>27.44</text:p>
          </table:table-cell>
          <table:table-cell office:value-type="float" office:value="10.02" calcext:value-type="float">
            <text:p>10.02</text:p>
          </table:table-cell>
          <table:table-cell office:value-type="time" office:time-value="PT12H45M27S" calcext:value-type="time">
            <text:p>12:45:27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.7</text:p>
          </table:table-cell>
          <table:table-cell office:value-type="float" office:value="54.9" calcext:value-type="float">
            <text:p>54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0243" calcext:value-type="float">
            <text:p>-33.430243</text:p>
          </table:table-cell>
          <table:table-cell office:value-type="float" office:value="-70.646566" calcext:value-type="float">
            <text:p>-70.646566</text:p>
          </table:table-cell>
          <table:table-cell office:value-type="float" office:value="5236.5" calcext:value-type="float">
            <text:p>5236.5</text:p>
          </table:table-cell>
          <table:table-cell office:value-type="float" office:value="5791.3" calcext:value-type="float">
            <text:p>5791.30</text:p>
          </table:table-cell>
          <table:table-cell office:value-type="float" office:value="20.61" calcext:value-type="float">
            <text:p>20.61</text:p>
          </table:table-cell>
          <table:table-cell office:value-type="float" office:value="10.59" calcext:value-type="float">
            <text:p>10.59</text:p>
          </table:table-cell>
          <table:table-cell office:value-type="time" office:time-value="PT12H45M39S" calcext:value-type="time">
            <text:p>12:45:39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.7</text:p>
          </table:table-cell>
          <table:table-cell office:value-type="float" office:value="53.9" calcext:value-type="float">
            <text:p>53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30243" calcext:value-type="float">
            <text:p>-33.430243</text:p>
          </table:table-cell>
          <table:table-cell office:value-type="float" office:value="-70.646566" calcext:value-type="float">
            <text:p>-70.646566</text:p>
          </table:table-cell>
          <table:table-cell office:value-type="float" office:value="5364.4" calcext:value-type="float">
            <text:p>5364.4</text:p>
          </table:table-cell>
          <table:table-cell office:value-type="float" office:value="5895.17" calcext:value-type="float">
            <text:p>5895.17</text:p>
          </table:table-cell>
          <table:table-cell office:value-type="float" office:value="20.61" calcext:value-type="float">
            <text:p>20.61</text:p>
          </table:table-cell>
          <table:table-cell office:value-type="float" office:value="10.59" calcext:value-type="float">
            <text:p>10.59</text:p>
          </table:table-cell>
          <table:table-cell office:value-type="time" office:time-value="PT12H45M39S" calcext:value-type="time">
            <text:p>12:45:39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.7</text:p>
          </table:table-cell>
          <table:table-cell office:value-type="float" office:value="54.7" calcext:value-type="float">
            <text:p>54.7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29385" calcext:value-type="float">
            <text:p>-33.429385</text:p>
          </table:table-cell>
          <table:table-cell office:value-type="float" office:value="-70.646151" calcext:value-type="float">
            <text:p>-70.646151</text:p>
          </table:table-cell>
          <table:table-cell office:value-type="float" office:value="5364.4" calcext:value-type="float">
            <text:p>5364.4</text:p>
          </table:table-cell>
          <table:table-cell office:value-type="float" office:value="5955.2" calcext:value-type="float">
            <text:p>5955.20</text:p>
          </table:table-cell>
          <table:table-cell office:value-type="float" office:value="28.07" calcext:value-type="float">
            <text:p>28.07</text:p>
          </table:table-cell>
          <table:table-cell office:value-type="float" office:value="11.28" calcext:value-type="float">
            <text:p>11.28</text:p>
          </table:table-cell>
          <table:table-cell office:value-type="time" office:time-value="PT12H45M49S" calcext:value-type="time">
            <text:p>12:45:49</text:p>
          </table:table-cell>
          <table:table-cell office:value-type="float" office:value="11" calcext:value-type="float">
            <text:p>11</text:p>
          </table:table-cell>
          <table:table-cell office:value-type="float" office:value="28.6" calcext:value-type="float">
            <text:p>28.6</text:p>
          </table:table-cell>
          <table:table-cell office:value-type="float" office:value="53.9" calcext:value-type="float">
            <text:p>53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28673" calcext:value-type="float">
            <text:p>-33.428673</text:p>
          </table:table-cell>
          <table:table-cell office:value-type="float" office:value="-70.645818" calcext:value-type="float">
            <text:p>-70.645818</text:p>
          </table:table-cell>
          <table:table-cell office:value-type="float" office:value="5364.4" calcext:value-type="float">
            <text:p>5364.4</text:p>
          </table:table-cell>
          <table:table-cell office:value-type="float" office:value="6005.64" calcext:value-type="float">
            <text:p>6005.64</text:p>
          </table:table-cell>
          <table:table-cell office:value-type="float" office:value="21.9" calcext:value-type="float">
            <text:p>21.90</text:p>
          </table:table-cell>
          <table:table-cell office:value-type="float" office:value="10.39" calcext:value-type="float">
            <text:p>10.39</text:p>
          </table:table-cell>
          <table:table-cell office:value-type="time" office:time-value="PT12H45M57S" calcext:value-type="time">
            <text:p>12:45:57</text:p>
          </table:table-cell>
          <table:table-cell office:value-type="float" office:value="11" calcext:value-type="float">
            <text:p>11</text:p>
          </table:table-cell>
          <table:table-cell office:value-type="float" office:value="28.5" calcext:value-type="float">
            <text:p>28.5</text:p>
          </table:table-cell>
          <table:table-cell office:value-type="float" office:value="53.2" calcext:value-type="float">
            <text:p>53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27643" calcext:value-type="float">
            <text:p>-33.427643</text:p>
          </table:table-cell>
          <table:table-cell office:value-type="float" office:value="-70.645316" calcext:value-type="float">
            <text:p>-70.645316</text:p>
          </table:table-cell>
          <table:table-cell office:value-type="float" office:value="5364.4" calcext:value-type="float">
            <text:p>5364.4</text:p>
          </table:table-cell>
          <table:table-cell office:value-type="float" office:value="6080.44" calcext:value-type="float">
            <text:p>6080.44</text:p>
          </table:table-cell>
          <table:table-cell office:value-type="float" office:value="17.68" calcext:value-type="float">
            <text:p>17.68</text:p>
          </table:table-cell>
          <table:table-cell office:value-type="float" office:value="11.29" calcext:value-type="float">
            <text:p>11.29</text:p>
          </table:table-cell>
          <table:table-cell office:value-type="time" office:time-value="PT12H46M08S" calcext:value-type="time">
            <text:p>12:46:08</text:p>
          </table:table-cell>
          <table:table-cell office:value-type="float" office:value="11" calcext:value-type="float">
            <text:p>11</text:p>
          </table:table-cell>
          <table:table-cell office:value-type="float" office:value="28.4" calcext:value-type="float">
            <text:p>28.4</text:p>
          </table:table-cell>
          <table:table-cell office:value-type="float" office:value="52.3" calcext:value-type="float">
            <text:p>52.3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27643" calcext:value-type="float">
            <text:p>-33.427643</text:p>
          </table:table-cell>
          <table:table-cell office:value-type="float" office:value="-70.645316" calcext:value-type="float">
            <text:p>-70.645316</text:p>
          </table:table-cell>
          <table:table-cell office:value-type="float" office:value="5364.4" calcext:value-type="float">
            <text:p>5364.4</text:p>
          </table:table-cell>
          <table:table-cell office:value-type="float" office:value="6080.44" calcext:value-type="float">
            <text:p>6080.44</text:p>
          </table:table-cell>
          <table:table-cell office:value-type="float" office:value="17.68" calcext:value-type="float">
            <text:p>17.68</text:p>
          </table:table-cell>
          <table:table-cell office:value-type="float" office:value="11.29" calcext:value-type="float">
            <text:p>11.29</text:p>
          </table:table-cell>
          <table:table-cell office:value-type="time" office:time-value="PT12H46M08S" calcext:value-type="time">
            <text:p>12:46:08</text:p>
          </table:table-cell>
          <table:table-cell office:value-type="float" office:value="11" calcext:value-type="float">
            <text:p>11</text:p>
          </table:table-cell>
          <table:table-cell office:value-type="float" office:value="28.4" calcext:value-type="float">
            <text:p>28.4</text:p>
          </table:table-cell>
          <table:table-cell office:value-type="float" office:value="52.3" calcext:value-type="float">
            <text:p>52.3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21844" calcext:value-type="float">
            <text:p>-33.421844</text:p>
          </table:table-cell>
          <table:table-cell office:value-type="float" office:value="-70.642255" calcext:value-type="float">
            <text:p>-70.642255</text:p>
          </table:table-cell>
          <table:table-cell office:value-type="float" office:value="5492.3" calcext:value-type="float">
            <text:p>5492.3</text:p>
          </table:table-cell>
          <table:table-cell office:value-type="float" office:value="6630.06" calcext:value-type="float">
            <text:p>6630.06</text:p>
          </table:table-cell>
          <table:table-cell office:value-type="float" office:value="24.73" calcext:value-type="float">
            <text:p>24.73</text:p>
          </table:table-cell>
          <table:table-cell office:value-type="float" office:value="13.06" calcext:value-type="float">
            <text:p>13.06</text:p>
          </table:table-cell>
          <table:table-cell office:value-type="time" office:time-value="PT12H47M04S" calcext:value-type="time">
            <text:p>12:47:04</text:p>
          </table:table-cell>
          <table:table-cell office:value-type="float" office:value="11" calcext:value-type="float">
            <text:p>11</text:p>
          </table:table-cell>
          <table:table-cell office:value-type="float" office:value="28.3" calcext:value-type="float">
            <text:p>28.3</text:p>
          </table:table-cell>
          <table:table-cell office:value-type="float" office:value="48.1" calcext:value-type="float">
            <text:p>48.1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21844" calcext:value-type="float">
            <text:p>-33.421844</text:p>
          </table:table-cell>
          <table:table-cell office:value-type="float" office:value="-70.642255" calcext:value-type="float">
            <text:p>-70.642255</text:p>
          </table:table-cell>
          <table:table-cell office:value-type="float" office:value="5492.3" calcext:value-type="float">
            <text:p>5492.3</text:p>
          </table:table-cell>
          <table:table-cell office:value-type="float" office:value="6630.06" calcext:value-type="float">
            <text:p>6630.06</text:p>
          </table:table-cell>
          <table:table-cell office:value-type="float" office:value="24.73" calcext:value-type="float">
            <text:p>24.73</text:p>
          </table:table-cell>
          <table:table-cell office:value-type="float" office:value="13.06" calcext:value-type="float">
            <text:p>13.06</text:p>
          </table:table-cell>
          <table:table-cell office:value-type="time" office:time-value="PT12H47M04S" calcext:value-type="time">
            <text:p>12:47:04</text:p>
          </table:table-cell>
          <table:table-cell office:value-type="float" office:value="11" calcext:value-type="float">
            <text:p>11</text:p>
          </table:table-cell>
          <table:table-cell office:value-type="float" office:value="28.3" calcext:value-type="float">
            <text:p>28.3</text:p>
          </table:table-cell>
          <table:table-cell office:value-type="float" office:value="48.1" calcext:value-type="float">
            <text:p>48.1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7835" calcext:value-type="float">
            <text:p>-33.407835</text:p>
          </table:table-cell>
          <table:table-cell office:value-type="float" office:value="-70.630581" calcext:value-type="float">
            <text:p>-70.630581</text:p>
          </table:table-cell>
          <table:table-cell office:value-type="float" office:value="5872.8" calcext:value-type="float">
            <text:p>5872.8</text:p>
          </table:table-cell>
          <table:table-cell office:value-type="float" office:value="8244.15" calcext:value-type="float">
            <text:p>8244.15</text:p>
          </table:table-cell>
          <table:table-cell office:value-type="float" office:value="47.8" calcext:value-type="float">
            <text:p>47.80</text:p>
          </table:table-cell>
          <table:table-cell office:value-type="float" office:value="13.45" calcext:value-type="float">
            <text:p>13.45</text:p>
          </table:table-cell>
          <table:table-cell office:value-type="time" office:time-value="PT12H49M26S" calcext:value-type="time">
            <text:p>12:49:26</text:p>
          </table:table-cell>
          <table:table-cell office:value-type="float" office:value="11" calcext:value-type="float">
            <text:p>11</text:p>
          </table:table-cell>
          <table:table-cell office:value-type="float" office:value="31.8" calcext:value-type="float">
            <text:p>31.8</text:p>
          </table:table-cell>
          <table:table-cell office:value-type="float" office:value="40.2" calcext:value-type="float">
            <text:p>40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7835" calcext:value-type="float">
            <text:p>-33.407835</text:p>
          </table:table-cell>
          <table:table-cell office:value-type="float" office:value="-70.630581" calcext:value-type="float">
            <text:p>-70.630581</text:p>
          </table:table-cell>
          <table:table-cell office:value-type="float" office:value="5872.8" calcext:value-type="float">
            <text:p>5872.8</text:p>
          </table:table-cell>
          <table:table-cell office:value-type="float" office:value="8244.15" calcext:value-type="float">
            <text:p>8244.15</text:p>
          </table:table-cell>
          <table:table-cell office:value-type="float" office:value="47.8" calcext:value-type="float">
            <text:p>47.80</text:p>
          </table:table-cell>
          <table:table-cell office:value-type="float" office:value="13.45" calcext:value-type="float">
            <text:p>13.45</text:p>
          </table:table-cell>
          <table:table-cell office:value-type="time" office:time-value="PT12H49M26S" calcext:value-type="time">
            <text:p>12:49:26</text:p>
          </table:table-cell>
          <table:table-cell office:value-type="float" office:value="11" calcext:value-type="float">
            <text:p>11</text:p>
          </table:table-cell>
          <table:table-cell office:value-type="float" office:value="31.8" calcext:value-type="float">
            <text:p>31.8</text:p>
          </table:table-cell>
          <table:table-cell office:value-type="float" office:value="40.2" calcext:value-type="float">
            <text:p>40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7835" calcext:value-type="float">
            <text:p>-33.407835</text:p>
          </table:table-cell>
          <table:table-cell office:value-type="float" office:value="-70.630581" calcext:value-type="float">
            <text:p>-70.630581</text:p>
          </table:table-cell>
          <table:table-cell office:value-type="float" office:value="5872.8" calcext:value-type="float">
            <text:p>5872.8</text:p>
          </table:table-cell>
          <table:table-cell office:value-type="float" office:value="8244.15" calcext:value-type="float">
            <text:p>8244.15</text:p>
          </table:table-cell>
          <table:table-cell office:value-type="float" office:value="47.8" calcext:value-type="float">
            <text:p>47.80</text:p>
          </table:table-cell>
          <table:table-cell office:value-type="float" office:value="13.45" calcext:value-type="float">
            <text:p>13.45</text:p>
          </table:table-cell>
          <table:table-cell office:value-type="time" office:time-value="PT12H49M26S" calcext:value-type="time">
            <text:p>12:49:26</text:p>
          </table:table-cell>
          <table:table-cell office:value-type="float" office:value="11" calcext:value-type="float">
            <text:p>11</text:p>
          </table:table-cell>
          <table:table-cell office:value-type="float" office:value="31.8" calcext:value-type="float">
            <text:p>31.8</text:p>
          </table:table-cell>
          <table:table-cell office:value-type="float" office:value="40.2" calcext:value-type="float">
            <text:p>40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7835" calcext:value-type="float">
            <text:p>-33.407835</text:p>
          </table:table-cell>
          <table:table-cell office:value-type="float" office:value="-70.630581" calcext:value-type="float">
            <text:p>-70.630581</text:p>
          </table:table-cell>
          <table:table-cell office:value-type="float" office:value="5872.8" calcext:value-type="float">
            <text:p>5872.8</text:p>
          </table:table-cell>
          <table:table-cell office:value-type="float" office:value="8244.15" calcext:value-type="float">
            <text:p>8244.15</text:p>
          </table:table-cell>
          <table:table-cell office:value-type="float" office:value="47.8" calcext:value-type="float">
            <text:p>47.80</text:p>
          </table:table-cell>
          <table:table-cell office:value-type="float" office:value="13.45" calcext:value-type="float">
            <text:p>13.45</text:p>
          </table:table-cell>
          <table:table-cell office:value-type="time" office:time-value="PT12H49M26S" calcext:value-type="time">
            <text:p>12:49:26</text:p>
          </table:table-cell>
          <table:table-cell office:value-type="float" office:value="11" calcext:value-type="float">
            <text:p>11</text:p>
          </table:table-cell>
          <table:table-cell office:value-type="float" office:value="31.8" calcext:value-type="float">
            <text:p>31.8</text:p>
          </table:table-cell>
          <table:table-cell office:value-type="float" office:value="40.2" calcext:value-type="float">
            <text:p>40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7835" calcext:value-type="float">
            <text:p>-33.407835</text:p>
          </table:table-cell>
          <table:table-cell office:value-type="float" office:value="-70.630581" calcext:value-type="float">
            <text:p>-70.630581</text:p>
          </table:table-cell>
          <table:table-cell office:value-type="float" office:value="5872.8" calcext:value-type="float">
            <text:p>5872.8</text:p>
          </table:table-cell>
          <table:table-cell office:value-type="float" office:value="8244.15" calcext:value-type="float">
            <text:p>8244.15</text:p>
          </table:table-cell>
          <table:table-cell office:value-type="float" office:value="47.8" calcext:value-type="float">
            <text:p>47.80</text:p>
          </table:table-cell>
          <table:table-cell office:value-type="float" office:value="13.45" calcext:value-type="float">
            <text:p>13.45</text:p>
          </table:table-cell>
          <table:table-cell office:value-type="time" office:time-value="PT12H49M26S" calcext:value-type="time">
            <text:p>12:49:26</text:p>
          </table:table-cell>
          <table:table-cell office:value-type="float" office:value="11" calcext:value-type="float">
            <text:p>11</text:p>
          </table:table-cell>
          <table:table-cell office:value-type="float" office:value="31.8" calcext:value-type="float">
            <text:p>31.8</text:p>
          </table:table-cell>
          <table:table-cell office:value-type="float" office:value="40.2" calcext:value-type="float">
            <text:p>40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7835" calcext:value-type="float">
            <text:p>-33.407835</text:p>
          </table:table-cell>
          <table:table-cell office:value-type="float" office:value="-70.630581" calcext:value-type="float">
            <text:p>-70.630581</text:p>
          </table:table-cell>
          <table:table-cell office:value-type="float" office:value="5872.8" calcext:value-type="float">
            <text:p>5872.8</text:p>
          </table:table-cell>
          <table:table-cell office:value-type="float" office:value="8244.15" calcext:value-type="float">
            <text:p>8244.15</text:p>
          </table:table-cell>
          <table:table-cell office:value-type="float" office:value="47.8" calcext:value-type="float">
            <text:p>47.80</text:p>
          </table:table-cell>
          <table:table-cell office:value-type="float" office:value="13.45" calcext:value-type="float">
            <text:p>13.45</text:p>
          </table:table-cell>
          <table:table-cell office:value-type="time" office:time-value="PT12H49M26S" calcext:value-type="time">
            <text:p>12:49:26</text:p>
          </table:table-cell>
          <table:table-cell office:value-type="float" office:value="11" calcext:value-type="float">
            <text:p>11</text:p>
          </table:table-cell>
          <table:table-cell office:value-type="float" office:value="31.8" calcext:value-type="float">
            <text:p>31.8</text:p>
          </table:table-cell>
          <table:table-cell office:value-type="float" office:value="40.2" calcext:value-type="float">
            <text:p>40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7835" calcext:value-type="float">
            <text:p>-33.407835</text:p>
          </table:table-cell>
          <table:table-cell office:value-type="float" office:value="-70.630581" calcext:value-type="float">
            <text:p>-70.630581</text:p>
          </table:table-cell>
          <table:table-cell office:value-type="float" office:value="5872.8" calcext:value-type="float">
            <text:p>5872.8</text:p>
          </table:table-cell>
          <table:table-cell office:value-type="float" office:value="8244.15" calcext:value-type="float">
            <text:p>8244.15</text:p>
          </table:table-cell>
          <table:table-cell office:value-type="float" office:value="47.8" calcext:value-type="float">
            <text:p>47.80</text:p>
          </table:table-cell>
          <table:table-cell office:value-type="float" office:value="13.45" calcext:value-type="float">
            <text:p>13.45</text:p>
          </table:table-cell>
          <table:table-cell office:value-type="time" office:time-value="PT12H49M26S" calcext:value-type="time">
            <text:p>12:49:26</text:p>
          </table:table-cell>
          <table:table-cell office:value-type="float" office:value="11" calcext:value-type="float">
            <text:p>11</text:p>
          </table:table-cell>
          <table:table-cell office:value-type="float" office:value="31.8" calcext:value-type="float">
            <text:p>31.8</text:p>
          </table:table-cell>
          <table:table-cell office:value-type="float" office:value="40.2" calcext:value-type="float">
            <text:p>40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7835" calcext:value-type="float">
            <text:p>-33.407835</text:p>
          </table:table-cell>
          <table:table-cell office:value-type="float" office:value="-70.630581" calcext:value-type="float">
            <text:p>-70.630581</text:p>
          </table:table-cell>
          <table:table-cell office:value-type="float" office:value="5872.8" calcext:value-type="float">
            <text:p>5872.8</text:p>
          </table:table-cell>
          <table:table-cell office:value-type="float" office:value="8244.15" calcext:value-type="float">
            <text:p>8244.15</text:p>
          </table:table-cell>
          <table:table-cell office:value-type="float" office:value="47.8" calcext:value-type="float">
            <text:p>47.80</text:p>
          </table:table-cell>
          <table:table-cell office:value-type="float" office:value="13.45" calcext:value-type="float">
            <text:p>13.45</text:p>
          </table:table-cell>
          <table:table-cell office:value-type="time" office:time-value="PT12H49M26S" calcext:value-type="time">
            <text:p>12:49:26</text:p>
          </table:table-cell>
          <table:table-cell office:value-type="float" office:value="11" calcext:value-type="float">
            <text:p>11</text:p>
          </table:table-cell>
          <table:table-cell office:value-type="float" office:value="31.8" calcext:value-type="float">
            <text:p>31.8</text:p>
          </table:table-cell>
          <table:table-cell office:value-type="float" office:value="40.2" calcext:value-type="float">
            <text:p>40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7835" calcext:value-type="float">
            <text:p>-33.407835</text:p>
          </table:table-cell>
          <table:table-cell office:value-type="float" office:value="-70.630581" calcext:value-type="float">
            <text:p>-70.630581</text:p>
          </table:table-cell>
          <table:table-cell office:value-type="float" office:value="5872.8" calcext:value-type="float">
            <text:p>5872.8</text:p>
          </table:table-cell>
          <table:table-cell office:value-type="float" office:value="8244.15" calcext:value-type="float">
            <text:p>8244.15</text:p>
          </table:table-cell>
          <table:table-cell office:value-type="float" office:value="47.8" calcext:value-type="float">
            <text:p>47.80</text:p>
          </table:table-cell>
          <table:table-cell office:value-type="float" office:value="13.45" calcext:value-type="float">
            <text:p>13.45</text:p>
          </table:table-cell>
          <table:table-cell office:value-type="time" office:time-value="PT12H49M26S" calcext:value-type="time">
            <text:p>12:49:26</text:p>
          </table:table-cell>
          <table:table-cell office:value-type="float" office:value="11" calcext:value-type="float">
            <text:p>11</text:p>
          </table:table-cell>
          <table:table-cell office:value-type="float" office:value="31.8" calcext:value-type="float">
            <text:p>31.8</text:p>
          </table:table-cell>
          <table:table-cell office:value-type="float" office:value="40.2" calcext:value-type="float">
            <text:p>40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5872.8" calcext:value-type="float">
            <text:p>5872.8</text:p>
          </table:table-cell>
          <table:table-cell office:value-type="float" office:value="9026.7" calcext:value-type="float">
            <text:p>9026.70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5872.8" calcext:value-type="float">
            <text:p>5872.8</text:p>
          </table:table-cell>
          <table:table-cell office:value-type="float" office:value="9026.7" calcext:value-type="float">
            <text:p>9026.70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6086" calcext:value-type="float">
            <text:p>6086.0</text:p>
          </table:table-cell>
          <table:table-cell office:value-type="float" office:value="9153.92" calcext:value-type="float">
            <text:p>9153.92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6086" calcext:value-type="float">
            <text:p>6086.0</text:p>
          </table:table-cell>
          <table:table-cell office:value-type="float" office:value="9153.92" calcext:value-type="float">
            <text:p>9153.92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6086" calcext:value-type="float">
            <text:p>6086.0</text:p>
          </table:table-cell>
          <table:table-cell office:value-type="float" office:value="9153.92" calcext:value-type="float">
            <text:p>9153.92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6086" calcext:value-type="float">
            <text:p>6086.0</text:p>
          </table:table-cell>
          <table:table-cell office:value-type="float" office:value="9153.92" calcext:value-type="float">
            <text:p>9153.92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6086" calcext:value-type="float">
            <text:p>6086.0</text:p>
          </table:table-cell>
          <table:table-cell office:value-type="float" office:value="9153.92" calcext:value-type="float">
            <text:p>9153.92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6086" calcext:value-type="float">
            <text:p>6086.0</text:p>
          </table:table-cell>
          <table:table-cell office:value-type="float" office:value="9153.92" calcext:value-type="float">
            <text:p>9153.92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6086" calcext:value-type="float">
            <text:p>6086.0</text:p>
          </table:table-cell>
          <table:table-cell office:value-type="float" office:value="9153.92" calcext:value-type="float">
            <text:p>9153.92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6086" calcext:value-type="float">
            <text:p>6086.0</text:p>
          </table:table-cell>
          <table:table-cell office:value-type="float" office:value="9153.92" calcext:value-type="float">
            <text:p>9153.92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401498" calcext:value-type="float">
            <text:p>-33.401498</text:p>
          </table:table-cell>
          <table:table-cell office:value-type="float" office:value="-70.622168" calcext:value-type="float">
            <text:p>-70.622168</text:p>
          </table:table-cell>
          <table:table-cell office:value-type="float" office:value="6086" calcext:value-type="float">
            <text:p>6086.0</text:p>
          </table:table-cell>
          <table:table-cell office:value-type="float" office:value="9153.92" calcext:value-type="float">
            <text:p>9153.92</text:p>
          </table:table-cell>
          <table:table-cell office:value-type="float" office:value="46.44" calcext:value-type="float">
            <text:p>46.44</text:p>
          </table:table-cell>
          <table:table-cell office:value-type="float" office:value="13.29" calcext:value-type="float">
            <text:p>13.29</text:p>
          </table:table-cell>
          <table:table-cell office:value-type="time" office:time-value="PT12H50M47S" calcext:value-type="time">
            <text:p>12:50:4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.0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96176" calcext:value-type="float">
            <text:p>-33.396176</text:p>
          </table:table-cell>
          <table:table-cell office:value-type="float" office:value="-70.615631" calcext:value-type="float">
            <text:p>-70.615631</text:p>
          </table:table-cell>
          <table:table-cell office:value-type="float" office:value="6086" calcext:value-type="float">
            <text:p>6086.0</text:p>
          </table:table-cell>
          <table:table-cell office:value-type="float" office:value="9819.96" calcext:value-type="float">
            <text:p>9819.96</text:p>
          </table:table-cell>
          <table:table-cell office:value-type="float" office:value="43.13" calcext:value-type="float">
            <text:p>43.13</text:p>
          </table:table-cell>
          <table:table-cell office:value-type="float" office:value="14.17" calcext:value-type="float">
            <text:p>14.17</text:p>
          </table:table-cell>
          <table:table-cell office:value-type="time" office:time-value="PT12H51M50S" calcext:value-type="time">
            <text:p>12:51:50</text:p>
          </table:table-cell>
          <table:table-cell office:value-type="float" office:value="11" calcext:value-type="float">
            <text:p>11</text:p>
          </table:table-cell>
          <table:table-cell office:value-type="float" office:value="36.7" calcext:value-type="float">
            <text:p>36.7</text:p>
          </table:table-cell>
          <table:table-cell office:value-type="float" office:value="34.3" calcext:value-type="float">
            <text:p>34.3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96176" calcext:value-type="float">
            <text:p>-33.396176</text:p>
          </table:table-cell>
          <table:table-cell office:value-type="float" office:value="-70.615631" calcext:value-type="float">
            <text:p>-70.615631</text:p>
          </table:table-cell>
          <table:table-cell office:value-type="float" office:value="6086" calcext:value-type="float">
            <text:p>6086.0</text:p>
          </table:table-cell>
          <table:table-cell office:value-type="float" office:value="9819.96" calcext:value-type="float">
            <text:p>9819.96</text:p>
          </table:table-cell>
          <table:table-cell office:value-type="float" office:value="43.13" calcext:value-type="float">
            <text:p>43.13</text:p>
          </table:table-cell>
          <table:table-cell office:value-type="float" office:value="14.17" calcext:value-type="float">
            <text:p>14.17</text:p>
          </table:table-cell>
          <table:table-cell office:value-type="time" office:time-value="PT12H51M50S" calcext:value-type="time">
            <text:p>12:51:50</text:p>
          </table:table-cell>
          <table:table-cell office:value-type="float" office:value="11" calcext:value-type="float">
            <text:p>11</text:p>
          </table:table-cell>
          <table:table-cell office:value-type="float" office:value="36.7" calcext:value-type="float">
            <text:p>36.7</text:p>
          </table:table-cell>
          <table:table-cell office:value-type="float" office:value="34.3" calcext:value-type="float">
            <text:p>34.3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96176" calcext:value-type="float">
            <text:p>-33.396176</text:p>
          </table:table-cell>
          <table:table-cell office:value-type="float" office:value="-70.615631" calcext:value-type="float">
            <text:p>-70.615631</text:p>
          </table:table-cell>
          <table:table-cell office:value-type="float" office:value="6086" calcext:value-type="float">
            <text:p>6086.0</text:p>
          </table:table-cell>
          <table:table-cell office:value-type="float" office:value="9819.96" calcext:value-type="float">
            <text:p>9819.96</text:p>
          </table:table-cell>
          <table:table-cell office:value-type="float" office:value="43.13" calcext:value-type="float">
            <text:p>43.13</text:p>
          </table:table-cell>
          <table:table-cell office:value-type="float" office:value="14.17" calcext:value-type="float">
            <text:p>14.17</text:p>
          </table:table-cell>
          <table:table-cell office:value-type="time" office:time-value="PT12H51M50S" calcext:value-type="time">
            <text:p>12:51:50</text:p>
          </table:table-cell>
          <table:table-cell office:value-type="float" office:value="11" calcext:value-type="float">
            <text:p>11</text:p>
          </table:table-cell>
          <table:table-cell office:value-type="float" office:value="36.7" calcext:value-type="float">
            <text:p>36.7</text:p>
          </table:table-cell>
          <table:table-cell office:value-type="float" office:value="34.3" calcext:value-type="float">
            <text:p>34.3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9233" calcext:value-type="float">
            <text:p>-33.392330</text:p>
          </table:table-cell>
          <table:table-cell office:value-type="float" office:value="-70.611276" calcext:value-type="float">
            <text:p>-70.611276</text:p>
          </table:table-cell>
          <table:table-cell office:value-type="float" office:value="6330.3" calcext:value-type="float">
            <text:p>6330.3</text:p>
          </table:table-cell>
          <table:table-cell office:value-type="float" office:value="10435.44" calcext:value-type="float">
            <text:p>10435.44</text:p>
          </table:table-cell>
          <table:table-cell office:value-type="float" office:value="43.13" calcext:value-type="float">
            <text:p>43.13</text:p>
          </table:table-cell>
          <table:table-cell office:value-type="float" office:value="14.17" calcext:value-type="float">
            <text:p>14.17</text:p>
          </table:table-cell>
          <table:table-cell office:value-type="time" office:time-value="PT12H52M31S" calcext:value-type="time">
            <text:p>12:52:31</text:p>
          </table:table-cell>
          <table:table-cell office:value-type="float" office:value="11" calcext:value-type="float">
            <text:p>11</text:p>
          </table:table-cell>
          <table:table-cell office:value-type="float" office:value="37.5" calcext:value-type="float">
            <text:p>37.5</text:p>
          </table:table-cell>
          <table:table-cell office:value-type="float" office:value="33.6" calcext:value-type="float">
            <text:p>33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9233" calcext:value-type="float">
            <text:p>-33.392330</text:p>
          </table:table-cell>
          <table:table-cell office:value-type="float" office:value="-70.611276" calcext:value-type="float">
            <text:p>-70.611276</text:p>
          </table:table-cell>
          <table:table-cell office:value-type="float" office:value="6330.3" calcext:value-type="float">
            <text:p>6330.3</text:p>
          </table:table-cell>
          <table:table-cell office:value-type="float" office:value="10435.44" calcext:value-type="float">
            <text:p>10435.44</text:p>
          </table:table-cell>
          <table:table-cell office:value-type="float" office:value="43.13" calcext:value-type="float">
            <text:p>43.13</text:p>
          </table:table-cell>
          <table:table-cell office:value-type="float" office:value="14.17" calcext:value-type="float">
            <text:p>14.17</text:p>
          </table:table-cell>
          <table:table-cell office:value-type="time" office:time-value="PT12H52M31S" calcext:value-type="time">
            <text:p>12:52:31</text:p>
          </table:table-cell>
          <table:table-cell office:value-type="float" office:value="11" calcext:value-type="float">
            <text:p>11</text:p>
          </table:table-cell>
          <table:table-cell office:value-type="float" office:value="37.5" calcext:value-type="float">
            <text:p>37.5</text:p>
          </table:table-cell>
          <table:table-cell office:value-type="float" office:value="33.6" calcext:value-type="float">
            <text:p>33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86126" calcext:value-type="float">
            <text:p>-33.386126</text:p>
          </table:table-cell>
          <table:table-cell office:value-type="float" office:value="-70.603153" calcext:value-type="float">
            <text:p>-70.603153</text:p>
          </table:table-cell>
          <table:table-cell office:value-type="float" office:value="6502.4" calcext:value-type="float">
            <text:p>6502.4</text:p>
          </table:table-cell>
          <table:table-cell office:value-type="float" office:value="11363.52" calcext:value-type="float">
            <text:p>11363.52</text:p>
          </table:table-cell>
          <table:table-cell office:value-type="float" office:value="43.13" calcext:value-type="float">
            <text:p>43.13</text:p>
          </table:table-cell>
          <table:table-cell office:value-type="float" office:value="14.17" calcext:value-type="float">
            <text:p>14.17</text:p>
          </table:table-cell>
          <table:table-cell office:value-type="time" office:time-value="PT12H53M40S" calcext:value-type="time">
            <text:p>12:53:40</text:p>
          </table:table-cell>
          <table:table-cell office:value-type="float" office:value="11" calcext:value-type="float">
            <text:p>11</text:p>
          </table:table-cell>
          <table:table-cell office:value-type="float" office:value="39.2" calcext:value-type="float">
            <text:p>39.2</text:p>
          </table:table-cell>
          <table:table-cell office:value-type="float" office:value="31.6" calcext:value-type="float">
            <text:p>31.6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8232" calcext:value-type="float">
            <text:p>-33.382320</text:p>
          </table:table-cell>
          <table:table-cell office:value-type="float" office:value="-70.597601" calcext:value-type="float">
            <text:p>-70.597601</text:p>
          </table:table-cell>
          <table:table-cell office:value-type="float" office:value="6502.4" calcext:value-type="float">
            <text:p>6502.4</text:p>
          </table:table-cell>
          <table:table-cell office:value-type="float" office:value="11914.86" calcext:value-type="float">
            <text:p>11914.86</text:p>
          </table:table-cell>
          <table:table-cell office:value-type="float" office:value="48.21" calcext:value-type="float">
            <text:p>48.21</text:p>
          </table:table-cell>
          <table:table-cell office:value-type="float" office:value="14.57" calcext:value-type="float">
            <text:p>14.57</text:p>
          </table:table-cell>
          <table:table-cell office:value-type="time" office:time-value="PT12H54M25S" calcext:value-type="time">
            <text:p>12:54:25</text:p>
          </table:table-cell>
          <table:table-cell office:value-type="float" office:value="11" calcext:value-type="float">
            <text:p>11</text:p>
          </table:table-cell>
          <table:table-cell office:value-type="float" office:value="40.3" calcext:value-type="float">
            <text:p>40.3</text:p>
          </table:table-cell>
          <table:table-cell office:value-type="float" office:value="29.9" calcext:value-type="float">
            <text:p>29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8232" calcext:value-type="float">
            <text:p>-33.382320</text:p>
          </table:table-cell>
          <table:table-cell office:value-type="float" office:value="-70.597601" calcext:value-type="float">
            <text:p>-70.597601</text:p>
          </table:table-cell>
          <table:table-cell office:value-type="float" office:value="6502.4" calcext:value-type="float">
            <text:p>6502.4</text:p>
          </table:table-cell>
          <table:table-cell office:value-type="float" office:value="11914.86" calcext:value-type="float">
            <text:p>11914.86</text:p>
          </table:table-cell>
          <table:table-cell office:value-type="float" office:value="48.21" calcext:value-type="float">
            <text:p>48.21</text:p>
          </table:table-cell>
          <table:table-cell office:value-type="float" office:value="14.57" calcext:value-type="float">
            <text:p>14.57</text:p>
          </table:table-cell>
          <table:table-cell office:value-type="time" office:time-value="PT12H54M25S" calcext:value-type="time">
            <text:p>12:54:25</text:p>
          </table:table-cell>
          <table:table-cell office:value-type="float" office:value="11" calcext:value-type="float">
            <text:p>11</text:p>
          </table:table-cell>
          <table:table-cell office:value-type="float" office:value="40.3" calcext:value-type="float">
            <text:p>40.3</text:p>
          </table:table-cell>
          <table:table-cell office:value-type="float" office:value="29.9" calcext:value-type="float">
            <text:p>29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81963" calcext:value-type="float">
            <text:p>-33.381963</text:p>
          </table:table-cell>
          <table:table-cell office:value-type="float" office:value="-70.597103" calcext:value-type="float">
            <text:p>-70.597103</text:p>
          </table:table-cell>
          <table:table-cell office:value-type="float" office:value="6502.4" calcext:value-type="float">
            <text:p>6502.4</text:p>
          </table:table-cell>
          <table:table-cell office:value-type="float" office:value="11966.12" calcext:value-type="float">
            <text:p>11966.12</text:p>
          </table:table-cell>
          <table:table-cell office:value-type="float" office:value="50.15" calcext:value-type="float">
            <text:p>50.15</text:p>
          </table:table-cell>
          <table:table-cell office:value-type="float" office:value="15.5" calcext:value-type="float">
            <text:p>15.50</text:p>
          </table:table-cell>
          <table:table-cell office:value-type="time" office:time-value="PT12H54M29S" calcext:value-type="time">
            <text:p>12:54:29</text:p>
          </table:table-cell>
          <table:table-cell office:value-type="float" office:value="11" calcext:value-type="float">
            <text:p>11</text:p>
          </table:table-cell>
          <table:table-cell office:value-type="float" office:value="40.3" calcext:value-type="float">
            <text:p>40.3</text:p>
          </table:table-cell>
          <table:table-cell office:value-type="float" office:value="29.8" calcext:value-type="float">
            <text:p>29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81963" calcext:value-type="float">
            <text:p>-33.381963</text:p>
          </table:table-cell>
          <table:table-cell office:value-type="float" office:value="-70.597103" calcext:value-type="float">
            <text:p>-70.597103</text:p>
          </table:table-cell>
          <table:table-cell office:value-type="float" office:value="6502.4" calcext:value-type="float">
            <text:p>6502.4</text:p>
          </table:table-cell>
          <table:table-cell office:value-type="float" office:value="11966.12" calcext:value-type="float">
            <text:p>11966.12</text:p>
          </table:table-cell>
          <table:table-cell office:value-type="float" office:value="50.15" calcext:value-type="float">
            <text:p>50.15</text:p>
          </table:table-cell>
          <table:table-cell office:value-type="float" office:value="15.5" calcext:value-type="float">
            <text:p>15.50</text:p>
          </table:table-cell>
          <table:table-cell office:value-type="time" office:time-value="PT12H54M29S" calcext:value-type="time">
            <text:p>12:54:29</text:p>
          </table:table-cell>
          <table:table-cell office:value-type="float" office:value="11" calcext:value-type="float">
            <text:p>11</text:p>
          </table:table-cell>
          <table:table-cell office:value-type="float" office:value="40.3" calcext:value-type="float">
            <text:p>40.3</text:p>
          </table:table-cell>
          <table:table-cell office:value-type="float" office:value="29.8" calcext:value-type="float">
            <text:p>29.8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968" calcext:value-type="float">
            <text:p>-33.379680</text:p>
          </table:table-cell>
          <table:table-cell office:value-type="float" office:value="-70.593876" calcext:value-type="float">
            <text:p>-70.593876</text:p>
          </table:table-cell>
          <table:table-cell office:value-type="float" office:value="6656.3" calcext:value-type="float">
            <text:p>6656.3</text:p>
          </table:table-cell>
          <table:table-cell office:value-type="float" office:value="12373.18" calcext:value-type="float">
            <text:p>12373.18</text:p>
          </table:table-cell>
          <table:table-cell office:value-type="float" office:value="48.5" calcext:value-type="float">
            <text:p>48.50</text:p>
          </table:table-cell>
          <table:table-cell office:value-type="float" office:value="15.33" calcext:value-type="float">
            <text:p>15.33</text:p>
          </table:table-cell>
          <table:table-cell office:value-type="time" office:time-value="PT12H54M55S" calcext:value-type="time">
            <text:p>12:54:55</text:p>
          </table:table-cell>
          <table:table-cell office:value-type="float" office:value="10" calcext:value-type="float">
            <text:p>10</text:p>
          </table:table-cell>
          <table:table-cell office:value-type="float" office:value="40.9" calcext:value-type="float">
            <text:p>40.9</text:p>
          </table:table-cell>
          <table:table-cell office:value-type="float" office:value="29.5" calcext:value-type="float">
            <text:p>29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968" calcext:value-type="float">
            <text:p>-33.379680</text:p>
          </table:table-cell>
          <table:table-cell office:value-type="float" office:value="-70.593876" calcext:value-type="float">
            <text:p>-70.593876</text:p>
          </table:table-cell>
          <table:table-cell office:value-type="float" office:value="6656.3" calcext:value-type="float">
            <text:p>6656.3</text:p>
          </table:table-cell>
          <table:table-cell office:value-type="float" office:value="12373.18" calcext:value-type="float">
            <text:p>12373.18</text:p>
          </table:table-cell>
          <table:table-cell office:value-type="float" office:value="48.5" calcext:value-type="float">
            <text:p>48.50</text:p>
          </table:table-cell>
          <table:table-cell office:value-type="float" office:value="15.33" calcext:value-type="float">
            <text:p>15.33</text:p>
          </table:table-cell>
          <table:table-cell office:value-type="time" office:time-value="PT12H54M55S" calcext:value-type="time">
            <text:p>12:54:55</text:p>
          </table:table-cell>
          <table:table-cell office:value-type="float" office:value="10" calcext:value-type="float">
            <text:p>10</text:p>
          </table:table-cell>
          <table:table-cell office:value-type="float" office:value="40.9" calcext:value-type="float">
            <text:p>40.9</text:p>
          </table:table-cell>
          <table:table-cell office:value-type="float" office:value="29.5" calcext:value-type="float">
            <text:p>29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968" calcext:value-type="float">
            <text:p>-33.379680</text:p>
          </table:table-cell>
          <table:table-cell office:value-type="float" office:value="-70.593876" calcext:value-type="float">
            <text:p>-70.593876</text:p>
          </table:table-cell>
          <table:table-cell office:value-type="float" office:value="6656.3" calcext:value-type="float">
            <text:p>6656.3</text:p>
          </table:table-cell>
          <table:table-cell office:value-type="float" office:value="12373.18" calcext:value-type="float">
            <text:p>12373.18</text:p>
          </table:table-cell>
          <table:table-cell office:value-type="float" office:value="48.5" calcext:value-type="float">
            <text:p>48.50</text:p>
          </table:table-cell>
          <table:table-cell office:value-type="float" office:value="15.33" calcext:value-type="float">
            <text:p>15.33</text:p>
          </table:table-cell>
          <table:table-cell office:value-type="time" office:time-value="PT12H54M55S" calcext:value-type="time">
            <text:p>12:54:55</text:p>
          </table:table-cell>
          <table:table-cell office:value-type="float" office:value="10" calcext:value-type="float">
            <text:p>10</text:p>
          </table:table-cell>
          <table:table-cell office:value-type="float" office:value="40.9" calcext:value-type="float">
            <text:p>40.9</text:p>
          </table:table-cell>
          <table:table-cell office:value-type="float" office:value="29.5" calcext:value-type="float">
            <text:p>29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968" calcext:value-type="float">
            <text:p>-33.379680</text:p>
          </table:table-cell>
          <table:table-cell office:value-type="float" office:value="-70.593876" calcext:value-type="float">
            <text:p>-70.593876</text:p>
          </table:table-cell>
          <table:table-cell office:value-type="float" office:value="6656.3" calcext:value-type="float">
            <text:p>6656.3</text:p>
          </table:table-cell>
          <table:table-cell office:value-type="float" office:value="12373.18" calcext:value-type="float">
            <text:p>12373.18</text:p>
          </table:table-cell>
          <table:table-cell office:value-type="float" office:value="48.5" calcext:value-type="float">
            <text:p>48.50</text:p>
          </table:table-cell>
          <table:table-cell office:value-type="float" office:value="15.33" calcext:value-type="float">
            <text:p>15.33</text:p>
          </table:table-cell>
          <table:table-cell office:value-type="time" office:time-value="PT12H54M55S" calcext:value-type="time">
            <text:p>12:54:55</text:p>
          </table:table-cell>
          <table:table-cell office:value-type="float" office:value="10" calcext:value-type="float">
            <text:p>10</text:p>
          </table:table-cell>
          <table:table-cell office:value-type="float" office:value="40.9" calcext:value-type="float">
            <text:p>40.9</text:p>
          </table:table-cell>
          <table:table-cell office:value-type="float" office:value="29.5" calcext:value-type="float">
            <text:p>29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6725" calcext:value-type="float">
            <text:p>-33.376725</text:p>
          </table:table-cell>
          <table:table-cell office:value-type="float" office:value="-70.589653" calcext:value-type="float">
            <text:p>-70.589653</text:p>
          </table:table-cell>
          <table:table-cell office:value-type="float" office:value="6656.3" calcext:value-type="float">
            <text:p>6656.3</text:p>
          </table:table-cell>
          <table:table-cell office:value-type="float" office:value="12807.6" calcext:value-type="float">
            <text:p>12807.60</text:p>
          </table:table-cell>
          <table:table-cell office:value-type="float" office:value="53.56" calcext:value-type="float">
            <text:p>53.56</text:p>
          </table:table-cell>
          <table:table-cell office:value-type="float" office:value="15.75" calcext:value-type="float">
            <text:p>15.75</text:p>
          </table:table-cell>
          <table:table-cell office:value-type="time" office:time-value="PT12H55M28S" calcext:value-type="time">
            <text:p>12:55:28</text:p>
          </table:table-cell>
          <table:table-cell office:value-type="float" office:value="10" calcext:value-type="float">
            <text:p>10</text:p>
          </table:table-cell>
          <table:table-cell office:value-type="float" office:value="41.6" calcext:value-type="float">
            <text:p>41.6</text:p>
          </table:table-cell>
          <table:table-cell office:value-type="float" office:value="28.4" calcext:value-type="float">
            <text:p>28.4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6725" calcext:value-type="float">
            <text:p>-33.376725</text:p>
          </table:table-cell>
          <table:table-cell office:value-type="float" office:value="-70.589653" calcext:value-type="float">
            <text:p>-70.589653</text:p>
          </table:table-cell>
          <table:table-cell office:value-type="float" office:value="6656.3" calcext:value-type="float">
            <text:p>6656.3</text:p>
          </table:table-cell>
          <table:table-cell office:value-type="float" office:value="12807.6" calcext:value-type="float">
            <text:p>12807.60</text:p>
          </table:table-cell>
          <table:table-cell office:value-type="float" office:value="53.56" calcext:value-type="float">
            <text:p>53.56</text:p>
          </table:table-cell>
          <table:table-cell office:value-type="float" office:value="15.75" calcext:value-type="float">
            <text:p>15.75</text:p>
          </table:table-cell>
          <table:table-cell office:value-type="time" office:time-value="PT12H55M28S" calcext:value-type="time">
            <text:p>12:55:28</text:p>
          </table:table-cell>
          <table:table-cell office:value-type="float" office:value="10" calcext:value-type="float">
            <text:p>10</text:p>
          </table:table-cell>
          <table:table-cell office:value-type="float" office:value="41.6" calcext:value-type="float">
            <text:p>41.6</text:p>
          </table:table-cell>
          <table:table-cell office:value-type="float" office:value="28.4" calcext:value-type="float">
            <text:p>28.4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6725" calcext:value-type="float">
            <text:p>-33.376725</text:p>
          </table:table-cell>
          <table:table-cell office:value-type="float" office:value="-70.589653" calcext:value-type="float">
            <text:p>-70.589653</text:p>
          </table:table-cell>
          <table:table-cell office:value-type="float" office:value="6775.8" calcext:value-type="float">
            <text:p>6775.8</text:p>
          </table:table-cell>
          <table:table-cell office:value-type="float" office:value="12864.96" calcext:value-type="float">
            <text:p>12864.96</text:p>
          </table:table-cell>
          <table:table-cell office:value-type="float" office:value="53.56" calcext:value-type="float">
            <text:p>53.56</text:p>
          </table:table-cell>
          <table:table-cell office:value-type="float" office:value="15.75" calcext:value-type="float">
            <text:p>15.75</text:p>
          </table:table-cell>
          <table:table-cell office:value-type="time" office:time-value="PT12H55M28S" calcext:value-type="time">
            <text:p>12:55:28</text:p>
          </table:table-cell>
          <table:table-cell office:value-type="float" office:value="10" calcext:value-type="float">
            <text:p>10</text:p>
          </table:table-cell>
          <table:table-cell office:value-type="float" office:value="41.6" calcext:value-type="float">
            <text:p>41.6</text:p>
          </table:table-cell>
          <table:table-cell office:value-type="float" office:value="28.9" calcext:value-type="float">
            <text:p>28.9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5436" calcext:value-type="float">
            <text:p>-33.375436</text:p>
          </table:table-cell>
          <table:table-cell office:value-type="float" office:value="-70.587825" calcext:value-type="float">
            <text:p>-70.587825</text:p>
          </table:table-cell>
          <table:table-cell office:value-type="float" office:value="6775.8" calcext:value-type="float">
            <text:p>6775.8</text:p>
          </table:table-cell>
          <table:table-cell office:value-type="float" office:value="13054.69" calcext:value-type="float">
            <text:p>13054.69</text:p>
          </table:table-cell>
          <table:table-cell office:value-type="float" office:value="45.14" calcext:value-type="float">
            <text:p>45.14</text:p>
          </table:table-cell>
          <table:table-cell office:value-type="float" office:value="16.07" calcext:value-type="float">
            <text:p>16.07</text:p>
          </table:table-cell>
          <table:table-cell office:value-type="time" office:time-value="PT12H55M42S" calcext:value-type="time">
            <text:p>12:55:42</text:p>
          </table:table-cell>
          <table:table-cell office:value-type="float" office:value="10" calcext:value-type="float">
            <text:p>10</text:p>
          </table:table-cell>
          <table:table-cell office:value-type="float" office:value="41.8" calcext:value-type="float">
            <text:p>41.8</text:p>
          </table:table-cell>
          <table:table-cell office:value-type="float" office:value="28.5" calcext:value-type="float">
            <text:p>28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5436" calcext:value-type="float">
            <text:p>-33.375436</text:p>
          </table:table-cell>
          <table:table-cell office:value-type="float" office:value="-70.587825" calcext:value-type="float">
            <text:p>-70.587825</text:p>
          </table:table-cell>
          <table:table-cell office:value-type="float" office:value="6775.8" calcext:value-type="float">
            <text:p>6775.8</text:p>
          </table:table-cell>
          <table:table-cell office:value-type="float" office:value="13054.69" calcext:value-type="float">
            <text:p>13054.69</text:p>
          </table:table-cell>
          <table:table-cell office:value-type="float" office:value="45.14" calcext:value-type="float">
            <text:p>45.14</text:p>
          </table:table-cell>
          <table:table-cell office:value-type="float" office:value="16.07" calcext:value-type="float">
            <text:p>16.07</text:p>
          </table:table-cell>
          <table:table-cell office:value-type="time" office:time-value="PT12H55M42S" calcext:value-type="time">
            <text:p>12:55:42</text:p>
          </table:table-cell>
          <table:table-cell office:value-type="float" office:value="10" calcext:value-type="float">
            <text:p>10</text:p>
          </table:table-cell>
          <table:table-cell office:value-type="float" office:value="41.8" calcext:value-type="float">
            <text:p>41.8</text:p>
          </table:table-cell>
          <table:table-cell office:value-type="float" office:value="28.5" calcext:value-type="float">
            <text:p>28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5436" calcext:value-type="float">
            <text:p>-33.375436</text:p>
          </table:table-cell>
          <table:table-cell office:value-type="float" office:value="-70.587825" calcext:value-type="float">
            <text:p>-70.587825</text:p>
          </table:table-cell>
          <table:table-cell office:value-type="float" office:value="6775.8" calcext:value-type="float">
            <text:p>6775.8</text:p>
          </table:table-cell>
          <table:table-cell office:value-type="float" office:value="13054.69" calcext:value-type="float">
            <text:p>13054.69</text:p>
          </table:table-cell>
          <table:table-cell office:value-type="float" office:value="45.14" calcext:value-type="float">
            <text:p>45.14</text:p>
          </table:table-cell>
          <table:table-cell office:value-type="float" office:value="16.07" calcext:value-type="float">
            <text:p>16.07</text:p>
          </table:table-cell>
          <table:table-cell office:value-type="time" office:time-value="PT12H55M42S" calcext:value-type="time">
            <text:p>12:55:42</text:p>
          </table:table-cell>
          <table:table-cell office:value-type="float" office:value="10" calcext:value-type="float">
            <text:p>10</text:p>
          </table:table-cell>
          <table:table-cell office:value-type="float" office:value="41.8" calcext:value-type="float">
            <text:p>41.8</text:p>
          </table:table-cell>
          <table:table-cell office:value-type="float" office:value="28.5" calcext:value-type="float">
            <text:p>28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5436" calcext:value-type="float">
            <text:p>-33.375436</text:p>
          </table:table-cell>
          <table:table-cell office:value-type="float" office:value="-70.587825" calcext:value-type="float">
            <text:p>-70.587825</text:p>
          </table:table-cell>
          <table:table-cell office:value-type="float" office:value="6775.8" calcext:value-type="float">
            <text:p>6775.8</text:p>
          </table:table-cell>
          <table:table-cell office:value-type="float" office:value="13054.69" calcext:value-type="float">
            <text:p>13054.69</text:p>
          </table:table-cell>
          <table:table-cell office:value-type="float" office:value="45.14" calcext:value-type="float">
            <text:p>45.14</text:p>
          </table:table-cell>
          <table:table-cell office:value-type="float" office:value="16.07" calcext:value-type="float">
            <text:p>16.07</text:p>
          </table:table-cell>
          <table:table-cell office:value-type="time" office:time-value="PT12H55M42S" calcext:value-type="time">
            <text:p>12:55:42</text:p>
          </table:table-cell>
          <table:table-cell office:value-type="float" office:value="10" calcext:value-type="float">
            <text:p>10</text:p>
          </table:table-cell>
          <table:table-cell office:value-type="float" office:value="41.8" calcext:value-type="float">
            <text:p>41.8</text:p>
          </table:table-cell>
          <table:table-cell office:value-type="float" office:value="28.5" calcext:value-type="float">
            <text:p>28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5436" calcext:value-type="float">
            <text:p>-33.375436</text:p>
          </table:table-cell>
          <table:table-cell office:value-type="float" office:value="-70.587825" calcext:value-type="float">
            <text:p>-70.587825</text:p>
          </table:table-cell>
          <table:table-cell office:value-type="float" office:value="6775.8" calcext:value-type="float">
            <text:p>6775.8</text:p>
          </table:table-cell>
          <table:table-cell office:value-type="float" office:value="13054.69" calcext:value-type="float">
            <text:p>13054.69</text:p>
          </table:table-cell>
          <table:table-cell office:value-type="float" office:value="45.14" calcext:value-type="float">
            <text:p>45.14</text:p>
          </table:table-cell>
          <table:table-cell office:value-type="float" office:value="16.07" calcext:value-type="float">
            <text:p>16.07</text:p>
          </table:table-cell>
          <table:table-cell office:value-type="time" office:time-value="PT12H55M42S" calcext:value-type="time">
            <text:p>12:55:42</text:p>
          </table:table-cell>
          <table:table-cell office:value-type="float" office:value="10" calcext:value-type="float">
            <text:p>10</text:p>
          </table:table-cell>
          <table:table-cell office:value-type="float" office:value="41.8" calcext:value-type="float">
            <text:p>41.8</text:p>
          </table:table-cell>
          <table:table-cell office:value-type="float" office:value="28.5" calcext:value-type="float">
            <text:p>28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5436" calcext:value-type="float">
            <text:p>-33.375436</text:p>
          </table:table-cell>
          <table:table-cell office:value-type="float" office:value="-70.587825" calcext:value-type="float">
            <text:p>-70.587825</text:p>
          </table:table-cell>
          <table:table-cell office:value-type="float" office:value="6775.8" calcext:value-type="float">
            <text:p>6775.8</text:p>
          </table:table-cell>
          <table:table-cell office:value-type="float" office:value="13054.69" calcext:value-type="float">
            <text:p>13054.69</text:p>
          </table:table-cell>
          <table:table-cell office:value-type="float" office:value="45.14" calcext:value-type="float">
            <text:p>45.14</text:p>
          </table:table-cell>
          <table:table-cell office:value-type="float" office:value="16.07" calcext:value-type="float">
            <text:p>16.07</text:p>
          </table:table-cell>
          <table:table-cell office:value-type="time" office:time-value="PT12H55M42S" calcext:value-type="time">
            <text:p>12:55:42</text:p>
          </table:table-cell>
          <table:table-cell office:value-type="float" office:value="10" calcext:value-type="float">
            <text:p>10</text:p>
          </table:table-cell>
          <table:table-cell office:value-type="float" office:value="41.8" calcext:value-type="float">
            <text:p>41.8</text:p>
          </table:table-cell>
          <table:table-cell office:value-type="float" office:value="28.5" calcext:value-type="float">
            <text:p>28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>
          <table:table-cell office:value-type="float" office:value="-33.375436" calcext:value-type="float">
            <text:p>-33.375436</text:p>
          </table:table-cell>
          <table:table-cell office:value-type="float" office:value="-70.587825" calcext:value-type="float">
            <text:p>-70.587825</text:p>
          </table:table-cell>
          <table:table-cell office:value-type="float" office:value="6775.8" calcext:value-type="float">
            <text:p>6775.8</text:p>
          </table:table-cell>
          <table:table-cell office:value-type="float" office:value="13054.69" calcext:value-type="float">
            <text:p>13054.69</text:p>
          </table:table-cell>
          <table:table-cell office:value-type="float" office:value="45.14" calcext:value-type="float">
            <text:p>45.14</text:p>
          </table:table-cell>
          <table:table-cell office:value-type="float" office:value="16.07" calcext:value-type="float">
            <text:p>16.07</text:p>
          </table:table-cell>
          <table:table-cell office:value-type="time" office:time-value="PT12H55M42S" calcext:value-type="time">
            <text:p>12:55:42</text:p>
          </table:table-cell>
          <table:table-cell office:value-type="float" office:value="10" calcext:value-type="float">
            <text:p>10</text:p>
          </table:table-cell>
          <table:table-cell office:value-type="float" office:value="41.8" calcext:value-type="float">
            <text:p>41.8</text:p>
          </table:table-cell>
          <table:table-cell office:value-type="float" office:value="28.5" calcext:value-type="float">
            <text:p>28.5</text:p>
          </table:table-cell>
          <table:table-cell/>
          <table:table-cell table:style-name="ce14"/>
          <table:table-cell/>
          <table:table-cell table:style-name="ce13"/>
          <table:table-cell table:number-columns-repeated="101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mni30dB" table:style-name="ta1">
        <table:table-column table:style-name="co1" table:number-columns-repeated="2" table:default-cell-style-name="ce11"/>
        <table:table-column table:style-name="co2" table:default-cell-style-name="ce18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number-columns-repeated="2" table:default-cell-style-name="ce11"/>
        <table:table-column table:style-name="co10" table:default-cell-style-name="ce16"/>
        <table:table-column table:style-name="co10" table:number-columns-repeated="1010" table:default-cell-style-name="Default"/>
        <table:table-row table:style-name="ro1">
          <table:table-cell table:style-name="ce9" office:value-type="string" calcext:value-type="string">
            <text:p>Latitude</text:p>
          </table:table-cell>
          <table:table-cell table:style-name="ce9" office:value-type="string" calcext:value-type="string">
            <text:p>Longitude</text:p>
          </table:table-cell>
          <table:table-cell table:style-name="ce9" office:value-type="string" calcext:value-type="string">
            <text:p>Altitude [m]</text:p>
          </table:table-cell>
          <table:table-cell table:style-name="ce9" office:value-type="string" calcext:value-type="string">
            <text:p>Distance [m]</text:p>
          </table:table-cell>
          <table:table-cell table:style-name="ce9" office:value-type="string" calcext:value-type="string">
            <text:p>Course [deg]</text:p>
          </table:table-cell>
          <table:table-cell table:style-name="ce9" office:value-type="string" calcext:value-type="string">
            <text:p>Speed [m/s]</text:p>
          </table:table-cell>
          <table:table-cell table:style-name="ce9" office:value-type="string" calcext:value-type="string">
            <text:p>Time [HH:MM:SS]</text:p>
          </table:table-cell>
          <table:table-cell table:style-name="ce9" office:value-type="string" calcext:value-type="string">
            <text:p>Satellites</text:p>
          </table:table-cell>
          <table:table-cell table:style-name="ce9" office:value-type="string" calcext:value-type="string">
            <text:p>Azimuth [deg]</text:p>
          </table:table-cell>
          <table:table-cell table:style-name="ce9" office:value-type="string" calcext:value-type="string">
            <text:p>Elevation [deg]</text:p>
          </table:table-cell>
          <table:table-cell table:style-name="ce9"/>
          <table:table-cell table:style-name="ce26" table:number-columns-repeated="2"/>
          <table:table-cell table:style-name="ce23"/>
          <table:table-cell table:style-name="ce9" table:number-columns-repeated="1010"/>
        </table:table-row>
        <table:table-row table:style-name="ro1">
          <table:table-cell office:value-type="float" office:value="-33.457243" calcext:value-type="float">
            <text:p>-33.457243</text:p>
          </table:table-cell>
          <table:table-cell office:value-type="float" office:value="-70.661731" calcext:value-type="float">
            <text:p>-70.661731</text:p>
          </table:table-cell>
          <table:table-cell office:value-type="float" office:value="547.1" calcext:value-type="float">
            <text:p>547.1</text:p>
          </table:table-cell>
          <table:table-cell office:value-type="float" office:value="100.04" calcext:value-type="float">
            <text:p>100.04</text:p>
          </table:table-cell>
          <table:table-cell office:value-type="float" office:value="242.32" calcext:value-type="float">
            <text:p>242.32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2M00S" calcext:value-type="time">
            <text:p>12:22:00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-4.5" calcext:value-type="float">
            <text:p>-4.5</text:p>
          </table:table-cell>
          <table:table-cell table:number-columns-repeated="1014"/>
        </table:table-row>
        <table:table-row table:style-name="ro1">
          <table:table-cell office:value-type="float" office:value="-33.457243" calcext:value-type="float">
            <text:p>-33.457243</text:p>
          </table:table-cell>
          <table:table-cell office:value-type="float" office:value="-70.661731" calcext:value-type="float">
            <text:p>-70.661731</text:p>
          </table:table-cell>
          <table:table-cell office:value-type="float" office:value="547.1" calcext:value-type="float">
            <text:p>547.1</text:p>
          </table:table-cell>
          <table:table-cell office:value-type="float" office:value="100.04" calcext:value-type="float">
            <text:p>100.04</text:p>
          </table:table-cell>
          <table:table-cell office:value-type="float" office:value="242.32" calcext:value-type="float">
            <text:p>242.32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2M00S" calcext:value-type="time">
            <text:p>12:22:00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-4.5" calcext:value-type="float">
            <text:p>-4.5</text:p>
          </table:table-cell>
          <table:table-cell table:number-columns-repeated="1014"/>
        </table:table-row>
        <table:table-row table:style-name="ro1">
          <table:table-cell office:value-type="float" office:value="-33.457261" calcext:value-type="float">
            <text:p>-33.457261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7.1" calcext:value-type="float">
            <text:p>547.1</text:p>
          </table:table-cell>
          <table:table-cell office:value-type="float" office:value="97.9" calcext:value-type="float">
            <text:p>97.90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2S" calcext:value-type="time">
            <text:p>12:22: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4.6" calcext:value-type="float">
            <text:p>-4.6</text:p>
          </table:table-cell>
          <table:table-cell table:number-columns-repeated="1014"/>
        </table:table-row>
        <table:table-row table:style-name="ro1">
          <table:table-cell office:value-type="float" office:value="-33.457261" calcext:value-type="float">
            <text:p>-33.457261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7.1" calcext:value-type="float">
            <text:p>547.1</text:p>
          </table:table-cell>
          <table:table-cell office:value-type="float" office:value="97.9" calcext:value-type="float">
            <text:p>97.90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2S" calcext:value-type="time">
            <text:p>12:22: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4.6" calcext:value-type="float">
            <text:p>-4.6</text:p>
          </table:table-cell>
          <table:table-cell table:number-columns-repeated="1014"/>
        </table:table-row>
        <table:table-row table:style-name="ro1">
          <table:table-cell office:value-type="float" office:value="-33.457261" calcext:value-type="float">
            <text:p>-33.457261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6.3" calcext:value-type="float">
            <text:p>546.3</text:p>
          </table:table-cell>
          <table:table-cell office:value-type="float" office:value="97.96" calcext:value-type="float">
            <text:p>97.96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2S" calcext:value-type="time">
            <text:p>12:22: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5.1" calcext:value-type="float">
            <text:p>-5.1</text:p>
          </table:table-cell>
          <table:table-cell table:number-columns-repeated="1014"/>
        </table:table-row>
        <table:table-row table:style-name="ro1">
          <table:table-cell office:value-type="float" office:value="-33.457303" calcext:value-type="float">
            <text:p>-33.457303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6.3" calcext:value-type="float">
            <text:p>546.3</text:p>
          </table:table-cell>
          <table:table-cell office:value-type="float" office:value="93.32" calcext:value-type="float">
            <text:p>93.32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4S" calcext:value-type="time">
            <text:p>12:22:04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  <table:table-cell office:value-type="float" office:value="-5.3" calcext:value-type="float">
            <text:p>-5.3</text:p>
          </table:table-cell>
          <table:table-cell table:number-columns-repeated="1014"/>
        </table:table-row>
        <table:table-row table:style-name="ro1">
          <table:table-cell office:value-type="float" office:value="-33.457303" calcext:value-type="float">
            <text:p>-33.457303</text:p>
          </table:table-cell>
          <table:table-cell office:value-type="float" office:value="-70.661755" calcext:value-type="float">
            <text:p>-70.661755</text:p>
          </table:table-cell>
          <table:table-cell office:value-type="float" office:value="546.3" calcext:value-type="float">
            <text:p>546.3</text:p>
          </table:table-cell>
          <table:table-cell office:value-type="float" office:value="93.32" calcext:value-type="float">
            <text:p>93.32</text:p>
          </table:table-cell>
          <table:table-cell office:value-type="float" office:value="199.66" calcext:value-type="float">
            <text:p>199.66</text:p>
          </table:table-cell>
          <table:table-cell office:value-type="float" office:value="2.56" calcext:value-type="float">
            <text:p>2.56</text:p>
          </table:table-cell>
          <table:table-cell office:value-type="time" office:time-value="PT12H22M04S" calcext:value-type="time">
            <text:p>12:22:04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  <table:table-cell office:value-type="float" office:value="-5.3" calcext:value-type="float">
            <text:p>-5.3</text:p>
          </table:table-cell>
          <table:table-cell table:number-columns-repeated="1014"/>
        </table:table-row>
        <table:table-row table:style-name="ro1">
          <table:table-cell office:value-type="float" office:value="-33.457315" calcext:value-type="float">
            <text:p>-33.457315</text:p>
          </table:table-cell>
          <table:table-cell office:value-type="float" office:value="-70.661778" calcext:value-type="float">
            <text:p>-70.661778</text:p>
          </table:table-cell>
          <table:table-cell office:value-type="float" office:value="546.3" calcext:value-type="float">
            <text:p>546.3</text:p>
          </table:table-cell>
          <table:table-cell office:value-type="float" office:value="91.89" calcext:value-type="float">
            <text:p>91.89</text:p>
          </table:table-cell>
          <table:table-cell office:value-type="float" office:value="298.15" calcext:value-type="float">
            <text:p>298.15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2M06S" calcext:value-type="time">
            <text:p>12:22:06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-5.4" calcext:value-type="float">
            <text:p>-5.4</text:p>
          </table:table-cell>
          <table:table-cell table:number-columns-repeated="1014"/>
        </table:table-row>
        <table:table-row table:style-name="ro1">
          <table:table-cell office:value-type="float" office:value="-33.457315" calcext:value-type="float">
            <text:p>-33.457315</text:p>
          </table:table-cell>
          <table:table-cell office:value-type="float" office:value="-70.661778" calcext:value-type="float">
            <text:p>-70.661778</text:p>
          </table:table-cell>
          <table:table-cell office:value-type="float" office:value="546.3" calcext:value-type="float">
            <text:p>546.3</text:p>
          </table:table-cell>
          <table:table-cell office:value-type="float" office:value="91.89" calcext:value-type="float">
            <text:p>91.89</text:p>
          </table:table-cell>
          <table:table-cell office:value-type="float" office:value="298.15" calcext:value-type="float">
            <text:p>298.15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2M06S" calcext:value-type="time">
            <text:p>12:22:06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-5.4" calcext:value-type="float">
            <text:p>-5.4</text:p>
          </table:table-cell>
          <table:table-cell table:number-columns-repeated="1014"/>
        </table:table-row>
        <table:table-row table:style-name="ro1">
          <table:table-cell office:value-type="float" office:value="-33.457315" calcext:value-type="float">
            <text:p>-33.457315</text:p>
          </table:table-cell>
          <table:table-cell office:value-type="float" office:value="-70.661778" calcext:value-type="float">
            <text:p>-70.661778</text:p>
          </table:table-cell>
          <table:table-cell office:value-type="float" office:value="547.3" calcext:value-type="float">
            <text:p>547.3</text:p>
          </table:table-cell>
          <table:table-cell office:value-type="float" office:value="91.8" calcext:value-type="float">
            <text:p>91.80</text:p>
          </table:table-cell>
          <table:table-cell office:value-type="float" office:value="298.15" calcext:value-type="float">
            <text:p>298.15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2M06S" calcext:value-type="time">
            <text:p>12:22:06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-4.8" calcext:value-type="float">
            <text:p>-4.8</text:p>
          </table:table-cell>
          <table:table-cell table:number-columns-repeated="1014"/>
        </table:table-row>
        <table:table-row table:style-name="ro1">
          <table:table-cell office:value-type="float" office:value="-33.457285" calcext:value-type="float">
            <text:p>-33.457285</text:p>
          </table:table-cell>
          <table:table-cell office:value-type="float" office:value="-70.661798" calcext:value-type="float">
            <text:p>-70.661798</text:p>
          </table:table-cell>
          <table:table-cell office:value-type="float" office:value="547.3" calcext:value-type="float">
            <text:p>547.3</text:p>
          </table:table-cell>
          <table:table-cell office:value-type="float" office:value="95.07" calcext:value-type="float">
            <text:p>95.07</text:p>
          </table:table-cell>
          <table:table-cell office:value-type="float" office:value="15.99" calcext:value-type="float">
            <text:p>15.99</text:p>
          </table:table-cell>
          <table:table-cell office:value-type="float" office:value="1.25" calcext:value-type="float">
            <text:p>1.25</text:p>
          </table:table-cell>
          <table:table-cell office:value-type="time" office:time-value="PT12H22M09S" calcext:value-type="time">
            <text:p>12:22:09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-4.6" calcext:value-type="float">
            <text:p>-4.6</text:p>
          </table:table-cell>
          <table:table-cell table:number-columns-repeated="1014"/>
        </table:table-row>
        <table:table-row table:style-name="ro1">
          <table:table-cell office:value-type="float" office:value="-33.457285" calcext:value-type="float">
            <text:p>-33.457285</text:p>
          </table:table-cell>
          <table:table-cell office:value-type="float" office:value="-70.661798" calcext:value-type="float">
            <text:p>-70.661798</text:p>
          </table:table-cell>
          <table:table-cell office:value-type="float" office:value="547.3" calcext:value-type="float">
            <text:p>547.3</text:p>
          </table:table-cell>
          <table:table-cell office:value-type="float" office:value="95.07" calcext:value-type="float">
            <text:p>95.07</text:p>
          </table:table-cell>
          <table:table-cell office:value-type="float" office:value="15.99" calcext:value-type="float">
            <text:p>15.99</text:p>
          </table:table-cell>
          <table:table-cell office:value-type="float" office:value="1.25" calcext:value-type="float">
            <text:p>1.25</text:p>
          </table:table-cell>
          <table:table-cell office:value-type="time" office:time-value="PT12H22M09S" calcext:value-type="time">
            <text:p>12:22:09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-4.6" calcext:value-type="float">
            <text:p>-4.6</text:p>
          </table:table-cell>
          <table:table-cell table:number-columns-repeated="1014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47.3" calcext:value-type="float">
            <text:p>547.3</text:p>
          </table:table-cell>
          <table:table-cell office:value-type="float" office:value="101.47" calcext:value-type="float">
            <text:p>101.47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-4.4" calcext:value-type="float">
            <text:p>-4.4</text:p>
          </table:table-cell>
          <table:table-cell table:number-columns-repeated="1014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47.3" calcext:value-type="float">
            <text:p>547.3</text:p>
          </table:table-cell>
          <table:table-cell office:value-type="float" office:value="101.47" calcext:value-type="float">
            <text:p>101.47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-4.4" calcext:value-type="float">
            <text:p>-4.4</text:p>
          </table:table-cell>
          <table:table-cell table:number-columns-repeated="1014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01.28" calcext:value-type="float">
            <text:p>101.28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-2.6" calcext:value-type="float">
            <text:p>-2.6</text:p>
          </table:table-cell>
          <table:table-cell table:number-columns-repeated="1014"/>
        </table:table-row>
        <table:table-row table:style-name="ro1">
          <table:table-cell office:value-type="float" office:value="-33.457236" calcext:value-type="float">
            <text:p>-33.45723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01.28" calcext:value-type="float">
            <text:p>101.28</text:p>
          </table:table-cell>
          <table:table-cell office:value-type="float" office:value="69.23" calcext:value-type="float">
            <text:p>69.23</text:p>
          </table:table-cell>
          <table:table-cell office:value-type="float" office:value="3.18" calcext:value-type="float">
            <text:p>3.18</text:p>
          </table:table-cell>
          <table:table-cell office:value-type="time" office:time-value="PT12H22M13S" calcext:value-type="time">
            <text:p>12:22:13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-2.6" calcext:value-type="float">
            <text:p>-2.6</text:p>
          </table:table-cell>
          <table:table-cell table:number-columns-repeated="1014"/>
        </table:table-row>
        <table:table-row table:style-name="ro1">
          <table:table-cell office:value-type="float" office:value="-33.457144" calcext:value-type="float">
            <text:p>-33.457144</text:p>
          </table:table-cell>
          <table:table-cell office:value-type="float" office:value="-70.661603" calcext:value-type="float">
            <text:p>-70.661603</text:p>
          </table:table-cell>
          <table:table-cell office:value-type="float" office:value="550.4" calcext:value-type="float">
            <text:p>550.4</text:p>
          </table:table-cell>
          <table:table-cell office:value-type="float" office:value="112.28" calcext:value-type="float">
            <text:p>112.28</text:p>
          </table:table-cell>
          <table:table-cell office:value-type="float" office:value="351.27" calcext:value-type="float">
            <text:p>351.2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2M17S" calcext:value-type="time">
            <text:p>12:22:17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144" calcext:value-type="float">
            <text:p>-33.457144</text:p>
          </table:table-cell>
          <table:table-cell office:value-type="float" office:value="-70.661603" calcext:value-type="float">
            <text:p>-70.661603</text:p>
          </table:table-cell>
          <table:table-cell office:value-type="float" office:value="550.4" calcext:value-type="float">
            <text:p>550.4</text:p>
          </table:table-cell>
          <table:table-cell office:value-type="float" office:value="112.28" calcext:value-type="float">
            <text:p>112.28</text:p>
          </table:table-cell>
          <table:table-cell office:value-type="float" office:value="351.27" calcext:value-type="float">
            <text:p>351.2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2M17S" calcext:value-type="time">
            <text:p>12:22:17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126" calcext:value-type="float">
            <text:p>-33.457126</text:p>
          </table:table-cell>
          <table:table-cell office:value-type="float" office:value="-70.661621" calcext:value-type="float">
            <text:p>-70.661621</text:p>
          </table:table-cell>
          <table:table-cell office:value-type="float" office:value="550.4" calcext:value-type="float">
            <text:p>550.4</text:p>
          </table:table-cell>
          <table:table-cell office:value-type="float" office:value="113.97" calcext:value-type="float">
            <text:p>113.97</text:p>
          </table:table-cell>
          <table:table-cell office:value-type="float" office:value="332.91" calcext:value-type="float">
            <text:p>332.91</text:p>
          </table:table-cell>
          <table:table-cell office:value-type="float" office:value="2.79" calcext:value-type="float">
            <text:p>2.79</text:p>
          </table:table-cell>
          <table:table-cell office:value-type="time" office:time-value="PT12H22M18S" calcext:value-type="time">
            <text:p>12:22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126" calcext:value-type="float">
            <text:p>-33.457126</text:p>
          </table:table-cell>
          <table:table-cell office:value-type="float" office:value="-70.661621" calcext:value-type="float">
            <text:p>-70.661621</text:p>
          </table:table-cell>
          <table:table-cell office:value-type="float" office:value="550.4" calcext:value-type="float">
            <text:p>550.4</text:p>
          </table:table-cell>
          <table:table-cell office:value-type="float" office:value="113.97" calcext:value-type="float">
            <text:p>113.97</text:p>
          </table:table-cell>
          <table:table-cell office:value-type="float" office:value="332.91" calcext:value-type="float">
            <text:p>332.91</text:p>
          </table:table-cell>
          <table:table-cell office:value-type="float" office:value="2.79" calcext:value-type="float">
            <text:p>2.79</text:p>
          </table:table-cell>
          <table:table-cell office:value-type="time" office:time-value="PT12H22M18S" calcext:value-type="time">
            <text:p>12:22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086" calcext:value-type="float">
            <text:p>-33.45708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17.8" calcext:value-type="float">
            <text:p>117.80</text:p>
          </table:table-cell>
          <table:table-cell office:value-type="float" office:value="304.09" calcext:value-type="float">
            <text:p>304.09</text:p>
          </table:table-cell>
          <table:table-cell office:value-type="float" office:value="1.99" calcext:value-type="float">
            <text:p>1.99</text:p>
          </table:table-cell>
          <table:table-cell office:value-type="time" office:time-value="PT12H22M20S" calcext:value-type="time">
            <text:p>12:22:20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-2.2" calcext:value-type="float">
            <text:p>-2.2</text:p>
          </table:table-cell>
          <table:table-cell table:number-columns-repeated="1014"/>
        </table:table-row>
        <table:table-row table:style-name="ro1">
          <table:table-cell office:value-type="float" office:value="-33.457086" calcext:value-type="float">
            <text:p>-33.457086</text:p>
          </table:table-cell>
          <table:table-cell office:value-type="float" office:value="-70.661665" calcext:value-type="float">
            <text:p>-70.661665</text:p>
          </table:table-cell>
          <table:table-cell office:value-type="float" office:value="550.4" calcext:value-type="float">
            <text:p>550.4</text:p>
          </table:table-cell>
          <table:table-cell office:value-type="float" office:value="117.8" calcext:value-type="float">
            <text:p>117.80</text:p>
          </table:table-cell>
          <table:table-cell office:value-type="float" office:value="304.09" calcext:value-type="float">
            <text:p>304.09</text:p>
          </table:table-cell>
          <table:table-cell office:value-type="float" office:value="1.99" calcext:value-type="float">
            <text:p>1.99</text:p>
          </table:table-cell>
          <table:table-cell office:value-type="time" office:time-value="PT12H22M20S" calcext:value-type="time">
            <text:p>12:22:20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-2.2" calcext:value-type="float">
            <text:p>-2.2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50.4" calcext:value-type="float">
            <text:p>550.4</text:p>
          </table:table-cell>
          <table:table-cell office:value-type="float" office:value="114.03" calcext:value-type="float">
            <text:p>114.03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50.4" calcext:value-type="float">
            <text:p>550.4</text:p>
          </table:table-cell>
          <table:table-cell office:value-type="float" office:value="114.03" calcext:value-type="float">
            <text:p>114.03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-2.3" calcext:value-type="float">
            <text:p>-2.3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4.46" calcext:value-type="float">
            <text:p>114.46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4.46" calcext:value-type="float">
            <text:p>114.46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4.46" calcext:value-type="float">
            <text:p>114.46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office:value-type="float" office:value="-33.457116" calcext:value-type="float">
            <text:p>-33.457116</text:p>
          </table:table-cell>
          <table:table-cell office:value-type="float" office:value="-70.661713" calcext:value-type="float">
            <text:p>-70.661713</text:p>
          </table:table-cell>
          <table:table-cell office:value-type="float" office:value="565.9" calcext:value-type="float">
            <text:p>565.9</text:p>
          </table:table-cell>
          <table:table-cell office:value-type="float" office:value="114.46" calcext:value-type="float">
            <text:p>114.46</text:p>
          </table:table-cell>
          <table:table-cell office:value-type="float" office:value="225.32" calcext:value-type="float">
            <text:p>225.32</text:p>
          </table:table-cell>
          <table:table-cell office:value-type="float" office:value="1.22" calcext:value-type="float">
            <text:p>1.22</text:p>
          </table:table-cell>
          <table:table-cell office:value-type="time" office:time-value="PT12H22M23S" calcext:value-type="time">
            <text:p>12:22:23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1.05" calcext:value-type="float">
            <text:p>121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1.05" calcext:value-type="float">
            <text:p>121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1.05" calcext:value-type="float">
            <text:p>121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float" office:value="-33.457058" calcext:value-type="float">
            <text:p>-33.457058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21.05" calcext:value-type="float">
            <text:p>121.05</text:p>
          </table:table-cell>
          <table:table-cell office:value-type="float" office:value="334.11" calcext:value-type="float">
            <text:p>334.11</text:p>
          </table:table-cell>
          <table:table-cell office:value-type="float" office:value="2.54" calcext:value-type="float">
            <text:p>2.54</text:p>
          </table:table-cell>
          <table:table-cell office:value-type="time" office:time-value="PT12H22M28S" calcext:value-type="time">
            <text:p>12:22:28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float" office:value="-33.457005" calcext:value-type="float">
            <text:p>-33.457005</text:p>
          </table:table-cell>
          <table:table-cell office:value-type="float" office:value="-70.661653" calcext:value-type="float">
            <text:p>-70.661653</text:p>
          </table:table-cell>
          <table:table-cell office:value-type="float" office:value="565.9" calcext:value-type="float">
            <text:p>565.9</text:p>
          </table:table-cell>
          <table:table-cell office:value-type="float" office:value="127.26" calcext:value-type="float">
            <text:p>127.26</text:p>
          </table:table-cell>
          <table:table-cell office:value-type="float" office:value="81.51" calcext:value-type="float">
            <text:p>81.51</text:p>
          </table:table-cell>
          <table:table-cell office:value-type="float" office:value="2.97" calcext:value-type="float">
            <text:p>2.97</text:p>
          </table:table-cell>
          <table:table-cell office:value-type="time" office:time-value="PT12H22M33S" calcext:value-type="time">
            <text:p>12:22:33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table:number-columns-repeated="1014"/>
        </table:table-row>
        <table:table-row table:style-name="ro1">
          <table:table-cell office:value-type="float" office:value="-33.457005" calcext:value-type="float">
            <text:p>-33.457005</text:p>
          </table:table-cell>
          <table:table-cell office:value-type="float" office:value="-70.661653" calcext:value-type="float">
            <text:p>-70.661653</text:p>
          </table:table-cell>
          <table:table-cell office:value-type="float" office:value="565.9" calcext:value-type="float">
            <text:p>565.9</text:p>
          </table:table-cell>
          <table:table-cell office:value-type="float" office:value="127.26" calcext:value-type="float">
            <text:p>127.26</text:p>
          </table:table-cell>
          <table:table-cell office:value-type="float" office:value="81.51" calcext:value-type="float">
            <text:p>81.51</text:p>
          </table:table-cell>
          <table:table-cell office:value-type="float" office:value="2.97" calcext:value-type="float">
            <text:p>2.97</text:p>
          </table:table-cell>
          <table:table-cell office:value-type="time" office:time-value="PT12H22M33S" calcext:value-type="time">
            <text:p>12:22:33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table:number-columns-repeated="1014"/>
        </table:table-row>
        <table:table-row table:style-name="ro1">
          <table:table-cell office:value-type="float" office:value="-33.457011" calcext:value-type="float">
            <text:p>-33.457011</text:p>
          </table:table-cell>
          <table:table-cell office:value-type="float" office:value="-70.661631" calcext:value-type="float">
            <text:p>-70.661631</text:p>
          </table:table-cell>
          <table:table-cell office:value-type="float" office:value="565.9" calcext:value-type="float">
            <text:p>565.9</text:p>
          </table:table-cell>
          <table:table-cell office:value-type="float" office:value="126.86" calcext:value-type="float">
            <text:p>126.86</text:p>
          </table:table-cell>
          <table:table-cell office:value-type="float" office:value="85.41" calcext:value-type="float">
            <text:p>85.41</text:p>
          </table:table-cell>
          <table:table-cell office:value-type="float" office:value="0.81" calcext:value-type="float">
            <text:p>0.81</text:p>
          </table:table-cell>
          <table:table-cell office:value-type="time" office:time-value="PT12H22M34S" calcext:value-type="time">
            <text:p>12:22:34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4.9" calcext:value-type="float">
            <text:p>4.9</text:p>
          </table:table-cell>
          <table:table-cell table:number-columns-repeated="1014"/>
        </table:table-row>
        <table:table-row table:style-name="ro1">
          <table:table-cell office:value-type="float" office:value="-33.457034" calcext:value-type="float">
            <text:p>-33.457034</text:p>
          </table:table-cell>
          <table:table-cell office:value-type="float" office:value="-70.661641" calcext:value-type="float">
            <text:p>-70.661641</text:p>
          </table:table-cell>
          <table:table-cell office:value-type="float" office:value="565.9" calcext:value-type="float">
            <text:p>565.9</text:p>
          </table:table-cell>
          <table:table-cell office:value-type="float" office:value="124.21" calcext:value-type="float">
            <text:p>124.21</text:p>
          </table:table-cell>
          <table:table-cell office:value-type="float" office:value="239.75" calcext:value-type="float">
            <text:p>239.75</text:p>
          </table:table-cell>
          <table:table-cell office:value-type="float" office:value="1.09" calcext:value-type="float">
            <text:p>1.09</text:p>
          </table:table-cell>
          <table:table-cell office:value-type="time" office:time-value="PT12H22M36S" calcext:value-type="time">
            <text:p>12:22:36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-33.457034" calcext:value-type="float">
            <text:p>-33.457034</text:p>
          </table:table-cell>
          <table:table-cell office:value-type="float" office:value="-70.661641" calcext:value-type="float">
            <text:p>-70.661641</text:p>
          </table:table-cell>
          <table:table-cell office:value-type="float" office:value="565.9" calcext:value-type="float">
            <text:p>565.9</text:p>
          </table:table-cell>
          <table:table-cell office:value-type="float" office:value="124.21" calcext:value-type="float">
            <text:p>124.21</text:p>
          </table:table-cell>
          <table:table-cell office:value-type="float" office:value="239.75" calcext:value-type="float">
            <text:p>239.75</text:p>
          </table:table-cell>
          <table:table-cell office:value-type="float" office:value="1.09" calcext:value-type="float">
            <text:p>1.09</text:p>
          </table:table-cell>
          <table:table-cell office:value-type="time" office:time-value="PT12H22M36S" calcext:value-type="time">
            <text:p>12:22:36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-33.457138" calcext:value-type="float">
            <text:p>-33.457138</text:p>
          </table:table-cell>
          <table:table-cell office:value-type="float" office:value="-70.661711" calcext:value-type="float">
            <text:p>-70.661711</text:p>
          </table:table-cell>
          <table:table-cell office:value-type="float" office:value="565.9" calcext:value-type="float">
            <text:p>565.9</text:p>
          </table:table-cell>
          <table:table-cell office:value-type="float" office:value="112.05" calcext:value-type="float">
            <text:p>112.05</text:p>
          </table:table-cell>
          <table:table-cell office:value-type="float" office:value="192.73" calcext:value-type="float">
            <text:p>192.73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22M40S" calcext:value-type="time">
            <text:p>12:22:40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-33.457216" calcext:value-type="float">
            <text:p>-33.457216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03.66" calcext:value-type="float">
            <text:p>103.66</text:p>
          </table:table-cell>
          <table:table-cell office:value-type="float" office:value="155.1" calcext:value-type="float">
            <text:p>155.10</text:p>
          </table:table-cell>
          <table:table-cell office:value-type="float" office:value="2.62" calcext:value-type="float">
            <text:p>2.62</text:p>
          </table:table-cell>
          <table:table-cell office:value-type="time" office:time-value="PT12H22M43S" calcext:value-type="time">
            <text:p>12:22:43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-33.457216" calcext:value-type="float">
            <text:p>-33.457216</text:p>
          </table:table-cell>
          <table:table-cell office:value-type="float" office:value="-70.66169" calcext:value-type="float">
            <text:p>-70.661690</text:p>
          </table:table-cell>
          <table:table-cell office:value-type="float" office:value="565.9" calcext:value-type="float">
            <text:p>565.9</text:p>
          </table:table-cell>
          <table:table-cell office:value-type="float" office:value="103.66" calcext:value-type="float">
            <text:p>103.66</text:p>
          </table:table-cell>
          <table:table-cell office:value-type="float" office:value="155.1" calcext:value-type="float">
            <text:p>155.10</text:p>
          </table:table-cell>
          <table:table-cell office:value-type="float" office:value="2.62" calcext:value-type="float">
            <text:p>2.62</text:p>
          </table:table-cell>
          <table:table-cell office:value-type="time" office:time-value="PT12H22M43S" calcext:value-type="time">
            <text:p>12:22:43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4.39" calcext:value-type="float">
            <text:p>104.39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4.39" calcext:value-type="float">
            <text:p>104.39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4.39" calcext:value-type="float">
            <text:p>104.39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656" calcext:value-type="float">
            <text:p>-70.661656</text:p>
          </table:table-cell>
          <table:table-cell office:value-type="float" office:value="565.9" calcext:value-type="float">
            <text:p>565.9</text:p>
          </table:table-cell>
          <table:table-cell office:value-type="float" office:value="104.39" calcext:value-type="float">
            <text:p>104.39</text:p>
          </table:table-cell>
          <table:table-cell office:value-type="float" office:value="82.11" calcext:value-type="float">
            <text:p>82.11</text:p>
          </table:table-cell>
          <table:table-cell office:value-type="float" office:value="2.21" calcext:value-type="float">
            <text:p>2.21</text:p>
          </table:table-cell>
          <table:table-cell office:value-type="time" office:time-value="PT12H22M45S" calcext:value-type="time">
            <text:p>12:22:4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6158" calcext:value-type="float">
            <text:p>-70.661580</text:p>
          </table:table-cell>
          <table:table-cell office:value-type="float" office:value="565.9" calcext:value-type="float">
            <text:p>565.9</text:p>
          </table:table-cell>
          <table:table-cell office:value-type="float" office:value="104.34" calcext:value-type="float">
            <text:p>104.34</text:p>
          </table:table-cell>
          <table:table-cell office:value-type="float" office:value="239.85" calcext:value-type="float">
            <text:p>239.85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22M56S" calcext:value-type="time">
            <text:p>12:22:56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6158" calcext:value-type="float">
            <text:p>-70.661580</text:p>
          </table:table-cell>
          <table:table-cell office:value-type="float" office:value="565.9" calcext:value-type="float">
            <text:p>565.9</text:p>
          </table:table-cell>
          <table:table-cell office:value-type="float" office:value="104.34" calcext:value-type="float">
            <text:p>104.34</text:p>
          </table:table-cell>
          <table:table-cell office:value-type="float" office:value="239.85" calcext:value-type="float">
            <text:p>239.85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22M56S" calcext:value-type="time">
            <text:p>12:22:56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6158" calcext:value-type="float">
            <text:p>-70.661580</text:p>
          </table:table-cell>
          <table:table-cell office:value-type="float" office:value="682.7" calcext:value-type="float">
            <text:p>682.7</text:p>
          </table:table-cell>
          <table:table-cell office:value-type="float" office:value="164.54" calcext:value-type="float">
            <text:p>164.54</text:p>
          </table:table-cell>
          <table:table-cell office:value-type="float" office:value="239.85" calcext:value-type="float">
            <text:p>239.85</text:p>
          </table:table-cell>
          <table:table-cell office:value-type="float" office:value="2.61" calcext:value-type="float">
            <text:p>2.61</text:p>
          </table:table-cell>
          <table:table-cell office:value-type="time" office:time-value="PT12H22M56S" calcext:value-type="time">
            <text:p>12:22:56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50.9" calcext:value-type="float">
            <text:p>50.9</text:p>
          </table:table-cell>
          <table:table-cell table:number-columns-repeated="1014"/>
        </table:table-row>
        <table:table-row table:style-name="ro1">
          <table:table-cell office:value-type="float" office:value="-33.457248" calcext:value-type="float">
            <text:p>-33.457248</text:p>
          </table:table-cell>
          <table:table-cell office:value-type="float" office:value="-70.661623" calcext:value-type="float">
            <text:p>-70.661623</text:p>
          </table:table-cell>
          <table:table-cell office:value-type="float" office:value="682.7" calcext:value-type="float">
            <text:p>682.7</text:p>
          </table:table-cell>
          <table:table-cell office:value-type="float" office:value="162.49" calcext:value-type="float">
            <text:p>162.49</text:p>
          </table:table-cell>
          <table:table-cell office:value-type="float" office:value="256.87" calcext:value-type="float">
            <text:p>256.8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3M00S" calcext:value-type="time">
            <text:p>12:23:00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51.8" calcext:value-type="float">
            <text:p>51.8</text:p>
          </table:table-cell>
          <table:table-cell table:number-columns-repeated="1014"/>
        </table:table-row>
        <table:table-row table:style-name="ro1">
          <table:table-cell office:value-type="float" office:value="-33.457248" calcext:value-type="float">
            <text:p>-33.457248</text:p>
          </table:table-cell>
          <table:table-cell office:value-type="float" office:value="-70.661623" calcext:value-type="float">
            <text:p>-70.661623</text:p>
          </table:table-cell>
          <table:table-cell office:value-type="float" office:value="682.7" calcext:value-type="float">
            <text:p>682.7</text:p>
          </table:table-cell>
          <table:table-cell office:value-type="float" office:value="162.49" calcext:value-type="float">
            <text:p>162.49</text:p>
          </table:table-cell>
          <table:table-cell office:value-type="float" office:value="256.87" calcext:value-type="float">
            <text:p>256.8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3M00S" calcext:value-type="time">
            <text:p>12:23:00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51.8" calcext:value-type="float">
            <text:p>51.8</text:p>
          </table:table-cell>
          <table:table-cell table:number-columns-repeated="1014"/>
        </table:table-row>
        <table:table-row table:style-name="ro1">
          <table:table-cell office:value-type="float" office:value="-33.457248" calcext:value-type="float">
            <text:p>-33.457248</text:p>
          </table:table-cell>
          <table:table-cell office:value-type="float" office:value="-70.661623" calcext:value-type="float">
            <text:p>-70.661623</text:p>
          </table:table-cell>
          <table:table-cell office:value-type="float" office:value="682.7" calcext:value-type="float">
            <text:p>682.7</text:p>
          </table:table-cell>
          <table:table-cell office:value-type="float" office:value="162.49" calcext:value-type="float">
            <text:p>162.49</text:p>
          </table:table-cell>
          <table:table-cell office:value-type="float" office:value="256.87" calcext:value-type="float">
            <text:p>256.8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3M00S" calcext:value-type="time">
            <text:p>12:23:00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51.8" calcext:value-type="float">
            <text:p>51.8</text:p>
          </table:table-cell>
          <table:table-cell table:number-columns-repeated="1014"/>
        </table:table-row>
        <table:table-row table:style-name="ro1">
          <table:table-cell office:value-type="float" office:value="-33.457248" calcext:value-type="float">
            <text:p>-33.457248</text:p>
          </table:table-cell>
          <table:table-cell office:value-type="float" office:value="-70.661623" calcext:value-type="float">
            <text:p>-70.661623</text:p>
          </table:table-cell>
          <table:table-cell office:value-type="float" office:value="682.7" calcext:value-type="float">
            <text:p>682.7</text:p>
          </table:table-cell>
          <table:table-cell office:value-type="float" office:value="162.49" calcext:value-type="float">
            <text:p>162.49</text:p>
          </table:table-cell>
          <table:table-cell office:value-type="float" office:value="256.87" calcext:value-type="float">
            <text:p>256.87</text:p>
          </table:table-cell>
          <table:table-cell office:value-type="float" office:value="2.67" calcext:value-type="float">
            <text:p>2.67</text:p>
          </table:table-cell>
          <table:table-cell office:value-type="time" office:time-value="PT12H23M00S" calcext:value-type="time">
            <text:p>12:23:00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51.8" calcext:value-type="float">
            <text:p>51.8</text:p>
          </table:table-cell>
          <table:table-cell table:number-columns-repeated="1014"/>
        </table:table-row>
        <table:table-row table:style-name="ro1">
          <table:table-cell office:value-type="float" office:value="-33.457213" calcext:value-type="float">
            <text:p>-33.457213</text:p>
          </table:table-cell>
          <table:table-cell office:value-type="float" office:value="-70.661483" calcext:value-type="float">
            <text:p>-70.661483</text:p>
          </table:table-cell>
          <table:table-cell office:value-type="float" office:value="682.7" calcext:value-type="float">
            <text:p>682.7</text:p>
          </table:table-cell>
          <table:table-cell office:value-type="float" office:value="166.8" calcext:value-type="float">
            <text:p>166.80</text:p>
          </table:table-cell>
          <table:table-cell office:value-type="float" office:value="314.76" calcext:value-type="float">
            <text:p>314.76</text:p>
          </table:table-cell>
          <table:table-cell office:value-type="float" office:value="1.3" calcext:value-type="float">
            <text:p>1.30</text:p>
          </table:table-cell>
          <table:table-cell office:value-type="time" office:time-value="PT12H23M10S" calcext:value-type="time">
            <text:p>12:23:10</text:p>
          </table:table-cell>
          <table:table-cell office:value-type="float" office:value="10" calcext:value-type="float">
            <text:p>10</text:p>
          </table:table-cell>
          <table:table-cell office:value-type="float" office:value="19.9" calcext:value-type="float">
            <text:p>19.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-33.457171" calcext:value-type="float">
            <text:p>-33.457171</text:p>
          </table:table-cell>
          <table:table-cell office:value-type="float" office:value="-70.661531" calcext:value-type="float">
            <text:p>-70.661531</text:p>
          </table:table-cell>
          <table:table-cell office:value-type="float" office:value="682.7" calcext:value-type="float">
            <text:p>682.7</text:p>
          </table:table-cell>
          <table:table-cell office:value-type="float" office:value="168.96" calcext:value-type="float">
            <text:p>168.96</text:p>
          </table:table-cell>
          <table:table-cell office:value-type="float" office:value="333.42" calcext:value-type="float">
            <text:p>333.42</text:p>
          </table:table-cell>
          <table:table-cell office:value-type="float" office:value="2.16" calcext:value-type="float">
            <text:p>2.16</text:p>
          </table:table-cell>
          <table:table-cell office:value-type="time" office:time-value="PT12H23M15S" calcext:value-type="time">
            <text:p>12:23:15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  <table:table-cell office:value-type="float" office:value="49.1" calcext:value-type="float">
            <text:p>49.1</text:p>
          </table:table-cell>
          <table:table-cell table:number-columns-repeated="1014"/>
        </table:table-row>
        <table:table-row table:style-name="ro1">
          <table:table-cell office:value-type="float" office:value="-33.457185" calcext:value-type="float">
            <text:p>-33.457185</text:p>
          </table:table-cell>
          <table:table-cell office:value-type="float" office:value="-70.661536" calcext:value-type="float">
            <text:p>-70.661536</text:p>
          </table:table-cell>
          <table:table-cell office:value-type="float" office:value="682.7" calcext:value-type="float">
            <text:p>682.7</text:p>
          </table:table-cell>
          <table:table-cell office:value-type="float" office:value="167.91" calcext:value-type="float">
            <text:p>167.91</text:p>
          </table:table-cell>
          <table:table-cell office:value-type="float" office:value="116.81" calcext:value-type="float">
            <text:p>116.81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3M17S" calcext:value-type="time">
            <text:p>12:23:17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  <table:table-cell office:value-type="float" office:value="49.5" calcext:value-type="float">
            <text:p>49.5</text:p>
          </table:table-cell>
          <table:table-cell table:number-columns-repeated="1014"/>
        </table:table-row>
        <table:table-row table:style-name="ro1">
          <table:table-cell office:value-type="float" office:value="-33.457185" calcext:value-type="float">
            <text:p>-33.457185</text:p>
          </table:table-cell>
          <table:table-cell office:value-type="float" office:value="-70.661536" calcext:value-type="float">
            <text:p>-70.661536</text:p>
          </table:table-cell>
          <table:table-cell office:value-type="float" office:value="682.7" calcext:value-type="float">
            <text:p>682.7</text:p>
          </table:table-cell>
          <table:table-cell office:value-type="float" office:value="167.91" calcext:value-type="float">
            <text:p>167.91</text:p>
          </table:table-cell>
          <table:table-cell office:value-type="float" office:value="116.81" calcext:value-type="float">
            <text:p>116.81</text:p>
          </table:table-cell>
          <table:table-cell office:value-type="float" office:value="1.42" calcext:value-type="float">
            <text:p>1.42</text:p>
          </table:table-cell>
          <table:table-cell office:value-type="time" office:time-value="PT12H23M17S" calcext:value-type="time">
            <text:p>12:23:17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  <table:table-cell office:value-type="float" office:value="49.5" calcext:value-type="float">
            <text:p>49.5</text:p>
          </table:table-cell>
          <table:table-cell table:number-columns-repeated="1014"/>
        </table:table-row>
        <table:table-row table:style-name="ro1">
          <table:table-cell office:value-type="float" office:value="-33.457195" calcext:value-type="float">
            <text:p>-33.457195</text:p>
          </table:table-cell>
          <table:table-cell office:value-type="float" office:value="-70.66146" calcext:value-type="float">
            <text:p>-70.661460</text:p>
          </table:table-cell>
          <table:table-cell office:value-type="float" office:value="682.7" calcext:value-type="float">
            <text:p>682.7</text:p>
          </table:table-cell>
          <table:table-cell office:value-type="float" office:value="168.45" calcext:value-type="float">
            <text:p>168.45</text:p>
          </table:table-cell>
          <table:table-cell office:value-type="float" office:value="62.37" calcext:value-type="float">
            <text:p>62.37</text:p>
          </table:table-cell>
          <table:table-cell office:value-type="float" office:value="0.6" calcext:value-type="float">
            <text:p>0.60</text:p>
          </table:table-cell>
          <table:table-cell office:value-type="time" office:time-value="PT12H23M21S" calcext:value-type="time">
            <text:p>12:23:21</text:p>
          </table:table-cell>
          <table:table-cell office:value-type="float" office:value="10" calcext:value-type="float">
            <text:p>10</text:p>
          </table:table-cell>
          <table:table-cell office:value-type="float" office:value="20.8" calcext:value-type="float">
            <text:p>20.8</text:p>
          </table:table-cell>
          <table:table-cell office:value-type="float" office:value="49.3" calcext:value-type="float">
            <text:p>49.3</text:p>
          </table:table-cell>
          <table:table-cell table:number-columns-repeated="1014"/>
        </table:table-row>
        <table:table-row table:style-name="ro1">
          <table:table-cell office:value-type="float" office:value="-33.457081" calcext:value-type="float">
            <text:p>-33.457081</text:p>
          </table:table-cell>
          <table:table-cell office:value-type="float" office:value="-70.661515" calcext:value-type="float">
            <text:p>-70.661515</text:p>
          </table:table-cell>
          <table:table-cell office:value-type="float" office:value="682.7" calcext:value-type="float">
            <text:p>682.7</text:p>
          </table:table-cell>
          <table:table-cell office:value-type="float" office:value="175.73" calcext:value-type="float">
            <text:p>175.73</text:p>
          </table:table-cell>
          <table:table-cell office:value-type="float" office:value="258.85" calcext:value-type="float">
            <text:p>258.85</text:p>
          </table:table-cell>
          <table:table-cell office:value-type="float" office:value="2.36" calcext:value-type="float">
            <text:p>2.36</text:p>
          </table:table-cell>
          <table:table-cell office:value-type="time" office:time-value="PT12H23M30S" calcext:value-type="time">
            <text:p>12:23: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6.6" calcext:value-type="float">
            <text:p>46.6</text:p>
          </table:table-cell>
          <table:table-cell table:number-columns-repeated="1014"/>
        </table:table-row>
        <table:table-row table:style-name="ro1">
          <table:table-cell office:value-type="float" office:value="-33.457081" calcext:value-type="float">
            <text:p>-33.457081</text:p>
          </table:table-cell>
          <table:table-cell office:value-type="float" office:value="-70.661515" calcext:value-type="float">
            <text:p>-70.661515</text:p>
          </table:table-cell>
          <table:table-cell office:value-type="float" office:value="682.7" calcext:value-type="float">
            <text:p>682.7</text:p>
          </table:table-cell>
          <table:table-cell office:value-type="float" office:value="175.73" calcext:value-type="float">
            <text:p>175.73</text:p>
          </table:table-cell>
          <table:table-cell office:value-type="float" office:value="258.85" calcext:value-type="float">
            <text:p>258.85</text:p>
          </table:table-cell>
          <table:table-cell office:value-type="float" office:value="2.36" calcext:value-type="float">
            <text:p>2.36</text:p>
          </table:table-cell>
          <table:table-cell office:value-type="time" office:time-value="PT12H23M30S" calcext:value-type="time">
            <text:p>12:23: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6.6" calcext:value-type="float">
            <text:p>46.6</text:p>
          </table:table-cell>
          <table:table-cell table:number-columns-repeated="1014"/>
        </table:table-row>
        <table:table-row table:style-name="ro1">
          <table:table-cell office:value-type="float" office:value="-33.457081" calcext:value-type="float">
            <text:p>-33.457081</text:p>
          </table:table-cell>
          <table:table-cell office:value-type="float" office:value="-70.661515" calcext:value-type="float">
            <text:p>-70.661515</text:p>
          </table:table-cell>
          <table:table-cell office:value-type="float" office:value="788.2" calcext:value-type="float">
            <text:p>788.2</text:p>
          </table:table-cell>
          <table:table-cell office:value-type="float" office:value="262.59" calcext:value-type="float">
            <text:p>262.59</text:p>
          </table:table-cell>
          <table:table-cell office:value-type="float" office:value="258.85" calcext:value-type="float">
            <text:p>258.85</text:p>
          </table:table-cell>
          <table:table-cell office:value-type="float" office:value="2.36" calcext:value-type="float">
            <text:p>2.36</text:p>
          </table:table-cell>
          <table:table-cell office:value-type="time" office:time-value="PT12H23M30S" calcext:value-type="time">
            <text:p>12:23: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2.6" calcext:value-type="float">
            <text:p>62.6</text:p>
          </table:table-cell>
          <table:table-cell table:number-columns-repeated="1014"/>
        </table:table-row>
        <table:table-row table:style-name="ro1">
          <table:table-cell office:value-type="float" office:value="-33.457081" calcext:value-type="float">
            <text:p>-33.457081</text:p>
          </table:table-cell>
          <table:table-cell office:value-type="float" office:value="-70.661515" calcext:value-type="float">
            <text:p>-70.661515</text:p>
          </table:table-cell>
          <table:table-cell office:value-type="float" office:value="788.2" calcext:value-type="float">
            <text:p>788.2</text:p>
          </table:table-cell>
          <table:table-cell office:value-type="float" office:value="262.59" calcext:value-type="float">
            <text:p>262.59</text:p>
          </table:table-cell>
          <table:table-cell office:value-type="float" office:value="258.85" calcext:value-type="float">
            <text:p>258.85</text:p>
          </table:table-cell>
          <table:table-cell office:value-type="float" office:value="2.36" calcext:value-type="float">
            <text:p>2.36</text:p>
          </table:table-cell>
          <table:table-cell office:value-type="time" office:time-value="PT12H23M30S" calcext:value-type="time">
            <text:p>12:23: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2.6" calcext:value-type="float">
            <text:p>62.6</text:p>
          </table:table-cell>
          <table:table-cell table:number-columns-repeated="1014"/>
        </table:table-row>
        <table:table-row table:style-name="ro1">
          <table:table-cell office:value-type="float" office:value="-33.457214" calcext:value-type="float">
            <text:p>-33.457214</text:p>
          </table:table-cell>
          <table:table-cell office:value-type="float" office:value="-70.661421" calcext:value-type="float">
            <text:p>-70.661421</text:p>
          </table:table-cell>
          <table:table-cell office:value-type="float" office:value="788.2" calcext:value-type="float">
            <text:p>788.2</text:p>
          </table:table-cell>
          <table:table-cell office:value-type="float" office:value="257.42" calcext:value-type="float">
            <text:p>257.42</text:p>
          </table:table-cell>
          <table:table-cell office:value-type="float" office:value="210.48" calcext:value-type="float">
            <text:p>210.48</text:p>
          </table:table-cell>
          <table:table-cell office:value-type="float" office:value="1.06" calcext:value-type="float">
            <text:p>1.06</text:p>
          </table:table-cell>
          <table:table-cell office:value-type="time" office:time-value="PT12H23M39S" calcext:value-type="time">
            <text:p>12:23:39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office:value-type="float" office:value="64.9" calcext:value-type="float">
            <text:p>64.9</text:p>
          </table:table-cell>
          <table:table-cell table:number-columns-repeated="1014"/>
        </table:table-row>
        <table:table-row table:style-name="ro1">
          <table:table-cell office:value-type="float" office:value="-33.457214" calcext:value-type="float">
            <text:p>-33.457214</text:p>
          </table:table-cell>
          <table:table-cell office:value-type="float" office:value="-70.661421" calcext:value-type="float">
            <text:p>-70.661421</text:p>
          </table:table-cell>
          <table:table-cell office:value-type="float" office:value="788.2" calcext:value-type="float">
            <text:p>788.2</text:p>
          </table:table-cell>
          <table:table-cell office:value-type="float" office:value="257.42" calcext:value-type="float">
            <text:p>257.42</text:p>
          </table:table-cell>
          <table:table-cell office:value-type="float" office:value="210.48" calcext:value-type="float">
            <text:p>210.48</text:p>
          </table:table-cell>
          <table:table-cell office:value-type="float" office:value="1.06" calcext:value-type="float">
            <text:p>1.06</text:p>
          </table:table-cell>
          <table:table-cell office:value-type="time" office:time-value="PT12H23M39S" calcext:value-type="time">
            <text:p>12:23:39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office:value-type="float" office:value="64.9" calcext:value-type="float">
            <text:p>64.9</text:p>
          </table:table-cell>
          <table:table-cell table:number-columns-repeated="1014"/>
        </table:table-row>
        <table:table-row table:style-name="ro1">
          <table:table-cell office:value-type="float" office:value="-33.45727" calcext:value-type="float">
            <text:p>-33.457270</text:p>
          </table:table-cell>
          <table:table-cell office:value-type="float" office:value="-70.66139" calcext:value-type="float">
            <text:p>-70.661390</text:p>
          </table:table-cell>
          <table:table-cell office:value-type="float" office:value="788.2" calcext:value-type="float">
            <text:p>788.2</text:p>
          </table:table-cell>
          <table:table-cell office:value-type="float" office:value="255.43" calcext:value-type="float">
            <text:p>255.43</text:p>
          </table:table-cell>
          <table:table-cell office:value-type="float" office:value="175.17" calcext:value-type="float">
            <text:p>175.17</text:p>
          </table:table-cell>
          <table:table-cell office:value-type="float" office:value="0.6" calcext:value-type="float">
            <text:p>0.60</text:p>
          </table:table-cell>
          <table:table-cell office:value-type="time" office:time-value="PT12H23M45S" calcext:value-type="time">
            <text:p>12:23:45</text:p>
          </table:table-cell>
          <table:table-cell office:value-type="float" office:value="10" calcext:value-type="float">
            <text:p>10</text:p>
          </table:table-cell>
          <table:table-cell office:value-type="float" office:value="26.2" calcext:value-type="float">
            <text:p>26.2</text:p>
          </table:table-cell>
          <table:table-cell office:value-type="float" office:value="65.9" calcext:value-type="float">
            <text:p>65.9</text:p>
          </table:table-cell>
          <table:table-cell table:number-columns-repeated="1014"/>
        </table:table-row>
        <table:table-row table:style-name="ro1">
          <table:table-cell office:value-type="float" office:value="-33.45727" calcext:value-type="float">
            <text:p>-33.457270</text:p>
          </table:table-cell>
          <table:table-cell office:value-type="float" office:value="-70.66139" calcext:value-type="float">
            <text:p>-70.661390</text:p>
          </table:table-cell>
          <table:table-cell office:value-type="float" office:value="788.2" calcext:value-type="float">
            <text:p>788.2</text:p>
          </table:table-cell>
          <table:table-cell office:value-type="float" office:value="255.43" calcext:value-type="float">
            <text:p>255.43</text:p>
          </table:table-cell>
          <table:table-cell office:value-type="float" office:value="175.17" calcext:value-type="float">
            <text:p>175.17</text:p>
          </table:table-cell>
          <table:table-cell office:value-type="float" office:value="0.6" calcext:value-type="float">
            <text:p>0.60</text:p>
          </table:table-cell>
          <table:table-cell office:value-type="time" office:time-value="PT12H23M45S" calcext:value-type="time">
            <text:p>12:23:45</text:p>
          </table:table-cell>
          <table:table-cell office:value-type="float" office:value="10" calcext:value-type="float">
            <text:p>10</text:p>
          </table:table-cell>
          <table:table-cell office:value-type="float" office:value="26.2" calcext:value-type="float">
            <text:p>26.2</text:p>
          </table:table-cell>
          <table:table-cell office:value-type="float" office:value="65.9" calcext:value-type="float">
            <text:p>65.9</text:p>
          </table:table-cell>
          <table:table-cell table:number-columns-repeated="1014"/>
        </table:table-row>
        <table:table-row table:style-name="ro1">
          <table:table-cell office:value-type="float" office:value="-33.457276" calcext:value-type="float">
            <text:p>-33.457276</text:p>
          </table:table-cell>
          <table:table-cell office:value-type="float" office:value="-70.661385" calcext:value-type="float">
            <text:p>-70.661385</text:p>
          </table:table-cell>
          <table:table-cell office:value-type="float" office:value="829.3" calcext:value-type="float">
            <text:p>829.3</text:p>
          </table:table-cell>
          <table:table-cell office:value-type="float" office:value="293.28" calcext:value-type="float">
            <text:p>293.28</text:p>
          </table:table-cell>
          <table:table-cell office:value-type="float" office:value="137.11" calcext:value-type="float">
            <text:p>137.11</text:p>
          </table:table-cell>
          <table:table-cell office:value-type="float" office:value="1.15" calcext:value-type="float">
            <text:p>1.15</text:p>
          </table:table-cell>
          <table:table-cell office:value-type="time" office:time-value="PT12H23M52S" calcext:value-type="time">
            <text:p>12:23:52</text:p>
          </table:table-cell>
          <table:table-cell office:value-type="float" office:value="9" calcext:value-type="float">
            <text:p>9</text:p>
          </table:table-cell>
          <table:table-cell office:value-type="float" office:value="26.6" calcext:value-type="float">
            <text:p>26.6</text:p>
          </table:table-cell>
          <table:table-cell office:value-type="float" office:value="69.3" calcext:value-type="float">
            <text:p>69.3</text:p>
          </table:table-cell>
          <table:table-cell table:number-columns-repeated="1014"/>
        </table:table-row>
        <table:table-row table:style-name="ro1">
          <table:table-cell office:value-type="float" office:value="-33.457333" calcext:value-type="float">
            <text:p>-33.457333</text:p>
          </table:table-cell>
          <table:table-cell office:value-type="float" office:value="-70.661368" calcext:value-type="float">
            <text:p>-70.661368</text:p>
          </table:table-cell>
          <table:table-cell office:value-type="float" office:value="829.3" calcext:value-type="float">
            <text:p>829.3</text:p>
          </table:table-cell>
          <table:table-cell office:value-type="float" office:value="291.49" calcext:value-type="float">
            <text:p>291.49</text:p>
          </table:table-cell>
          <table:table-cell office:value-type="float" office:value="147.1" calcext:value-type="float">
            <text:p>147.10</text:p>
          </table:table-cell>
          <table:table-cell office:value-type="float" office:value="0.4" calcext:value-type="float">
            <text:p>0.40</text:p>
          </table:table-cell>
          <table:table-cell office:value-type="time" office:time-value="PT12H23M56S" calcext:value-type="time">
            <text:p>12:23:56</text:p>
          </table:table-cell>
          <table:table-cell office:value-type="float" office:value="9" calcext:value-type="float">
            <text:p>9</text:p>
          </table:table-cell>
          <table:table-cell office:value-type="float" office:value="29.2" calcext:value-type="float">
            <text:p>29.2</text:p>
          </table:table-cell>
          <table:table-cell office:value-type="float" office:value="70.2" calcext:value-type="float">
            <text:p>70.2</text:p>
          </table:table-cell>
          <table:table-cell table:number-columns-repeated="1014"/>
        </table:table-row>
        <table:table-row table:style-name="ro1">
          <table:table-cell office:value-type="float" office:value="-33.457333" calcext:value-type="float">
            <text:p>-33.457333</text:p>
          </table:table-cell>
          <table:table-cell office:value-type="float" office:value="-70.661368" calcext:value-type="float">
            <text:p>-70.661368</text:p>
          </table:table-cell>
          <table:table-cell office:value-type="float" office:value="829.3" calcext:value-type="float">
            <text:p>829.3</text:p>
          </table:table-cell>
          <table:table-cell office:value-type="float" office:value="291.49" calcext:value-type="float">
            <text:p>291.49</text:p>
          </table:table-cell>
          <table:table-cell office:value-type="float" office:value="147.1" calcext:value-type="float">
            <text:p>147.10</text:p>
          </table:table-cell>
          <table:table-cell office:value-type="float" office:value="0.4" calcext:value-type="float">
            <text:p>0.40</text:p>
          </table:table-cell>
          <table:table-cell office:value-type="time" office:time-value="PT12H23M56S" calcext:value-type="time">
            <text:p>12:23:56</text:p>
          </table:table-cell>
          <table:table-cell office:value-type="float" office:value="9" calcext:value-type="float">
            <text:p>9</text:p>
          </table:table-cell>
          <table:table-cell office:value-type="float" office:value="29.2" calcext:value-type="float">
            <text:p>29.2</text:p>
          </table:table-cell>
          <table:table-cell office:value-type="float" office:value="70.2" calcext:value-type="float">
            <text:p>70.2</text:p>
          </table:table-cell>
          <table:table-cell table:number-columns-repeated="1014"/>
        </table:table-row>
        <table:table-row table:style-name="ro1">
          <table:table-cell office:value-type="float" office:value="-33.457333" calcext:value-type="float">
            <text:p>-33.457333</text:p>
          </table:table-cell>
          <table:table-cell office:value-type="float" office:value="-70.661368" calcext:value-type="float">
            <text:p>-70.661368</text:p>
          </table:table-cell>
          <table:table-cell office:value-type="float" office:value="829.3" calcext:value-type="float">
            <text:p>829.3</text:p>
          </table:table-cell>
          <table:table-cell office:value-type="float" office:value="291.49" calcext:value-type="float">
            <text:p>291.49</text:p>
          </table:table-cell>
          <table:table-cell office:value-type="float" office:value="147.1" calcext:value-type="float">
            <text:p>147.10</text:p>
          </table:table-cell>
          <table:table-cell office:value-type="float" office:value="0.4" calcext:value-type="float">
            <text:p>0.40</text:p>
          </table:table-cell>
          <table:table-cell office:value-type="time" office:time-value="PT12H23M56S" calcext:value-type="time">
            <text:p>12:23:56</text:p>
          </table:table-cell>
          <table:table-cell office:value-type="float" office:value="9" calcext:value-type="float">
            <text:p>9</text:p>
          </table:table-cell>
          <table:table-cell office:value-type="float" office:value="29.2" calcext:value-type="float">
            <text:p>29.2</text:p>
          </table:table-cell>
          <table:table-cell office:value-type="float" office:value="70.2" calcext:value-type="float">
            <text:p>70.2</text:p>
          </table:table-cell>
          <table:table-cell table:number-columns-repeated="1014"/>
        </table:table-row>
        <table:table-row table:style-name="ro1">
          <table:table-cell office:value-type="float" office:value="-33.457506" calcext:value-type="float">
            <text:p>-33.457506</text:p>
          </table:table-cell>
          <table:table-cell office:value-type="float" office:value="-70.661218" calcext:value-type="float">
            <text:p>-70.661218</text:p>
          </table:table-cell>
          <table:table-cell office:value-type="float" office:value="829.3" calcext:value-type="float">
            <text:p>829.3</text:p>
          </table:table-cell>
          <table:table-cell office:value-type="float" office:value="288.53" calcext:value-type="float">
            <text:p>288.53</text:p>
          </table:table-cell>
          <table:table-cell office:value-type="float" office:value="143.23" calcext:value-type="float">
            <text:p>143.23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4M12S" calcext:value-type="time">
            <text:p>12:24:12</text:p>
          </table:table-cell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71.9" calcext:value-type="float">
            <text:p>71.9</text:p>
          </table:table-cell>
          <table:table-cell table:number-columns-repeated="1014"/>
        </table:table-row>
        <table:table-row table:style-name="ro1">
          <table:table-cell office:value-type="float" office:value="-33.457506" calcext:value-type="float">
            <text:p>-33.457506</text:p>
          </table:table-cell>
          <table:table-cell office:value-type="float" office:value="-70.661218" calcext:value-type="float">
            <text:p>-70.661218</text:p>
          </table:table-cell>
          <table:table-cell office:value-type="float" office:value="829.3" calcext:value-type="float">
            <text:p>829.3</text:p>
          </table:table-cell>
          <table:table-cell office:value-type="float" office:value="288.53" calcext:value-type="float">
            <text:p>288.53</text:p>
          </table:table-cell>
          <table:table-cell office:value-type="float" office:value="143.23" calcext:value-type="float">
            <text:p>143.23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4M12S" calcext:value-type="time">
            <text:p>12:24:12</text:p>
          </table:table-cell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71.9" calcext:value-type="float">
            <text:p>71.9</text:p>
          </table:table-cell>
          <table:table-cell table:number-columns-repeated="1014"/>
        </table:table-row>
        <table:table-row table:style-name="ro1">
          <table:table-cell office:value-type="float" office:value="-33.457506" calcext:value-type="float">
            <text:p>-33.457506</text:p>
          </table:table-cell>
          <table:table-cell office:value-type="float" office:value="-70.661218" calcext:value-type="float">
            <text:p>-70.661218</text:p>
          </table:table-cell>
          <table:table-cell office:value-type="float" office:value="896.9" calcext:value-type="float">
            <text:p>896.9</text:p>
          </table:table-cell>
          <table:table-cell office:value-type="float" office:value="353.42" calcext:value-type="float">
            <text:p>353.42</text:p>
          </table:table-cell>
          <table:table-cell office:value-type="float" office:value="143.23" calcext:value-type="float">
            <text:p>143.23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4M12S" calcext:value-type="time">
            <text:p>12:24:12</text:p>
          </table:table-cell>
          <table:table-cell office:value-type="float" office:value="10" calcext:value-type="float">
            <text:p>10</text:p>
          </table:table-cell>
          <table:table-cell office:value-type="float" office:value="43.5" calcext:value-type="float">
            <text:p>43.5</text:p>
          </table:table-cell>
          <table:table-cell office:value-type="float" office:value="75.3" calcext:value-type="float">
            <text:p>75.3</text:p>
          </table:table-cell>
          <table:table-cell table:number-columns-repeated="1014"/>
        </table:table-row>
        <table:table-row table:style-name="ro1">
          <table:table-cell office:value-type="float" office:value="-33.457506" calcext:value-type="float">
            <text:p>-33.457506</text:p>
          </table:table-cell>
          <table:table-cell office:value-type="float" office:value="-70.661218" calcext:value-type="float">
            <text:p>-70.661218</text:p>
          </table:table-cell>
          <table:table-cell office:value-type="float" office:value="896.9" calcext:value-type="float">
            <text:p>896.9</text:p>
          </table:table-cell>
          <table:table-cell office:value-type="float" office:value="353.42" calcext:value-type="float">
            <text:p>353.42</text:p>
          </table:table-cell>
          <table:table-cell office:value-type="float" office:value="143.23" calcext:value-type="float">
            <text:p>143.23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4M12S" calcext:value-type="time">
            <text:p>12:24:12</text:p>
          </table:table-cell>
          <table:table-cell office:value-type="float" office:value="10" calcext:value-type="float">
            <text:p>10</text:p>
          </table:table-cell>
          <table:table-cell office:value-type="float" office:value="43.5" calcext:value-type="float">
            <text:p>43.5</text:p>
          </table:table-cell>
          <table:table-cell office:value-type="float" office:value="75.3" calcext:value-type="float">
            <text:p>75.3</text:p>
          </table:table-cell>
          <table:table-cell table:number-columns-repeated="1014"/>
        </table:table-row>
        <table:table-row table:style-name="ro1">
          <table:table-cell office:value-type="float" office:value="-33.457578" calcext:value-type="float">
            <text:p>-33.457578</text:p>
          </table:table-cell>
          <table:table-cell office:value-type="float" office:value="-70.661093" calcext:value-type="float">
            <text:p>-70.661093</text:p>
          </table:table-cell>
          <table:table-cell office:value-type="float" office:value="896.9" calcext:value-type="float">
            <text:p>896.9</text:p>
          </table:table-cell>
          <table:table-cell office:value-type="float" office:value="353.94" calcext:value-type="float">
            <text:p>353.94</text:p>
          </table:table-cell>
          <table:table-cell office:value-type="float" office:value="161.76" calcext:value-type="float">
            <text:p>161.76</text:p>
          </table:table-cell>
          <table:table-cell office:value-type="float" office:value="1.16" calcext:value-type="float">
            <text:p>1.16</text:p>
          </table:table-cell>
          <table:table-cell office:value-type="time" office:time-value="PT12H24M20S" calcext:value-type="time">
            <text:p>12:24:20</text:p>
          </table:table-cell>
          <table:table-cell office:value-type="float" office:value="10" calcext:value-type="float">
            <text:p>10</text:p>
          </table:table-cell>
          <table:table-cell office:value-type="float" office:value="52.3" calcext:value-type="float">
            <text:p>52.3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-33.457704" calcext:value-type="float">
            <text:p>-33.457704</text:p>
          </table:table-cell>
          <table:table-cell office:value-type="float" office:value="-70.660931" calcext:value-type="float">
            <text:p>-70.660931</text:p>
          </table:table-cell>
          <table:table-cell office:value-type="float" office:value="953.2" calcext:value-type="float">
            <text:p>953.2</text:p>
          </table:table-cell>
          <table:table-cell office:value-type="float" office:value="409.44" calcext:value-type="float">
            <text:p>409.44</text:p>
          </table:table-cell>
          <table:table-cell office:value-type="float" office:value="120.15" calcext:value-type="float">
            <text:p>120.15</text:p>
          </table:table-cell>
          <table:table-cell office:value-type="float" office:value="1.59" calcext:value-type="float">
            <text:p>1.59</text:p>
          </table:table-cell>
          <table:table-cell office:value-type="time" office:time-value="PT12H24M30S" calcext:value-type="time">
            <text:p>12:24: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6.5" calcext:value-type="float">
            <text:p>76.5</text:p>
          </table:table-cell>
          <table:table-cell table:number-columns-repeated="1014"/>
        </table:table-row>
        <table:table-row table:style-name="ro1">
          <table:table-cell office:value-type="float" office:value="-33.457704" calcext:value-type="float">
            <text:p>-33.457704</text:p>
          </table:table-cell>
          <table:table-cell office:value-type="float" office:value="-70.660931" calcext:value-type="float">
            <text:p>-70.660931</text:p>
          </table:table-cell>
          <table:table-cell office:value-type="float" office:value="953.2" calcext:value-type="float">
            <text:p>953.2</text:p>
          </table:table-cell>
          <table:table-cell office:value-type="float" office:value="409.44" calcext:value-type="float">
            <text:p>409.44</text:p>
          </table:table-cell>
          <table:table-cell office:value-type="float" office:value="120.15" calcext:value-type="float">
            <text:p>120.15</text:p>
          </table:table-cell>
          <table:table-cell office:value-type="float" office:value="1.59" calcext:value-type="float">
            <text:p>1.59</text:p>
          </table:table-cell>
          <table:table-cell office:value-type="time" office:time-value="PT12H24M30S" calcext:value-type="time">
            <text:p>12:24: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6.5" calcext:value-type="float">
            <text:p>76.5</text:p>
          </table:table-cell>
          <table:table-cell table:number-columns-repeated="1014"/>
        </table:table-row>
        <table:table-row table:style-name="ro1">
          <table:table-cell office:value-type="float" office:value="-33.457765" calcext:value-type="float">
            <text:p>-33.457765</text:p>
          </table:table-cell>
          <table:table-cell office:value-type="float" office:value="-70.660661" calcext:value-type="float">
            <text:p>-70.660661</text:p>
          </table:table-cell>
          <table:table-cell office:value-type="float" office:value="953.2" calcext:value-type="float">
            <text:p>953.2</text:p>
          </table:table-cell>
          <table:table-cell office:value-type="float" office:value="414.46" calcext:value-type="float">
            <text:p>414.46</text:p>
          </table:table-cell>
          <table:table-cell office:value-type="float" office:value="104.96" calcext:value-type="float">
            <text:p>104.96</text:p>
          </table:table-cell>
          <table:table-cell office:value-type="float" office:value="2.65" calcext:value-type="float">
            <text:p>2.65</text:p>
          </table:table-cell>
          <table:table-cell office:value-type="time" office:time-value="PT12H24M44S" calcext:value-type="time">
            <text:p>12:24:44</text:p>
          </table:table-cell>
          <table:table-cell office:value-type="float" office:value="10" calcext:value-type="float">
            <text:p>10</text:p>
          </table:table-cell>
          <table:table-cell office:value-type="float" office:value="72.2" calcext:value-type="float">
            <text:p>72.2</text:p>
          </table:table-cell>
          <table:table-cell office:value-type="float" office:value="73.9" calcext:value-type="float">
            <text:p>73.9</text:p>
          </table:table-cell>
          <table:table-cell table:number-columns-repeated="1014"/>
        </table:table-row>
        <table:table-row table:style-name="ro1">
          <table:table-cell office:value-type="float" office:value="-33.457803" calcext:value-type="float">
            <text:p>-33.457803</text:p>
          </table:table-cell>
          <table:table-cell office:value-type="float" office:value="-70.659293" calcext:value-type="float">
            <text:p>-70.659293</text:p>
          </table:table-cell>
          <table:table-cell office:value-type="float" office:value="1194.1" calcext:value-type="float">
            <text:p>1194.1</text:p>
          </table:table-cell>
          <table:table-cell office:value-type="float" office:value="681.66" calcext:value-type="float">
            <text:p>681.66</text:p>
          </table:table-cell>
          <table:table-cell office:value-type="float" office:value="44.19" calcext:value-type="float">
            <text:p>44.19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6M02S" calcext:value-type="time">
            <text:p>12:26:02</text:p>
          </table:table-cell>
          <table:table-cell office:value-type="float" office:value="10" calcext:value-type="float">
            <text:p>10</text:p>
          </table:table-cell>
          <table:table-cell office:value-type="float" office:value="82.5" calcext:value-type="float">
            <text:p>82.5</text:p>
          </table:table-cell>
          <table:table-cell office:value-type="float" office:value="69.6" calcext:value-type="float">
            <text:p>69.6</text:p>
          </table:table-cell>
          <table:table-cell table:number-columns-repeated="1014"/>
        </table:table-row>
        <table:table-row table:style-name="ro1">
          <table:table-cell office:value-type="float" office:value="-33.457803" calcext:value-type="float">
            <text:p>-33.457803</text:p>
          </table:table-cell>
          <table:table-cell office:value-type="float" office:value="-70.659293" calcext:value-type="float">
            <text:p>-70.659293</text:p>
          </table:table-cell>
          <table:table-cell office:value-type="float" office:value="1194.1" calcext:value-type="float">
            <text:p>1194.1</text:p>
          </table:table-cell>
          <table:table-cell office:value-type="float" office:value="681.66" calcext:value-type="float">
            <text:p>681.66</text:p>
          </table:table-cell>
          <table:table-cell office:value-type="float" office:value="44.19" calcext:value-type="float">
            <text:p>44.19</text:p>
          </table:table-cell>
          <table:table-cell office:value-type="float" office:value="2.42" calcext:value-type="float">
            <text:p>2.42</text:p>
          </table:table-cell>
          <table:table-cell office:value-type="time" office:time-value="PT12H26M02S" calcext:value-type="time">
            <text:p>12:26:02</text:p>
          </table:table-cell>
          <table:table-cell office:value-type="float" office:value="10" calcext:value-type="float">
            <text:p>10</text:p>
          </table:table-cell>
          <table:table-cell office:value-type="float" office:value="82.5" calcext:value-type="float">
            <text:p>82.5</text:p>
          </table:table-cell>
          <table:table-cell office:value-type="float" office:value="69.6" calcext:value-type="float">
            <text:p>69.6</text:p>
          </table:table-cell>
          <table:table-cell table:number-columns-repeated="1014"/>
        </table:table-row>
        <table:table-row table:style-name="ro1">
          <table:table-cell office:value-type="float" office:value="-33.457608" calcext:value-type="float">
            <text:p>-33.457608</text:p>
          </table:table-cell>
          <table:table-cell office:value-type="float" office:value="-70.658973" calcext:value-type="float">
            <text:p>-70.658973</text:p>
          </table:table-cell>
          <table:table-cell office:value-type="float" office:value="1194.1" calcext:value-type="float">
            <text:p>1194.1</text:p>
          </table:table-cell>
          <table:table-cell office:value-type="float" office:value="693.91" calcext:value-type="float">
            <text:p>693.91</text:p>
          </table:table-cell>
          <table:table-cell office:value-type="float" office:value="39.72" calcext:value-type="float">
            <text:p>39.72</text:p>
          </table:table-cell>
          <table:table-cell office:value-type="float" office:value="2.23" calcext:value-type="float">
            <text:p>2.23</text:p>
          </table:table-cell>
          <table:table-cell office:value-type="time" office:time-value="PT12H26M17S" calcext:value-type="time">
            <text:p>12:26:17</text:p>
          </table:table-cell>
          <table:table-cell office:value-type="float" office:value="10" calcext:value-type="float">
            <text:p>10</text:p>
          </table:table-cell>
          <table:table-cell office:value-type="float" office:value="79.5" calcext:value-type="float">
            <text:p>79.5</text:p>
          </table:table-cell>
          <table:table-cell office:value-type="float" office:value="67.1" calcext:value-type="float">
            <text:p>67.1</text:p>
          </table:table-cell>
          <table:table-cell table:number-columns-repeated="1014"/>
        </table:table-row>
        <table:table-row table:style-name="ro1">
          <table:table-cell office:value-type="float" office:value="-33.457326" calcext:value-type="float">
            <text:p>-33.457326</text:p>
          </table:table-cell>
          <table:table-cell office:value-type="float" office:value="-70.658631" calcext:value-type="float">
            <text:p>-70.658631</text:p>
          </table:table-cell>
          <table:table-cell office:value-type="float" office:value="1284.1" calcext:value-type="float">
            <text:p>1284.1</text:p>
          </table:table-cell>
          <table:table-cell office:value-type="float" office:value="791.88" calcext:value-type="float">
            <text:p>791.88</text:p>
          </table:table-cell>
          <table:table-cell office:value-type="float" office:value="39.72" calcext:value-type="float">
            <text:p>39.72</text:p>
          </table:table-cell>
          <table:table-cell office:value-type="float" office:value="2.23" calcext:value-type="float">
            <text:p>2.23</text:p>
          </table:table-cell>
          <table:table-cell office:value-type="time" office:time-value="PT12H26M31S" calcext:value-type="time">
            <text:p>12:26:31</text:p>
          </table:table-cell>
          <table:table-cell office:value-type="float" office:value="10" calcext:value-type="float">
            <text:p>10</text:p>
          </table:table-cell>
          <table:table-cell office:value-type="float" office:value="75.7" calcext:value-type="float">
            <text:p>75.7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office:value-type="float" office:value="-33.457225" calcext:value-type="float">
            <text:p>-33.457225</text:p>
          </table:table-cell>
          <table:table-cell office:value-type="float" office:value="-70.658513" calcext:value-type="float">
            <text:p>-70.658513</text:p>
          </table:table-cell>
          <table:table-cell office:value-type="float" office:value="1284.1" calcext:value-type="float">
            <text:p>1284.1</text:p>
          </table:table-cell>
          <table:table-cell office:value-type="float" office:value="797.38" calcext:value-type="float">
            <text:p>797.38</text:p>
          </table:table-cell>
          <table:table-cell office:value-type="float" office:value="27.22" calcext:value-type="float">
            <text:p>27.22</text:p>
          </table:table-cell>
          <table:table-cell office:value-type="float" office:value="4.17" calcext:value-type="float">
            <text:p>4.17</text:p>
          </table:table-cell>
          <table:table-cell office:value-type="time" office:time-value="PT12H26M36S" calcext:value-type="time">
            <text:p>12:26:36</text:p>
          </table:table-cell>
          <table:table-cell office:value-type="float" office:value="10" calcext:value-type="float">
            <text:p>10</text:p>
          </table:table-cell>
          <table:table-cell office:value-type="float" office:value="74.6" calcext:value-type="float">
            <text:p>74.6</text:p>
          </table:table-cell>
          <table:table-cell office:value-type="float" office:value="66.1" calcext:value-type="float">
            <text:p>66.1</text:p>
          </table:table-cell>
          <table:table-cell table:number-columns-repeated="1014"/>
        </table:table-row>
        <table:table-row table:style-name="ro1">
          <table:table-cell office:value-type="float" office:value="-33.455255" calcext:value-type="float">
            <text:p>-33.455255</text:p>
          </table:table-cell>
          <table:table-cell office:value-type="float" office:value="-70.657986" calcext:value-type="float">
            <text:p>-70.657986</text:p>
          </table:table-cell>
          <table:table-cell office:value-type="float" office:value="1558" calcext:value-type="float">
            <text:p>1558.0</text:p>
          </table:table-cell>
          <table:table-cell office:value-type="float" office:value="1111.31" calcext:value-type="float">
            <text:p>1111.31</text:p>
          </table:table-cell>
          <table:table-cell office:value-type="float" office:value="27.54" calcext:value-type="float">
            <text:p>27.54</text:p>
          </table:table-cell>
          <table:table-cell office:value-type="float" office:value="1.84" calcext:value-type="float">
            <text:p>1.84</text:p>
          </table:table-cell>
          <table:table-cell office:value-type="time" office:time-value="PT12H27M34S" calcext:value-type="time">
            <text:p>12:27:3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4.5" calcext:value-type="float">
            <text:p>64.5</text:p>
          </table:table-cell>
          <table:table-cell table:number-columns-repeated="1014"/>
        </table:table-row>
        <table:table-row table:style-name="ro1">
          <table:table-cell office:value-type="float" office:value="-33.455255" calcext:value-type="float">
            <text:p>-33.455255</text:p>
          </table:table-cell>
          <table:table-cell office:value-type="float" office:value="-70.657986" calcext:value-type="float">
            <text:p>-70.657986</text:p>
          </table:table-cell>
          <table:table-cell office:value-type="float" office:value="1558" calcext:value-type="float">
            <text:p>1558.0</text:p>
          </table:table-cell>
          <table:table-cell office:value-type="float" office:value="1111.31" calcext:value-type="float">
            <text:p>1111.31</text:p>
          </table:table-cell>
          <table:table-cell office:value-type="float" office:value="27.54" calcext:value-type="float">
            <text:p>27.54</text:p>
          </table:table-cell>
          <table:table-cell office:value-type="float" office:value="1.84" calcext:value-type="float">
            <text:p>1.84</text:p>
          </table:table-cell>
          <table:table-cell office:value-type="time" office:time-value="PT12H27M34S" calcext:value-type="time">
            <text:p>12:27:3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4.5" calcext:value-type="float">
            <text:p>64.5</text:p>
          </table:table-cell>
          <table:table-cell table:number-columns-repeated="1014"/>
        </table:table-row>
        <table:table-row table:style-name="ro1">
          <table:table-cell office:value-type="float" office:value="-33.455143" calcext:value-type="float">
            <text:p>-33.455143</text:p>
          </table:table-cell>
          <table:table-cell office:value-type="float" office:value="-70.657921" calcext:value-type="float">
            <text:p>-70.657921</text:p>
          </table:table-cell>
          <table:table-cell office:value-type="float" office:value="1683.9" calcext:value-type="float">
            <text:p>1683.9</text:p>
          </table:table-cell>
          <table:table-cell office:value-type="float" office:value="1231.21" calcext:value-type="float">
            <text:p>1231.21</text:p>
          </table:table-cell>
          <table:table-cell office:value-type="float" office:value="195.51" calcext:value-type="float">
            <text:p>195.51</text:p>
          </table:table-cell>
          <table:table-cell office:value-type="float" office:value="0" calcext:value-type="float">
            <text:p>0.00</text:p>
          </table:table-cell>
          <table:table-cell office:value-type="time" office:time-value="PT12H28M19S" calcext:value-type="time">
            <text:p>12:28:19</text:p>
          </table:table-cell>
          <table:table-cell office:value-type="float" office:value="11" calcext:value-type="float">
            <text:p>11</text:p>
          </table:table-cell>
          <table:table-cell office:value-type="float" office:value="52.5" calcext:value-type="float">
            <text:p>52.5</text:p>
          </table:table-cell>
          <table:table-cell office:value-type="float" office:value="66.5" calcext:value-type="float">
            <text:p>66.5</text:p>
          </table:table-cell>
          <table:table-cell table:number-columns-repeated="101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Yagi0dB.A89:Yagi0dB.J1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3:08:10.335515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3:29:31.458795335</meta:creation-date>
    <dc:date>2016-06-15T13:18:46.915540180</dc:date>
    <meta:editing-duration>PT4H31M52S</meta:editing-duration>
    <meta:editing-cycles>37</meta:editing-cycles>
    <meta:generator>LibreOffice/5.1.3.2$Linux_X86_64 LibreOffice_project/10m0$Build-2</meta:generator>
    <meta:document-statistic meta:table-count="4" meta:cell-count="4800" meta:object-count="0"/>
  </office:meta>
</office:document-meta>
</file>